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Verdana" svg:font-family="Verdana" style:font-family-generic="swiss"/>
  </office:font-face-decls>
  <office:automatic-styles>
    <style:style style:name="co62" style:family="table-column">
      <style:table-column-properties fo:break-before="auto" style:column-width="0.889in"/>
    </style:style>
    <style:style style:name="co65" style:family="table-column">
      <style:table-column-properties fo:break-before="auto" style:column-width="3.5972in"/>
    </style:style>
    <style:style style:name="co81" style:family="table-column">
      <style:table-column-properties fo:break-before="auto" style:column-width="2.3445in"/>
    </style:style>
    <style:style style:name="co4" style:family="table-column">
      <style:table-column-properties fo:break-before="auto" style:column-width="3.8165in"/>
    </style:style>
    <style:style style:name="co5" style:family="table-column">
      <style:table-column-properties fo:break-before="auto" style:column-width="2.5866in"/>
    </style:style>
    <style:style style:name="co6" style:family="table-column">
      <style:table-column-properties fo:break-before="auto" style:column-width="9.4165in"/>
    </style:style>
    <style:style style:name="co7" style:family="table-column">
      <style:table-column-properties fo:break-before="auto" style:column-width="1.2083in"/>
    </style:style>
    <style:style style:name="co8" style:family="table-column">
      <style:table-column-properties fo:break-before="auto" style:column-width="2.9819in"/>
    </style:style>
    <style:style style:name="co20" style:family="table-column">
      <style:table-column-properties fo:break-before="auto" style:column-width="2.0008in"/>
    </style:style>
    <style:style style:name="co31" style:family="table-column">
      <style:table-column-properties fo:break-before="auto" style:column-width="2.3102in"/>
    </style:style>
    <style:style style:name="co32" style:family="table-column">
      <style:table-column-properties fo:break-before="auto" style:column-width="5.0984in"/>
    </style:style>
    <style:style style:name="co40" style:family="table-column">
      <style:table-column-properties fo:break-before="auto" style:column-width="3.1445in"/>
    </style:style>
    <style:style style:name="co34" style:family="table-column">
      <style:table-column-properties fo:break-before="auto" style:column-width="6.4327in"/>
    </style:style>
    <style:style style:name="co35" style:family="table-column">
      <style:table-column-properties fo:break-before="auto" style:column-width="3.6925in"/>
    </style:style>
    <style:style style:name="co36" style:family="table-column">
      <style:table-column-properties fo:break-before="auto" style:column-width="5.9563in"/>
    </style:style>
    <style:style style:name="co41" style:family="table-column">
      <style:table-column-properties fo:break-before="auto" style:column-width="3.2965in"/>
    </style:style>
    <style:style style:name="co42" style:family="table-column">
      <style:table-column-properties fo:break-before="auto" style:column-width="1.4736in"/>
    </style:style>
    <style:style style:name="co43" style:family="table-column">
      <style:table-column-properties fo:break-before="auto" style:column-width="1.5543in"/>
    </style:style>
    <style:style style:name="co44" style:family="table-column">
      <style:table-column-properties fo:break-before="auto" style:column-width="2.7071in"/>
    </style:style>
    <style:style style:name="co52" style:family="table-column">
      <style:table-column-properties fo:break-before="auto" style:column-width="2.4953in"/>
    </style:style>
    <style:style style:name="co56" style:family="table-column">
      <style:table-column-properties fo:break-before="auto" style:column-width="4.9854in"/>
    </style:style>
    <style:style style:name="co57" style:family="table-column">
      <style:table-column-properties fo:break-before="auto" style:column-width="1.5008in"/>
    </style:style>
    <style:style style:name="co39" style:family="table-column">
      <style:table-column-properties fo:break-before="auto" style:column-width="1.2626in"/>
    </style:style>
    <style:style style:name="co63" style:family="table-column">
      <style:table-column-properties fo:break-before="auto" style:column-width="1.3134in"/>
    </style:style>
    <style:style style:name="co54" style:family="table-column">
      <style:table-column-properties fo:break-before="auto" style:column-width="1.4201in"/>
    </style:style>
    <style:style style:name="co64" style:family="table-column">
      <style:table-column-properties fo:break-before="auto" style:column-width="1.4472in"/>
    </style:style>
    <style:style style:name="co66" style:family="table-column">
      <style:table-column-properties fo:break-before="auto" style:column-width="2.8673in"/>
    </style:style>
    <style:style style:name="co59" style:family="table-column">
      <style:table-column-properties fo:break-before="auto" style:column-width="1.3398in"/>
    </style:style>
    <style:style style:name="co67" style:family="table-column">
      <style:table-column-properties fo:break-before="auto" style:column-width="2.278in"/>
    </style:style>
    <style:style style:name="co68" style:family="table-column">
      <style:table-column-properties fo:break-before="auto" style:column-width="4.6929in"/>
    </style:style>
    <style:style style:name="co69" style:family="table-column">
      <style:table-column-properties fo:break-before="auto" style:column-width="4.5264in"/>
    </style:style>
    <style:style style:name="co70" style:family="table-column">
      <style:table-column-properties fo:break-before="auto" style:column-width="2.978in"/>
    </style:style>
    <style:style style:name="co71" style:family="table-column">
      <style:table-column-properties fo:break-before="auto" style:column-width="4.5299in"/>
    </style:style>
    <style:style style:name="co38" style:family="table-column">
      <style:table-column-properties fo:break-before="auto" style:column-width="1.7154in"/>
    </style:style>
    <style:style style:name="co72" style:family="table-column">
      <style:table-column-properties fo:break-before="auto" style:column-width="2.4535in"/>
    </style:style>
    <style:style style:name="co73" style:family="table-column">
      <style:table-column-properties fo:break-before="auto" style:column-width="4.7437in"/>
    </style:style>
    <style:style style:name="co74" style:family="table-column">
      <style:table-column-properties fo:break-before="auto" style:column-width="4.7646in"/>
    </style:style>
    <style:style style:name="co75" style:family="table-column">
      <style:table-column-properties fo:break-before="auto" style:column-width="4.7409in"/>
    </style:style>
    <style:style style:name="co76" style:family="table-column">
      <style:table-column-properties fo:break-before="auto" style:column-width="1.3339in"/>
    </style:style>
    <style:style style:name="co77" style:family="table-column">
      <style:table-column-properties fo:break-before="auto" style:column-width="1.4528in"/>
    </style:style>
    <style:style style:name="co78" style:family="table-column">
      <style:table-column-properties fo:break-before="auto" style:column-width="4.5508in"/>
    </style:style>
    <style:style style:name="co79" style:family="table-column">
      <style:table-column-properties fo:break-before="auto" style:column-width="3.2161in"/>
    </style:style>
    <style:style style:name="co80" style:family="table-column">
      <style:table-column-properties fo:break-before="auto" style:column-width="1.2862in"/>
    </style:style>
    <style:style style:name="co49" style:family="table-column">
      <style:table-column-properties fo:break-before="auto" style:column-width="4.7972in"/>
    </style:style>
    <style:style style:name="co82" style:family="table-column">
      <style:table-column-properties fo:break-before="auto" style:column-width="2.1709in"/>
    </style:style>
    <style:style style:name="co83" style:family="table-column">
      <style:table-column-properties fo:break-before="auto" style:column-width="2.1102in"/>
    </style:style>
    <style:style style:name="co84" style:family="table-column">
      <style:table-column-properties fo:break-before="auto" style:column-width="4.1717in"/>
    </style:style>
    <style:style style:name="co85" style:family="table-column">
      <style:table-column-properties fo:break-before="auto" style:column-width="3.1354in"/>
    </style:style>
    <style:style style:name="co86" style:family="table-column">
      <style:table-column-properties fo:break-before="auto" style:column-width="5.1102in"/>
    </style:style>
    <style:style style:name="co87" style:family="table-column">
      <style:table-column-properties fo:break-before="auto" style:column-width="4.3598in"/>
    </style:style>
    <style:style style:name="co88" style:family="table-column">
      <style:table-column-properties fo:break-before="auto" style:column-width="5.7728in"/>
    </style:style>
    <style:style style:name="co89" style:family="table-column">
      <style:table-column-properties fo:break-before="auto" style:column-width="4.5028in"/>
    </style:style>
    <style:style style:name="co90" style:family="table-column">
      <style:table-column-properties fo:break-before="auto" style:column-width="1.3508in"/>
    </style:style>
    <style:style style:name="co91" style:family="table-column">
      <style:table-column-properties fo:break-before="auto" style:column-width="1.6075in"/>
    </style:style>
    <style:style style:name="co92" style:family="table-column">
      <style:table-column-properties fo:break-before="auto" style:column-width="2.3583in"/>
    </style:style>
    <style:style style:name="co93" style:family="table-column">
      <style:table-column-properties fo:break-before="auto" style:column-width="2.2689in"/>
    </style:style>
    <style:style style:name="co94" style:family="table-column">
      <style:table-column-properties fo:break-before="auto" style:column-width="5.0744in"/>
    </style:style>
    <style:style style:name="co95" style:family="table-column">
      <style:table-column-properties fo:break-before="auto" style:column-width="3.1091in"/>
    </style:style>
    <style:style style:name="co96" style:family="table-column">
      <style:table-column-properties fo:break-before="auto" style:column-width="6.4563in"/>
    </style:style>
    <style:style style:name="co97" style:family="table-column">
      <style:table-column-properties fo:break-before="auto" style:column-width="3.0909in"/>
    </style:style>
    <style:style style:name="co98" style:family="table-column">
      <style:table-column-properties fo:break-before="auto" style:column-width="5.8965in"/>
    </style:style>
    <style:style style:name="co99" style:family="table-column">
      <style:table-column-properties fo:break-before="auto" style:column-width="4.3417in"/>
    </style:style>
    <style:style style:name="co100" style:family="table-column">
      <style:table-column-properties fo:break-before="auto" style:column-width="1.5189in"/>
    </style:style>
    <style:style style:name="co101" style:family="table-column">
      <style:table-column-properties fo:break-before="auto" style:column-width="1.3937in"/>
    </style:style>
    <style:style style:name="co102" style:family="table-column">
      <style:table-column-properties fo:break-before="auto" style:column-width="2.0098in"/>
    </style:style>
    <style:style style:name="co103" style:family="table-column">
      <style:table-column-properties fo:break-before="auto" style:column-width="3.3528in"/>
    </style:style>
    <style:style style:name="co104" style:family="table-column">
      <style:table-column-properties fo:break-before="auto" style:column-width="3.4035in"/>
    </style:style>
    <style:style style:name="co105" style:family="table-column">
      <style:table-column-properties fo:break-before="auto" style:column-width="5.7654in"/>
    </style:style>
    <style:style style:name="co106" style:family="table-column">
      <style:table-column-properties fo:break-before="auto" style:column-width="3.502in"/>
    </style:style>
    <style:style style:name="co107" style:family="table-column">
      <style:table-column-properties fo:break-before="auto" style:column-width="1.0957in"/>
    </style:style>
    <style:style style:name="co108" style:family="table-column">
      <style:table-column-properties fo:break-before="auto" style:column-width="2.5193in"/>
    </style:style>
    <style:style style:name="co109" style:family="table-column">
      <style:table-column-properties fo:break-before="auto" style:column-width="1.2598in"/>
    </style:style>
    <style:style style:name="co110" style:family="table-column">
      <style:table-column-properties fo:break-before="auto" style:column-width="2.6535in"/>
    </style:style>
    <style:style style:name="co111" style:family="table-column">
      <style:table-column-properties fo:break-before="auto" style:column-width="4.5563in"/>
    </style:style>
    <style:style style:name="co112" style:family="table-column">
      <style:table-column-properties fo:break-before="auto" style:column-width="2.948in"/>
    </style:style>
    <style:style style:name="co113" style:family="table-column">
      <style:table-column-properties fo:break-before="auto" style:column-width="4.9311in"/>
    </style:style>
    <style:style style:name="co114" style:family="table-column">
      <style:table-column-properties fo:break-before="auto" style:column-width="3.0016in"/>
    </style:style>
    <style:style style:name="co115" style:family="table-column">
      <style:table-column-properties fo:break-before="auto" style:column-width="4.9047in"/>
    </style:style>
    <style:style style:name="co116" style:family="table-column">
      <style:table-column-properties fo:break-before="auto" style:column-width="2.4925in"/>
    </style:style>
    <style:style style:name="co117" style:family="table-column">
      <style:table-column-properties fo:break-before="auto" style:column-width="2.5992in"/>
    </style:style>
    <style:style style:name="ro1" style:family="table-row">
      <style:table-row-properties style:row-height="0.178in" fo:break-before="auto" style:use-optimal-row-height="true"/>
    </style:style>
    <style:style style:name="ro3" style:family="table-row">
      <style:table-row-properties style:row-height="0.3063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5756in" fo:break-before="auto" style:use-optimal-row-height="true"/>
    </style:style>
    <style:style style:name="ro18" style:family="table-row">
      <style:table-row-properties style:row-height="0.7827in" fo:break-before="auto" style:use-optimal-row-height="false"/>
    </style:style>
    <style:style style:name="ro23" style:family="table-row">
      <style:table-row-properties style:row-height="3.5965in" fo:break-before="auto" style:use-optimal-row-height="true"/>
    </style:style>
    <style:style style:name="ro7" style:family="table-row">
      <style:table-row-properties style:row-height="2.1661in" fo:break-before="auto" style:use-optimal-row-height="true"/>
    </style:style>
    <style:style style:name="ro13" style:family="table-row">
      <style:table-row-properties style:row-height="1.2126in" fo:break-before="auto" style:use-optimal-row-height="true"/>
    </style:style>
    <style:style style:name="ro9" style:family="table-row">
      <style:table-row-properties style:row-height="2.4043in" fo:break-before="auto" style:use-optimal-row-height="true"/>
    </style:style>
    <style:style style:name="ro15" style:family="table-row">
      <style:table-row-properties style:row-height="1.689in" fo:break-before="auto" style:use-optimal-row-height="true"/>
    </style:style>
    <style:style style:name="ro12" style:family="table-row">
      <style:table-row-properties style:row-height="2.6425in" fo:break-before="auto" style:use-optimal-row-height="true"/>
    </style:style>
    <style:style style:name="ro16" style:family="table-row">
      <style:table-row-properties style:row-height="0.9736in" fo:break-before="auto" style:use-optimal-row-height="true"/>
    </style:style>
    <style:style style:name="ro17" style:family="table-row">
      <style:table-row-properties style:row-height="1.2126in" fo:break-before="auto" style:use-optimal-row-height="true"/>
    </style:style>
    <style:style style:name="ro22" style:family="table-row">
      <style:table-row-properties style:row-height="0.4972in" fo:break-before="auto" style:use-optimal-row-height="true"/>
    </style:style>
    <style:style style:name="ro2" style:family="table-row">
      <style:table-row-properties style:row-height="0.2736in" fo:break-before="auto" style:use-optimal-row-height="true"/>
    </style:style>
    <style:style style:name="ro19" style:family="table-row">
      <style:table-row-properties style:row-height="0.4972in" fo:break-before="auto" style:use-optimal-row-height="true"/>
    </style:style>
    <style:style style:name="ro24" style:family="table-row">
      <style:table-row-properties style:row-height="3.3575in" fo:break-before="auto" style:use-optimal-row-height="true"/>
    </style:style>
    <style:style style:name="ro25" style:family="table-row">
      <style:table-row-properties style:row-height="4.311in" fo:break-before="auto" style:use-optimal-row-height="true"/>
    </style:style>
    <style:style style:name="ro11" style:family="table-row">
      <style:table-row-properties style:row-height="3.1193in" fo:break-before="auto" style:use-optimal-row-height="true"/>
    </style:style>
    <style:style style:name="ro10" style:family="table-row">
      <style:table-row-properties style:row-height="4.55in" fo:break-before="auto" style:use-optimal-row-height="true"/>
    </style:style>
    <style:style style:name="ro26" style:family="table-row">
      <style:table-row-properties style:row-height="5.0264in" fo:break-before="auto" style:use-optimal-row-height="true"/>
    </style:style>
    <style:style style:name="ro14" style:family="table-row">
      <style:table-row-properties style:row-height="1.928in" fo:break-before="auto" style:use-optimal-row-height="true"/>
    </style:style>
    <style:style style:name="ro27" style:family="table-row">
      <style:table-row-properties style:row-height="0.539in" fo:break-before="auto" style:use-optimal-row-height="true"/>
    </style:style>
    <style:style style:name="ro31" style:family="table-row">
      <style:table-row-properties style:row-height="0.4972in" fo:break-before="auto" style:use-optimal-row-height="false"/>
    </style:style>
    <style:style style:name="ro32" style:family="table-row">
      <style:table-row-properties style:row-height="2.8811in" fo:break-before="auto" style:use-optimal-row-height="true"/>
    </style:style>
    <style:style style:name="ro33" style:family="table-row">
      <style:table-row-properties style:row-height="4.7882in" fo:break-before="auto" style:use-optimal-row-height="true"/>
    </style:style>
    <style:style style:name="ro34" style:family="table-row">
      <style:table-row-properties style:row-height="1.4508in" fo:break-before="auto" style:use-optimal-row-height="true"/>
    </style:style>
    <style:style style:name="ro35" style:family="table-row">
      <style:table-row-properties style:row-height="0.7354in" fo:break-before="auto" style:use-optimal-row-height="true"/>
    </style:style>
    <style:style style:name="ro36" style:family="table-row">
      <style:table-row-properties style:row-height="4.0728in" fo:break-before="auto" style:use-optimal-row-height="true"/>
    </style:style>
    <style:style style:name="ta1" style:family="table" style:master-page-name="Default">
      <style:table-properties table:display="true" style:writing-mode="lr-tb"/>
    </style:style>
    <style:style style:name="ce92" style:family="table-cell" style:parent-style-name="Default">
      <style:table-cell-properties fo:background-color="#729fcf" fo:border="0.74pt solid #000000"/>
      <style:text-properties fo:color="#ffffff" fo:font-size="18pt" style:font-size-asian="18pt" style:font-size-complex="18pt"/>
    </style:style>
    <style:style style:name="ce93" style:family="table-cell" style:parent-style-name="Default">
      <style:text-properties fo:font-size="18pt" style:font-size-asian="18pt" style:font-size-complex="18pt"/>
    </style:style>
    <style:style style:name="ce96" style:family="table-cell" style:parent-style-name="Default">
      <style:table-cell-properties fo:border="0.74pt solid #000000"/>
      <style:text-properties fo:color="#729fcf" fo:font-size="18pt" style:font-size-asian="18pt" style:font-size-complex="18pt"/>
    </style:style>
    <style:style style:name="ce97" style:family="table-cell" style:parent-style-name="Default">
      <style:table-cell-properties fo:border="0.74pt solid #000000"/>
      <style:text-properties fo:font-size="18pt" style:font-size-asian="18pt" style:font-size-complex="18pt"/>
    </style:style>
    <style:style style:name="ce101" style:family="table-cell" style:parent-style-name="Default">
      <style:table-cell-properties fo:border-bottom="none" fo:background-color="#3465a4" style:text-align-source="fix" style:repeat-content="false" fo:border-left="0.74pt solid #000000" fo:border-right="0.74pt solid #000000" fo:border-top="0.74pt solid #000000"/>
      <style:paragraph-properties fo:text-align="center" fo:margin-left="0in"/>
      <style:text-properties fo:color="#ffffff" fo:font-size="18pt" style:font-size-asian="18pt" style:font-size-complex="18pt"/>
    </style:style>
    <style:style style:name="ce10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04"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105" style:family="table-cell" style:parent-style-name="Default">
      <style:table-cell-properties fo:background-color="#ffffff" fo:border="none"/>
      <style:text-properties fo:color="#729fcf"/>
    </style:style>
    <style:style style:name="ce106" style:family="table-cell" style:parent-style-name="Default">
      <style:table-cell-properties fo:border="0.74pt solid #000000"/>
      <style:text-properties fo:color="#3465a4" fo:font-size="18pt" style:font-size-asian="18pt" style:font-size-complex="18pt"/>
    </style:style>
    <style:style style:name="ce107" style:family="table-cell" style:parent-style-name="Default">
      <style:table-cell-properties style:text-align-source="fix" style:repeat-content="false" fo:border="0.74pt solid #000000" style:vertical-align="top"/>
      <style:paragraph-properties fo:text-align="start" fo:margin-left="0in"/>
      <style:text-properties fo:color="#3465a4" fo:font-size="18pt" style:font-size-asian="18pt" style:font-size-complex="18pt"/>
    </style:style>
    <style:style style:name="ce108" style:family="table-cell" style:parent-style-name="Default">
      <style:table-cell-properties style:text-align-source="fix" style:repeat-content="false" fo:border="0.74pt solid #000000" style:vertical-align="top"/>
      <style:paragraph-properties fo:text-align="start" fo:margin-left="0in"/>
      <style:text-properties fo:font-size="18pt" style:font-size-asian="18pt" style:font-size-complex="18pt"/>
    </style:style>
    <style:style style:name="ce109"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10"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111" style:family="table-cell" style:parent-style-name="Default">
      <style:table-cell-properties style:text-align-source="fix" style:repeat-content="false" style:vertical-align="top"/>
      <style:paragraph-properties fo:text-align="start" fo:margin-left="0in"/>
      <style:text-properties fo:font-size="18pt" style:font-size-asian="18pt" style:font-size-complex="18pt"/>
    </style:style>
    <style:style style:name="ce112" style:family="table-cell" style:parent-style-name="Default">
      <style:table-cell-properties fo:border-bottom="none" fo:border-left="0.74pt solid #000000" fo:border-right="0.74pt solid #000000" fo:border-top="none" style:vertical-align="middle"/>
      <style:text-properties fo:font-size="18pt" style:font-size-asian="18pt" style:font-size-complex="18pt"/>
    </style:style>
    <style:style style:name="ce113" style:family="table-cell" style:parent-style-name="Default">
      <style:table-cell-properties fo:border-bottom="0.74pt solid #000000" fo:border-left="0.74pt solid #000000" fo:border-right="0.74pt solid #000000" fo:border-top="none" style:vertical-align="middle"/>
      <style:text-properties fo:font-size="18pt" style:font-size-asian="18pt" style:font-size-complex="18pt"/>
    </style:style>
    <style:style style:name="ce98" style:family="table-cell" style:parent-style-name="Default">
      <style:table-cell-properties fo:background-color="#ffffff" style:text-align-source="fix" style:repeat-content="false" fo:border="none"/>
      <style:paragraph-properties fo:text-align="center" fo:margin-left="0in"/>
      <style:text-properties fo:color="#ffffff"/>
    </style:style>
    <style:style style:name="ce99" style:family="table-cell" style:parent-style-name="Default">
      <style:table-cell-properties fo:background-color="#3465a4" style:text-align-source="fix" style:repeat-content="false" fo:border="0.74pt solid #000000"/>
      <style:paragraph-properties fo:text-align="center" fo:margin-left="0in"/>
      <style:text-properties fo:color="#ffffff" fo:font-size="18pt" style:font-size-asian="18pt" style:font-size-complex="18pt"/>
    </style:style>
    <style:style style:name="ce114"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ext-properties fo:font-size="16pt" style:font-size-asian="16pt" style:font-size-complex="16pt"/>
    </style:style>
    <style:style style:name="ce155" style:family="table-cell" style:parent-style-name="Default">
      <style:table-cell-properties fo:wrap-option="wrap" fo:border="0.74pt solid #000000" style:vertical-align="top"/>
      <style:text-properties fo:color="#000000" style:font-name="Liberation Sans" fo:font-size="16pt" style:font-size-asian="16pt" style:font-size-complex="16pt"/>
    </style:style>
    <style:style style:name="ce156" style:family="table-cell" style:parent-style-name="Default">
      <style:table-cell-properties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57"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6pt" style:font-size-asian="16pt" style:font-size-complex="16pt"/>
    </style:style>
    <style:style style:name="ce158" style:family="table-cell" style:parent-style-name="Default">
      <style:table-cell-properties style:text-align-source="fix" style:repeat-content="false" fo:border="0.74pt solid #000000" style:vertical-align="middle"/>
      <style:paragraph-properties fo:text-align="center" fo:margin-left="0in"/>
      <style:text-properties fo:font-size="16pt" style:font-size-asian="16pt" style:font-size-complex="16pt"/>
    </style:style>
    <style:style style:name="ce164" style:family="table-cell" style:parent-style-name="Default">
      <style:table-cell-properties fo:wrap-option="wrap" fo:border="0.74pt solid #000000" style:vertical-align="top"/>
      <style:text-properties fo:font-size="16pt" style:font-size-asian="16pt" style:font-size-complex="16pt"/>
    </style:style>
    <style:style style:name="ce168" style:family="table-cell" style:parent-style-name="Default">
      <style:table-cell-properties fo:wrap-option="wrap" fo:border="0.74pt solid #000000" style:vertical-align="top"/>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fo:font-size="16pt" style:font-size-asian="16pt" style:font-size-complex="16pt"/>
    </style:style>
    <style:style style:name="ce170"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175"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187" style:family="table-cell" style:parent-style-name="Default">
      <style:table-cell-properties fo:background-color="#069a2e"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188" style:family="table-cell" style:parent-style-name="Default">
      <style:table-cell-properties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border="0.74pt solid #000000"/>
      <style:text-properties fo:font-size="16pt" style:font-size-asian="16pt" style:font-size-complex="16pt"/>
    </style:style>
    <style:style style:name="ce201" style:family="table-cell" style:parent-style-name="Default">
      <style:table-cell-properties style:text-align-source="fix" style:repeat-content="false" fo:border="0.74pt solid #000000" style:vertical-align="top"/>
      <style:paragraph-properties fo:text-align="start" fo:margin-left="0in"/>
      <style:text-properties fo:font-size="16pt" style:font-size-asian="16pt" style:font-size-complex="16pt"/>
    </style:style>
    <style:style style:name="ce207" style:family="table-cell" style:parent-style-name="Default">
      <style:table-cell-properties style:text-align-source="fix" style:repeat-content="false" fo:border="0.74pt solid #000000" style:vertical-align="top"/>
      <style:paragraph-properties fo:text-align="start" fo:margin-left="0in"/>
      <style:text-properties fo:color="#000000" fo:font-size="16pt" style:font-size-asian="16pt" style:font-size-complex="16pt"/>
    </style:style>
    <style:style style:name="ce210" style:family="table-cell" style:parent-style-name="Default">
      <style:table-cell-properties style:text-align-source="fix" style:repeat-content="false" fo:border="none" style:vertical-align="middle"/>
      <style:paragraph-properties fo:text-align="center" fo:margin-left="0in"/>
      <style:text-properties fo:font-size="16pt" style:font-size-asian="16pt" style:font-size-complex="16pt"/>
    </style:style>
    <style:style style:name="ce211" style:family="table-cell" style:parent-style-name="Default">
      <style:table-cell-properties style:text-align-source="fix" style:repeat-content="false" fo:border="0.74pt solid #000000" style:vertical-align="middle"/>
      <style:paragraph-properties fo:text-align="center" fo:margin-left="0in"/>
      <style:text-properties fo:color="#000000" fo:font-size="16pt" style:font-size-asian="16pt" style:font-size-complex="16pt"/>
    </style:style>
    <style:style style:name="ce212" style:family="table-cell" style:parent-style-name="Default">
      <style:table-cell-properties style:text-align-source="fix" style:repeat-content="false" fo:border="none" style:vertical-align="middle"/>
      <style:paragraph-properties fo:text-align="center" fo:margin-left="0in"/>
      <style:text-properties fo:color="#000000" fo:font-size="16pt" style:font-size-asian="16pt" style:font-size-complex="16pt"/>
    </style:style>
    <style:style style:name="ce213" style:family="table-cell" style:parent-style-name="Default">
      <style:table-cell-properties style:text-align-source="fix" style:repeat-content="false" fo:border="none" style:vertical-align="top"/>
      <style:paragraph-properties fo:text-align="start" fo:margin-left="0in"/>
      <style:text-properties fo:font-size="16pt" style:font-size-asian="16pt" style:font-size-complex="16pt"/>
    </style:style>
    <style:style style:name="ce214" style:family="table-cell" style:parent-style-name="Default">
      <style:table-cell-properties fo:border="none"/>
      <style:text-properties fo:font-size="16pt" style:font-size-asian="16pt" style:font-size-complex="16pt"/>
    </style:style>
    <style:style style:name="ce21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style:text-align-source="fix" style:repeat-content="false" fo:wrap-option="wrap" fo:border="none" style:vertical-align="top"/>
      <style:paragraph-properties fo:text-align="start" fo:margin-left="0in"/>
      <style:text-properties fo:font-size="16pt" style:font-size-asian="16pt" style:font-size-complex="16pt"/>
    </style:style>
    <style:style style:name="ce220" style:family="table-cell" style:parent-style-name="Default">
      <style:table-cell-properties style:text-align-source="fix" style:repeat-content="false" fo:wrap-option="wrap" fo:border="none" style:vertical-align="top"/>
      <style:paragraph-properties fo:text-align="start" fo:margin-left="0in"/>
      <style:text-properties fo:color="#000000" style:font-name="Liberation Sans" fo:font-size="16pt" style:font-size-asian="16pt" style:font-size-complex="16pt"/>
    </style:style>
    <style:style style:name="ce221" style:family="table-cell" style:parent-style-name="Default">
      <style:table-cell-properties style:text-align-source="fix" style:repeat-content="false" fo:wrap-option="wrap" fo:border="none" style:vertical-align="top"/>
      <style:paragraph-properties fo:text-align="start" fo:margin-left="0in"/>
      <style:text-properties fo:color="#000000" fo:font-size="16pt" style:font-size-asian="16pt" style:font-size-complex="16pt"/>
    </style:style>
    <style:style style:name="ce222" style:family="table-cell" style:parent-style-name="Default">
      <style:table-cell-properties style:text-align-source="fix" style:repeat-content="false" fo:wrap-option="wrap" fo:border="none"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6pt" style:font-size-asian="16pt" style:font-size-complex="16pt"/>
    </style:style>
    <style:style style:name="ce224" style:family="table-cell" style:parent-style-name="Default">
      <style:table-cell-properties style:text-align-source="value-type" style:repeat-content="false" fo:wrap-option="wrap" fo:border="0.74pt solid #000000" style:vertical-align="top"/>
      <style:paragraph-properties fo:margin-left="0in"/>
      <style:text-properties fo:font-size="16pt" style:font-size-asian="16pt" style:font-size-complex="16pt"/>
    </style:style>
    <style:style style:name="ce225"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20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language="en" fo:country="US" fo:font-style="normal" fo:text-shadow="none" style:text-underline-style="none" fo:font-weight="bold" style:text-underline-mode="continuous" style:text-overline-mode="continuous" style:text-line-through-mode="continuous" style:font-name-asian="Source Han Sans CN" style:font-size-asian="18pt" style:language-asian="zh" style:country-asian="CN" style:font-style-asian="normal" style:font-weight-asian="bold" style:font-name-complex="Droid Sans Devanagari" style:font-size-complex="18pt" style:language-complex="hi" style:country-complex="IN" style:font-style-complex="normal" style:font-weight-complex="bold" style:text-emphasize="none" style:font-relief="none" style:text-overline-style="none" style:text-overline-color="font-color"/>
    </style:style>
    <style:style style:name="ce227"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16pt" style:font-size-asian="16pt" style:font-size-complex="16pt"/>
    </style:style>
    <style:style style:name="ce244"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6pt" style:font-size-asian="16pt" style:font-size-complex="16pt"/>
    </style:style>
    <style:style style:name="ce245" style:family="table-cell" style:parent-style-name="Default">
      <style:table-cell-properties style:text-align-source="fix" style:repeat-content="false" fo:wrap-option="wrap" fo:border="none" style:vertical-align="top"/>
      <style:paragraph-properties fo:text-align="start" fo:margin-left="0in"/>
      <style:text-properties style:font-name="Liberation Sans" fo:font-size="16pt" style:font-size-asian="16pt" style:font-size-complex="16pt"/>
    </style:style>
    <style:style style:name="ce24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24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50" style:family="table-cell" style:parent-style-name="Default">
      <style:table-cell-properties fo:background-color="#c9211e"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251" style:family="table-cell" style:parent-style-name="Default">
      <style:table-cell-properties style:text-align-source="fix" style:repeat-content="false" fo:border="0.74pt solid #000000" style:vertical-align="middle"/>
      <style:paragraph-properties fo:text-align="center" fo:margin-left="0in"/>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ource Han Sans CN"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font-relief="none" style:text-overline-style="none" style:text-overline-color="font-color"/>
    </style:style>
    <style:style style:name="ce25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ource Han Sans CN"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vertical-align="top"/>
      <style:paragraph-properties fo:text-align="start" fo:margin-left="0in"/>
      <style:text-properties fo:font-size="16pt" style:font-size-asian="16pt" style:font-size-complex="16pt"/>
    </style:style>
    <style:style style:name="ce25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54"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5" style:family="table-cell" style:parent-style-name="Default">
      <style:table-cell-properties style:text-align-source="fix" style:repeat-content="false" style:vertical-align="top"/>
      <style:paragraph-properties fo:text-align="start" fo:margin-left="0in"/>
    </style:style>
    <style:style style:name="ce25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57"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75" style:family="table-cell" style:parent-style-name="Default">
      <style:table-cell-properties fo:background-color="#729fcf" fo:border="0.74pt solid #000000"/>
      <style:text-properties fo:color="#ffffff" fo:font-size="18pt" style:font-size-asian="18pt" style:font-size-complex="18pt"/>
    </style:style>
    <style:style style:name="ce77" style:family="table-cell" style:parent-style-name="Default">
      <style:text-properties fo:font-size="18pt" style:font-size-asian="18pt" style:font-size-complex="18pt"/>
    </style:style>
    <style:style style:name="ce78" style:family="table-cell" style:parent-style-name="Default">
      <style:table-cell-properties fo:border="0.74pt solid #000000"/>
      <style:text-properties fo:color="#729fcf" fo:font-size="18pt" style:font-size-asian="18pt" style:font-size-complex="18pt"/>
    </style:style>
    <style:style style:name="ce79" style:family="table-cell" style:parent-style-name="Default">
      <style:table-cell-properties fo:border="0.74pt solid #000000"/>
      <style:text-properties fo:font-size="18pt" style:font-size-asian="18pt" style:font-size-complex="18pt"/>
    </style:style>
    <style:style style:name="ce80" style:family="table-cell" style:parent-style-name="Default">
      <style:table-cell-properties fo:background-color="#ffffff" style:text-align-source="fix" style:repeat-content="false" fo:border="none"/>
      <style:paragraph-properties fo:text-align="center" fo:margin-left="0in"/>
      <style:text-properties fo:color="#ffffff"/>
    </style:style>
    <style:style style:name="ce81" style:family="table-cell" style:parent-style-name="Default">
      <style:table-cell-properties fo:background-color="#3465a4" style:text-align-source="fix" style:repeat-content="false" fo:border="0.74pt solid #000000"/>
      <style:paragraph-properties fo:text-align="center" fo:margin-left="0in"/>
      <style:text-properties fo:color="#ffffff" fo:font-size="18pt" style:font-size-asian="18pt" style:font-size-complex="18pt"/>
    </style:style>
    <style:style style:name="ce82" style:family="table-cell" style:parent-style-name="Default">
      <style:table-cell-properties fo:border-bottom="none" fo:background-color="#3465a4" style:text-align-source="fix" style:repeat-content="false" fo:border-left="0.74pt solid #000000" fo:border-right="0.74pt solid #000000" fo:border-top="0.74pt solid #000000"/>
      <style:paragraph-properties fo:text-align="center" fo:margin-left="0in"/>
      <style:text-properties fo:color="#ffffff" fo:font-size="18pt" style:font-size-asian="18pt" style:font-size-complex="18pt"/>
    </style:style>
    <style:style style:name="ce8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84"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in"/>
      <style:text-properties fo:color="#3465a4" fo:font-size="18pt" style:font-size-asian="18pt" style:font-size-complex="18pt"/>
    </style:style>
    <style:style style:name="ce85" style:family="table-cell" style:parent-style-name="Default">
      <style:table-cell-properties fo:background-color="#ffffff" fo:border="none"/>
      <style:text-properties fo:color="#729fcf"/>
    </style:style>
    <style:style style:name="ce86" style:family="table-cell" style:parent-style-name="Default">
      <style:table-cell-properties fo:border="0.74pt solid #000000"/>
      <style:text-properties fo:color="#3465a4" fo:font-size="18pt" style:font-size-asian="18pt" style:font-size-complex="18pt"/>
    </style:style>
    <style:style style:name="ce87" style:family="table-cell" style:parent-style-name="Default">
      <style:table-cell-properties style:text-align-source="fix" style:repeat-content="false" fo:border="0.74pt solid #000000" style:vertical-align="top"/>
      <style:paragraph-properties fo:text-align="start" fo:margin-left="0in"/>
      <style:text-properties fo:color="#3465a4" fo:font-size="18pt" style:font-size-asian="18pt" style:font-size-complex="18pt"/>
    </style:style>
    <style:style style:name="ce88" style:family="table-cell" style:parent-style-name="Default">
      <style:table-cell-properties style:text-align-source="fix" style:repeat-content="false" fo:border="0.74pt solid #000000" style:vertical-align="top"/>
      <style:paragraph-properties fo:text-align="start" fo:margin-left="0in"/>
      <style:text-properties fo:font-size="18pt" style:font-size-asian="18pt" style:font-size-complex="18pt"/>
    </style:style>
    <style:style style:name="ce89"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90"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text-properties fo:font-size="18pt" style:font-size-asian="18pt" style:font-size-complex="18pt"/>
    </style:style>
    <style:style style:name="ce91" style:family="table-cell" style:parent-style-name="Default">
      <style:table-cell-properties style:text-align-source="fix" style:repeat-content="false" style:vertical-align="top"/>
      <style:paragraph-properties fo:text-align="start" fo:margin-left="0in"/>
      <style:text-properties fo:font-size="18pt" style:font-size-asian="18pt" style:font-size-complex="18pt"/>
    </style:style>
    <style:style style:name="ce94" style:family="table-cell" style:parent-style-name="Default">
      <style:table-cell-properties fo:border-bottom="none" fo:border-left="0.74pt solid #000000" fo:border-right="0.74pt solid #000000" fo:border-top="none" style:vertical-align="middle"/>
      <style:text-properties fo:font-size="18pt" style:font-size-asian="18pt" style:font-size-complex="18pt"/>
    </style:style>
    <style:style style:name="ce95" style:family="table-cell" style:parent-style-name="Default">
      <style:table-cell-properties fo:border-bottom="0.74pt solid #000000" fo:border-left="0.74pt solid #000000" fo:border-right="0.74pt solid #000000" fo:border-top="none" style:vertical-align="middle"/>
      <style:text-properties fo:font-size="18pt" style:font-size-asian="18pt" style:font-size-complex="18pt"/>
    </style:style>
    <style:style style:name="ce100"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1"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ffffff" style:text-align-source="fix" style:repeat-content="false" fo:wrap-option="wrap" fo:border="0.74pt solid #000000" style:vertical-align="top"/>
      <style:paragraph-properties fo:text-align="center" fo:margin-left="0in"/>
      <style:text-properties fo:font-size="16pt" style:font-size-asian="16pt" style:font-size-complex="16pt"/>
    </style:style>
    <style:style style:name="ce116" style:family="table-cell" style:parent-style-name="Default">
      <style:text-properties fo:font-size="16pt" style:font-size-asian="16pt" style:font-size-complex="16pt"/>
    </style:style>
    <style:style style:name="ce174"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20" style:family="table-cell" style:parent-style-name="Default">
      <style:table-cell-properties style:text-align-source="fix" style:repeat-content="false" style:vertical-align="top"/>
      <style:paragraph-properties fo:text-align="start" fo:margin-left="0in"/>
      <style:text-properties fo:font-size="16pt" style:font-size-asian="16pt" style:font-size-complex="16pt"/>
    </style:style>
    <style:style style:name="ce176" style:family="table-cell" style:parent-style-name="Default">
      <style:table-cell-properties style:text-align-source="fix" style:repeat-content="false"/>
      <style:paragraph-properties fo:text-align="start" fo:margin-left="0in"/>
      <style:text-properties fo:font-size="16pt" style:font-size-asian="16pt" style:font-size-complex="16pt"/>
    </style:style>
    <style:style style:name="ce177"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178"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style:vertical-align="middle"/>
      <style:paragraph-properties fo:text-align="center" fo:margin-left="0in"/>
      <style:text-properties fo:font-size="16pt" style:font-size-asian="16pt" style:font-size-complex="16pt"/>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table-cell-properties fo:background-color="#00a93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81"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style:font-name="Liberation Sans" fo:font-size="16pt" style:font-size-asian="16pt" style:font-size-complex="16pt"/>
    </style:style>
    <style:style style:name="ce182" style:family="table-cell" style:parent-style-name="Default">
      <style:text-properties style:font-name="Liberation Serif" fo:font-size="16pt" style:font-size-asian="16pt" style:font-size-complex="16pt"/>
    </style:style>
    <style:style style:name="ce183" style:family="table-cell" style:parent-style-name="Default">
      <style:table-cell-properties fo:background-color="#ffffff" fo:wrap-option="wrap" fo:border="0.74pt solid #000000" style:vertical-align="top"/>
      <style:text-properties style:font-name="Liberation Sans" fo:font-size="16pt" style:font-size-asian="16pt" style:font-size-complex="16pt"/>
    </style:style>
    <style:style style:name="ce184"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46" style:family="table-cell" style:parent-style-name="Default">
      <style:table-cell-properties fo:background-color="#00a93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85" style:family="table-cell" style:parent-style-name="Default">
      <style:table-cell-properties fo:background-color="#ffffff" fo:wrap-option="wrap" fo:border="0.74pt solid #000000"/>
      <style:text-properties style:font-name="Liberation Sans" fo:font-size="16pt" style:font-size-asian="16pt" style:font-size-complex="16pt"/>
    </style:style>
    <style:style style:name="ce140" style:family="table-cell" style:parent-style-name="Default">
      <style:table-cell-properties fo:wrap-option="wrap" fo:border="0.74pt solid #000000" style:vertical-align="top"/>
      <style:text-properties fo:color="#000000" style:font-name="Liberation Sans" fo:font-size="16pt" style:font-size-asian="16pt" style:font-size-complex="16pt"/>
    </style:style>
    <style:style style:name="ce141" style:family="table-cell" style:parent-style-name="Default">
      <style:table-cell-properties style:text-align-source="fix" style:repeat-content="false" fo:wrap-option="wrap" fo:border="0.74pt solid #000000" style:vertical-align="top"/>
      <style:paragraph-properties fo:text-align="start" fo:margin-left="0in"/>
      <style:text-properties fo:font-size="16pt" style:font-size-asian="16pt" style:font-size-complex="16pt"/>
    </style:style>
    <style:style style:name="ce142"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6pt" style:font-size-asian="16pt" style:font-size-complex="16pt"/>
    </style:style>
    <style:style style:name="ce143" style:family="table-cell" style:parent-style-name="Default">
      <style:table-cell-properties style:text-align-source="fix" style:repeat-content="false" fo:border="0.74pt solid #000000" style:vertical-align="middle"/>
      <style:paragraph-properties fo:text-align="center" fo:margin-left="0in"/>
      <style:text-properties fo:font-size="16pt" style:font-size-asian="16pt" style:font-size-complex="16pt"/>
    </style:style>
    <style:style style:name="ce52" style:family="table-cell" style:parent-style-name="Default">
      <style:table-cell-properties fo:background-color="#ffffff" style:text-align-source="fix" style:repeat-content="false" fo:wrap-option="wrap" fo:border="0.74pt solid #000000" style:vertical-align="top"/>
      <style:paragraph-properties fo:text-align="start" fo:margin-left="0in"/>
      <style:text-properties fo:color="#000000" fo:font-size="16pt" style:font-size-asian="16pt" style:font-size-complex="16pt"/>
    </style:style>
    <style:style style:name="ce145" style:family="table-cell" style:parent-style-name="Default">
      <style:table-cell-properties fo:background-color="#00a93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46" style:family="table-cell" style:parent-style-name="Default">
      <style:table-cell-properties fo:wrap-option="wrap" fo:border="0.74pt solid #000000" style:vertical-align="top"/>
      <style:text-properties fo:font-size="16pt" style:font-size-asian="16pt" style:font-size-complex="16pt"/>
    </style:style>
    <style:style style:name="ce147" style:family="table-cell" style:parent-style-name="Default">
      <style:table-cell-properties fo:wrap-option="wrap" fo:border="0.74pt solid #000000" style:vertical-align="top"/>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fo:font-size="16pt" style:font-size-asian="16pt" style:font-size-complex="16pt"/>
    </style:style>
    <style:style style:name="ce149"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wrap" fo:border="0.74pt solid #000000" style:vertical-align="middle"/>
      <style:paragraph-properties fo:text-align="center" fo:margin-left="0in"/>
      <style:text-properties fo:font-size="16pt" style:font-size-asian="16pt" style:font-size-complex="16pt"/>
    </style:style>
    <style:style style:name="ce15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152" style:family="table-cell" style:parent-style-name="Default">
      <style:table-cell-properties fo:background-color="#069a2e"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153" style:family="table-cell" style:parent-style-name="Default">
      <style:table-cell-properties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start" fo:margin-left="0in"/>
      <style:text-properties fo:font-size="16pt" style:font-size-asian="16pt" style:font-size-complex="16pt"/>
    </style:style>
    <style:style style:name="ce196" style:family="table-cell" style:parent-style-name="Default">
      <style:table-cell-properties style:text-align-source="fix" style:repeat-content="false" fo:wrap-option="wrap" style:vertical-align="top"/>
      <style:paragraph-properties fo:text-align="start" fo:margin-left="0in"/>
    </style:style>
    <style:style style:name="ce1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table-cell-properties style:text-align-source="fix" style:repeat-content="false" fo:border="0.74pt solid #000000" style:vertical-align="middle"/>
      <style:paragraph-properties fo:text-align="end" fo:margin-left="0in"/>
      <style:text-properties fo:font-size="16pt" style:font-size-asian="16pt" style:font-size-complex="16pt"/>
    </style:style>
    <style:style style:name="ce163" style:family="table-cell" style:parent-style-name="Default">
      <style:table-cell-properties fo:border="0.74pt solid #000000"/>
      <style:text-properties fo:font-size="16pt" style:font-size-asian="16pt" style:font-size-complex="16pt"/>
    </style:style>
    <style:style style:name="ce166" style:family="table-cell" style:parent-style-name="Default">
      <style:table-cell-properties style:text-align-source="fix" style:repeat-content="false" fo:border="0.74pt solid #000000" style:vertical-align="top"/>
      <style:paragraph-properties fo:text-align="start" fo:margin-left="0in"/>
      <style:text-properties fo:font-size="16pt" style:font-size-asian="16pt" style:font-size-complex="16pt"/>
    </style:style>
    <style:style style:name="ce76" style:family="table-cell" style:parent-style-name="Default">
      <style:table-cell-properties fo:background-color="#069a2e" style:text-align-source="fix" style:repeat-content="false" fo:wrap-option="wrap" fo:border="0.74pt solid #000000" style:vertical-align="middle"/>
      <style:paragraph-properties fo:text-align="center" fo:margin-left="0in"/>
      <style:text-properties fo:color="#ffffff" fo:font-size="16pt" style:font-size-asian="16pt" style:font-size-complex="16pt"/>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9" style:family="table-cell" style:parent-style-name="Default">
      <style:table-cell-properties style:text-align-source="fix" style:repeat-content="false" fo:border="0.74pt solid #000000" style:vertical-align="top"/>
      <style:paragraph-properties fo:text-align="start" fo:margin-left="0in"/>
      <style:text-properties fo:color="#000000" fo:font-size="16pt" style:font-size-asian="16pt" style:font-size-complex="16pt"/>
    </style:style>
    <style:style style:name="ce200" style:family="table-cell" style:parent-style-name="Default">
      <style:table-cell-properties style:text-align-source="fix" style:repeat-content="false" fo:border="0.74pt solid #000000" style:vertical-align="top"/>
      <style:paragraph-properties fo:text-align="start" fo:margin-left="0in"/>
      <style:text-properties fo:color="#000000" style:font-name="Liberation Sans" fo:font-size="16pt" style:font-size-asian="16pt" style:font-size-complex="16pt"/>
    </style:style>
    <style:style style:name="ce1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2" style:family="table-cell" style:parent-style-name="Default">
      <style:table-cell-properties style:text-align-source="fix" style:repeat-content="false" fo:border="none" style:vertical-align="middle"/>
      <style:paragraph-properties fo:text-align="center" fo:margin-left="0in"/>
      <style:text-properties fo:font-size="16pt" style:font-size-asian="16pt" style:font-size-complex="16pt"/>
    </style:style>
    <style:style style:name="ce193" style:family="table-cell" style:parent-style-name="Default">
      <style:table-cell-properties style:text-align-source="fix" style:repeat-content="false" fo:border="0.74pt solid #000000" style:vertical-align="middle"/>
      <style:paragraph-properties fo:text-align="center" fo:margin-left="0in"/>
      <style:text-properties fo:color="#000000" fo:font-size="16pt" style:font-size-asian="16pt" style:font-size-complex="16pt"/>
    </style:style>
    <style:style style:name="ce198" style:family="table-cell" style:parent-style-name="Default">
      <style:table-cell-properties style:text-align-source="fix" style:repeat-content="false" fo:border="none" style:vertical-align="middle"/>
      <style:paragraph-properties fo:text-align="center" fo:margin-left="0in"/>
      <style:text-properties fo:color="#000000" fo:font-size="16pt" style:font-size-asian="16pt" style:font-size-complex="16pt"/>
    </style:style>
    <style:style style:name="ce199" style:family="table-cell" style:parent-style-name="Default">
      <style:table-cell-properties style:text-align-source="fix" style:repeat-content="false" fo:border="none" style:vertical-align="top"/>
      <style:paragraph-properties fo:text-align="start" fo:margin-left="0in"/>
      <style:text-properties fo:font-size="16pt" style:font-size-asian="16pt" style:font-size-complex="16pt"/>
    </style:style>
    <style:style style:name="ce202" style:family="table-cell" style:parent-style-name="Default">
      <style:table-cell-properties fo:border="none"/>
      <style:text-properties fo:font-size="16pt" style:font-size-asian="16pt" style:font-size-complex="16pt"/>
    </style:style>
    <style:style style:name="ce2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65"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Liberation Sans" fo:font-size="18pt" style:font-size-asian="18pt" style:font-size-complex="18pt"/>
    </style:style>
    <style:style style:name="ce2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wrap" fo:border="none" style:vertical-align="top"/>
      <style:paragraph-properties fo:text-align="start" fo:margin-left="0in"/>
      <style:text-properties fo:font-size="16pt" style:font-size-asian="16pt" style:font-size-complex="16pt"/>
    </style:style>
    <style:style style:name="ce215" style:family="table-cell" style:parent-style-name="Default">
      <style:table-cell-properties style:text-align-source="fix" style:repeat-content="false" fo:wrap-option="wrap" fo:border="none" style:vertical-align="top"/>
      <style:paragraph-properties fo:text-align="start" fo:margin-left="0in"/>
      <style:text-properties fo:color="#000000" style:font-name="Liberation Sans" fo:font-size="16pt" style:font-size-asian="16pt" style:font-size-complex="16pt"/>
    </style:style>
    <style:style style:name="ce216" style:family="table-cell" style:parent-style-name="Default">
      <style:table-cell-properties style:text-align-source="fix" style:repeat-content="false" fo:wrap-option="wrap" fo:border="none" style:vertical-align="top"/>
      <style:paragraph-properties fo:text-align="start" fo:margin-left="0in"/>
      <style:text-properties fo:color="#000000" fo:font-size="16pt" style:font-size-asian="16pt" style:font-size-complex="16pt"/>
    </style:style>
    <style:style style:name="ce217" style:family="table-cell" style:parent-style-name="Default">
      <style:table-cell-properties style:text-align-source="fix" style:repeat-content="false" fo:wrap-option="wrap" fo:border="none" style:vertical-align="top"/>
      <style:paragraph-properties fo:text-align="start" fo:margin-left="0in"/>
      <style:text-properties fo:color="#0000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6pt" style:font-size-asian="16pt" style:font-size-complex="16pt"/>
    </style:style>
    <style:style style:name="ce229" style:family="table-cell" style:parent-style-name="Default">
      <style:table-cell-properties style:text-align-source="value-type" style:repeat-content="false" fo:wrap-option="wrap" fo:border="0.74pt solid #000000" style:vertical-align="top"/>
      <style:paragraph-properties fo:margin-left="0in"/>
      <style:text-properties fo:font-size="16pt" style:font-size-asian="16pt" style:font-size-complex="16pt"/>
    </style:style>
    <style:style style:name="ce230"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Liberation Sans" fo:font-size="16pt" style:font-size-asian="16pt" style:font-size-complex="16pt"/>
    </style:style>
    <style:style style:name="ce231"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8pt" fo:language="en" fo:country="US" fo:font-style="normal" fo:text-shadow="none" style:text-underline-style="none" fo:font-weight="bold" style:text-underline-mode="continuous" style:text-overline-mode="continuous" style:text-line-through-mode="continuous" style:font-name-asian="Source Han Sans CN" style:font-size-asian="18pt" style:language-asian="zh" style:country-asian="CN" style:font-style-asian="normal" style:font-weight-asian="bold" style:font-name-complex="Droid Sans Devanagari" style:font-size-complex="18pt" style:language-complex="hi" style:country-complex="IN" style:font-style-complex="normal" style:font-weight-complex="bold" style:text-emphasize="none" style:font-relief="none" style:text-overline-style="none" style:text-overline-color="font-color"/>
    </style:style>
    <style:style style:name="ce232"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16pt" style:font-size-asian="16pt" style:font-size-complex="16pt"/>
    </style:style>
    <style:style style:name="ce2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34" style:family="table-cell" style:parent-style-name="Default">
      <style:table-cell-properties style:text-align-source="fix" style:repeat-content="false" fo:border="none" style:vertical-align="middle"/>
      <style:paragraph-properties fo:text-align="center" fo:margin-left="0in"/>
      <style:text-properties style:font-name="Liberation Sans" fo:font-size="16pt" style:font-size-asian="16pt" style:font-size-complex="16pt"/>
    </style:style>
    <style:style style:name="ce235" style:family="table-cell" style:parent-style-name="Default">
      <style:table-cell-properties style:text-align-source="fix" style:repeat-content="false" fo:wrap-option="wrap" fo:border="none" style:vertical-align="top"/>
      <style:paragraph-properties fo:text-align="start" fo:margin-left="0in"/>
      <style:text-properties style:font-name="Liberation Sans" fo:font-size="16pt" style:font-size-asian="16pt" style:font-size-complex="16pt"/>
    </style:style>
    <style:style style:name="ce2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fo:font-size="12pt" style:font-size-asian="12pt" style:font-size-complex="12pt"/>
    </style:style>
    <style:style style:name="ce238" style:family="table-cell" style:parent-style-name="Default">
      <style:table-cell-properties style:text-align-source="fix" style:repeat-content="false" fo:wrap-option="wrap" fo:border="0.74pt solid #000000" style:vertical-align="top"/>
      <style:paragraph-properties fo:text-align="start" fo:margin-left="0in"/>
      <style:text-properties fo:color="#000000" style:font-name="Verdana" fo:font-size="10pt" style:font-size-asian="10pt" style:font-size-complex="10pt"/>
    </style:style>
    <style:style style:name="ce23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40" style:family="table-cell" style:parent-style-name="Default">
      <style:table-cell-properties fo:background-color="#c9211e" style:text-align-source="fix" style:repeat-content="false" fo:wrap-option="wrap" fo:border="0.74pt solid #000000" style:vertical-align="middle"/>
      <style:paragraph-properties fo:text-align="center" fo:margin-left="0in"/>
      <style:text-properties fo:color="#ffffff" style:font-name="Liberation Sans" fo:font-size="16pt" style:font-size-asian="16pt" style:font-size-complex="16pt"/>
    </style:style>
    <style:style style:name="ce241" style:family="table-cell" style:parent-style-name="Default">
      <style:table-cell-properties style:text-align-source="fix" style:repeat-content="false" fo:border="0.74pt solid #000000" style:vertical-align="middle"/>
      <style:paragraph-properties fo:text-align="center" fo:margin-left="0in"/>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ource Han Sans CN"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font-relief="none" style:text-overline-style="none" style:text-overline-color="font-color"/>
    </style:style>
    <style:style style:name="ce24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Source Han Sans CN"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46" style:family="table-cell" style:parent-style-name="Default">
      <style:table-cell-properties fo:background-color="#3465a4"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ffffff" style:text-outline="false" style:text-line-through-style="none" style:text-line-through-type="none" style:font-name="Liberation San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7" style:family="table-cell" style:parent-style-name="Default">
      <style:table-cell-properties style:text-align-source="fix" style:repeat-content="false" style:vertical-align="top"/>
      <style:paragraph-properties fo:text-align="start" fo:margin-left="0in"/>
    </style:style>
    <style:style style:name="ce25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59" style:family="table-cell" style:parent-style-name="Default">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style:text-position="super 58%"/>
    </style:style>
    <style:style style:name="T25" style:family="text">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9" style:family="text">
      <style:text-properties fo:color="#000000" loext:opacity="100%"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30"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ource Han Sans CN" style:language-asian="zh" style:country-asian="CN" style:font-style-asian="normal" style:font-weight-asian="normal" style:font-name-complex="Droid Sans Devanagari" style:language-complex="hi" style:country-complex="IN" style:font-style-complex="normal" style:font-weight-complex="normal" style:text-emphasize="none" style:font-relief="none"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40" style:family="text">
      <style:text-properties style:font-name="Liberation Sans" fo:font-size="16pt" style:font-size-asian="16pt" style:font-size-complex="16pt"/>
    </style:style>
    <style:style style:name="T35" style:family="text">
      <style:text-properties fo:color="#000000" loext:opacity="100%"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7" style:family="text">
      <style:text-properties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8" style:family="text">
      <style:text-properties style:text-outline="false" style:text-line-through-style="none" style:text-line-through-type="none" style:font-name="Liberation Sans"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9" style:family="text">
      <style:text-properties style:text-outline="false" style:text-line-through-style="none" style:text-line-through-type="none" style:font-name="Verdana"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0" loext:opacity="100%"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2" style:family="text">
      <style:text-properties fo:color="#000000" loext:opacity="100%" style:text-outline="false" style:text-line-through-style="none" style:text-line-through-type="none" fo:font-size="16pt" fo:language="en" fo:country="US" fo:font-style="normal" fo:text-shadow="none" style:text-underline-style="none" fo:font-weight="normal" style:text-underline-mode="continuous" style:text-overline-mode="continuous" style:text-line-through-mode="continuous" style:font-name-asian="Source Han Sans CN" style:font-size-asian="16pt" style:language-asian="zh" style:country-asian="CN" style:font-style-asian="normal" style:font-weight-asian="normal" style:font-name-complex="Droid Sans Devanagari" style:font-size-complex="16pt" style:language-complex="hi" style:country-complex="IN"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8pt" fo:language="en" fo:country="US" fo:font-style="normal" fo:text-shadow="none" style:text-underline-style="none" fo:font-weight="normal" style:text-underline-mode="continuous" style:text-overline-mode="continuous" style:text-line-through-mode="continuous" style:font-name-asian="Source Han Sans CN" style:font-size-asian="18pt" style:language-asian="zh" style:country-asian="CN" style:font-style-asian="normal" style:font-weight-asian="normal" style:font-name-complex="Droid Sans Devanagari" style:font-size-complex="18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loext:opacity="100%"/>
    </style:style>
    <style:style style:name="T42" style:family="text">
      <style:text-properties fo:color="#000000" loext:opacity="100%" style:font-name="Liberation Sans"/>
    </style:style>
    <style:style style:name="T1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style>
    <style:style style:name="T22"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style>
    <style:style style:name="T24" style:family="text">
      <style:text-properties fo:color="#000000"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color="#000000" style:font-name="Liberation San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fo:color="#000000" style:font-name="Liberation Sans" fo:font-size="1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8pt" style:font-size-complex="18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000000"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fo:font-size="16pt" style:font-size-asian="16pt" style:font-size-complex="16pt"/>
    </style:style>
    <style:style style:name="T47" style:family="text">
      <style:text-properties fo:color="#000000" style:font-name="Verdana"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fo:color="#000000"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49" style:family="text">
      <style:text-properties style:font-name="Verdana"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0"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Liberation Sans"/>
    </style:style>
    <style:style style:name="T51"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style:font-name="Verdana"/>
    </style:style>
    <style:style style:name="T52" style:family="text">
      <style:text-properties style:font-name="Liberation Sans" fo:font-size="16pt" style:font-size-asian="16pt" style:font-size-complex="16pt"/>
    </style:style>
    <style:style style:name="T53" style:family="text">
      <style:text-properties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6pt" style:font-size-complex="16pt" style:font-weight-asian="normal" style:font-weight-complex="normal" style:font-style-asian="normal" style:font-style-complex="normal" style:text-emphasize="none" style:font-relief="none" style:text-overline-style="none" style:text-overline-color="font-color" fo:color="#000000"/>
    </style:style>
    <style:style style:name="T54" style:family="text">
      <style:text-properties fo:color="#000000" style:font-name="Liberation Sans"/>
    </style:style>
  </office:automatic-styles>
  <office:body>
    <office:spreadsheet>
      <table:calculation-settings table:automatic-find-labels="false" table:use-regular-expressions="false" table:use-wildcards="true"/>
      <table:content-validations>
        <table:content-validation table:name="val1" table:condition="of:cell-content-is-in-list(&quot;PASS&quot;;&quot;FAIL&quot;;&quot;Blocked&quot;;&quot;Not Tested&quot;)" table:allow-empty-cell="true" table:display-list="unsorted" table:base-cell-address="Logout.J3">
          <table:help-message table:display="true"/>
          <table:error-message table:message-type="stop" table:display="true"/>
        </table:content-validation>
      </table:content-validations>
      <table:table table:name="Version History" table:style-name="ta1">
        <table:table-column table:style-name="co62" table:default-cell-style-name="Default"/>
        <table:table-column table:style-name="co65" table:default-cell-style-name="ce77"/>
        <table:table-column table:style-name="co81" table:default-cell-style-name="ce77"/>
        <table:table-column table:style-name="co62" table:number-columns-repeated="2" table:default-cell-style-name="ce77"/>
        <table:table-row table:style-name="ro1" table:number-rows-repeated="2">
          <table:table-cell/>
          <table:table-cell table:style-name="Default" table:number-columns-repeated="4"/>
        </table:table-row>
        <table:table-row table:style-name="ro3">
          <table:table-cell/>
          <table:table-cell table:style-name="ce75" office:value-type="string" calcext:value-type="string">
            <text:p>Project Name (Client Name)</text:p>
          </table:table-cell>
          <table:table-cell table:style-name="ce78" office:value-type="string" calcext:value-type="string">
            <text:p>OpenCart</text:p>
          </table:table-cell>
          <table:table-cell table:number-columns-repeated="2"/>
        </table:table-row>
        <table:table-row table:style-name="ro3">
          <table:table-cell/>
          <table:table-cell table:style-name="ce75" office:value-type="string" calcext:value-type="string">
            <text:p>Prepared By</text:p>
          </table:table-cell>
          <table:table-cell table:style-name="ce79" office:value-type="string" calcext:value-type="string">
            <text:p>Kuzman</text:p>
          </table:table-cell>
          <table:table-cell table:number-columns-repeated="2"/>
        </table:table-row>
        <table:table-row table:style-name="ro3">
          <table:table-cell/>
          <table:table-cell table:style-name="ce75" office:value-type="string" calcext:value-type="string">
            <text:p>Version No</text:p>
          </table:table-cell>
          <table:table-cell table:style-name="ce79" office:value-type="string" calcext:value-type="string">
            <text:p>Version 1.0</text:p>
          </table:table-cell>
          <table:table-cell table:number-columns-repeated="2"/>
        </table:table-row>
        <table:table-row table:style-name="ro3" table:number-rows-repeated="7">
          <table:table-cell table:number-columns-repeated="5"/>
        </table:table-row>
        <table:table-row table:style-name="ro3">
          <table:table-cell table:number-columns-repeated="5"/>
        </table:table-row>
      </table:table>
      <table:table table:name="Test Scenarious" table:style-name="ta1">
        <table:table-column table:style-name="co4" table:default-cell-style-name="ce83"/>
        <table:table-column table:style-name="co5" table:default-cell-style-name="ce89"/>
        <table:table-column table:style-name="co6" table:default-cell-style-name="ce94"/>
        <table:table-column table:style-name="co7" table:default-cell-style-name="ce89"/>
        <table:table-column table:style-name="co8" table:default-cell-style-name="ce89"/>
        <table:table-row table:style-name="ro1">
          <table:table-cell table:style-name="ce80"/>
          <table:table-cell table:style-name="ce85"/>
          <table:table-cell table:style-name="Default" table:number-columns-repeated="3"/>
        </table:table-row>
        <table:table-row table:style-name="ro3">
          <table:table-cell table:style-name="ce81" office:value-type="string" calcext:value-type="string">
            <text:p>Project Name</text:p>
          </table:table-cell>
          <table:table-cell table:style-name="ce86" office:value-type="string" calcext:value-type="string">
            <text:p>OpenCart (Frontend)</text:p>
          </table:table-cell>
          <table:table-cell table:style-name="ce77" table:number-columns-repeated="3"/>
        </table:table-row>
        <table:table-row table:style-name="ro3">
          <table:table-cell table:style-name="ce81" office:value-type="string" calcext:value-type="string">
            <text:p>Client</text:p>
          </table:table-cell>
          <table:table-cell table:style-name="ce87" office:value-type="string" calcext:value-type="string">
            <text:p>OpenCart</text:p>
          </table:table-cell>
          <table:table-cell table:style-name="ce91"/>
          <table:table-cell table:style-name="ce77" table:number-columns-repeated="2"/>
        </table:table-row>
        <table:table-row table:style-name="ro3">
          <table:table-cell table:style-name="ce81" office:value-type="string" calcext:value-type="string">
            <text:p>ReferenceDocument</text:p>
          </table:table-cell>
          <table:table-cell table:style-name="ce88" office:value-type="string" calcext:value-type="string">
            <text:p>FRS</text:p>
          </table:table-cell>
          <table:table-cell table:style-name="ce91"/>
          <table:table-cell table:style-name="ce77" table:number-columns-repeated="2"/>
        </table:table-row>
        <table:table-row table:style-name="ro3">
          <table:table-cell table:style-name="ce81" office:value-type="string" calcext:value-type="string">
            <text:p>Created By</text:p>
          </table:table-cell>
          <table:table-cell table:style-name="ce88" office:value-type="string" calcext:value-type="string">
            <text:p>Kuzman</text:p>
          </table:table-cell>
          <table:table-cell table:style-name="ce91"/>
          <table:table-cell table:style-name="ce77" table:number-columns-repeated="2"/>
        </table:table-row>
        <table:table-row table:style-name="ro3">
          <table:table-cell table:style-name="ce81" office:value-type="string" calcext:value-type="string">
            <text:p>Created Date</text:p>
          </table:table-cell>
          <table:table-cell table:style-name="ce79" office:value-type="string" calcext:value-type="string">
            <text:p>May 06<text:span text:style-name="T1">th</text:span> 2023</text:p>
          </table:table-cell>
          <table:table-cell table:style-name="ce77" table:number-columns-repeated="3"/>
        </table:table-row>
        <table:table-row table:style-name="ro3">
          <table:table-cell table:style-name="ce81" office:value-type="string" calcext:value-type="string">
            <text:p>Approval Date</text:p>
          </table:table-cell>
          <table:table-cell table:style-name="ce79" office:value-type="string" calcext:value-type="string">
            <text:p>NA</text:p>
          </table:table-cell>
          <table:table-cell table:style-name="ce77" table:number-columns-repeated="3"/>
        </table:table-row>
        <table:table-row table:style-name="ro3" table:number-rows-repeated="2">
          <table:table-cell table:style-name="ce77" table:number-columns-repeated="5"/>
        </table:table-row>
        <table:table-row table:style-name="ro3">
          <table:table-cell table:style-name="ce82" office:value-type="string" calcext:value-type="string">
            <text:p>Test Scenarion ID</text:p>
          </table:table-cell>
          <table:table-cell table:style-name="ce82" office:value-type="string" calcext:value-type="string">
            <text:p>Reference</text:p>
          </table:table-cell>
          <table:table-cell table:style-name="ce82" office:value-type="string" calcext:value-type="string">
            <text:p>Test Scenario Description</text:p>
          </table:table-cell>
          <table:table-cell table:style-name="ce82" office:value-type="string" calcext:value-type="string">
            <text:p>Priority</text:p>
          </table:table-cell>
          <table:table-cell table:style-name="ce82" office:value-type="string" calcext:value-type="string">
            <text:p>Number of Test Cases</text:p>
          </table:table-cell>
        </table:table-row>
        <table:table-row table:style-name="ro4">
          <table:table-cell office:value-type="string" calcext:value-type="string">
            <text:p>TS_001</text:p>
            <text:p><text:a xlink:href="#Register" xlink:type="simple">Register Functionality</text:a></text:p>
          </table:table-cell>
          <table:table-cell office:value-type="string" calcext:value-type="string">
            <text:p>FRS</text:p>
          </table:table-cell>
          <table:table-cell office:value-type="string" calcext:value-type="string">
            <text:p>Validate the working of Register Account functionality</text:p>
          </table:table-cell>
          <table:table-cell office:value-type="string" calcext:value-type="string">
            <text:p>P0</text:p>
          </table:table-cell>
          <table:table-cell office:value-type="float" office:value="27" calcext:value-type="float">
            <text:p>27</text:p>
          </table:table-cell>
        </table:table-row>
        <table:table-row table:style-name="ro4">
          <table:table-cell office:value-type="string" calcext:value-type="string">
            <text:p>TS_002</text:p>
            <text:p><text:a xlink:href="#Login" xlink:type="simple">Login Functionality</text:a></text:p>
          </table:table-cell>
          <table:table-cell office:value-type="string" calcext:value-type="string">
            <text:p>FRS</text:p>
          </table:table-cell>
          <table:table-cell office:value-type="string" calcext:value-type="string">
            <text:p>Validate the working of Login functionality</text:p>
          </table:table-cell>
          <table:table-cell office:value-type="string" calcext:value-type="string">
            <text:p>P0</text:p>
          </table:table-cell>
          <table:table-cell office:value-type="float" office:value="23" calcext:value-type="float">
            <text:p>23</text:p>
          </table:table-cell>
        </table:table-row>
        <table:table-row table:style-name="ro4">
          <table:table-cell office:value-type="string" calcext:value-type="string">
            <text:p>TS_003</text:p>
            <text:p><text:a xlink:href="#Logout" xlink:type="simple">Logout Functionality</text:a></text:p>
          </table:table-cell>
          <table:table-cell office:value-type="string" calcext:value-type="string">
            <text:p>FRS</text:p>
          </table:table-cell>
          <table:table-cell office:value-type="string" calcext:value-type="string">
            <text:p>Validate the working of Logout functionality</text:p>
          </table:table-cell>
          <table:table-cell office:value-type="string" calcext:value-type="string">
            <text:p>P0</text:p>
          </table:table-cell>
          <table:table-cell office:value-type="float" office:value="11" calcext:value-type="float">
            <text:p>11</text:p>
          </table:table-cell>
        </table:table-row>
        <table:table-row table:style-name="ro4">
          <table:table-cell office:value-type="string" calcext:value-type="string">
            <text:p>TS_004</text:p>
            <text:p><text:a xlink:href="#Forgot Password" xlink:type="simple">Forgot Password</text:a></text:p>
          </table:table-cell>
          <table:table-cell office:value-type="string" calcext:value-type="string">
            <text:p>FRS</text:p>
          </table:table-cell>
          <table:table-cell office:value-type="string" calcext:value-type="string">
            <text:p>Validate the working of Forgot Password functionality</text:p>
          </table:table-cell>
          <table:table-cell office:value-type="string" calcext:value-type="string">
            <text:p>P2</text:p>
          </table:table-cell>
          <table:table-cell office:value-type="float" office:value="25" calcext:value-type="float">
            <text:p>25</text:p>
          </table:table-cell>
        </table:table-row>
        <table:table-row table:style-name="ro4">
          <table:table-cell office:value-type="string" calcext:value-type="string">
            <text:p>TS_005</text:p>
            <text:p><text:a xlink:href="#Search" xlink:type="simple">Search Functionality</text:a></text:p>
          </table:table-cell>
          <table:table-cell office:value-type="string" calcext:value-type="string">
            <text:p>FRS</text:p>
          </table:table-cell>
          <table:table-cell office:value-type="string" calcext:value-type="string">
            <text:p>Validate the working of Search functionality</text:p>
          </table:table-cell>
          <table:table-cell office:value-type="string" calcext:value-type="string">
            <text:p>P1</text:p>
          </table:table-cell>
          <table:table-cell office:value-type="float" office:value="22" calcext:value-type="float">
            <text:p>22</text:p>
          </table:table-cell>
        </table:table-row>
        <table:table-row table:style-name="ro4">
          <table:table-cell office:value-type="string" calcext:value-type="string">
            <text:p>TS_006</text:p>
            <text:p><text:a xlink:href="#Product Compare" xlink:type="simple">Product Compare</text:a></text:p>
          </table:table-cell>
          <table:table-cell office:value-type="string" calcext:value-type="string">
            <text:p>FRS</text:p>
          </table:table-cell>
          <table:table-cell office:value-type="string" calcext:value-type="string">
            <text:p>Validate the working of Product Compare functionality</text:p>
          </table:table-cell>
          <table:table-cell office:value-type="string" calcext:value-type="string">
            <text:p>P4</text:p>
          </table:table-cell>
          <table:table-cell office:value-type="float" office:value="24" calcext:value-type="float">
            <text:p>24</text:p>
          </table:table-cell>
        </table:table-row>
        <table:table-row table:style-name="ro4">
          <table:table-cell office:value-type="string" calcext:value-type="string">
            <text:p>TS_007</text:p>
            <text:p><text:a xlink:href="#Product Display Page" xlink:type="simple">Product Display Page</text:a></text:p>
          </table:table-cell>
          <table:table-cell office:value-type="string" calcext:value-type="string">
            <text:p>FRS</text:p>
          </table:table-cell>
          <table:table-cell office:value-type="string" calcext:value-type="string">
            <text:p>Validate the Product Display Page functionality for the different types of Products</text:p>
          </table:table-cell>
          <table:table-cell office:value-type="string" calcext:value-type="string">
            <text:p>P1</text:p>
          </table:table-cell>
          <table:table-cell office:value-type="float" office:value="37" calcext:value-type="float">
            <text:p>37</text:p>
          </table:table-cell>
        </table:table-row>
        <table:table-row table:style-name="ro4">
          <table:table-cell office:value-type="string" calcext:value-type="string">
            <text:p>TS_008</text:p>
            <text:p><text:a xlink:href="#Add To Cart" xlink:type="simple">Add to Cart</text:a></text:p>
          </table:table-cell>
          <table:table-cell office:value-type="string" calcext:value-type="string">
            <text:p>FRS</text:p>
          </table:table-cell>
          <table:table-cell office:value-type="string" calcext:value-type="string">
            <text:p>Validate the working of “Add to Cart” functionality</text:p>
          </table:table-cell>
          <table:table-cell office:value-type="string" calcext:value-type="string">
            <text:p>P1</text:p>
          </table:table-cell>
          <table:table-cell office:value-type="float" office:value="9" calcext:value-type="float">
            <text:p>9</text:p>
          </table:table-cell>
        </table:table-row>
        <table:table-row table:style-name="ro4">
          <table:table-cell office:value-type="string" calcext:value-type="string">
            <text:p>TS_009</text:p>
            <text:p><text:a xlink:href="#Wish List" xlink:type="simple">Wish List</text:a></text:p>
          </table:table-cell>
          <table:table-cell office:value-type="string" calcext:value-type="string">
            <text:p>FRS</text:p>
          </table:table-cell>
          <table:table-cell office:value-type="string" calcext:value-type="string">
            <text:p>Validate the working of “Wich List” functionality</text:p>
          </table:table-cell>
          <table:table-cell office:value-type="string" calcext:value-type="string">
            <text:p>P4</text:p>
          </table:table-cell>
          <table:table-cell office:value-type="float" office:value="21" calcext:value-type="float">
            <text:p>21</text:p>
          </table:table-cell>
        </table:table-row>
        <table:table-row table:style-name="ro4">
          <table:table-cell office:value-type="string" calcext:value-type="string">
            <text:p>TS_010</text:p>
            <text:p><text:a xlink:href="#Shopping Cart" xlink:type="simple">Shopping Cart</text:a></text:p>
          </table:table-cell>
          <table:table-cell office:value-type="string" calcext:value-type="string">
            <text:p>FRS</text:p>
          </table:table-cell>
          <table:table-cell office:value-type="string" calcext:value-type="string">
            <text:p>Validate the working of “Shopping Cart” functionality</text:p>
          </table:table-cell>
          <table:table-cell office:value-type="string" calcext:value-type="string">
            <text:p>P1</text:p>
          </table:table-cell>
          <table:table-cell office:value-type="float" office:value="33" calcext:value-type="float">
            <text:p>33</text:p>
          </table:table-cell>
        </table:table-row>
        <table:table-row table:style-name="ro4">
          <table:table-cell office:value-type="string" calcext:value-type="string">
            <text:p>TS_011</text:p>
            <text:p><text:a xlink:href="#Home Page" xlink:type="simple">Home Page</text:a></text:p>
          </table:table-cell>
          <table:table-cell office:value-type="string" calcext:value-type="string">
            <text:p>FRS</text:p>
          </table:table-cell>
          <table:table-cell office:value-type="string" calcext:value-type="string">
            <text:p>Validate the working of “Home Page” functionality</text:p>
          </table:table-cell>
          <table:table-cell office:value-type="string" calcext:value-type="string">
            <text:p>P2</text:p>
          </table:table-cell>
          <table:table-cell office:value-type="float" office:value="10" calcext:value-type="float">
            <text:p>10</text:p>
          </table:table-cell>
        </table:table-row>
        <table:table-row table:style-name="ro4">
          <table:table-cell office:value-type="string" calcext:value-type="string">
            <text:p>TS_012</text:p>
            <text:p><text:a xlink:href="#Checkout" xlink:type="simple">Checkout</text:a></text:p>
          </table:table-cell>
          <table:table-cell office:value-type="string" calcext:value-type="string">
            <text:p>FRS</text:p>
          </table:table-cell>
          <table:table-cell office:value-type="string" calcext:value-type="string">
            <text:p>Verify the working of Checkout functionality</text:p>
          </table:table-cell>
          <table:table-cell office:value-type="string" calcext:value-type="string">
            <text:p>P1</text:p>
          </table:table-cell>
          <table:table-cell office:value-type="float" office:value="20" calcext:value-type="float">
            <text:p>20</text:p>
          </table:table-cell>
        </table:table-row>
        <table:table-row table:style-name="ro4">
          <table:table-cell office:value-type="string" calcext:value-type="string">
            <text:p>TS_013</text:p>
            <text:p><text:a xlink:href="#My Account" xlink:type="simple">My Account</text:a></text:p>
          </table:table-cell>
          <table:table-cell office:value-type="string" calcext:value-type="string">
            <text:p>FRS</text:p>
          </table:table-cell>
          <table:table-cell office:value-type="string" calcext:value-type="string">
            <text:p>Validate the My Account functionality</text:p>
          </table:table-cell>
          <table:table-cell office:value-type="string" calcext:value-type="string">
            <text:p>P2</text:p>
          </table:table-cell>
          <table:table-cell office:value-type="float" office:value="9" calcext:value-type="float">
            <text:p>9</text:p>
          </table:table-cell>
        </table:table-row>
        <table:table-row table:style-name="ro4">
          <table:table-cell office:value-type="string" calcext:value-type="string">
            <text:p>TS_014</text:p>
            <text:p><text:a xlink:href="#My Account Information" xlink:type="simple">My Account Information</text:a></text:p>
          </table:table-cell>
          <table:table-cell office:value-type="string" calcext:value-type="string">
            <text:p>FRS</text:p>
          </table:table-cell>
          <table:table-cell office:value-type="string" calcext:value-type="string">
            <text:p>Validate the working of My Account &gt; Account Information functionality</text:p>
          </table:table-cell>
          <table:table-cell office:value-type="string" calcext:value-type="string">
            <text:p>P3</text:p>
          </table:table-cell>
          <table:table-cell office:value-type="float" office:value="13" calcext:value-type="float">
            <text:p>13</text:p>
          </table:table-cell>
        </table:table-row>
        <table:table-row table:style-name="ro4">
          <table:table-cell office:value-type="string" calcext:value-type="string">
            <text:p>TS_015</text:p>
            <text:p><text:a xlink:href="#Change Password" xlink:type="simple">Change Password</text:a></text:p>
          </table:table-cell>
          <table:table-cell office:value-type="string" calcext:value-type="string">
            <text:p>FRS</text:p>
          </table:table-cell>
          <table:table-cell office:value-type="string" calcext:value-type="string">
            <text:p>Validate the working of My Account &gt; ‘Change Password’ functionality</text:p>
          </table:table-cell>
          <table:table-cell office:value-type="string" calcext:value-type="string">
            <text:p>P3</text:p>
          </table:table-cell>
          <table:table-cell office:value-type="float" office:value="13" calcext:value-type="float">
            <text:p>13</text:p>
          </table:table-cell>
        </table:table-row>
        <table:table-row table:style-name="ro4">
          <table:table-cell office:value-type="string" calcext:value-type="string">
            <text:p>TS_016</text:p>
            <text:p><text:a xlink:href="#Address Book" xlink:type="simple">Address Book</text:a></text:p>
          </table:table-cell>
          <table:table-cell office:value-type="string" calcext:value-type="string">
            <text:p>FRS</text:p>
          </table:table-cell>
          <table:table-cell office:value-type="string" calcext:value-type="string">
            <text:p>Validate the working of My Account &gt; ‘Address Book’ functionality</text:p>
          </table:table-cell>
          <table:table-cell office:value-type="string" calcext:value-type="string">
            <text:p>P3</text:p>
          </table:table-cell>
          <table:table-cell office:value-type="float" office:value="21" calcext:value-type="float">
            <text:p>21</text:p>
          </table:table-cell>
        </table:table-row>
        <table:table-row table:style-name="ro4">
          <table:table-cell office:value-type="string" calcext:value-type="string">
            <text:p>TS_017</text:p>
            <text:p><text:a xlink:href="#Order History" xlink:type="simple">Order History</text:a></text:p>
          </table:table-cell>
          <table:table-cell office:value-type="string" calcext:value-type="string">
            <text:p>FRS</text:p>
          </table:table-cell>
          <table:table-cell office:value-type="string" calcext:value-type="string">
            <text:p>Validate the working of My Orders &gt; ‘Order History’ functionality</text:p>
          </table:table-cell>
          <table:table-cell office:value-type="string" calcext:value-type="string">
            <text:p>P3</text:p>
          </table:table-cell>
          <table:table-cell office:value-type="float" office:value="12" calcext:value-type="float">
            <text:p>12</text:p>
          </table:table-cell>
        </table:table-row>
        <table:table-row table:style-name="ro4">
          <table:table-cell office:value-type="string" calcext:value-type="string">
            <text:p>TS_018</text:p>
            <text:p><text:a xlink:href="#Order Information" xlink:type="simple">Order Information</text:a></text:p>
          </table:table-cell>
          <table:table-cell office:value-type="string" calcext:value-type="string">
            <text:p>FRS</text:p>
          </table:table-cell>
          <table:table-cell office:value-type="string" calcext:value-type="string">
            <text:p>Validate the working of My Orders &gt; ‘Order Information’ functionality</text:p>
          </table:table-cell>
          <table:table-cell office:value-type="string" calcext:value-type="string">
            <text:p>P3</text:p>
          </table:table-cell>
          <table:table-cell office:value-type="float" office:value="8" calcext:value-type="float">
            <text:p>8</text:p>
          </table:table-cell>
        </table:table-row>
        <table:table-row table:style-name="ro4">
          <table:table-cell office:value-type="string" calcext:value-type="string">
            <text:p>TS_019</text:p>
            <text:p><text:a xlink:href="#Product Returns" xlink:type="simple">Product Returns</text:a></text:p>
          </table:table-cell>
          <table:table-cell office:value-type="string" calcext:value-type="string">
            <text:p>FRS</text:p>
          </table:table-cell>
          <table:table-cell office:value-type="string" calcext:value-type="string">
            <text:p>Validate the working of My Orders &gt; ‘Product Return’ functionality</text:p>
          </table:table-cell>
          <table:table-cell office:value-type="string" calcext:value-type="string">
            <text:p>P3</text:p>
          </table:table-cell>
          <table:table-cell office:value-type="float" office:value="11" calcext:value-type="float">
            <text:p>11</text:p>
          </table:table-cell>
        </table:table-row>
        <table:table-row table:style-name="ro4">
          <table:table-cell office:value-type="string" calcext:value-type="string">
            <text:p>TS_020</text:p>
            <text:p><text:a xlink:href="#Downloads" xlink:type="simple">Downloads</text:a></text:p>
          </table:table-cell>
          <table:table-cell office:value-type="string" calcext:value-type="string">
            <text:p>FRS</text:p>
          </table:table-cell>
          <table:table-cell office:value-type="string" calcext:value-type="string">
            <text:p>Validate the working of My Orders &gt; ‘Download’ functionality</text:p>
          </table:table-cell>
          <table:table-cell office:value-type="string" calcext:value-type="string">
            <text:p>P3</text:p>
          </table:table-cell>
          <table:table-cell office:value-type="float" office:value="13" calcext:value-type="float">
            <text:p>13</text:p>
          </table:table-cell>
        </table:table-row>
        <table:table-row table:style-name="ro4">
          <table:table-cell office:value-type="string" calcext:value-type="string">
            <text:p>TS_021</text:p>
            <text:p><text:a xlink:href="#Reward Points" xlink:type="simple">Reward Points</text:a></text:p>
          </table:table-cell>
          <table:table-cell office:value-type="string" calcext:value-type="string">
            <text:p>FRS</text:p>
          </table:table-cell>
          <table:table-cell office:value-type="string" calcext:value-type="string">
            <text:p>Validate the working of My Orders &gt; ‘Reward Points’ functionality</text:p>
          </table:table-cell>
          <table:table-cell office:value-type="string" calcext:value-type="string">
            <text:p>P3</text:p>
          </table:table-cell>
          <table:table-cell office:value-type="float" office:value="10" calcext:value-type="float">
            <text:p>10</text:p>
          </table:table-cell>
        </table:table-row>
        <table:table-row table:style-name="ro4">
          <table:table-cell office:value-type="string" calcext:value-type="string">
            <text:p>TS_022</text:p>
            <text:p><text:a xlink:href="#Returns Page" xlink:type="simple">Returns Page</text:a></text:p>
          </table:table-cell>
          <table:table-cell office:value-type="string" calcext:value-type="string">
            <text:p>FRS</text:p>
          </table:table-cell>
          <table:table-cell office:value-type="string" calcext:value-type="string">
            <text:p>Validate the working of My Orders &gt; ‘Returned Requests’ functionality</text:p>
          </table:table-cell>
          <table:table-cell office:value-type="string" calcext:value-type="string">
            <text:p>P3</text:p>
          </table:table-cell>
          <table:table-cell office:value-type="float" office:value="17" calcext:value-type="float">
            <text:p>17</text:p>
          </table:table-cell>
        </table:table-row>
        <table:table-row table:style-name="ro4">
          <table:table-cell office:value-type="string" calcext:value-type="string">
            <text:p>TS_023</text:p>
            <text:p><text:a xlink:href="#Transactions" xlink:type="simple">Transactions</text:a></text:p>
          </table:table-cell>
          <table:table-cell office:value-type="string" calcext:value-type="string">
            <text:p>FRS</text:p>
          </table:table-cell>
          <table:table-cell office:value-type="string" calcext:value-type="string">
            <text:p>Validate the working of My Orders &gt; ‘Your Transactions’ functionality</text:p>
          </table:table-cell>
          <table:table-cell office:value-type="string" calcext:value-type="string">
            <text:p>P3</text:p>
          </table:table-cell>
          <table:table-cell office:value-type="float" office:value="11" calcext:value-type="float">
            <text:p>11</text:p>
          </table:table-cell>
        </table:table-row>
        <table:table-row table:style-name="ro4">
          <table:table-cell office:value-type="string" calcext:value-type="string">
            <text:p>TS_024</text:p>
            <text:p><text:a xlink:href="#Reccuring Payments" xlink:type="simple">Reccuring Payments</text:a></text:p>
          </table:table-cell>
          <table:table-cell office:value-type="string" calcext:value-type="string">
            <text:p>FRS</text:p>
          </table:table-cell>
          <table:table-cell office:value-type="string" calcext:value-type="string">
            <text:p>Validate the working of My Orders &gt; ‘Reccuring Payments’ functionality</text:p>
          </table:table-cell>
          <table:table-cell office:value-type="string" calcext:value-type="string">
            <text:p>P3</text:p>
          </table:table-cell>
          <table:table-cell office:value-type="float" office:value="9" calcext:value-type="float">
            <text:p>9</text:p>
          </table:table-cell>
        </table:table-row>
        <table:table-row table:style-name="ro4">
          <table:table-cell office:value-type="string" calcext:value-type="string">
            <text:p>TS_025</text:p>
            <text:p><text:a xlink:href="#Affiliate" xlink:type="simple">Affiliate</text:a></text:p>
          </table:table-cell>
          <table:table-cell office:value-type="string" calcext:value-type="string">
            <text:p>FRS</text:p>
          </table:table-cell>
          <table:table-cell office:value-type="string" calcext:value-type="string">
            <text:p>Validate the working of ‘Affiliate’ functionality</text:p>
          </table:table-cell>
          <table:table-cell office:value-type="string" calcext:value-type="string">
            <text:p>P4</text:p>
          </table:table-cell>
          <table:table-cell office:value-type="float" office:value="29" calcext:value-type="float">
            <text:p>29</text:p>
          </table:table-cell>
        </table:table-row>
        <table:table-row table:style-name="ro4">
          <table:table-cell office:value-type="string" calcext:value-type="string">
            <text:p>TS_026</text:p>
            <text:p><text:a xlink:href="#Newsletter" xlink:type="simple">Newsletter</text:a></text:p>
          </table:table-cell>
          <table:table-cell office:value-type="string" calcext:value-type="string">
            <text:p>FRS</text:p>
          </table:table-cell>
          <table:table-cell office:value-type="string" calcext:value-type="string">
            <text:p>Validate the working of ‘Newsletter’ functionality</text:p>
          </table:table-cell>
          <table:table-cell office:value-type="string" calcext:value-type="string">
            <text:p>P4</text:p>
          </table:table-cell>
          <table:table-cell office:value-type="float" office:value="13" calcext:value-type="float">
            <text:p>13</text:p>
          </table:table-cell>
        </table:table-row>
        <table:table-row table:style-name="ro4">
          <table:table-cell office:value-type="string" calcext:value-type="string">
            <text:p>TS_027</text:p>
            <text:p><text:a xlink:href="#Contact Us" xlink:type="simple">Contact Us</text:a></text:p>
          </table:table-cell>
          <table:table-cell office:value-type="string" calcext:value-type="string">
            <text:p>FRS</text:p>
          </table:table-cell>
          <table:table-cell office:value-type="string" calcext:value-type="string">
            <text:p>Validate the working of ‘Contact Us’ functionality</text:p>
          </table:table-cell>
          <table:table-cell office:value-type="string" calcext:value-type="string">
            <text:p>P4</text:p>
          </table:table-cell>
          <table:table-cell office:value-type="float" office:value="13" calcext:value-type="float">
            <text:p>13</text:p>
          </table:table-cell>
        </table:table-row>
        <table:table-row table:style-name="ro4">
          <table:table-cell office:value-type="string" calcext:value-type="string">
            <text:p>TS_028</text:p>
            <text:p><text:a xlink:href="#Gift Certificate" xlink:type="simple">Gift Certificate</text:a></text:p>
          </table:table-cell>
          <table:table-cell office:value-type="string" calcext:value-type="string">
            <text:p>FRS</text:p>
          </table:table-cell>
          <table:table-cell office:value-type="string" calcext:value-type="string">
            <text:p>Validate the working of ‘Gift Certificate’ functionality</text:p>
          </table:table-cell>
          <table:table-cell office:value-type="string" calcext:value-type="string">
            <text:p>P4</text:p>
          </table:table-cell>
          <table:table-cell office:value-type="float" office:value="11" calcext:value-type="float">
            <text:p>11</text:p>
          </table:table-cell>
        </table:table-row>
        <table:table-row table:style-name="ro4">
          <table:table-cell office:value-type="string" calcext:value-type="string">
            <text:p>TS_029</text:p>
            <text:p><text:a xlink:href="#Special Offers" xlink:type="simple">Special Offers</text:a></text:p>
          </table:table-cell>
          <table:table-cell office:value-type="string" calcext:value-type="string">
            <text:p>FRS</text:p>
          </table:table-cell>
          <table:table-cell office:value-type="string" calcext:value-type="string">
            <text:p>Validate the working of ‘Special Offers’ page functionality</text:p>
          </table:table-cell>
          <table:table-cell office:value-type="string" calcext:value-type="string">
            <text:p>P4</text:p>
          </table:table-cell>
          <table:table-cell office:value-type="float" office:value="16" calcext:value-type="float">
            <text:p>16</text:p>
          </table:table-cell>
        </table:table-row>
        <table:table-row table:style-name="ro5">
          <table:table-cell office:value-type="string" calcext:value-type="string">
            <text:p>TS_030</text:p>
            <text:p><text:a xlink:href="#Header, Menu, Footer" xlink:type="simple">Header, Menu, Footer</text:a></text:p>
          </table:table-cell>
          <table:table-cell office:value-type="string" calcext:value-type="string">
            <text:p>FRS</text:p>
          </table:table-cell>
          <table:table-cell office:value-type="string" calcext:value-type="string">
            <text:p>Validate the working of ‘Header’, ‘Menu’, ‘Footer’ options</text:p>
          </table:table-cell>
          <table:table-cell office:value-type="string" calcext:value-type="string">
            <text:p>P4</text:p>
          </table:table-cell>
          <table:table-cell office:value-type="float" office:value="22" calcext:value-type="float">
            <text:p>22</text:p>
          </table:table-cell>
        </table:table-row>
        <table:table-row table:style-name="ro4">
          <table:table-cell table:style-name="ce84" office:value-type="string" calcext:value-type="string">
            <text:p>TS_031</text:p>
            <text:p><text:a xlink:href="#Currencies" xlink:type="simple">Currencies</text:a></text:p>
          </table:table-cell>
          <table:table-cell table:style-name="ce90" office:value-type="string" calcext:value-type="string">
            <text:p>FRS</text:p>
          </table:table-cell>
          <table:table-cell table:style-name="ce95" office:value-type="string" calcext:value-type="string">
            <text:p>Validate the complete Application functionality for different currencies</text:p>
          </table:table-cell>
          <table:table-cell table:style-name="ce90" office:value-type="string" calcext:value-type="string">
            <text:p>P2</text:p>
          </table:table-cell>
          <table:table-cell table:style-name="ce90" office:value-type="float" office:value="3" calcext:value-type="float">
            <text:p>3</text:p>
          </table:table-cell>
        </table:table-row>
      </table:table>
      <table:table table:name="Register" table:style-name="ta1">
        <table:table-column table:style-name="co82" table:default-cell-style-name="ce116"/>
        <table:table-column table:style-name="co83" table:default-cell-style-name="ce116"/>
        <table:table-column table:style-name="co84" table:default-cell-style-name="ce120"/>
        <table:table-column table:style-name="co85" table:default-cell-style-name="ce176"/>
        <table:table-column table:style-name="co86" table:default-cell-style-name="ce176"/>
        <table:table-column table:style-name="co87" table:default-cell-style-name="ce179"/>
        <table:table-column table:style-name="co88" table:default-cell-style-name="ce176"/>
        <table:table-column table:style-name="co89" table:default-cell-style-name="ce176"/>
        <table:table-column table:style-name="co90" table:default-cell-style-name="ce116"/>
        <table:table-column table:style-name="co91" table:default-cell-style-name="ce116"/>
        <table:table-column table:style-name="co92" table:default-cell-style-name="ce116"/>
        <table:table-column table:style-name="co62" table:number-columns-repeated="16373" table:default-cell-style-name="ce116"/>
        <table:table-row table:style-name="ro31">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cell table:number-columns-repeated="16373"/>
        </table:table-row>
        <table:table-row table:style-name="ro7">
          <table:table-cell table:style-name="ce171" office:value-type="string" calcext:value-type="string">
            <text:p>TC_RF_01</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text:p>
            <text:p>providing only the Mandatory fields</text:p>
          </table:table-cell>
          <table:table-cell table:style-name="ce174" office:value-type="string" calcext:value-type="string">
            <text:p>1. Open the Application </text:p>
            <text:p>(<text:a xlink:href="http://demo.opencart.com/" xlink:type="simple">http://demo.opencart.com</text:a>) in any browser.</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Password, Password Confirm</text:p>
            <text:p>4. Click on ‘Continue’ button (ER-1)</text:p>
            <text:p>5. Click on ‘Continue’ button that is displayed in the ‘Account Success’ page (ER-2)</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ext:p>2. User should be taken to ‘Account’ page and a confirm email should be send to the registed email address</text:p>
            <text:p/>
          </table:table-cell>
          <table:table-cell table:style-name="ce33" office:value-type="string" calcext:value-type="string">
            <text:p>1. User got logged in,  taken to 'Account Succcess' page sucessfully and proper details got displayed on the page</text:p>
            <text:p>2. User is taken to 'Account' page and a confirm email received at the registed email address</text:p>
          </table:table-cell>
          <table:table-cell table:style-name="ce35" office:value-type="string" calcext:value-type="string">
            <text:p>P1</text:p>
          </table:table-cell>
          <table:table-cell table:style-name="ce38" table:content-validation-name="val1" office:value-type="string" calcext:value-type="string">
            <text:p>PASS</text:p>
          </table:table-cell>
          <table:table-cell table:style-name="ce41"/>
          <table:table-cell table:number-columns-repeated="16373"/>
        </table:table-row>
        <table:table-row table:style-name="ro32">
          <table:table-cell table:style-name="ce171" office:value-type="string" calcext:value-type="string">
            <text:p>TC_RF_02</text:p>
          </table:table-cell>
          <table:table-cell table:style-name="ce172" office:value-type="string" calcext:value-type="string">
            <text:p>TS_001</text:p>
            <text:p>Register</text:p>
            <text:p>Functionality</text:p>
          </table:table-cell>
          <table:table-cell table:style-name="ce174" office:value-type="string" calcext:value-type="string">
            <text:p>Validate ‘Thank you for registering’ email is send to the registered email addres as a confirmation fore registering the account</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Email, Telephone, Password, Password Confirm and Privacy Policy Fields)</text:span></text:p>
            <text:p><text:span text:style-name="T19">4. Click on ‘Continue’ button</text:span></text:p>
            <text:p><text:span text:style-name="T19">5. Check the email address used for registering  the account (Verify ER-1, ER-2, ER-3) </text:span></text:p>
            <text:p><text:span text:style-name="T19">6. Click on the Login page link from Email body (Verify ER-4)</text:span></text:p>
            <text:p/>
          </table:table-cell>
          <table:table-cell table:style-name="ce177" office:value-type="string" calcext:value-type="string">
            <text:p>Not Applicable</text:p>
          </table:table-cell>
          <table:table-cell table:style-name="ce174" office:value-type="string" calcext:value-type="string">
            <text:p>1. Validate a confirmation email for registering the account is sent to the registered email address</text:p>
            <text:p>2. Validate the Email subject, body and from address of the received email</text:p>
            <text:p>3. Validate there is a ling to the login page provided in the Emial body</text:p>
            <text:p>4. User should be taken to the login page</text:p>
            <text:p/>
          </table:table-cell>
          <table:table-cell table:style-name="ce33" office:value-type="string" calcext:value-type="string">
            <text:p>1. User has not received any email to his registered email address</text:p>
          </table:table-cell>
          <table:table-cell table:style-name="ce35" office:value-type="string" calcext:value-type="string">
            <text:p>P2</text:p>
          </table:table-cell>
          <table:table-cell table:style-name="ce39" table:content-validation-name="val1" office:value-type="string" calcext:value-type="string">
            <text:p>FAIL</text:p>
          </table:table-cell>
          <table:table-cell table:style-name="ce41" office:value-type="string" calcext:value-type="string">
            <text:p>OPENCART-BUG-1</text:p>
          </table:table-cell>
          <table:table-cell table:number-columns-repeated="16373"/>
        </table:table-row>
        <table:table-row table:style-name="ro9">
          <table:table-cell table:style-name="ce171" office:value-type="string" calcext:value-type="string">
            <text:p>TC_RF_03</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ll the field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 </text:p>
            <text:p>2. Click on ‘Register’ option </text:p>
            <text:p>3. Enter new Account Details into all the Fields (First Name, Last Name, Email, Telephone, Password, Password Confirm, Newsletther and Privacy Policy Fields)</text:p>
            <text:p>4. Click on ‘Continue’ button (ER-1)</text:p>
            <text:p>5. Click on ‘Continue’ button that its displayed in the ‘Account Success’ page (ER-2)</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 </text:p>
            <text:p>2. User should be taken to ‘Account’ page</text:p>
            <text:p/>
          </table:table-cell>
          <table:table-cell table:style-name="ce33" office:value-type="string" calcext:value-type="string">
            <text:p>1. User got logged in,  taken to 'Account Succcess' page sucessfully and proper details got displayed on the page</text:p>
            <text:p>2. User is taken to 'Account' page and a confirm email received at the registed email address</text:p>
          </table:table-cell>
          <table:table-cell table:style-name="ce35" office:value-type="string" calcext:value-type="string">
            <text:p>P2</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33">
          <table:table-cell table:style-name="ce171" office:value-type="string" calcext:value-type="string">
            <text:p>TC_RF_04</text:p>
          </table:table-cell>
          <table:table-cell table:style-name="ce172" office:value-type="string" calcext:value-type="string">
            <text:p>TS_001</text:p>
            <text:p>Register</text:p>
            <text:p>Functionality</text:p>
          </table:table-cell>
          <table:table-cell table:style-name="ce174" office:value-type="string" calcext:value-type="string">
            <text:p>Validate proper notification messages are displayed for the mandatory fields, when you don’t provide any fields in the ‘Register Account’ page and submit</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text:p>
            <text:p>3. Dont enter anything into the fields</text:p>
            <text:p>4. Click on ‘Continue’ button (ER-1)</text:p>
          </table:table-cell>
          <table:table-cell table:style-name="ce177" office:value-type="string" calcext:value-type="string">
            <text:p>Not Applicable</text:p>
          </table:table-cell>
          <table:table-cell table:style-name="ce174" office:value-type="string" calcext:value-type="string">
            <text:p>1. The bellow warning messages should be displayed for the respective fields:</text:p>
            <text:p>1.1 First Name field – the warning message ‘First Name must be between 1 and 32 characters!’ should be displayed</text:p>
            <text:p><text:span text:style-name="T19">1.2 Last Name field – the warning message ‘Last Name must be between 1 and 32 characters!’ should be displayed</text:span></text:p>
            <text:p><text:span text:style-name="T19">1.3 E-Mail field – the warning message ‘E-Mail address doesn’t appear to be valid!’ should be displayed</text:span></text:p>
            <text:p><text:span text:style-name="T19">1.4 Telephone field – the warning message ‘Telephone must be between 3 and 32 characters!’ should be displayed</text:span></text:p>
            <text:p><text:span text:style-name="T19">1.5 Password field – the warning message ‘Password must be between 4 and 20 characters!’ should be displayed</text:span></text:p>
            <text:p><text:span text:style-name="T19">1.6 Privacy Policy – the warning message ‘To proceed you must agree to the Privacy Policy!’ should be displayed on the top</text:span></text:p>
            <text:p/>
          </table:table-cell>
          <table:table-cell table:style-name="ce34" office:value-type="string" calcext:value-type="string">
            <text:p>1. Warning messages got dispalyed as written in the Expected Results</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11">
          <table:table-cell table:style-name="ce171" office:value-type="string" calcext:value-type="string">
            <text:p>TC_RF_05</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hen ‘Yes’ option is selected for Newsletter field</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 </text:p>
            <text:p><text:span text:style-name="T19">3. Enter new Account Details into all the Fields (First Name, Last Name, Email, Telephone, Password, Password Confirmation and Privacy Policy Fields)</text:span></text:p>
            <text:p><text:span text:style-name="T19">4. Click on ‘Yes’ option for Newsletter</text:span></text:p>
            <text:p><text:span text:style-name="T19">5. Click on ‘Continue’ button (ER-1)</text:span></text:p>
            <text:p><text:span text:style-name="T19">6. Click on ‘Continue’ button that is displayed in the ‘Account Success’ page (ER-2)</text:span></text:p>
            <text:p><text:span text:style-name="T19">7 Click on ‘Subscibe/Unsubscribe to Newsletter’ option (ER-3)</text:span></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ext:p>2. User should be taken to ‘Account’ page</text:p>
            <text:p>3. ‘Yes’ option should be displayed as selected by default in the Newsletter page</text:p>
          </table:table-cell>
          <table:table-cell table:style-name="ce33" office:value-type="string" calcext:value-type="string">
            <text:p>1. User got logged in,  taken to 'Account Succcess' page sucessfully and proper details got displayed on the page</text:p>
            <text:p>2. User is taken to 'Account' page and a confirm email received at the registed email address</text:p>
            <text:p>3. 'Yes' option is displayed as selected by default in the Newsletter page</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11">
          <table:table-cell table:style-name="ce172" office:value-type="string" calcext:value-type="string">
            <text:p>TC_RF_06</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hen ‘No’ option is selected for Newsletter field</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 </text:span></text:p>
            <text:p><text:span text:style-name="T19">3. Enter new Account Details into all the Fields (First Name, Last Name, Email, Telephone, Password, Password Confirmation and Privacy Policy Fields)</text:span></text:p>
            <text:p><text:span text:style-name="T19">4. Click on ‘No’ option for Newsletter</text:span></text:p>
            <text:p><text:span text:style-name="T19">5. Click on ‘Continue’ button (ER-1)</text:span></text:p>
            <text:p><text:span text:style-name="T19">6. Click on ‘Continue’ button that is displayed in the ‘Account Success’ page (ER-2)</text:span></text:p>
            <text:p><text:span text:style-name="T19">7 Click on ‘Subscibe/Unsubscribe to Newsletter’ option (ER-3)</text:span></text:p>
            <text:p/>
          </table:table-cell>
          <table:table-cell table:style-name="ce177" office:value-type="string" calcext:value-type="string">
            <text:p>Not Applicable</text:p>
          </table:table-cell>
          <table:table-cell table:style-name="ce174" office:value-type="string" calcext:value-type="string">
            <text:p><text:span text:style-name="T19">1. User should be logged in, taken to ‘Account Success’ page and proper details should be displayed on the page</text:span></text:p>
            <text:p><text:span text:style-name="T19">2. User should be taken to ‘Account’ page</text:span></text:p>
            <text:p><text:span text:style-name="T19">3. ‘No’ option should be displayed as selected by default in the Newsletter page</text:span></text:p>
          </table:table-cell>
          <table:table-cell table:style-name="ce33" office:value-type="string" calcext:value-type="string">
            <text:p>1. User got logged in,  taken to 'Account Succcess' page sucessfully and proper details got displayed on the page</text:p>
            <text:p>2. User is taken to 'Account' page and a confirm email received at the registed email address</text:p>
            <text:p>3. 'No' option is displayed as selected by default in the Newsletter page</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9">
          <table:table-cell table:style-name="ce172" office:value-type="string" calcext:value-type="string">
            <text:p>TC_RF_07</text:p>
          </table:table-cell>
          <table:table-cell table:style-name="ce172" office:value-type="string" calcext:value-type="string">
            <text:p>TS_001</text:p>
            <text:p>Register</text:p>
            <text:p>Functionality</text:p>
          </table:table-cell>
          <table:table-cell table:style-name="ce174" office:value-type="string" calcext:value-type="string">
            <text:p>Validate different ways of navigating to ‘Regiester Account’ page</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 (ER-1)</text:p>
            <text:p><text:span text:style-name="T19">3. Click on ‘My Account’ Drop down menu</text:span></text:p>
            <text:p><text:span text:style-name="T19">4. Click on ‘Login’ option</text:span></text:p>
            <text:p><text:span text:style-name="T19">5. Click on ‘Continue’ button inside ‘New Customer’ box (ER-1)</text:span></text:p>
            <text:p><text:span text:style-name="T19">6. Repeat steps 3 and 4</text:span></text:p>
            <text:p><text:span text:style-name="T19">7. Click on ‘Register’ option from the Right Column options (ER-1)</text:span></text:p>
            <text:p/>
          </table:table-cell>
          <table:table-cell table:style-name="ce177" office:value-type="string" calcext:value-type="string">
            <text:p>Not Applicable</text:p>
          </table:table-cell>
          <table:table-cell table:style-name="ce174" office:value-type="string" calcext:value-type="string">
            <text:p>1. User should be taken to ‘Register Account’ page</text:p>
            <text:p/>
          </table:table-cell>
          <table:table-cell table:style-name="ce34" office:value-type="string" calcext:value-type="string">
            <text:p>1 User is taken to the 'Register Account' page</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12">
          <table:table-cell table:style-name="ce172" office:value-type="string" calcext:value-type="string">
            <text:p>TC_RF_08</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entering different passwords into ‘Password’ and ‘Password Confirm’ field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Newsletter and Privacy Policy Fields)</text:p>
            <text:p>4. Enter any password say ‘12345’ into ‘Password’ field</text:p>
            <text:p>5. Enter any different password say ‘asdwe’ into ‘Password Confirmation’ field</text:p>
            <text:p>6. Click on ‘Continue’ button (ER-1)</text:p>
            <text:p/>
          </table:table-cell>
          <table:table-cell table:style-name="ce177" office:value-type="string" calcext:value-type="string">
            <text:p>Not Applicable</text:p>
          </table:table-cell>
          <table:table-cell table:style-name="ce174" office:value-type="string" calcext:value-type="string">
            <text:p>1. Account should not be created, instead a warning message ‘Password confirmation does not match Password!’ should be displayed under ‘Password Confirm’ field</text:p>
            <text:p/>
          </table:table-cell>
          <table:table-cell table:style-name="ce33" office:value-type="string" calcext:value-type="string">
            <text:p>1. Warning messages as specified in the Expected Results got displaye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14">
          <table:table-cell table:style-name="ce172" office:value-type="string" calcext:value-type="string">
            <text:p>TC_RF_09</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existing account detail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text:p>
            <text:p>3. Enter new Account Details into the Mandatory Fields (First Name, Last Name, Email, Telephone, Password, Password Confirm, Newsletter and Privacy Policy Fields) - &lt; Refer Test Data &gt;</text:p>
            <text:p>4. Click on ‘Continue’ buton (ER-1)</text:p>
            <text:p/>
          </table:table-cell>
          <table:table-cell table:style-name="ce178" office:value-type="string" calcext:value-type="string">
            <text:p>First Name – John</text:p>
            <text:p>Last Name – Smith</text:p>
            <text:p>E-Mail – <text:span text:style-name="T21">test@gmail.com</text:span></text:p>
            <text:p><text:span text:style-name="T21">Telephone – 04815544</text:span></text:p>
            <text:p>Password – Test123!</text:p>
            <text:p>Password Confirmation – Test123!</text:p>
          </table:table-cell>
          <table:table-cell table:style-name="ce174" office:value-type="string" calcext:value-type="string">
            <text:p>1. Account should not be created again, instead a warning message ‘Warrning: E-Mail Address is already registered!’ should be displayed </text:p>
          </table:table-cell>
          <table:table-cell table:style-name="ce33" office:value-type="string" calcext:value-type="string">
            <text:p>1. Warning messages as specified in the Expected Results got displaye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9">
          <table:table-cell table:style-name="ce172" office:value-type="string" calcext:value-type="string">
            <text:p>TC_RF_10</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n invalid email address into the E-Mail field</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Telephone, Password, Password Confirm, Newsletter and Privacy Policy Fields)</text:span></text:p>
            <text:p><text:span text:style-name="T19">4. Enter invalid email addres into E-Mail Field - &lt; Refer Test Data &gt;</text:span></text:p>
            <text:p><text:span text:style-name="T19">5. Click on ‘Continue’ button (ER-1)</text:span></text:p>
            <text:p/>
          </table:table-cell>
          <table:table-cell table:style-name="ce177" office:value-type="string" calcext:value-type="string">
            <text:p>Try all bellow invalid email address formats:</text:p>
            <text:p>1) wrong</text:p>
            <text:p><text:span text:style-name="T19">2) wrong</text:span>@</text:p>
            <text:p><text:span text:style-name="T19">3) wrong</text:span>@gmail</text:p>
            <text:p><text:span text:style-name="T19">4) wrong</text:span>@gmail.com (can be valid or invalid)</text:p>
            <text:p/>
          </table:table-cell>
          <table:table-cell table:style-name="ce174" office:value-type="string" calcext:value-type="string">
            <text:p>1. Account should not be created, insted a proper field <text:s/>level warning message or page level warning message to provide valid email address should be displayed</text:p>
          </table:table-cell>
          <table:table-cell table:style-name="ce33" office:value-type="string" calcext:value-type="string">
            <text:p>1. Warning messages as specified in the Expected Results got displaye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9">
          <table:table-cell table:style-name="ce172"/>
          <table:table-cell table:style-name="ce172" office:value-type="string" calcext:value-type="string">
            <text:p>TS_001</text:p>
            <text:p>Register</text:p>
            <text:p>Functionality</text:p>
          </table:table-cell>
          <table:table-cell table:style-name="ce174" office:value-type="string" calcext:value-type="string">
            <text:p>Validate Registering an Account by providing an invalid phone number into the Phone Number field</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Email, Password, Password Confirm, Newsletter and Privacy Policy Fields)</text:span></text:p>
            <text:p><text:span text:style-name="T19">4. Enter invalid phone number into Phone Number Field - &lt; Refer Test Data &gt;</text:span></text:p>
            <text:p><text:span text:style-name="T19">5. Click on ‘Continue’ button (ER-1)</text:span></text:p>
            <text:p/>
          </table:table-cell>
          <table:table-cell table:style-name="ce177" office:value-type="string" calcext:value-type="string">
            <text:p>Try all bellow invalid phone formats:</text:p>
            <text:p>1) 111</text:p>
            <text:p>2) asdwe</text:p>
            <text:p/>
          </table:table-cell>
          <table:table-cell table:style-name="ce174" office:value-type="string" calcext:value-type="string">
            <text:p>1. Account should not be created, instead proper warning message should be displayed</text:p>
          </table:table-cell>
          <table:table-cell table:style-name="ce33" office:value-type="string" calcext:value-type="string">
            <text:p>1. Warning message is not getting displayed, instead an Account is getting created with the given invalid phone number</text:p>
          </table:table-cell>
          <table:table-cell table:style-name="ce35" office:value-type="string" calcext:value-type="string">
            <text:p>P3</text:p>
          </table:table-cell>
          <table:table-cell table:style-name="ce40" table:content-validation-name="val1" office:value-type="string" calcext:value-type="string">
            <text:p>FAIL</text:p>
          </table:table-cell>
          <table:table-cell table:style-name="ce41" office:value-type="string" calcext:value-type="string">
            <text:p>OPENCART-BUG-2</text:p>
          </table:table-cell>
          <table:table-cell table:number-columns-repeated="16373"/>
        </table:table-row>
        <table:table-row table:style-name="ro7">
          <table:table-cell table:style-name="ce172" office:value-type="string" calcext:value-type="string">
            <text:p>TC_RF_12</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using the Keyboard key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Email, Phone,  Password, Password Confirm, Newsletter and Privacy Policy Fields) by using Keyboard keys (Tab, Spacebar and Enter)</text:span></text:p>
            <text:p><text:span text:style-name="T19">4. Click on ‘Continue’ button (ER-1)</text:span></text:p>
            <text:p/>
          </table:table-cell>
          <table:table-cell table:style-name="ce177" office:value-type="string" calcext:value-type="string">
            <text:p>Not Applicable</text:p>
          </table:table-cell>
          <table:table-cell table:style-name="ce174" office:value-type="string" calcext:value-type="string">
            <text:p>1. User should be logged in, taken to ‘Account Success’ page and proper details should be displayed on the page</text:p>
          </table:table-cell>
          <table:table-cell table:style-name="ce33" office:value-type="string" calcext:value-type="string">
            <text:p>1. User has logged in, <text:s/>taken to 'Account Succcess' page and proper details are displayed on the page</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34">
          <table:table-cell table:style-name="ce172" office:value-type="string" calcext:value-type="string">
            <text:p>TC_RF_13</text:p>
          </table:table-cell>
          <table:table-cell table:style-name="ce172" office:value-type="string" calcext:value-type="string">
            <text:p>TS_001</text:p>
            <text:p>Register</text:p>
            <text:p>Functionality</text:p>
          </table:table-cell>
          <table:table-cell table:style-name="ce174" office:value-type="string" calcext:value-type="string">
            <text:p>Validate all the fields in the Register Account page have the proper placeholder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1. Click on ‘My Account’ Drop down menu</text:p>
            <text:p>2. Click on ‘Register’ option</text:p>
            <text:p>3. View the First Name, Last Name, Email, Phone, Password, Password Confirm fields for Placeholder (ER-1)</text:p>
            <text:p/>
          </table:table-cell>
          <table:table-cell table:style-name="ce177" office:value-type="string" calcext:value-type="string">
            <text:p>Not Applicable</text:p>
          </table:table-cell>
          <table:table-cell table:style-name="ce174" office:value-type="string" calcext:value-type="string">
            <text:p>1. Proper Placeholder text should be displayed in these fields </text:p>
          </table:table-cell>
          <table:table-cell table:style-name="ce33" office:value-type="string" calcext:value-type="string">
            <text:p>1. Proper Placeholder texts is displayed in these fields</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34">
          <table:table-cell table:style-name="ce172" office:value-type="string" calcext:value-type="string">
            <text:p>TC_RF_14</text:p>
          </table:table-cell>
          <table:table-cell table:style-name="ce172" office:value-type="string" calcext:value-type="string">
            <text:p>TS_001</text:p>
            <text:p>Register</text:p>
            <text:p>Functionality</text:p>
          </table:table-cell>
          <table:table-cell table:style-name="ce174" office:value-type="string" calcext:value-type="string">
            <text:p>Validate all the mandatory fields in the Register Account page are marked with red collor * symbol</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Check the Fields - First Name, Last Name, Email, Phone, Password, Password Confirm and Privacy Policy (ER-1)</text:span></text:p>
            <text:p/>
          </table:table-cell>
          <table:table-cell table:style-name="ce177" office:value-type="string" calcext:value-type="string">
            <text:p>Not Applicable</text:p>
          </table:table-cell>
          <table:table-cell table:style-name="ce174" office:value-type="string" calcext:value-type="string">
            <text:p>1. All the Fields in the Test Steps should be marked with red collor * symbol </text:p>
          </table:table-cell>
          <table:table-cell table:style-name="ce33" office:value-type="string" calcext:value-type="string">
            <text:p>1. Privacy Policy field is not marked with red color * symbol</text:p>
          </table:table-cell>
          <table:table-cell table:style-name="ce35" office:value-type="string" calcext:value-type="string">
            <text:p>P3</text:p>
          </table:table-cell>
          <table:table-cell table:style-name="ce40" table:content-validation-name="val1" office:value-type="string" calcext:value-type="string">
            <text:p>FAIL</text:p>
          </table:table-cell>
          <table:table-cell table:style-name="ce41" office:value-type="string" calcext:value-type="string">
            <text:p>OPENCART-BUG-3</text:p>
          </table:table-cell>
        </table:table-row>
        <table:table-row table:style-name="ro14">
          <table:table-cell table:style-name="ce172" office:value-type="string" calcext:value-type="string">
            <text:p>TC_RF_15</text:p>
          </table:table-cell>
          <table:table-cell table:style-name="ce172" office:value-type="string" calcext:value-type="string">
            <text:p>TS_001</text:p>
            <text:p>Register</text:p>
            <text:p>Functionality</text:p>
          </table:table-cell>
          <table:table-cell table:style-name="ce174" office:value-type="string" calcext:value-type="string">
            <text:p>Validate the details that are provided while Registering an Account are stored in the DataBase</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all the Fields (First Name, Last Name, Email, Phone,  Password, Password Confirm, Newsletter and Privacy Policy Fields)</text:span></text:p>
            <text:p><text:span text:style-name="T19">4. Click on ‘Continue’ button (ER-1)</text:span></text:p>
            <text:p/>
          </table:table-cell>
          <table:table-cell table:style-name="ce177" office:value-type="string" calcext:value-type="string">
            <text:p>Not Applicable</text:p>
          </table:table-cell>
          <table:table-cell table:style-name="ce174" office:value-type="string" calcext:value-type="string">
            <text:p>1. All the details entered while registering the account are successfully stored in the DataBase</text:p>
          </table:table-cell>
          <table:table-cell table:style-name="ce33" office:value-type="string" calcext:value-type="string">
            <text:p>1. Details are successfully stored in the Database</text:p>
          </table:table-cell>
          <table:table-cell table:style-name="ce35" office:value-type="string" calcext:value-type="string">
            <text:p>P2</text:p>
          </table:table-cell>
          <table:table-cell table:style-name="ce40" table:content-validation-name="val1" office:value-type="string" calcext:value-type="string">
            <text:p>PASS</text:p>
          </table:table-cell>
          <table:table-cell table:style-name="ce41"/>
        </table:table-row>
        <table:table-row table:style-name="ro15">
          <table:table-cell table:style-name="ce172" office:value-type="string" calcext:value-type="string">
            <text:p>TC_RF_16</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Mandatory fields in the Register Account page are accepting only space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spaces into the Mandatory Fields (First Name, Last Name, Email, Phone,  Password, Password Confirm)</text:span></text:p>
            <text:p><text:span text:style-name="T19">4. Click on ‘Continue’ button (ER-1)</text:span></text:p>
            <text:p/>
          </table:table-cell>
          <table:table-cell table:style-name="ce177" office:value-type="string" calcext:value-type="string">
            <text:p>Not Applicable</text:p>
          </table:table-cell>
          <table:table-cell table:style-name="ce174" office:value-type="string" calcext:value-type="string">
            <text:p>1. Warning message should be displayed for those Mandatory fields</text:p>
          </table:table-cell>
          <table:table-cell table:style-name="ce33" office:value-type="string" calcext:value-type="string">
            <text:p>1. Telephone field is accepting spaces and warning message is not getting displayed for the telephone field</text:p>
          </table:table-cell>
          <table:table-cell table:style-name="ce35" office:value-type="string" calcext:value-type="string">
            <text:p>P3</text:p>
          </table:table-cell>
          <table:table-cell table:style-name="ce40" table:content-validation-name="val1" office:value-type="string" calcext:value-type="string">
            <text:p>FAIL</text:p>
          </table:table-cell>
          <table:table-cell table:style-name="ce41" office:value-type="string" calcext:value-type="string">
            <text:p>OPENCART-BUG-4</text:p>
          </table:table-cell>
        </table:table-row>
        <table:table-row table:style-name="ro32">
          <table:table-cell table:style-name="ce172" office:value-type="string" calcext:value-type="string">
            <text:p>TC_RF_17</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Password field in the Register Account page are following Password Complexity Standarts</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all the Fields (First Name, Last Name, Email, Phone, Newsletter and Privacy Policy Fields)</text:span></text:p>
            <text:p><text:span text:style-name="T19">4. Check entering simple passwords (Not following Password Complexity Standart i.e. Size of password as 8, password should contian atleast on number, symbol, lower and upper case letthers) - &lt; Refer Test Data &gt;</text:span></text:p>
            <text:p><text:span text:style-name="T19">5. Click on ‘Continue’ button (ER-1) </text:span></text:p>
            <text:p/>
          </table:table-cell>
          <table:table-cell table:style-name="ce177" office:value-type="float" office:value="123456" calcext:value-type="float">
            <text:p>123456</text:p>
          </table:table-cell>
          <table:table-cell table:style-name="ce174" office:value-type="string" calcext:value-type="string">
            <text:p>1. Warning message should be displayed for those Password Complexity Standart</text:p>
          </table:table-cell>
          <table:table-cell table:style-name="ce33" office:value-type="string" calcext:value-type="string">
            <text:p>1. No warning message is getting displayed and a simple password is accepted by the fields</text:p>
          </table:table-cell>
          <table:table-cell table:style-name="ce35" office:value-type="string" calcext:value-type="string">
            <text:p>P3</text:p>
          </table:table-cell>
          <table:table-cell table:style-name="ce40" table:content-validation-name="val1" office:value-type="string" calcext:value-type="string">
            <text:p>FAIL</text:p>
          </table:table-cell>
          <table:table-cell table:style-name="ce41" office:value-type="string" calcext:value-type="string">
            <text:p>OPENCART-BUG-5</text:p>
          </table:table-cell>
        </table:table-row>
        <table:table-row table:style-name="ro15">
          <table:table-cell table:style-name="ce172" office:value-type="string" calcext:value-type="string">
            <text:p>TC_RF_18</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fields in the Register Account are according the Client requirements (Example – Height, Width, Number of characters etc.)</text:p>
          </table:table-cell>
          <table:table-cell table:style-name="ce174" office:value-type="string" calcext:value-type="string">
            <text:p><text:span text:style-name="T19">1. Open the Application </text:span></text:p>
            <text:p><text:span text:style-name="T19">(</text:span><text:span text:style-name="T19"><text:a xlink:href="http://demo.opencart.com/" xlink:type="simple">http://demo.opencart.com</text:a></text:span><text:span text:style-name="T19">) in any browser.</text:span></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Check all fields (First Name, Last Name, Email, Phone,  Password, Password Confirm, Newsletter and Privacy Policy Fields) including the ‘Continue’ button (ER-1)</text:span></text:p>
            <text:p/>
          </table:table-cell>
          <table:table-cell table:style-name="ce177" office:value-type="string" calcext:value-type="string">
            <text:p>Not Applicable</text:p>
          </table:table-cell>
          <table:table-cell table:style-name="ce174" office:value-type="string" calcext:value-type="string">
            <text:p>1. Text fields should abide to the client requirements</text:p>
          </table:table-cell>
          <table:table-cell table:style-name="ce33" office:value-type="string" calcext:value-type="string">
            <text:p>Text fields abide to the Client requirements</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32">
          <table:table-cell table:style-name="ce172" office:value-type="string" calcext:value-type="string">
            <text:p>TC_RF_19</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leading and trailing spaces entered into the Register Account fields are trimmed</text:p>
          </table:table-cell>
          <table:table-cell table:style-name="ce174" office:value-type="string" calcext:value-type="string">
            <text:p>2. Open the Application </text:p>
            <text:p>(http://demo.opencart.com) in any browser.</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Email, Phone,  Password, Password Confirm, Newsletter and Privacy Policy Fields) by using Keyboard keys (Tab, Spacebar and Enter) – by adding leading and trailing spaces to the application fields (First Name, Last Name, Email, Phone, Password, Password Confirm)</text:span></text:p>
            <text:p><text:span text:style-name="T19">4. Click on ‘Continue’ button (ER-1)</text:span></text:p>
            <text:p/>
          </table:table-cell>
          <table:table-cell table:style-name="ce177" office:value-type="string" calcext:value-type="string">
            <text:p>Not Applicable</text:p>
          </table:table-cell>
          <table:table-cell table:style-name="ce174" office:value-type="string" calcext:value-type="string">
            <text:p>1. The leading and trailing spaeces entered into these fields should automatically get tremmed(stript) on successful account creation</text:p>
          </table:table-cell>
          <table:table-cell table:style-name="ce33" office:value-type="string" calcext:value-type="string">
            <text:p>The leading and trailing spaces entered into these fields are not getting trimmed</text:p>
          </table:table-cell>
          <table:table-cell table:style-name="ce35" office:value-type="string" calcext:value-type="string">
            <text:p>P3</text:p>
          </table:table-cell>
          <table:table-cell table:style-name="ce40" table:content-validation-name="val1" office:value-type="string" calcext:value-type="string">
            <text:p>FAIL</text:p>
          </table:table-cell>
          <table:table-cell table:style-name="ce41" office:value-type="string" calcext:value-type="string">
            <text:p>OPENCART-BUG-6</text:p>
          </table:table-cell>
        </table:table-row>
        <table:table-row table:style-name="ro35">
          <table:table-cell table:style-name="ce172" office:value-type="string" calcext:value-type="string">
            <text:p>TC_RF_20</text:p>
          </table:table-cell>
          <table:table-cell table:style-name="ce172" office:value-type="string" calcext:value-type="string">
            <text:p>TS_001</text:p>
            <text:p>Register</text:p>
            <text:p>Functionality</text:p>
          </table:table-cell>
          <table:table-cell table:style-name="ce174" office:value-type="string" calcext:value-type="string">
            <text:p>Validate whether the ‘Privacy Policy’ checkbox is not selected by default</text:p>
          </table:table-cell>
          <table:table-cell table:style-name="ce174" office:value-type="string" calcext:value-type="string">
            <text:p>3. Open the Application </text:p>
            <text:p>(http://demo.opencart.com) in any browser.</text:p>
          </table:table-cell>
          <table:table-cell table:style-name="ce174" office:value-type="string" calcext:value-type="string">
            <text:p>1. Click on ‘My Account’ Drop down menu</text:p>
            <text:p>2. Click on ‘Register’ option</text:p>
            <text:p>3. View the ‘Privacy Policy’ checkbox option (XR-1)</text:p>
          </table:table-cell>
          <table:table-cell table:style-name="ce177" office:value-type="string" calcext:value-type="string">
            <text:p>Not Applicable</text:p>
          </table:table-cell>
          <table:table-cell table:style-name="ce174" office:value-type="string" calcext:value-type="string">
            <text:p>1. ‘Privacy Policy’ option is not selected by default</text:p>
          </table:table-cell>
          <table:table-cell table:style-name="ce33" office:value-type="string" calcext:value-type="string">
            <text:p>Privacy Policy' checkbox option is not selected by default</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14">
          <table:table-cell table:style-name="ce172" office:value-type="string" calcext:value-type="string">
            <text:p>TC_RF_21</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without selecting the ‘Privacy Policy’ checkbox option</text:p>
            <text:p/>
          </table:table-cell>
          <table:table-cell table:style-name="ce174" office:value-type="string" calcext:value-type="string">
            <text:p>4. Open the Application </text:p>
            <text:p>(http://demo.opencart.com) in any browser.</text:p>
          </table:table-cell>
          <table:table-cell table:style-name="ce174" office:value-type="string" calcext:value-type="string">
            <text:p><text:span text:style-name="T19">1. Click on ‘My Account’ Drop down menu</text:span></text:p>
            <text:p><text:span text:style-name="T19">2. Click on ‘Register’ option</text:span></text:p>
            <text:p><text:span text:style-name="T19">3. Enter new Account Details into the Mandatory Fields (First Name, Last Name, Email, Phone,  Password, Password Confirm, Newsletter)</text:span></text:p>
            <text:p><text:span text:style-name="T19">4. Dont select the ‘Privacy Policy’ checkbox</text:span></text:p>
            <text:p><text:span text:style-name="T19">5. Click on ‘Continue’ button (ER-1)</text:span></text:p>
            <text:p/>
          </table:table-cell>
          <table:table-cell table:style-name="ce177" office:value-type="string" calcext:value-type="string">
            <text:p>Not Applicable</text:p>
          </table:table-cell>
          <table:table-cell table:style-name="ce174" office:value-type="string" calcext:value-type="string">
            <text:p>1. Warning message – ‘Warning: You must agree to the Privacy Policy!’ should be displayed</text:p>
          </table:table-cell>
          <table:table-cell table:style-name="ce33" office:value-type="string" calcext:value-type="string">
            <text:p>Warning message - 'Warning: You must agree to the Privacy Policy!' is displaye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13">
          <table:table-cell table:style-name="ce172" office:value-type="string" calcext:value-type="string">
            <text:p>TC_RF_22</text:p>
          </table:table-cell>
          <table:table-cell table:style-name="ce172" office:value-type="string" calcext:value-type="string">
            <text:p>TS_001</text:p>
            <text:p>Register</text:p>
            <text:p>Functionality</text:p>
          </table:table-cell>
          <table:table-cell table:style-name="ce174" office:value-type="string" calcext:value-type="string">
            <text:p>Validate the Password text entered into the ‘Password’ and ‘Password Confirm’ field of Register Account functionality is toggled to hide its visibility</text:p>
            <text:p/>
          </table:table-cell>
          <table:table-cell table:style-name="ce174" office:value-type="string" calcext:value-type="string">
            <text:p>5. Open the Application </text:p>
            <text:p>(http://demo.opencart.com) in any browser.</text:p>
          </table:table-cell>
          <table:table-cell table:style-name="ce174" office:value-type="string" calcext:value-type="string">
            <text:p>1. Click on ‘My Account’ Drop down menu</text:p>
            <text:p>2. Click on ‘Register’ option</text:p>
            <text:p>3. Enter some Password text into ‘Password’ and ‘Password Confirm’ fields (ER-1)</text:p>
          </table:table-cell>
          <table:table-cell table:style-name="ce177" office:value-type="string" calcext:value-type="string">
            <text:p>Not Applicable</text:p>
          </table:table-cell>
          <table:table-cell table:style-name="ce174" office:value-type="string" calcext:value-type="string">
            <text:p>1. Password text entered into ‘Password’ and ‘Password Confirm’ fields need to be toggled to hide its visibility (It should be hidden by displaying * or . Symbols)</text:p>
          </table:table-cell>
          <table:table-cell table:style-name="ce33" office:value-type="string" calcext:value-type="string">
            <text:p>Password text entered into 'Password' and 'Password Confirm' fields toggled to hide its visibilty (It is hidden by displaying . Symbols)</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34">
          <table:table-cell table:style-name="ce172" office:value-type="string" calcext:value-type="string">
            <text:p>TC_RF_23</text:p>
          </table:table-cell>
          <table:table-cell table:style-name="ce172" office:value-type="string" calcext:value-type="string">
            <text:p>TS_001</text:p>
            <text:p>Register</text:p>
            <text:p>Functionality</text:p>
          </table:table-cell>
          <table:table-cell table:style-name="ce174" office:value-type="string" calcext:value-type="string">
            <text:p>Validate navigating to other pages using the options or links provided on the ‘Register Account’ page</text:p>
          </table:table-cell>
          <table:table-cell table:style-name="ce174" office:value-type="string" calcext:value-type="string">
            <text:p>6. Open the Application </text:p>
            <text:p>(http://demo.opencart.com) in any browser.</text:p>
          </table:table-cell>
          <table:table-cell table:style-name="ce174" office:value-type="string" calcext:value-type="string">
            <text:p>1. Click on ‘My Account’ Drop down menu</text:p>
            <text:p>2. Click on ‘Register’ option</text:p>
            <text:p>3. Try clicking on ‘login page’ link, ‘privacy policy’ link, ‘Right Column’ options, ‘Menu’ options, Header and Footer options and any other options</text:p>
            <text:p/>
          </table:table-cell>
          <table:table-cell table:style-name="ce177" office:value-type="string" calcext:value-type="string">
            <text:p>Not Applicable</text:p>
          </table:table-cell>
          <table:table-cell table:style-name="ce174" office:value-type="string" calcext:value-type="string">
            <text:p>1. User should be navigated to the respective pages whitout any problems</text:p>
          </table:table-cell>
          <table:table-cell table:style-name="ce33" office:value-type="string" calcext:value-type="string">
            <text:p>User is navigated to the respective pages without any problems</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14">
          <table:table-cell table:style-name="ce172" office:value-type="string" calcext:value-type="string">
            <text:p>TC_RF_24</text:p>
          </table:table-cell>
          <table:table-cell table:style-name="ce172" office:value-type="string" calcext:value-type="string">
            <text:p>TS_001</text:p>
            <text:p>Register</text:p>
            <text:p>Functionality</text:p>
          </table:table-cell>
          <table:table-cell table:style-name="ce174" office:value-type="string" calcext:value-type="string">
            <text:p>Validate Registering an Account, by filling ‘Password’ field and not ‘Password Confirm‘ field</text:p>
          </table:table-cell>
          <table:table-cell table:style-name="ce174" office:value-type="string" calcext:value-type="string">
            <text:p>7. Open the Application </text:p>
            <text:p>(http://demo.opencart.com) in any browser.</text:p>
          </table:table-cell>
          <table:table-cell table:style-name="ce174" office:value-type="string" calcext:value-type="string">
            <text:p>1. Click on ‘My Account’ Drop down menu</text:p>
            <text:p>2. Click on ‘Register’ option</text:p>
            <text:p>3. Enter new Account Details into all the Fields (First Name, Last Name, Email, Phone, Password, Newsletter, Privacy Policy Fields)</text:p>
            <text:p>4. Dont enter into ‘Password Confirm’ field</text:p>
            <text:p>5 Click on ‘Continue’ button (ER-1)</text:p>
            <text:p/>
          </table:table-cell>
          <table:table-cell table:style-name="ce177" office:value-type="string" calcext:value-type="string">
            <text:p>Not Applicable</text:p>
          </table:table-cell>
          <table:table-cell table:style-name="ce174" office:value-type="string" calcext:value-type="string">
            <text:p>1. Warning message – ‘Password confirmation does not match password!’ should be displayed under ‘Pasword Confirm’</text:p>
          </table:table-cell>
          <table:table-cell table:style-name="ce33" office:value-type="string" calcext:value-type="string">
            <text:p>Warning message - 'Password confirmation does not match password!' is displayed under 'Password Confirm' fiel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16">
          <table:table-cell table:style-name="ce172" office:value-type="string" calcext:value-type="string">
            <text:p>TC_RF_25</text:p>
          </table:table-cell>
          <table:table-cell table:style-name="ce172" office:value-type="string" calcext:value-type="string">
            <text:p>TS_001</text:p>
            <text:p>Register</text:p>
            <text:p>Functionality</text:p>
          </table:table-cell>
          <table:table-cell table:style-name="ce174" office:value-type="string" calcext:value-type="string">
            <text:p>Validate the Breadcrumb, Page Heading, Page URL, Page Title of ‘Register Account’ page</text:p>
            <text:p/>
          </table:table-cell>
          <table:table-cell table:style-name="ce174" office:value-type="string" calcext:value-type="string">
            <text:p>8. Open the Application </text:p>
            <text:p>(http://demo.opencart.com) in any browser.</text:p>
          </table:table-cell>
          <table:table-cell table:style-name="ce174" office:value-type="string" calcext:value-type="string">
            <text:p>1. Click on ‘My Account’ Drop down menu</text:p>
            <text:p><text:span text:style-name="T20">2. Click on ‘Register’ option (ER-1)</text:span></text:p>
          </table:table-cell>
          <table:table-cell table:style-name="ce177" office:value-type="string" calcext:value-type="string">
            <text:p>Not Applicable</text:p>
          </table:table-cell>
          <table:table-cell table:style-name="ce174" office:value-type="string" calcext:value-type="string">
            <text:p>1. Proper Breadcrumb, Page Heading, Page URL and Page Title should be displayed</text:p>
            <text:p/>
          </table:table-cell>
          <table:table-cell table:style-name="ce33" office:value-type="string" calcext:value-type="string">
            <text:p>Proper Breadcrumb, Page Heading, Page URL and Page Title are displayed</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row>
        <table:table-row table:style-name="ro16">
          <table:table-cell table:style-name="ce172" office:value-type="string" calcext:value-type="string">
            <text:p>TC_RF_26</text:p>
          </table:table-cell>
          <table:table-cell table:style-name="ce172" office:value-type="string" calcext:value-type="string">
            <text:p>TS_001</text:p>
            <text:p>Register</text:p>
            <text:p>Functionality</text:p>
            <text:p/>
          </table:table-cell>
          <table:table-cell table:style-name="ce174" office:value-type="string" calcext:value-type="string">
            <text:p>Validate the UI of the ‘Register Account’ page</text:p>
          </table:table-cell>
          <table:table-cell table:style-name="ce174" office:value-type="string" calcext:value-type="string">
            <text:p>9. Open the Application </text:p>
            <text:p>(http://demo.opencart.com) in any browser.</text:p>
          </table:table-cell>
          <table:table-cell table:style-name="ce174" office:value-type="string" calcext:value-type="string">
            <text:p><text:span text:style-name="T20">1. Click on ‘My Account’ Drop down menu</text:span></text:p>
            <text:p><text:span text:style-name="T20">2. Click on ‘Register’ option (ER-1)</text:span></text:p>
          </table:table-cell>
          <table:table-cell table:style-name="ce177" office:value-type="string" calcext:value-type="string">
            <text:p>Not Applicable</text:p>
          </table:table-cell>
          <table:table-cell table:style-name="ce174" office:value-type="string" calcext:value-type="string">
            <text:p>1. Proper and good UI shoul be displayed on the ‘Register Account’ page</text:p>
            <text:p/>
          </table:table-cell>
          <table:table-cell table:style-name="ce33" office:value-type="string" calcext:value-type="string">
            <text:p>Proper and good UI are displayed on the 'Register Account' page</text:p>
          </table:table-cell>
          <table:table-cell table:style-name="ce35" office:value-type="string" calcext:value-type="string">
            <text:p>P3</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16">
          <table:table-cell table:style-name="ce172" office:value-type="string" calcext:value-type="string">
            <text:p>TC_RF_27</text:p>
          </table:table-cell>
          <table:table-cell table:style-name="ce172" office:value-type="string" calcext:value-type="string">
            <text:p>TS_001</text:p>
            <text:p>Register</text:p>
            <text:p>Functionality</text:p>
            <text:p/>
          </table:table-cell>
          <table:table-cell table:style-name="ce174" office:value-type="string" calcext:value-type="string">
            <text:p>Validate ‘Register Account’ functionality in all the supported environments</text:p>
            <text:p/>
          </table:table-cell>
          <table:table-cell table:style-name="ce174" office:value-type="string" calcext:value-type="string">
            <text:p>10. Open the Application </text:p>
            <text:p>(http://demo.opencart.com) in any browser.</text:p>
          </table:table-cell>
          <table:table-cell table:style-name="ce174" office:value-type="string" calcext:value-type="string">
            <text:p>2. Click on ‘My Account’ Drop down menu</text:p>
            <text:p>2. Click on ‘Register’ option (ER-1)</text:p>
          </table:table-cell>
          <table:table-cell table:style-name="ce177" office:value-type="string" calcext:value-type="string">
            <text:p>Not Applicable</text:p>
          </table:table-cell>
          <table:table-cell table:style-name="ce174" office:value-type="string" calcext:value-type="string">
            <text:p>1. ‘Register Account’ functionality should work in all the supported environments</text:p>
            <text:p/>
          </table:table-cell>
          <table:table-cell table:style-name="ce33" office:value-type="string" calcext:value-type="string">
            <text:p>Register Account' functionality is working in all the supported environments</text:p>
          </table:table-cell>
          <table:table-cell table:style-name="ce35" office:value-type="string" calcext:value-type="string">
            <text:p>P2</text:p>
          </table:table-cell>
          <table:table-cell table:style-name="ce40" table:content-validation-name="val1" office:value-type="string" calcext:value-type="string">
            <text:p>PASS</text:p>
          </table:table-cell>
          <table:table-cell table:style-name="ce41"/>
          <table:table-cell table:number-columns-repeated="16373"/>
        </table:table-row>
        <table:table-row table:style-name="ro2" table:number-rows-repeated="1048547">
          <table:table-cell table:number-columns-repeated="16384"/>
        </table:table-row>
        <table:table-row table:style-name="ro2">
          <table:table-cell table:number-columns-repeated="16384"/>
        </table:table-row>
        <calcext:conditional-formats>
          <calcext:conditional-format calcext:target-range-address="Register.J2:Register.J28">
            <calcext:condition calcext:apply-style-name="ConditionalStyle_1782" calcext:value="contains-text(&quot;NOT TESTED&quot;)" calcext:base-cell-address="Register.J2"/>
            <calcext:condition calcext:apply-style-name="ConditionalStyle_1781" calcext:value="contains-text(&quot;BLOCKED&quot;)" calcext:base-cell-address="Register.J2"/>
            <calcext:condition calcext:apply-style-name="ConditionalStyle_1780" calcext:value="contains-text(&quot;FAIL&quot;)" calcext:base-cell-address="Register.J2"/>
            <calcext:condition calcext:apply-style-name="ConditionalStyle_1779" calcext:value="contains-text(&quot;PASS&quot;)" calcext:base-cell-address="Register.J2"/>
          </calcext:conditional-format>
        </calcext:conditional-formats>
      </table:table>
      <table:table table:name="Login" table:style-name="ta1">
        <table:table-column table:style-name="co20" table:default-cell-style-name="ce181"/>
        <table:table-column table:style-name="co93" table:default-cell-style-name="ce181"/>
        <table:table-column table:style-name="co94" table:default-cell-style-name="ce183"/>
        <table:table-column table:style-name="co95" table:default-cell-style-name="ce183"/>
        <table:table-column table:style-name="co96" table:default-cell-style-name="ce184"/>
        <table:table-column table:style-name="co97" table:default-cell-style-name="ce184"/>
        <table:table-column table:style-name="co98" table:default-cell-style-name="ce184"/>
        <table:table-column table:style-name="co99" table:default-cell-style-name="ce184"/>
        <table:table-column table:style-name="co100" table:default-cell-style-name="ce181"/>
        <table:table-column table:style-name="co101" table:default-cell-style-name="ce138"/>
        <table:table-column table:style-name="co102" table:default-cell-style-name="ce185"/>
        <table:table-column table:style-name="co62" table:number-columns-repeated="6"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cell table:number-columns-repeated="6"/>
        </table:table-row>
        <table:table-row table:style-name="ro14">
          <table:table-cell office:value-type="string" calcext:value-type="string">
            <text:p>TC_LF_01</text:p>
          </table:table-cell>
          <table:table-cell office:value-type="string" calcext:value-type="string">
            <text:p>TS_002</text:p>
            <text:p>Login Functionality</text:p>
          </table:table-cell>
          <table:table-cell office:value-type="string" calcext:value-type="string">
            <text:p>Validate loggin into Application with valid credentials</text:p>
            <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Login credentials for an existing account are required</text:span></text:p>
          </table:table-cell>
          <table:table-cell office:value-type="string" calcext:value-type="string">
            <text:p>1. Click on ‘My Account’ Dropdown menu</text:p>
            <text:p>2. Click on ‘Login’ option (ER-1)</text:p>
            <text:p>3. Enter valid Email into ‘E-Mail Address’ field - &lt; Refer Test Data &gt;</text:p>
            <text:p><text:span text:style-name="T20">4. Enter valid Password into ‘Password’ field - &lt; Refer Test Data &gt;</text:span></text:p>
            <text:p>5. Click on ‘Login’ button (ER-2)</text:p>
            <text:p/>
          </table:table-cell>
          <table:table-cell office:value-type="string" calcext:value-type="string">
            <text:p>Email: test@gmail.com</text:p>
            <text:p>Password: Test123!</text:p>
          </table:table-cell>
          <table:table-cell office:value-type="string" calcext:value-type="string">
            <text:p>1. User should be taken into ‘Login’ page</text:p>
            <text:p>2. User should logged in successfully and be redirected to ‘Account ‘page</text:p>
          </table:table-cell>
          <table:table-cell office:value-type="string" calcext:value-type="string">
            <text:p>1. User is navigated to Login page</text:p>
            <text:p>2. User got loged in and redirected to Account page</text:p>
          </table:table-cell>
          <table:table-cell office:value-type="string" calcext:value-type="string">
            <text:p>P1</text:p>
          </table:table-cell>
          <table:table-cell table:style-name="ce46" table:content-validation-name="val1" office:value-type="string" calcext:value-type="string">
            <text:p>PASS</text:p>
          </table:table-cell>
          <table:table-cell table:number-columns-repeated="7"/>
        </table:table-row>
        <table:table-row table:style-name="ro14">
          <table:table-cell office:value-type="string" calcext:value-type="string">
            <text:p>TC_LF_02</text:p>
          </table:table-cell>
          <table:table-cell office:value-type="string" calcext:value-type="string">
            <text:p>TS_002</text:p>
            <text:p>Login Functionality</text:p>
          </table:table-cell>
          <table:table-cell office:value-type="string" calcext:value-type="string">
            <text:p><text:span text:style-name="T22">Validate loggin into Application with invalid credentials (invalid email and password)</text:span></text:p>
            <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 </text:p>
            <text:p>2. Click on ‘Login’ option</text:p>
            <text:p><text:span text:style-name="T20">3. Enter invalid Email into ‘E-Mail Address’ field - &lt; Refer Test Data &gt;</text:span></text:p>
            <text:p><text:span text:style-name="T20">4. Enter invalid Password into ‘Password’ field - &lt; Refer Test Data &gt;</text:span></text:p>
            <text:p>5. Click on ‘Login’ button (ER-1)</text:p>
            <text:p/>
          </table:table-cell>
          <table:table-cell office:value-type="string" calcext:value-type="string">
            <text:p><text:span text:style-name="T20">Email: asdwe@gmail.com</text:span></text:p>
            <text:p><text:span text:style-name="T20">Password: asdwe123</text:span></text:p>
          </table:table-cell>
          <table:table-cell office:value-type="string" calcext:value-type="string">
            <text:p>1. Warning message – ‘Warning: wrong Email address and/or Password!’ should be displayed</text:p>
          </table:table-cell>
          <table:table-cell office:value-type="string" calcext:value-type="string">
            <text:p>1. Warning message as specified in expected result got displayed</text:p>
          </table:table-cell>
          <table:table-cell office:value-type="string" calcext:value-type="string">
            <text:p>P1</text:p>
          </table:table-cell>
          <table:table-cell table:content-validation-name="val1" office:value-type="string" calcext:value-type="string">
            <text:p>Pass</text:p>
          </table:table-cell>
          <table:table-cell table:number-columns-repeated="7"/>
        </table:table-row>
        <table:table-row table:style-name="ro14">
          <table:table-cell office:value-type="string" calcext:value-type="string">
            <text:p>TC_LF_03</text:p>
          </table:table-cell>
          <table:table-cell office:value-type="string" calcext:value-type="string">
            <text:p>TS_002</text:p>
            <text:p>Login Functionality</text:p>
          </table:table-cell>
          <table:table-cell office:value-type="string" calcext:value-type="string">
            <text:p>Validate loggin into Application with invalid Email and valid Password</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 </text:span></text:p>
            <text:p><text:span text:style-name="T22">2. Click on ‘Login’ option</text:span></text:p>
            <text:p><text:span text:style-name="T22">3. Enter invalid Email into ‘E-Mail Address’ field - &lt; Refer Test Data &gt;</text:span></text:p>
            <text:p><text:span text:style-name="T22">4. Enter valid Password into ‘Password’ field - &lt; Refer Test Data &gt;</text:span></text:p>
            <text:p><text:span text:style-name="T22">5. Click on ‘Login’ button (ER-1)</text:span></text:p>
            <text:p/>
          </table:table-cell>
          <table:table-cell office:value-type="string" calcext:value-type="string">
            <text:p><text:span text:style-name="T20">Email: asdwe@gmail.com</text:span></text:p>
            <text:p><text:span text:style-name="T20">Password: Test123!</text:span></text:p>
          </table:table-cell>
          <table:table-cell office:value-type="string" calcext:value-type="string">
            <text:p>1. Warning message – ‘Warning: wrong Email address and/or Password!’ should be displayed</text:p>
          </table:table-cell>
          <table:table-cell office:value-type="string" calcext:value-type="string">
            <text:p>1. Warning message as specified in expected result got displayed</text:p>
          </table:table-cell>
          <table:table-cell office:value-type="string" calcext:value-type="string">
            <text:p>P1</text:p>
          </table:table-cell>
          <table:table-cell table:content-validation-name="val1" office:value-type="string" calcext:value-type="string">
            <text:p>Pass</text:p>
          </table:table-cell>
          <table:table-cell table:number-columns-repeated="7"/>
        </table:table-row>
        <table:table-row table:style-name="ro14">
          <table:table-cell office:value-type="string" calcext:value-type="string">
            <text:p>TC_LF_04</text:p>
          </table:table-cell>
          <table:table-cell office:value-type="string" calcext:value-type="string">
            <text:p>TS_002</text:p>
            <text:p>Login Functionality</text:p>
          </table:table-cell>
          <table:table-cell office:value-type="string" calcext:value-type="string">
            <text:p>Validate loggin into Application with valid Email and invalid Password</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 </text:span></text:p>
            <text:p><text:span text:style-name="T22">2. Click on ‘Login’ option</text:span></text:p>
            <text:p><text:span text:style-name="T22">3. Enter valid Email into ‘E-Mail Address’ field - &lt; Refer Test Data &gt;</text:span></text:p>
            <text:p><text:span text:style-name="T22">4. Enter invalid Password into ‘Password’ field - &lt; Refer Test Data &gt;</text:span></text:p>
            <text:p><text:span text:style-name="T22">5. Click on ‘Login’ button (ER-1)</text:span></text:p>
            <text:p/>
          </table:table-cell>
          <table:table-cell office:value-type="string" calcext:value-type="string">
            <text:p>Email: test@gmail.com</text:p>
            <text:p><text:span text:style-name="T20">Password: asdwe123</text:span></text:p>
          </table:table-cell>
          <table:table-cell office:value-type="string" calcext:value-type="string">
            <text:p>1. Warning message – ‘Warning: wrong Email address and/or Password!’ should be displayed</text:p>
          </table:table-cell>
          <table:table-cell office:value-type="string" calcext:value-type="string">
            <text:p>1. Warning message as specified in expected result got displayed</text:p>
          </table:table-cell>
          <table:table-cell office:value-type="string" calcext:value-type="string">
            <text:p>P1</text:p>
          </table:table-cell>
          <table:table-cell table:content-validation-name="val1" office:value-type="string" calcext:value-type="string">
            <text:p>Pass</text:p>
          </table:table-cell>
          <table:table-cell table:number-columns-repeated="7"/>
        </table:table-row>
        <table:table-row table:style-name="ro34">
          <table:table-cell office:value-type="string" calcext:value-type="string">
            <text:p>TC_LF_05</text:p>
          </table:table-cell>
          <table:table-cell office:value-type="string" calcext:value-type="string">
            <text:p>TS_002</text:p>
            <text:p>Login Functionality</text:p>
          </table:table-cell>
          <table:table-cell office:value-type="string" calcext:value-type="string">
            <text:p>Validate loggin into Application without providing any credentials</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 </text:span></text:p>
            <text:p><text:span text:style-name="T22">2. Click on ‘Login’ option</text:span></text:p>
            <text:p><text:span text:style-name="T22">3. Leave ‘E-Mail’ field empty</text:span></text:p>
            <text:p><text:span text:style-name="T22">4. Leave ‘Password’ field empty</text:span></text:p>
            <text:p><text:span text:style-name="T22">5. Click on ‘Login’ button (ER-1)</text:span></text:p>
            <text:p/>
          </table:table-cell>
          <table:table-cell office:value-type="string" calcext:value-type="string">
            <text:p>Not Applicable</text:p>
          </table:table-cell>
          <table:table-cell office:value-type="string" calcext:value-type="string">
            <text:p>1. Warning message – ‘Warning: wrong Email address and/or Password!’ should be displayed</text:p>
          </table:table-cell>
          <table:table-cell office:value-type="string" calcext:value-type="string">
            <text:p>1. Warning message as specified in expected result got displayed</text:p>
          </table:table-cell>
          <table:table-cell office:value-type="string" calcext:value-type="string">
            <text:p>P1</text:p>
          </table:table-cell>
          <table:table-cell table:content-validation-name="val1" office:value-type="string" calcext:value-type="string">
            <text:p>Pass</text:p>
          </table:table-cell>
          <table:table-cell table:number-columns-repeated="7"/>
        </table:table-row>
        <table:table-row table:style-name="ro13">
          <table:table-cell office:value-type="string" calcext:value-type="string">
            <text:p>TC_LF_06</text:p>
          </table:table-cell>
          <table:table-cell office:value-type="string" calcext:value-type="string">
            <text:p>TS_002</text:p>
            <text:p>Login Functionality</text:p>
          </table:table-cell>
          <table:table-cell office:value-type="string" calcext:value-type="string">
            <text:p>Validate ‘Forgotten Password’ link is avalible at Login page and its working</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 (ER-1)</text:p>
            <text:p>3. Click on ‘Forgotten Password’ (ER-2)</text:p>
          </table:table-cell>
          <table:table-cell office:value-type="string" calcext:value-type="string">
            <text:p>Not Applicable</text:p>
          </table:table-cell>
          <table:table-cell office:value-type="string" calcext:value-type="string">
            <text:p>1. User should be taken into ‘Login’ page and ‘Forgotten Password’ should be displayed</text:p>
            <text:p>2. User should be redirected to ‘Forgotten Password’ page</text:p>
            <text:p/>
          </table:table-cell>
          <table:table-cell office:value-type="string" calcext:value-type="string">
            <text:p>1. User is navigated to Login page and ‘Forgotten Password’ link is displayed </text:p>
            <text:p>2. User is navigated to Forgotten Password page</text:p>
            <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14">
          <table:table-cell office:value-type="string" calcext:value-type="string">
            <text:p>TC_LF_07</text:p>
          </table:table-cell>
          <table:table-cell office:value-type="string" calcext:value-type="string">
            <text:p>TS_002</text:p>
            <text:p>Login Functionality</text:p>
          </table:table-cell>
          <table:table-cell office:value-type="string" calcext:value-type="string">
            <text:p>Validate loggin into Application by using the Keyboard keys(Tab and Enter)</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text:span></text:p>
            <text:p><text:span text:style-name="T22">2. Click on ‘Login’ option</text:span></text:p>
            <text:p><text:span text:style-name="T22">3. Press Tab key until cursor is into ‘E-Mail Address’ field and enter valid Email- &lt; Refer Test Data &gt; (ER-1)</text:span></text:p>
            <text:p><text:span text:style-name="T20">4. Press Tab key until cursor is into</text:span><text:span text:style-name="T22"> ‘Password’ field and enter valid Password- &lt; Refer Test Data &gt; (ER-1)</text:span></text:p>
            <text:p><text:span text:style-name="T22">5. Click on ‘Login’ button (ER-2)</text:span></text:p>
            <text:p/>
          </table:table-cell>
          <table:table-cell office:value-type="string" calcext:value-type="string">
            <text:p><text:span text:style-name="T20">Email: test@gmail.com</text:span></text:p>
            <text:p><text:span text:style-name="T20">Password: Test123!</text:span></text:p>
          </table:table-cell>
          <table:table-cell office:value-type="string" calcext:value-type="string">
            <text:p>1. User shoul be able to change fields by pressing Tab key</text:p>
            <text:p>2. User shoul be able to login into Application</text:p>
          </table:table-cell>
          <table:table-cell office:value-type="string" calcext:value-type="string">
            <text:p>1. User is able to change fields with Tab key</text:p>
            <text:p>2. User is able to login</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35">
          <table:table-cell office:value-type="string" calcext:value-type="string">
            <text:p>TC_LF_08</text:p>
          </table:table-cell>
          <table:table-cell office:value-type="string" calcext:value-type="string">
            <text:p>TS_002</text:p>
            <text:p>Login Functionality</text:p>
          </table:table-cell>
          <table:table-cell office:value-type="string" calcext:value-type="string">
            <text:p>Validate all the fields in the Login page have the proper placeholders</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 (ER-1)</text:p>
          </table:table-cell>
          <table:table-cell office:value-type="string" calcext:value-type="string">
            <text:p>Not Applicable</text:p>
          </table:table-cell>
          <table:table-cell office:value-type="string" calcext:value-type="string">
            <text:p>1. Proper Placeholder text should be displayed into ‘E-Mail’ and ‘Password’ fields</text:p>
          </table:table-cell>
          <table:table-cell office:value-type="string" calcext:value-type="string">
            <text:p><text:span text:style-name="T20">1. Proper Placeholder text is displayed for ‘E-Mail’ and ‘Password’ fields</text:span></text:p>
            <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7">
          <table:table-cell office:value-type="string" calcext:value-type="string">
            <text:p>TC_LF_09</text:p>
          </table:table-cell>
          <table:table-cell office:value-type="string" calcext:value-type="string">
            <text:p>TS_002</text:p>
            <text:p>Login Functionality</text:p>
          </table:table-cell>
          <table:table-cell office:value-type="string" calcext:value-type="string">
            <text:p>Validate the number of unsuccessful login atempts</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 </text:span></text:p>
            <text:p><text:span text:style-name="T22">2. Click on ‘Login’ option</text:span></text:p>
            <text:p><text:span text:style-name="T22">3. Enter invalid Email into ‘E-Mail Address’ field - &lt; Refer Test Data &gt;</text:span></text:p>
            <text:p><text:span text:style-name="T22">4. Enter invalid Password into ‘Password’ field - &lt; Refer Test Data &gt;</text:span></text:p>
            <text:p><text:span text:style-name="T22">5. Click on ‘Login’ button</text:span></text:p>
            <text:p><text:span text:style-name="T22">6. Repeat step 5, 4 times (ER-1, ER-2)</text:span></text:p>
            <text:p/>
          </table:table-cell>
          <table:table-cell office:value-type="string" calcext:value-type="string">
            <text:p><text:span text:style-name="T20">Email: asdwe@gmail.com</text:span></text:p>
            <text:p><text:span text:style-name="T20">Password: asdwe123</text:span></text:p>
          </table:table-cell>
          <table:table-cell office:value-type="string" calcext:value-type="string">
            <text:p>1. After each attempt User should be notified how many attempts he/she has left</text:p>
            <text:p><text:span text:style-name="T20">2. Warning message: ‘</text:span><text:span text:style-name="T23"> Warning: Your account has exceeded allowed number of login attempts. Please try again in 1 hour.’ should be displayed after three atempts</text:span></text:p>
          </table:table-cell>
          <table:table-cell office:value-type="string" calcext:value-type="string">
            <text:p>1. Application provide infinite amount of incorrect attempts. </text:p>
            <text:p>2. No warning message is displayed</text:p>
          </table:table-cell>
          <table:table-cell office:value-type="string" calcext:value-type="string">
            <text:p>P3</text:p>
          </table:table-cell>
          <table:table-cell table:content-validation-name="val1" office:value-type="string" calcext:value-type="string">
            <text:p>FAIL</text:p>
          </table:table-cell>
          <table:table-cell table:style-name="ce181" office:value-type="string" calcext:value-type="string">
            <text:p>OPENCART-BUG-1</text:p>
          </table:table-cell>
          <table:table-cell table:number-columns-repeated="6"/>
        </table:table-row>
        <table:table-row table:style-name="ro32">
          <table:table-cell office:value-type="string" calcext:value-type="string">
            <text:p>TC_LF_10</text:p>
          </table:table-cell>
          <table:table-cell office:value-type="string" calcext:value-type="string">
            <text:p>TS_002</text:p>
            <text:p>Login Functionality</text:p>
          </table:table-cell>
          <table:table-cell office:value-type="string" calcext:value-type="string">
            <text:p>Validate pasting text into Email and Password fields</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0">1. Click on ‘My Account’ Dropdown menu</text:span></text:p>
            <text:p><text:span text:style-name="T20">2. Click on ‘Login’ option</text:span></text:p>
            <text:p><text:span text:style-name="T20">3. Enter any text into ‘E-Mail’ field</text:span></text:p>
            <text:p><text:span text:style-name="T20">4. Select the text entered into ‘E-Mail’, right click on the mouse and select ‘Copy’ (ER-1)</text:span></text:p>
            <text:p><text:span text:style-name="T20">5. Select the text entered into ‘E-Mail’, press CTRL + C for ‘Copy’ (ER-1)</text:span></text:p>
            <text:p><text:span text:style-name="T20">3. Enter any text into ‘Password’ field</text:span></text:p>
            <text:p><text:span text:style-name="T20">4. Select the text entered into ‘Password’, right click on the mouse and select ‘Copy’ (ER-1)</text:span></text:p>
            <text:p><text:span text:style-name="T20">5. Select the text entered into ‘Password’, press CTRL + C for ‘Copy’ (ER-1)  </text:span></text:p>
          </table:table-cell>
          <table:table-cell office:value-type="string" calcext:value-type="string">
            <text:p><text:span text:style-name="T20">Email: test@gmail.com</text:span></text:p>
            <text:p><text:span text:style-name="T20">Password: Test123!</text:span></text:p>
          </table:table-cell>
          <table:table-cell office:value-type="string" calcext:value-type="string">
            <text:p>1. User should be able to paste text into the field</text:p>
            <text:p>2. User should be able to login into Application</text:p>
          </table:table-cell>
          <table:table-cell office:value-type="string" calcext:value-type="string">
            <text:p>1, User is able to paste text into Email and Password fields</text:p>
            <text:p>2. User is able to login</text:p>
          </table:table-cell>
          <table:table-cell office:value-type="string" calcext:value-type="string">
            <text:p>P2</text:p>
          </table:table-cell>
          <table:table-cell table:content-validation-name="val1" office:value-type="string" calcext:value-type="string">
            <text:p>Pass</text:p>
          </table:table-cell>
          <table:table-cell table:number-columns-repeated="7"/>
        </table:table-row>
        <table:table-row table:style-name="ro16">
          <table:table-cell office:value-type="string" calcext:value-type="string">
            <text:p>TC_LF_11</text:p>
          </table:table-cell>
          <table:table-cell office:value-type="string" calcext:value-type="string">
            <text:p>TS_002</text:p>
            <text:p>Login Functionality</text:p>
          </table:table-cell>
          <table:table-cell office:value-type="string" calcext:value-type="string">
            <text:p>Validate the text into Password field is toggled to hide its visibility</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text:p>
            <text:p>3. Enter any text into ‘Password’ field (ER-1)</text:p>
            <text:p/>
          </table:table-cell>
          <table:table-cell office:value-type="string" calcext:value-type="string">
            <text:p>Not Applicable</text:p>
          </table:table-cell>
          <table:table-cell office:value-type="string" calcext:value-type="string">
            <text:p>1. Password text entered into ‘Password’ field need to be toggled to hide its visibility (It should be hidden by displaying * or . Symbols)</text:p>
            <text:p/>
          </table:table-cell>
          <table:table-cell office:value-type="string" calcext:value-type="string">
            <text:p><text:span text:style-name="T20">1. ‘Password’ field is toggled to hide its visibility (its hidden by displaying * Symbols)</text:span></text:p>
            <text:p/>
          </table:table-cell>
          <table:table-cell office:value-type="string" calcext:value-type="string">
            <text:p>P2</text:p>
          </table:table-cell>
          <table:table-cell table:content-validation-name="val1" office:value-type="string" calcext:value-type="string">
            <text:p>Pass</text:p>
          </table:table-cell>
          <table:table-cell table:number-columns-repeated="7"/>
        </table:table-row>
        <table:table-row table:style-name="ro24">
          <table:table-cell office:value-type="string" calcext:value-type="string">
            <text:p>TC_LF_12</text:p>
          </table:table-cell>
          <table:table-cell office:value-type="string" calcext:value-type="string">
            <text:p>TS_002</text:p>
            <text:p>Login Functionality</text:p>
          </table:table-cell>
          <table:table-cell office:value-type="string" calcext:value-type="string">
            <text:p>Validate copying text from Email and Password fields</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text:span></text:p>
            <text:p><text:span text:style-name="T22">2. Click on ‘Login’ option</text:span></text:p>
            <text:p><text:span text:style-name="T22">3. Enter any text into ‘E-Mail’ field</text:span></text:p>
            <text:p><text:span text:style-name="T22">4. Select the text entered into ‘E-Mail’, right click on the mouse and select ‘Copy’ (ER-1)</text:span></text:p>
            <text:p><text:span text:style-name="T20">5. Select the text entered into ‘E-Mail’, press CTRL + C for ‘Copy’ (ER-1)</text:span></text:p>
            <text:p><text:span text:style-name="T20">3. Enter any text into ‘Password’ field</text:span></text:p>
            <text:p><text:span text:style-name="T20">4. Select the text entered into ‘Password’, right click on the mouse and select ‘Copy’ (ER-1)</text:span></text:p>
            <text:p><text:span text:style-name="T20">5. Select the text entered into ‘Password’, press CTRL + C for ‘Copy’ (ER-1)</text:span></text:p>
            <text:p/>
            <text:p/>
          </table:table-cell>
          <table:table-cell office:value-type="string" calcext:value-type="string">
            <text:p>Not Applicable</text:p>
          </table:table-cell>
          <table:table-cell office:value-type="string" calcext:value-type="string">
            <text:p>1. User should be able to copy text from the field</text:p>
          </table:table-cell>
          <table:table-cell office:value-type="string" calcext:value-type="string">
            <text:p>1. User is able to copy text from Email fields</text:p>
            <text:p>2. User is not able to copy text from Password field</text:p>
          </table:table-cell>
          <table:table-cell office:value-type="string" calcext:value-type="string">
            <text:p>P2</text:p>
          </table:table-cell>
          <table:table-cell table:content-validation-name="val1" office:value-type="string" calcext:value-type="string">
            <text:p>FAIL</text:p>
          </table:table-cell>
          <table:table-cell table:style-name="ce181" office:value-type="string" calcext:value-type="string">
            <text:p>OPENCART-BUG-2</text:p>
          </table:table-cell>
          <table:table-cell table:number-columns-repeated="6"/>
        </table:table-row>
        <table:table-row table:style-name="ro36">
          <table:table-cell office:value-type="string" calcext:value-type="string">
            <text:p>TC_LF_13</text:p>
          </table:table-cell>
          <table:table-cell office:value-type="string" calcext:value-type="string">
            <text:p>TS_002</text:p>
            <text:p>Login Functionality</text:p>
          </table:table-cell>
          <table:table-cell office:value-type="string" calcext:value-type="string">
            <text:p>Validate loggin into Application after changing the password</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text:p>
            <text:p><text:span text:style-name="T20">3. Enter valid Email into ‘E-Mail Address’ field - &lt; Refer Test Data &gt;</text:span></text:p>
            <text:p><text:span text:style-name="T20">4. Enter valid Password into ‘Password’ field - &lt; Refer Test Data &gt;</text:span></text:p>
            <text:p><text:span text:style-name="T20">5. Click on ‘Login’ button</text:span></text:p>
            <text:p><text:span text:style-name="T20">6. Click on ‘Change your password’ link</text:span></text:p>
            <text:p><text:span text:style-name="T20">7. Enter new password into ‘Password’ and ‘Password confirm’ fields</text:span></text:p>
            <text:p><text:span text:style-name="T20">8. Click on ‘Continue’ button</text:span></text:p>
            <text:p><text:span text:style-name="T20">9. Click on ‘My Account’ Dropdown menu and select ‘Logout’ option</text:span></text:p>
            <text:p><text:span text:style-name="T20">10. Repeat steps 1 to 5 (ER-1)</text:span></text:p>
            <text:p><text:span text:style-name="T20">11. Enter new credentials given in step 7 and click on ‘Login’ button (ER-2)</text:span></text:p>
            <text:p/>
          </table:table-cell>
          <table:table-cell office:value-type="string" calcext:value-type="string">
            <text:p><text:span text:style-name="T20">Email: test@gmail.com</text:span></text:p>
            <text:p><text:span text:style-name="T20">Password: Test123!</text:span></text:p>
          </table:table-cell>
          <table:table-cell office:value-type="string" calcext:value-type="string">
            <text:p>1. User should not be allowed to login</text:p>
            <text:p>2. User should be able to login</text:p>
          </table:table-cell>
          <table:table-cell office:value-type="string" calcext:value-type="string">
            <text:p>1. User is not able to login with the old password</text:p>
            <text:p>2. User is able to login with the new password</text:p>
          </table:table-cell>
          <table:table-cell office:value-type="string" calcext:value-type="string">
            <text:p>P2</text:p>
          </table:table-cell>
          <table:table-cell table:content-validation-name="val1" office:value-type="string" calcext:value-type="string">
            <text:p>Pass</text:p>
          </table:table-cell>
          <table:table-cell table:number-columns-repeated="7"/>
        </table:table-row>
        <table:table-row table:style-name="ro9">
          <table:table-cell office:value-type="string" calcext:value-type="string">
            <text:p>TC_LF_14</text:p>
          </table:table-cell>
          <table:table-cell office:value-type="string" calcext:value-type="string">
            <text:p>TS_002</text:p>
            <text:p>Login Functionality</text:p>
          </table:table-cell>
          <table:table-cell office:value-type="string" calcext:value-type="string">
            <text:p>Validate loggin the Application, closing the Browser without logginout and opening the Application in the Browser again</text:p>
            <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text:span></text:p>
            <text:p><text:span text:style-name="T22">2. Click on ‘Login’ option</text:span></text:p>
            <text:p><text:span text:style-name="T22">3. Enter valid Email into ‘E-Mail Address’ field - &lt; Refer Test Data &gt;</text:span></text:p>
            <text:p><text:span text:style-name="T22">4. Enter valid Password into ‘Password’ field - &lt; Refer Test Data &gt;</text:span></text:p>
            <text:p><text:span text:style-name="T22">5. Click on ‘Login’ button</text:span></text:p>
            <text:p><text:span text:style-name="T22">6. Close the Browser</text:span></text:p>
            <text:p><text:span text:style-name="T22">7. Open the Browser and open the Application (ER-1 </text:span></text:p>
            <text:p/>
          </table:table-cell>
          <table:table-cell office:value-type="string" calcext:value-type="string">
            <text:p><text:span text:style-name="T20">Email: test@gmail.com</text:span></text:p>
            <text:p><text:span text:style-name="T20">Password: Test123!</text:span></text:p>
          </table:table-cell>
          <table:table-cell office:value-type="string" calcext:value-type="string">
            <text:p>1. User should be loggedin</text:p>
          </table:table-cell>
          <table:table-cell office:value-type="string" calcext:value-type="string">
            <text:p>1. User is still logged after reopening the browser</text:p>
          </table:table-cell>
          <table:table-cell office:value-type="string" calcext:value-type="string">
            <text:p>P2</text:p>
          </table:table-cell>
          <table:table-cell table:content-validation-name="val1" office:value-type="string" calcext:value-type="string">
            <text:p>Pass</text:p>
          </table:table-cell>
          <table:table-cell table:number-columns-repeated="7"/>
        </table:table-row>
        <table:table-row table:style-name="ro12">
          <table:table-cell office:value-type="string" calcext:value-type="string">
            <text:p>TC_LF_15</text:p>
          </table:table-cell>
          <table:table-cell office:value-type="string" calcext:value-type="string">
            <text:p>TS_002</text:p>
            <text:p>Login Functionality</text:p>
          </table:table-cell>
          <table:table-cell office:value-type="string" calcext:value-type="string">
            <text:p>Validate timeout of the Login Session</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text:span></text:p>
            <text:p><text:span text:style-name="T22">2. Click on ‘Login’ option</text:span></text:p>
            <text:p><text:span text:style-name="T22">3. Enter valid Email into ‘E-Mail Address’ field - &lt; Refer Test Data &gt;</text:span></text:p>
            <text:p><text:span text:style-name="T22">4. Enter valid Password into ‘Password’ field - &lt; Refer Test Data &gt;</text:span></text:p>
            <text:p><text:span text:style-name="T22">5. Click on ‘Login’ button</text:span></text:p>
            <text:p><text:span text:style-name="T22">6. Wait minimum 30 minutes without performing anything on the Application</text:span></text:p>
            <text:p><text:span text:style-name="T22">7. Perform any action on the Application (ER-1)</text:span></text:p>
            <text:p/>
          </table:table-cell>
          <table:table-cell office:value-type="string" calcext:value-type="string">
            <text:p><text:span text:style-name="T20">Email: test@gmail.com</text:span></text:p>
            <text:p><text:span text:style-name="T20">Password: Test123!</text:span></text:p>
          </table:table-cell>
          <table:table-cell office:value-type="string" calcext:value-type="string">
            <text:p>1. User should get automatically logged out with a proper message stating your session got expired</text:p>
          </table:table-cell>
          <table:table-cell office:value-type="string" calcext:value-type="string">
            <text:p>1. User is not getting automatically logged out with prorper message stating ‘Your session got expired’</text:p>
          </table:table-cell>
          <table:table-cell office:value-type="string" calcext:value-type="string">
            <text:p>P3</text:p>
          </table:table-cell>
          <table:table-cell table:content-validation-name="val1" office:value-type="string" calcext:value-type="string">
            <text:p>FAIL</text:p>
          </table:table-cell>
          <table:table-cell table:style-name="ce181" office:value-type="string" calcext:value-type="string">
            <text:p>OPENCART-BUG-3</text:p>
          </table:table-cell>
          <table:table-cell table:number-columns-repeated="6"/>
        </table:table-row>
        <table:table-row table:style-name="ro14">
          <table:table-cell office:value-type="string" calcext:value-type="string">
            <text:p>TC_LF_16</text:p>
          </table:table-cell>
          <table:table-cell office:value-type="string" calcext:value-type="string">
            <text:p>TS_002</text:p>
            <text:p>Login Functionality</text:p>
          </table:table-cell>
          <table:table-cell office:value-type="string" calcext:value-type="string">
            <text:p>Validate User is abble to navigate to different pages from the Login page</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text:p>
            <text:p>3. Click on ‘Continue’ button, under ‘New Customer’ section (ER-1)</text:p>
            <text:p>4. Navigate back to ‘Login’ page and click on different options (Right Column options, Header options, Menu options, Footer options and any other options) (ER-2)</text:p>
            <text:p/>
          </table:table-cell>
          <table:table-cell office:value-type="string" calcext:value-type="string">
            <text:p>Not Applicable</text:p>
          </table:table-cell>
          <table:table-cell office:value-type="string" calcext:value-type="string">
            <text:p>1. User should be redirected to ‘Register Account’ page</text:p>
            <text:p>2. User should be redirected to the appropriate pages</text:p>
          </table:table-cell>
          <table:table-cell office:value-type="string" calcext:value-type="string">
            <text:p>1. User is navigated to Register Account page</text:p>
            <text:p>2. From Register Account page user is able to navigate to different pages</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14">
          <table:table-cell office:value-type="string" calcext:value-type="string">
            <text:p>TC_LF_17</text:p>
          </table:table-cell>
          <table:table-cell office:value-type="string" calcext:value-type="string">
            <text:p>TS_002</text:p>
            <text:p>Login Functionality</text:p>
          </table:table-cell>
          <table:table-cell office:value-type="string" calcext:value-type="string">
            <text:p>Validate the different ways of navigating to the Login page</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Validate all the below ways of navigating to the ‘Login‘ page:</text:p>
            <text:p>1. Select ‘Login’ option from the ‘My Account’ dropdown menu (ER-1)</text:p>
            <text:p>2. Click on ‘Login’ from the ‘Right Column’ options (ER-1)</text:p>
            <text:p><text:span text:style-name="T20">3. Select ‘Register Account’  from the ‘My Account’ dropdown menu and click on ‘Login’ option from the ‘Right Column’ options (ER-1)</text:span></text:p>
            <text:p/>
          </table:table-cell>
          <table:table-cell office:value-type="string" calcext:value-type="string">
            <text:p>Not Applicable</text:p>
          </table:table-cell>
          <table:table-cell office:value-type="string" calcext:value-type="string">
            <text:p>1. User should be redirected to ‘Login’ page</text:p>
          </table:table-cell>
          <table:table-cell office:value-type="string" calcext:value-type="string">
            <text:p>1. User is navigated to the Login page</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35">
          <table:table-cell office:value-type="string" calcext:value-type="string">
            <text:p>TC_LF_18</text:p>
          </table:table-cell>
          <table:table-cell office:value-type="string" calcext:value-type="string">
            <text:p>TS_002</text:p>
            <text:p>Login Functionality</text:p>
          </table:table-cell>
          <table:table-cell office:value-type="string" calcext:value-type="string">
            <text:p>Validate the Breadcrumb, Page Heading, Page Title and Page URL of the Login page</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 (ER-1)</text:p>
            <text:p/>
          </table:table-cell>
          <table:table-cell office:value-type="string" calcext:value-type="string">
            <text:p>Not Applicable</text:p>
          </table:table-cell>
          <table:table-cell office:value-type="string" calcext:value-type="string">
            <text:p>1. Proper Breadcrumb, Page Heading, Page URL and Page Title should be displayed</text:p>
          </table:table-cell>
          <table:table-cell office:value-type="string" calcext:value-type="string">
            <text:p>1. Proper Breadcrumb, Page Heading, Page URL and Page Title are displayed</text:p>
            <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35">
          <table:table-cell office:value-type="string" calcext:value-type="string">
            <text:p>TC_LF_19</text:p>
          </table:table-cell>
          <table:table-cell office:value-type="string" calcext:value-type="string">
            <text:p>TS_002</text:p>
            <text:p>Login Functionality</text:p>
          </table:table-cell>
          <table:table-cell office:value-type="string" calcext:value-type="string">
            <text:p>Validate the UI of the Login page</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1. Click on ‘My Account’ Dropdown menu</text:p>
            <text:p>2. Click on ‘Login’ option (ER-1)</text:p>
          </table:table-cell>
          <table:table-cell office:value-type="string" calcext:value-type="string">
            <text:p>Not Applicable</text:p>
          </table:table-cell>
          <table:table-cell office:value-type="string" calcext:value-type="string">
            <text:p><text:span text:style-name="T22">1. Proper and good UI shoul be displayed on the ‘Login’ page</text:span></text:p>
            <text:p/>
          </table:table-cell>
          <table:table-cell office:value-type="string" calcext:value-type="string">
            <text:p><text:span text:style-name="T22">1. Proper and good UI are displayed on the ‘Login’ page</text:span></text:p>
            <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35">
          <table:table-cell office:value-type="string" calcext:value-type="string">
            <text:p>TC_LF_20</text:p>
          </table:table-cell>
          <table:table-cell office:value-type="string" calcext:value-type="string">
            <text:p>TS_002</text:p>
            <text:p>Login Functionality</text:p>
          </table:table-cell>
          <table:table-cell office:value-type="string" calcext:value-type="string">
            <text:p><text:span text:style-name="T22">Validate Login page functionality in all the supported environments</text:span></text:p>
            <text:p/>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office:value-type="string" calcext:value-type="string">
            <text:p><text:span text:style-name="T22">1. Click on ‘My Account’ Dropdown menu</text:span></text:p>
            <text:p><text:span text:style-name="T22">2. Click on ‘Login’ option (ER-1)</text:span></text:p>
            <text:p/>
          </table:table-cell>
          <table:table-cell office:value-type="string" calcext:value-type="string">
            <text:p>Not Applicable</text:p>
          </table:table-cell>
          <table:table-cell office:value-type="string" calcext:value-type="string">
            <text:p><text:span text:style-name="T22">1. ‘Login’ functionality should work in all the supported environments</text:span></text:p>
            <text:p/>
          </table:table-cell>
          <table:table-cell office:value-type="string" calcext:value-type="string">
            <text:p><text:span text:style-name="T20">1. ‘Login’ functionality is working in all the supported environments</text:span></text:p>
            <text:p/>
          </table:table-cell>
          <table:table-cell office:value-type="string" calcext:value-type="string">
            <text:p>P3</text:p>
          </table:table-cell>
          <table:table-cell table:content-validation-name="val1" office:value-type="string" calcext:value-type="string">
            <text:p>Pass</text:p>
          </table:table-cell>
          <table:table-cell table:number-columns-repeated="7"/>
        </table:table-row>
        <table:table-row table:style-name="ro35">
          <table:table-cell office:value-type="string" calcext:value-type="string">
            <text:p>TC_LF_21</text:p>
          </table:table-cell>
          <table:table-cell office:value-type="string" calcext:value-type="string">
            <text:p>TS_002</text:p>
            <text:p>Login Functionality</text:p>
          </table:table-cell>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table:table-cell office:value-type="string" calcext:value-type="string">
            <text:p>Not Applicable</text:p>
          </table:table-cell>
          <table:table-cell table:number-columns-repeated="3"/>
          <table:table-cell table:style-name="ce185"/>
          <table:table-cell table:number-columns-repeated="7"/>
        </table:table-row>
        <table:table-row table:style-name="ro35">
          <table:table-cell office:value-type="string" calcext:value-type="string">
            <text:p>TC_LF_22</text:p>
          </table:table-cell>
          <table:table-cell office:value-type="string" calcext:value-type="string">
            <text:p>TS_002</text:p>
            <text:p>Login Functionality</text:p>
          </table:table-cell>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table:table-cell office:value-type="string" calcext:value-type="string">
            <text:p>Not Applicable</text:p>
          </table:table-cell>
          <table:table-cell table:number-columns-repeated="3"/>
          <table:table-cell table:style-name="ce185"/>
          <table:table-cell table:number-columns-repeated="7"/>
        </table:table-row>
        <table:table-row table:style-name="ro35">
          <table:table-cell office:value-type="string" calcext:value-type="string">
            <text:p>TC_LF_23</text:p>
          </table:table-cell>
          <table:table-cell office:value-type="string" calcext:value-type="string">
            <text:p>TS_002</text:p>
            <text:p>Login Functionality</text:p>
          </table:table-cell>
          <table:table-cell/>
          <table:table-cell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able:table-cell>
          <table:table-cell/>
          <table:table-cell office:value-type="string" calcext:value-type="string">
            <text:p>Not Applicable</text:p>
          </table:table-cell>
          <table:table-cell table:number-columns-repeated="3"/>
          <table:table-cell table:style-name="ce185"/>
          <table:table-cell table:number-columns-repeated="7"/>
        </table:table-row>
        <table:table-row table:style-name="ro2" table:number-rows-repeated="9">
          <table:table-cell table:style-name="ce182" table:number-columns-repeated="11"/>
          <table:table-cell table:number-columns-repeated="6"/>
        </table:table-row>
        <table:table-row table:style-name="ro2" table:number-rows-repeated="7">
          <table:table-cell table:style-name="Default" table:number-columns-repeated="10"/>
          <table:table-cell table:style-name="ce116"/>
          <table:table-cell table:number-columns-repeated="6"/>
        </table:table-row>
        <table:table-row table:style-name="ro2">
          <table:table-cell table:style-name="Default" table:number-columns-repeated="10"/>
          <table:table-cell table:style-name="ce116"/>
          <table:table-cell table:number-columns-repeated="6"/>
        </table:table-row>
        <calcext:conditional-formats>
          <calcext:conditional-format calcext:target-range-address="Login.J2:Login.J21">
            <calcext:condition calcext:apply-style-name="ConditionalStyle_1782" calcext:value="contains-text(&quot;NOT TESTED&quot;)" calcext:base-cell-address="Login.J2"/>
            <calcext:condition calcext:apply-style-name="ConditionalStyle_1781" calcext:value="contains-text(&quot;BLOCKED&quot;)" calcext:base-cell-address="Login.J2"/>
            <calcext:condition calcext:apply-style-name="ConditionalStyle_1780" calcext:value="contains-text(&quot;FAIL&quot;)" calcext:base-cell-address="Login.J2"/>
            <calcext:condition calcext:apply-style-name="ConditionalStyle_1779" calcext:value="contains-text(&quot;PASS&quot;)" calcext:base-cell-address="Login.J2"/>
          </calcext:conditional-format>
        </calcext:conditional-formats>
      </table:table>
      <table:table table:name="Logout" table:style-name="ta1">
        <table:table-column table:style-name="co20" table:default-cell-style-name="ce116"/>
        <table:table-column table:style-name="co31" table:default-cell-style-name="ce116"/>
        <table:table-column table:style-name="co32" table:default-cell-style-name="ce116"/>
        <table:table-column table:style-name="co103" table:default-cell-style-name="ce116"/>
        <table:table-column table:style-name="co34" table:default-cell-style-name="ce116"/>
        <table:table-column table:style-name="co35" table:default-cell-style-name="ce116"/>
        <table:table-column table:style-name="co36" table:default-cell-style-name="ce116"/>
        <table:table-column table:style-name="co104" table:default-cell-style-name="ce116"/>
        <table:table-column table:style-name="co38" table:default-cell-style-name="ce116"/>
        <table:table-column table:style-name="co39" table:default-cell-style-name="ce116"/>
        <table:table-column table:style-name="co20"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3">
          <table:table-cell table:style-name="ce177" office:value-type="string" calcext:value-type="string">
            <text:p>TC_LF_001</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Loggin out by selecting Logout option from ‘My Account’ dropmenu</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text:span></text:p>
            <text:p/>
          </table:table-cell>
          <table:table-cell table:style-name="ce174" office:value-type="string" calcext:value-type="string">
            <text:p>1. Click on ‘My Account’ dropmenu</text:p>
            <text:p>2. Select ‘Logout’ option (ER-1)</text:p>
            <text:p>3. Click on ‘Continue’ button (ER-1)</text:p>
            <text:p/>
          </table:table-cell>
          <table:table-cell table:style-name="ce177" office:value-type="string" calcext:value-type="string">
            <text:p>Not Applicable</text:p>
          </table:table-cell>
          <table:table-cell table:style-name="ce174" office:value-type="string" calcext:value-type="string">
            <text:p>1. User should be Logged out, redirected to ‘Account Logout’ page and proper message shoul be displayed ‘You have been logged of your account’</text:p>
            <text:p>2. User shoul be redirected to the home page</text:p>
            <text:p/>
          </table:table-cell>
          <table:table-cell table:style-name="ce174" office:value-type="string" calcext:value-type="string">
            <text:p>1. User is Logged out and taken to Account Logout page with appropriate messages</text:p>
            <text:p/>
            <text:p/>
          </table:table-cell>
          <table:table-cell table:style-name="ce181" office:value-type="string" calcext:value-type="string">
            <text:p>P1</text:p>
          </table:table-cell>
          <table:table-cell table:style-name="ce145" table:content-validation-name="val1" office:value-type="string" calcext:value-type="string">
            <text:p>PASS</text:p>
          </table:table-cell>
          <table:table-cell table:style-name="ce174"/>
        </table:table-row>
        <table:table-row table:style-name="ro34">
          <table:table-cell table:style-name="ce177" office:value-type="string" calcext:value-type="string">
            <text:p>TC_LF_002</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Loggin out by selecting Logout option from ‘Right Column’ options</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 and in ‘My Account’ page</text:span></text:p>
            <text:p/>
          </table:table-cell>
          <table:table-cell table:style-name="ce174" office:value-type="string" calcext:value-type="string">
            <text:p>1. Click on ‘Logout’ option from the Right Column (ER-1)</text:p>
            <text:p>2. Click on ‘Continue’ button (ER-1)</text:p>
          </table:table-cell>
          <table:table-cell table:style-name="ce177" office:value-type="string" calcext:value-type="string">
            <text:p>Not Applicable</text:p>
          </table:table-cell>
          <table:table-cell table:style-name="ce174" office:value-type="string" calcext:value-type="string">
            <text:p><text:span text:style-name="T20">1. User should be Logged out, redirected to ‘Account Logout’ page and proper message shoul be displayed ‘You have been logged of your account’</text:span></text:p>
            <text:p><text:span text:style-name="T20">2. User shoul be redirected to the home page</text:span></text:p>
            <text:p/>
          </table:table-cell>
          <table:table-cell table:style-name="ce174" office:value-type="string" calcext:value-type="string">
            <text:p>1. User is Logged out and taken to Account Logout page with appropriate messages</text:p>
            <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3">
          <table:table-cell table:style-name="ce177" office:value-type="string" calcext:value-type="string">
            <text:p>TC_LF_003</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Application session, after loggin and closing the browser without logging out</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text:span></text:p>
            <text:p/>
          </table:table-cell>
          <table:table-cell table:style-name="ce174" office:value-type="string" calcext:value-type="string">
            <text:p>1. Close the Browser without Logging out</text:p>
            <text:p>2. Open the Browser and navigate to the Application (ER-1)</text:p>
          </table:table-cell>
          <table:table-cell table:style-name="ce177" office:value-type="string" calcext:value-type="string">
            <text:p>Not Applicable</text:p>
          </table:table-cell>
          <table:table-cell table:style-name="ce174" office:value-type="string" calcext:value-type="string">
            <text:p>1.Application should not get logged out, instead the User logged in session need to be maintained</text:p>
            <text:p/>
          </table:table-cell>
          <table:table-cell table:style-name="ce174" office:value-type="string" calcext:value-type="string">
            <text:p><text:span text:style-name="T20">1.Application is not get logged out, instead the User logged in session is maintained</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3">
          <table:table-cell table:style-name="ce177" office:value-type="string" calcext:value-type="string">
            <text:p>TC_LF_004</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Loggin out and browsing back</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text:span></text:p>
            <text:p/>
          </table:table-cell>
          <table:table-cell table:style-name="ce174" office:value-type="string" calcext:value-type="string">
            <text:p>1. Click on ‘My Account’ dropmenu </text:p>
            <text:p>2. Select ‘Logout’ option</text:p>
            <text:p>3. Click on Browser back button(ER-1) </text:p>
          </table:table-cell>
          <table:table-cell table:style-name="ce177" office:value-type="string" calcext:value-type="string">
            <text:p>Not Applicable</text:p>
          </table:table-cell>
          <table:table-cell table:style-name="ce174" office:value-type="string" calcext:value-type="string">
            <text:p>1. User should not be Logged</text:p>
          </table:table-cell>
          <table:table-cell table:style-name="ce174" office:value-type="string" calcext:value-type="string">
            <text:p>1. User is Logged out</text:p>
            <text:p>2. When back button is cklicket user is navigated to Login page</text:p>
          </table:table-cell>
          <table:table-cell table:style-name="ce181" office:value-type="string" calcext:value-type="string">
            <text:p>P1</text:p>
          </table:table-cell>
          <table:table-cell table:style-name="ce145" table:content-validation-name="val1" office:value-type="string" calcext:value-type="string">
            <text:p>PASS</text:p>
          </table:table-cell>
          <table:table-cell table:style-name="ce174"/>
        </table:table-row>
        <table:table-row table:style-name="ro16">
          <table:table-cell table:style-name="ce177" office:value-type="string" calcext:value-type="string">
            <text:p>TC_LF_005</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Loggin out option is not displayed under ‘My Account’ menu before logging in</text:p>
            <text:p/>
          </table:table-cell>
          <table:table-cell table:style-name="ce174" office:value-type="string" calcext:value-type="string">
            <text:p>1. Open the Application  (http://demo.opencart.com) in any browser.</text:p>
            <text:p/>
          </table:table-cell>
          <table:table-cell table:style-name="ce174" office:value-type="string" calcext:value-type="string">
            <text:p>1. Click on ‘My Account’ dropmenu (ER-1)</text:p>
            <text:p/>
          </table:table-cell>
          <table:table-cell table:style-name="ce177" office:value-type="string" calcext:value-type="string">
            <text:p>Not Applicable</text:p>
          </table:table-cell>
          <table:table-cell table:style-name="ce174" office:value-type="string" calcext:value-type="string">
            <text:p>1. Logout option should not be displayed under ‘My Account’ dropmenu</text:p>
            <text:p/>
          </table:table-cell>
          <table:table-cell table:style-name="ce174" office:value-type="string" calcext:value-type="string">
            <text:p><text:span text:style-name="T20">1. Loggin out option is not displayed under ‘My Account’ menu before logging in</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6">
          <table:table-cell table:style-name="ce177" office:value-type="string" calcext:value-type="string">
            <text:p>TC_LF_006</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Loggin out option is not displayed under ‘Right Column’ options before logging in </text:p>
            <text:p/>
          </table:table-cell>
          <table:table-cell table:style-name="ce174" office:value-type="string" calcext:value-type="string">
            <text:p><text:span text:style-name="T20">1. Open the Application  (http://demo.opencart.com) in any browser.</text:span></text:p>
            <text:p/>
          </table:table-cell>
          <table:table-cell table:style-name="ce174" office:value-type="string" calcext:value-type="string">
            <text:p><text:span text:style-name="T20">1. Click on ‘My Account’ dropmenu (ER-1) </text:span></text:p>
            <text:p/>
          </table:table-cell>
          <table:table-cell table:style-name="ce177" office:value-type="string" calcext:value-type="string">
            <text:p>Not Applicable</text:p>
          </table:table-cell>
          <table:table-cell table:style-name="ce174" office:value-type="string" calcext:value-type="string">
            <text:p><text:span text:style-name="T20">1. Logout option should not be displayed in to “Right Column’ options</text:span></text:p>
            <text:p/>
          </table:table-cell>
          <table:table-cell table:style-name="ce174" office:value-type="string" calcext:value-type="string">
            <text:p><text:span text:style-name="T20">1. Loggin out option is not displayed under ‘Right Column’ options before logging in </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3">
          <table:table-cell table:style-name="ce177" office:value-type="string" calcext:value-type="string">
            <text:p>TC_LF_007</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Account Logout’ page</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text:span></text:p>
            <text:p/>
          </table:table-cell>
          <table:table-cell table:style-name="ce174" office:value-type="string" calcext:value-type="string">
            <text:p>1. Click on ‘My Account’ dropmenu</text:p>
            <text:p>2. Select ‘Logout’ option</text:p>
            <text:p>3. Check the page Heading, Title, URL, and Breadcrumb of the displayed ‘Account Logout’ page (ER-1)</text:p>
            <text:p/>
          </table:table-cell>
          <table:table-cell table:style-name="ce177" office:value-type="string" calcext:value-type="string">
            <text:p>Not Applicable</text:p>
          </table:table-cell>
          <table:table-cell table:style-name="ce174" office:value-type="string" calcext:value-type="string">
            <text:p><text:span text:style-name="T20">1. Proper Page Heading, Page Title, Page URL and   Breadcrumb should be displayed</text:span></text:p>
            <text:p/>
          </table:table-cell>
          <table:table-cell table:style-name="ce174" office:value-type="string" calcext:value-type="string">
            <text:p><text:span text:style-name="T20">1. Proper Page Heading, Page Title, Page URL and   Breadcrumb are displayed</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3">
          <table:table-cell table:style-name="ce177" office:value-type="string" calcext:value-type="string">
            <text:p>TC_LF_008</text:p>
          </table:table-cell>
          <table:table-cell table:style-name="ce177" office:value-type="string" calcext:value-type="string">
            <text:p><text:span text:style-name="T20">TS_003</text:span></text:p>
            <text:p><text:span text:style-name="T20">Logout Functionality</text:span></text:p>
          </table:table-cell>
          <table:table-cell table:style-name="ce174" office:value-type="string" calcext:value-type="string">
            <text:p>Validate the Logout functionality In all the supported environments</text:p>
          </table:table-cell>
          <table:table-cell table:style-name="ce174"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User is logged in</text:span></text:p>
            <text:p/>
          </table:table-cell>
          <table:table-cell table:style-name="ce174" office:value-type="string" calcext:value-type="string">
            <text:p><text:span text:style-name="T20">1. Click on ‘My Account’ Dropdown menu</text:span></text:p>
            <text:p><text:span text:style-name="T20">2. Click on ‘Login’ option (ER-1)</text:span></text:p>
            <text:p/>
            <text:p/>
          </table:table-cell>
          <table:table-cell table:style-name="ce177" office:value-type="string" calcext:value-type="string">
            <text:p>Not Applicable</text:p>
          </table:table-cell>
          <table:table-cell table:style-name="ce174" office:value-type="string" calcext:value-type="string">
            <text:p><text:span text:style-name="T20">1. ‘Logout’ functionality should work in all the supported environments</text:span></text:p>
            <text:p/>
          </table:table-cell>
          <table:table-cell table:style-name="ce174" office:value-type="string" calcext:value-type="string">
            <text:p><text:span text:style-name="T20">1. ‘Logout’ functionality work in all supported environments</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16">
          <table:table-cell table:style-name="ce177" office:value-type="string" calcext:value-type="string">
            <text:p>TC_LF_009</text:p>
          </table:table-cell>
          <table:table-cell table:style-name="ce177" office:value-type="string" calcext:value-type="string">
            <text:p><text:span text:style-name="T20">TS_003</text:span></text:p>
            <text:p><text:span text:style-name="T20">Logout Functionality</text:span></text:p>
          </table:table-cell>
          <table:table-cell table:style-name="ce140" office:value-type="string" calcext:value-type="string">
            <text:p>Validate the UI of the 'Logout' &amp; ‘Account Logout’ pages</text:p>
          </table:table-cell>
          <table:table-cell table:style-name="ce141" office:value-type="string" calcext:value-type="string">
            <text:p>1. Open the Application in any browser and navigate to Login Page. </text:p>
            <text:p/>
          </table:table-cell>
          <table:table-cell table:style-name="ce142" office:value-type="string" calcext:value-type="string">
            <text:p><text:span text:style-name="T20">1. Click on ‘My Account’ Dropdown menu</text:span></text:p>
            <text:p><text:span text:style-name="T20">2. Click on ‘Login’ option (ER-1)</text:span></text:p>
            <text:p/>
            <text:p/>
          </table:table-cell>
          <table:table-cell table:style-name="ce143" office:value-type="string" calcext:value-type="string">
            <text:p>Not Applicable</text:p>
          </table:table-cell>
          <table:table-cell table:style-name="ce142" office:value-type="string" calcext:value-type="string">
            <text:p>1. Proper UI elements should be displayed for <text:s/>'Logout' &amp; ‘Account Logout’ pages</text:p>
          </table:table-cell>
          <table:table-cell table:style-name="ce52" office:value-type="string" calcext:value-type="string">
            <text:p><text:span text:style-name="T20">1. Proper UI elements displayed for  'Logout' &amp; ‘Account Logout’ pages</text:span></text:p>
            <text:p/>
          </table:table-cell>
          <table:table-cell table:style-name="ce181" office:value-type="string" calcext:value-type="string">
            <text:p>P3</text:p>
          </table:table-cell>
          <table:table-cell table:style-name="ce145" table:content-validation-name="val1" office:value-type="string" calcext:value-type="string">
            <text:p>PASS</text:p>
          </table:table-cell>
          <table:table-cell table:style-name="ce174"/>
        </table:table-row>
        <table:table-row table:style-name="ro22">
          <table:table-cell table:style-name="ce177" office:value-type="string" calcext:value-type="string">
            <text:p>TC_LF_010</text:p>
          </table:table-cell>
          <table:table-cell table:style-name="ce177" office:value-type="string" calcext:value-type="string">
            <text:p><text:span text:style-name="T20">TS_003</text:span></text:p>
            <text:p><text:span text:style-name="T20">Logout Functionality</text:span></text:p>
          </table:table-cell>
          <table:table-cell table:style-name="ce174" table:number-columns-repeated="3"/>
          <table:table-cell table:style-name="ce177" office:value-type="string" calcext:value-type="string">
            <text:p>Not Applicable</text:p>
          </table:table-cell>
          <table:table-cell table:style-name="ce174" table:number-columns-repeated="2"/>
          <table:table-cell table:style-name="ce177" table:number-columns-repeated="2"/>
          <table:table-cell table:style-name="ce174"/>
        </table:table-row>
        <table:table-row table:style-name="ro22">
          <table:table-cell table:style-name="ce177" office:value-type="string" calcext:value-type="string">
            <text:p>TC_LF_011</text:p>
          </table:table-cell>
          <table:table-cell table:style-name="ce177" office:value-type="string" calcext:value-type="string">
            <text:p><text:span text:style-name="T20">TS_003</text:span></text:p>
            <text:p><text:span text:style-name="T20">Logout Functionality</text:span></text:p>
          </table:table-cell>
          <table:table-cell table:style-name="ce174" table:number-columns-repeated="3"/>
          <table:table-cell table:style-name="ce177" office:value-type="string" calcext:value-type="string">
            <text:p>Not Applicable</text:p>
          </table:table-cell>
          <table:table-cell table:style-name="ce174" table:number-columns-repeated="2"/>
          <table:table-cell table:style-name="ce177" table:number-columns-repeated="2"/>
          <table:table-cell table:style-name="ce174"/>
        </table:table-row>
        <table:table-row table:style-name="ro2" table:number-rows-repeated="39">
          <table:table-cell table:number-columns-repeated="11"/>
        </table:table-row>
        <table:table-row table:style-name="ro2">
          <table:table-cell table:number-columns-repeated="11"/>
        </table:table-row>
        <calcext:conditional-formats>
          <calcext:conditional-format calcext:target-range-address="Logout.J2:Logout.J10">
            <calcext:condition calcext:apply-style-name="ConditionalStyle_1782" calcext:value="contains-text(&quot;NOT TESTED&quot;)" calcext:base-cell-address="Logout.J2"/>
            <calcext:condition calcext:apply-style-name="ConditionalStyle_1781" calcext:value="contains-text(&quot;BLOCKED&quot;)" calcext:base-cell-address="Logout.J2"/>
            <calcext:condition calcext:apply-style-name="ConditionalStyle_1780" calcext:value="contains-text(&quot;FAIL&quot;)" calcext:base-cell-address="Logout.J2"/>
            <calcext:condition calcext:apply-style-name="ConditionalStyle_1779" calcext:value="contains-text(&quot;PASS&quot;)" calcext:base-cell-address="Logout.J2"/>
          </calcext:conditional-format>
        </calcext:conditional-formats>
      </table:table>
      <table:table table:name="Forgot Password" table:style-name="ta1">
        <table:table-column table:style-name="co20" table:default-cell-style-name="ce143"/>
        <table:table-column table:style-name="co31" table:default-cell-style-name="ce143"/>
        <table:table-column table:style-name="co32" table:default-cell-style-name="ce116"/>
        <table:table-column table:style-name="co40" table:default-cell-style-name="ce116"/>
        <table:table-column table:style-name="co34" table:default-cell-style-name="ce116"/>
        <table:table-column table:style-name="co35" table:default-cell-style-name="ce143"/>
        <table:table-column table:style-name="co36" table:default-cell-style-name="ce116"/>
        <table:table-column table:style-name="co41" table:default-cell-style-name="ce116"/>
        <table:table-column table:style-name="co42" table:default-cell-style-name="ce150"/>
        <table:table-column table:style-name="co43" table:default-cell-style-name="ce116"/>
        <table:table-column table:style-name="co44"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23">
          <table:table-cell office:value-type="string" calcext:value-type="string">
            <text:p>TC_FP_001</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User is able to reset the password</text:p>
          </table:table-cell>
          <table:table-cell table:style-name="ce146"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Existing Account is required</text:span></text:p>
          </table:table-cell>
          <table:table-cell table:style-name="ce146" office:value-type="string" calcext:value-type="string">
            <text:p>1. Click on ‘My Account’ dropmenu</text:p>
            <text:p>2. Click on ‘Loggin’ option</text:p>
            <text:p>3. Click on ‘Forgotten Password’ (ER-1)</text:p>
            <text:p>4. Enter the email address of an existing account for which you want to change the password</text:p>
            <text:p>5. Click on ‘Continue’ button (ER-2)</text:p>
            <text:p>6. Check the registered email address for password reset (ER-3)</text:p>
            <text:p>7. Open the received email and click on the link for reseting the password (ER-4)</text:p>
            <text:p>8. Enter new ‘Password’ and ‘Password Confirm’ fields</text:p>
            <text:p>9. Click on ‘Continue’ button (ER-5)</text:p>
            <text:p>10. Open the application and enter ‘Email’ and the reseted password into ‘Password’ field</text:p>
            <text:p>11. Click on ‘Continue’ button (ER-6)</text:p>
            <text:p/>
          </table:table-cell>
          <table:table-cell office:value-type="string" calcext:value-type="string">
            <text:p>Not Applicable</text:p>
          </table:table-cell>
          <table:table-cell table:style-name="ce141" office:value-type="string" calcext:value-type="string">
            <text:p>1. User should be redirected to the ‘Forgotten Password’ page</text:p>
            <text:p>2. Message – ‘An email with a confirmation link has been send to your email address’ should be displayed</text:p>
            <text:p>3. Validate the email for reseting password is received</text:p>
            <text:p>4. User should be redirected to ‘Reset your Password’ page</text:p>
            <text:p>5. Message – ‘Your password has been successfully updated’ should be displayed</text:p>
            <text:p>6. User should be abble to login with the new password</text:p>
            <text:p/>
          </table:table-cell>
          <table:table-cell table:style-name="ce141" office:value-type="string" calcext:value-type="string">
            <text:p><text:span text:style-name="T20">1. Application Email system is not working</text:span></text:p>
            <text:p/>
          </table:table-cell>
          <table:table-cell office:value-type="string" calcext:value-type="string">
            <text:p>P1</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7">
          <table:table-cell office:value-type="string" calcext:value-type="string">
            <text:p>TC_FP_002</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an email is send with the proper details on resetting the password</text:p>
          </table:table-cell>
          <table:table-cell table:style-name="ce146"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Existing Account is required</text:span></text:p>
            <text:p/>
          </table:table-cell>
          <table:table-cell table:style-name="ce146" office:value-type="string" calcext:value-type="string">
            <text:p><text:span text:style-name="T20">1. Click on ‘My Account’ dropmenu</text:span></text:p>
            <text:p><text:span text:style-name="T20">2. Click on ‘Loggin’ option</text:span></text:p>
            <text:p><text:span text:style-name="T20">3. Click on ‘Forgotten Password’</text:span></text:p>
            <text:p><text:span text:style-name="T20">4. Enter the email address of an existing account for which you want to change the password</text:span></text:p>
            <text:p><text:span text:style-name="T20">5. Click on ‘Continue’ button</text:span></text:p>
            <text:p><text:span text:style-name="T20">6. Check the registered email address for password reset (ER-1, ER-2)</text:span></text:p>
            <text:p/>
          </table:table-cell>
          <table:table-cell office:value-type="string" calcext:value-type="string">
            <text:p>Not Applicable</text:p>
          </table:table-cell>
          <table:table-cell table:style-name="ce141" office:value-type="string" calcext:value-type="string">
            <text:p>1. Email should be received on the registered email addres with details for resetting the password</text:p>
            <text:p>2. Check the </text:p>
          </table:table-cell>
          <table:table-cell table:style-name="ce141" office:value-type="string" calcext:value-type="string">
            <text:p><text:span text:style-name="T20">1. Application Email system is not working</text:span></text:p>
            <text:p/>
          </table:table-cell>
          <table:table-cell office:value-type="string" calcext:value-type="string">
            <text:p>P1</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3">
          <table:table-cell office:value-type="string" calcext:value-type="string">
            <text:p>TC_FP_003</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logging into the Application with the old password after resetting it</text:p>
          </table:table-cell>
          <table:table-cell table:style-name="ce146"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Existing Account is required</text:span></text:p>
            <text:p/>
          </table:table-cell>
          <table:table-cell table:style-name="ce146" office:value-type="string" calcext:value-type="string">
            <text:p><text:span text:style-name="T20">1. Click on ‘My Account’ dropmenu</text:span></text:p>
            <text:p><text:span text:style-name="T20">2. Click on ‘Loggin’ option</text:span></text:p>
            <text:p><text:span text:style-name="T20">3. Enter Email and the old Password</text:span></text:p>
            <text:p><text:span text:style-name="T20">4. Click ‘Continue’ button (ER-1)</text:span></text:p>
            <text:p/>
          </table:table-cell>
          <table:table-cell office:value-type="string" calcext:value-type="string">
            <text:p>Not Applicable</text:p>
          </table:table-cell>
          <table:table-cell table:style-name="ce141" office:value-type="string" calcext:value-type="string">
            <text:p>1 User should not be able to login with the old password</text:p>
            <text:p/>
          </table:table-cell>
          <table:table-cell table:style-name="ce141" office:value-type="string" calcext:value-type="string">
            <text:p><text:span text:style-name="T20">1. Application Email system is not working</text:span></text:p>
            <text:p/>
          </table:table-cell>
          <table:table-cell office:value-type="string" calcext:value-type="string">
            <text:p>P1</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9">
          <table:table-cell office:value-type="string" calcext:value-type="string">
            <text:p>TC_FP_004</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logging into the Application with the old password when you initiated to reset the password and have not reset the password</text:p>
            <text:p/>
          </table:table-cell>
          <table:table-cell table:style-name="ce146"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text:span text:style-name="T20">2. Existing Account is required</text:span></text:p>
            <text:p/>
          </table:table-cell>
          <table:table-cell table:style-name="ce146" office:value-type="string" calcext:value-type="string">
            <text:p><text:span text:style-name="T20">1. Click on ‘My Account’ dropmenu</text:span></text:p>
            <text:p><text:span text:style-name="T20">2. Click on ‘Loggin’ option</text:span></text:p>
            <text:p><text:span text:style-name="T20">3. Click on ‘Forgotten Password’</text:span></text:p>
            <text:p><text:span text:style-name="T20">4. Enter the email address of an existing account for which you want to change the password</text:span></text:p>
            <text:p><text:span text:style-name="T20">5. Click on ‘Continue’ button</text:span></text:p>
            <text:p><text:span text:style-name="T20">6. Open the application click on ‘My Account’, ‘Login’ option and enter ‘Email’ and old password into ‘Password’ field</text:span></text:p>
            <text:p><text:span text:style-name="T20">7. Click on ‘Continue’ button (ER-1)</text:span></text:p>
            <text:p/>
          </table:table-cell>
          <table:table-cell office:value-type="string" calcext:value-type="string">
            <text:p>Not Applicable</text:p>
          </table:table-cell>
          <table:table-cell table:style-name="ce141" office:value-type="string" calcext:value-type="string">
            <text:p>1. User shoul be abble to login with the old password</text:p>
          </table:table-cell>
          <table:table-cell table:style-name="ce141" office:value-type="string" calcext:value-type="string">
            <text:p><text:span text:style-name="T20">1. Application Email system is not working</text:span></text:p>
            <text:p/>
          </table:table-cell>
          <table:table-cell office:value-type="string" calcext:value-type="string">
            <text:p>P2</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5">
          <table:table-cell office:value-type="string" calcext:value-type="string">
            <text:p>TC_FP_005</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resetting the password for a non-registered account</text:p>
          </table:table-cell>
          <table:table-cell table:style-name="ce146" office:value-type="string" calcext:value-type="string">
            <text:p><text:span text:style-name="T20">1. Open the Application </text:span></text:p>
            <text:p><text:span text:style-name="T20">(</text:span><text:span text:style-name="T20"><text:a xlink:href="http://demo.opencart.com/" xlink:type="simple">http://demo.opencart.com</text:a></text:span><text:span text:style-name="T20">) in any browser.</text:span></text:p>
            <text:p/>
          </table:table-cell>
          <table:table-cell table:style-name="ce146" office:value-type="string" calcext:value-type="string">
            <text:p><text:span text:style-name="T20">1. Click on ‘My Account’ dropmenu</text:span></text:p>
            <text:p><text:span text:style-name="T20">2. Click on ‘Loggin’ option</text:span></text:p>
            <text:p><text:span text:style-name="T20">3. Click on ‘Forgotten Password’</text:span></text:p>
            <text:p><text:span text:style-name="T20">4. Enter the email address for an Account that doesn’t exist in the Application</text:span></text:p>
            <text:p><text:span text:style-name="T20">5. Click on ‘continue’ button (ER-1)</text:span></text:p>
            <text:p/>
          </table:table-cell>
          <table:table-cell office:value-type="string" calcext:value-type="string">
            <text:p>Not Applicable</text:p>
          </table:table-cell>
          <table:table-cell table:style-name="ce141" office:value-type="string" calcext:value-type="string">
            <text:p>1. Message – “Email was not found!’ shoul be displayed</text:p>
          </table:table-cell>
          <table:table-cell table:style-name="ce141" office:value-type="string" calcext:value-type="string">
            <text:p><text:span text:style-name="T20">1. Application Email system is not working</text:span></text:p>
            <text:p/>
          </table:table-cell>
          <table:table-cell office:value-type="string" calcext:value-type="string">
            <text:p>P2</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2">
          <table:table-cell office:value-type="string" calcext:value-type="string">
            <text:p>TC_FP_006</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how many times User is able to reset the password using the ‘Forgoten Password’ option</text:p>
          </table:table-cell>
          <table:table-cell table:style-name="ce146" office:value-type="string" calcext:value-type="string">
            <text:p>1. Open the Application in any browser and navigate to Login Page. </text:p>
          </table:table-cell>
          <table:table-cell table:style-name="ce146" office:value-type="string" calcext:value-type="string">
            <text:p><text:span text:style-name="T20">1. Click on ‘Forgotten Password’</text:span></text:p>
            <text:p><text:span text:style-name="T20">2. Enter the email address of an existing account for which you want to change the password</text:span></text:p>
            <text:p><text:span text:style-name="T20">3. Click on ‘Continue’ button</text:span></text:p>
            <text:p><text:span text:style-name="T20">4. Check the registered email address for password reset</text:span></text:p>
            <text:p><text:span text:style-name="T20">5. Open the received email and click on the link for reseting the password</text:span></text:p>
            <text:p><text:span text:style-name="T20">6. Enter new ‘Password’ and ‘Password Confirm’ fields</text:span></text:p>
            <text:p><text:span text:style-name="T20">7. Click on ‘Continue’ button</text:span></text:p>
            <text:p><text:span text:style-name="T20">8. Repeat steps 5 to 7 2-3 times (ER-1)</text:span></text:p>
            <text:p/>
          </table:table-cell>
          <table:table-cell office:value-type="string" calcext:value-type="string">
            <text:p>Not Applicable</text:p>
          </table:table-cell>
          <table:table-cell table:style-name="ce141" office:value-type="string" calcext:value-type="string">
            <text:p>1. User should be alowed to use the link sent in the email for reseting the password only once</text:p>
          </table:table-cell>
          <table:table-cell table:style-name="ce141" office:value-type="string" calcext:value-type="string">
            <text:p><text:span text:style-name="T20">1. Application Email system is not working</text:span></text:p>
            <text:p/>
          </table:table-cell>
          <table:table-cell office:value-type="string" calcext:value-type="string">
            <text:p>P2</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2">
          <table:table-cell office:value-type="string" calcext:value-type="string">
            <text:p>TC_FP_007</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that User has given the same password into the 'Password' and ' Password Confirm' fields of the 'Reset your Password' page</text:p>
            <text:p/>
          </table:table-cell>
          <table:table-cell table:style-name="ce146" office:value-type="string" calcext:value-type="string">
            <text:p><text:span text:style-name="T20">1. Open the Application in any browser and navigate to Login Page. </text:span></text:p>
            <text:p><text:span text:style-name="T20">2 An existing account is required</text:span></text:p>
            <text:p/>
          </table:table-cell>
          <table:table-cell table:style-name="ce146" office:value-type="string" calcext:value-type="string">
            <text:p><text:span text:style-name="T20">1. Click on ‘Forgotten Password’</text:span></text:p>
            <text:p><text:span text:style-name="T20">2. Enter the email address of an existing account for which you want to change the password</text:span></text:p>
            <text:p><text:span text:style-name="T20">3. Click on ‘Continue’ button</text:span></text:p>
            <text:p><text:span text:style-name="T20">4. Check the registered email address for password reset</text:span></text:p>
            <text:p><text:span text:style-name="T20">5. Open the received email and click on the link for reseting the password</text:span></text:p>
            <text:p><text:span text:style-name="T20">6. Enter new password into ‘Password’ field</text:span></text:p>
            <text:p><text:span text:style-name="T20">7. Enter different password in ‘Password Confirm’ fields</text:span></text:p>
            <text:p><text:span text:style-name="T20">8. Click on ‘Continue’ button (ER-1)</text:span></text:p>
            <text:p/>
          </table:table-cell>
          <table:table-cell office:value-type="string" calcext:value-type="string">
            <text:p>Not Applicable</text:p>
          </table:table-cell>
          <table:table-cell table:style-name="ce141" office:value-type="string" calcext:value-type="string">
            <text:p>1. Message – ‘Password and Password Confirmation do not match!’ should be displayed</text:p>
            <text:p/>
          </table:table-cell>
          <table:table-cell table:style-name="ce141" office:value-type="string" calcext:value-type="string">
            <text:p><text:span text:style-name="T20">1. Application Email system is not working</text:span></text:p>
            <text:p/>
          </table:table-cell>
          <table:table-cell office:value-type="string" calcext:value-type="string">
            <text:p>P2</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34">
          <table:table-cell office:value-type="string" calcext:value-type="string">
            <text:p>TC_FP_008</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proper placeholders are displayed in the ‘Password’ and ‘Password Confirm’ fields of ‘Reset you password’ page from Email link</text:p>
          </table:table-cell>
          <table:table-cell table:style-name="ce141" office:value-type="string" calcext:value-type="string">
            <text:p>1. An existing account is required , we have reset the password for this account and a reset password email is send to the registered email address</text:p>
            <text:p/>
          </table:table-cell>
          <table:table-cell table:style-name="ce141" office:value-type="string" calcext:value-type="string">
            <text:p>1. Click on ‘Reset Password’ link from the email</text:p>
            <text:p><text:span text:style-name="T20">2. Check  ‘Password’ and ‘Password Confirm’ fields of ‘Reset you password’ page (ER-1)</text:span></text:p>
          </table:table-cell>
          <table:table-cell office:value-type="string" calcext:value-type="string">
            <text:p>Not Applicable</text:p>
          </table:table-cell>
          <table:table-cell table:style-name="ce141" office:value-type="string" calcext:value-type="string">
            <text:p>1. Proper placeholder texts are displayed inside the ‘Password’ and ‘Password Confirm’ fields of ‘Reset you password’ page</text:p>
            <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34">
          <table:table-cell office:value-type="string" calcext:value-type="string">
            <text:p>TC_FP_009</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setting the password without giving the new password in the ‘Password’ and ‘Password Confirm’ fields of ‘Reset you password’ page from Email link</text:p>
          </table:table-cell>
          <table:table-cell table:style-name="ce141" office:value-type="string" calcext:value-type="string">
            <text:p><text:span text:style-name="T20">1. An existing account is required , we have reset the password for this account and a reset password email is send to the registered email address</text:span></text:p>
            <text:p/>
          </table:table-cell>
          <table:table-cell table:style-name="ce141" office:value-type="string" calcext:value-type="string">
            <text:p>1. Click on ‘Reset Password’ link from the email</text:p>
            <text:p>2. Dont enter any password into the ‘Password’ and ‘Password Confirm’ fields of ‘Reset you password’ page (ER-1)</text:p>
          </table:table-cell>
          <table:table-cell office:value-type="string" calcext:value-type="string">
            <text:p>Not Applicable</text:p>
          </table:table-cell>
          <table:table-cell table:style-name="ce141" office:value-type="string" calcext:value-type="string">
            <text:p>1. Message – ‘Password must be at least 6 characters long!’ must be displayed</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34">
          <table:table-cell office:value-type="string" calcext:value-type="string">
            <text:p>TC_FP_010</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Right Column’ options are displayed in the ‘Reset you Password’ page</text:p>
          </table:table-cell>
          <table:table-cell table:style-name="ce141" office:value-type="string" calcext:value-type="string">
            <text:p><text:span text:style-name="T20">1. An existing account is required , we have reset the password for this account and a reset password email is send to the registered email address</text:span></text:p>
            <text:p/>
          </table:table-cell>
          <table:table-cell table:style-name="ce141" office:value-type="string" calcext:value-type="string">
            <text:p><text:span text:style-name="T20">1. Click on ‘Reset Password’ link from the email </text:span></text:p>
            <text:p><text:span text:style-name="T20">2. Check for ‘Right Column’ options (ER-1)</text:span></text:p>
          </table:table-cell>
          <table:table-cell office:value-type="string" calcext:value-type="string">
            <text:p>Not Applicable</text:p>
          </table:table-cell>
          <table:table-cell table:style-name="ce141" office:value-type="string" calcext:value-type="string">
            <text:p>1. ‘Right Column’ options should be displayed in the ‘Reset your Password’ page</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34">
          <table:table-cell office:value-type="string" calcext:value-type="string">
            <text:p>TC_FP_011</text:p>
          </table:table-cell>
          <table:table-cell office:value-type="string" calcext:value-type="string">
            <text:p><text:span text:style-name="T20">TS_004</text:span></text:p>
            <text:p><text:span text:style-name="T20">Forgot Password</text:span></text:p>
          </table:table-cell>
          <table:table-cell table:style-name="ce147" office:value-type="string" calcext:value-type="string">
            <text:p>Validate the Breadcrumb of the 'Reset your Password' page</text:p>
          </table:table-cell>
          <table:table-cell table:style-name="ce141" office:value-type="string" calcext:value-type="string">
            <text:p>1. An existing account is required , we have reset the password for this account and a reset password email is send to the registered email address </text:p>
            <text:p/>
          </table:table-cell>
          <table:table-cell table:style-name="ce141" office:value-type="string" calcext:value-type="string">
            <text:p><text:span text:style-name="T20">1. Click on ‘Reset Password’ link from the email </text:span></text:p>
            <text:p><text:span text:style-name="T20">2. Check the Breadcrumbs (ER-1)</text:span></text:p>
          </table:table-cell>
          <table:table-cell office:value-type="string" calcext:value-type="string">
            <text:p>Not Applicable</text:p>
          </table:table-cell>
          <table:table-cell table:style-name="ce142" office:value-type="string" calcext:value-type="string">
            <text:p>1. Proper Breadcrumb should be displayed on the 'Reset your Password' page</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34">
          <table:table-cell office:value-type="string" calcext:value-type="string">
            <text:p>TC_FP_012</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Heading, URL and Title of the 'Reset your Password' page</text:p>
          </table:table-cell>
          <table:table-cell table:style-name="ce141" office:value-type="string" calcext:value-type="string">
            <text:p>1. An existing account is required , we have reset the password for this account and a reset password email is send to the registered email address </text:p>
            <text:p/>
          </table:table-cell>
          <table:table-cell table:style-name="ce141" office:value-type="string" calcext:value-type="string">
            <text:p>1. Click on ‘Reset Password’ link from the email </text:p>
            <text:p><text:span text:style-name="T20">2. Check the Heading, URL and Title for </text:span><text:span text:style-name="T23">'Reset your Password' page</text:span></text:p>
            <text:p/>
          </table:table-cell>
          <table:table-cell office:value-type="string" calcext:value-type="string">
            <text:p>Not Applicable</text:p>
          </table:table-cell>
          <table:table-cell table:style-name="ce142" office:value-type="string" calcext:value-type="string">
            <text:p>1. Proper Heading, URL and Title should be displayed for 'Reset your Password' page</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6">
          <table:table-cell office:value-type="string" calcext:value-type="string">
            <text:p>TC_FP_013</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reseting the Password without providing the registered email address</text:p>
          </table:table-cell>
          <table:table-cell table:style-name="ce141" office:value-type="string" calcext:value-type="string">
            <text:p>1. Open the Application in any browser and navigate to Login Page. </text:p>
          </table:table-cell>
          <table:table-cell table:style-name="ce142" office:value-type="string" calcext:value-type="string">
            <text:p><text:span text:style-name="T24">1. Click on 'Forgotten Password' link from Login page</text:span></text:p>
            <text:p><text:span text:style-name="T24">2. Don't enter anything into the 'E-Mail Address' field</text:span></text:p>
            <text:p><text:span text:style-name="T24">3. Click on 'Continue' button (Validate ER-1)</text:span></text:p>
            <text:p/>
          </table:table-cell>
          <table:table-cell office:value-type="string" calcext:value-type="string">
            <text:p>Not Applicable</text:p>
          </table:table-cell>
          <table:table-cell table:style-name="ce142" office:value-type="string" calcext:value-type="string">
            <text:p>1.Message - <text:s/>‘The E-Mail Address was not found in our records!’ should be displayed</text:p>
          </table:table-cell>
          <table:table-cell table:style-name="ce141" office:value-type="string" calcext:value-type="string">
            <text:p>1. Warning message as specified in expected result <text:s/>got displayed</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3">
          <table:table-cell office:value-type="string" calcext:value-type="string">
            <text:p>TC_FP_014</text:p>
          </table:table-cell>
          <table:table-cell office:value-type="string" calcext:value-type="string">
            <text:p><text:span text:style-name="T20">TS_004</text:span></text:p>
            <text:p><text:span text:style-name="T20">Forgot Password</text:span></text:p>
          </table:table-cell>
          <table:table-cell table:style-name="ce146" office:value-type="string" calcext:value-type="string">
            <text:p>Validate proper Placeholder text is <text:s/>displayed in the ‘E-Mail’ field of ‘Forgotten Password’ page</text:p>
          </table:table-cell>
          <table:table-cell table:style-name="ce141" office:value-type="string" calcext:value-type="string">
            <text:p><text:span text:style-name="T20">1. Open the Application in any browser and navigate to Login Page. </text:span></text:p>
            <text:p/>
          </table:table-cell>
          <table:table-cell table:style-name="ce141" office:value-type="string" calcext:value-type="string">
            <text:p><text:span text:style-name="T20">1. Click on ‘Forgotten Password’ link </text:span></text:p>
            <text:p><text:span text:style-name="T20">2. Check Placeholder text for ‘E-Mail’ address field (ER-1)</text:span></text:p>
          </table:table-cell>
          <table:table-cell office:value-type="string" calcext:value-type="string">
            <text:p>Not Applicable</text:p>
          </table:table-cell>
          <table:table-cell table:style-name="ce142" office:value-type="string" calcext:value-type="string">
            <text:p>1. Proper Placeholder text is displayed inside the 'E-Mail Address' fields <text:s/>of the 'Forgotten Password' page</text:p>
          </table:table-cell>
          <table:table-cell table:style-name="ce148" office:value-type="string" calcext:value-type="string">
            <text:p><text:span text:style-name="T20">1. Proper Placeholder text is displayed inside the 'E-Mail Address' fields  of the 'Forgotten Password' page</text:span></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15</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E-Mail Address' fied on the 'Forgotten Password' page is marked as mandatory</text:p>
          </table:table-cell>
          <table:table-cell table:style-name="ce141" office:value-type="string" calcext:value-type="string">
            <text:p><text:span text:style-name="T20">1. Open the Application in any browser and navigate to Login Page. </text:span></text:p>
            <text:p/>
          </table:table-cell>
          <table:table-cell table:style-name="ce141" office:value-type="string" calcext:value-type="string">
            <text:p><text:span text:style-name="T20">1. Click on ‘Forgotten Password’ link </text:span></text:p>
            <text:p><text:span text:style-name="T20">2. Check the ‘E-Mail’ address field (ER-1)</text:span></text:p>
          </table:table-cell>
          <table:table-cell office:value-type="string" calcext:value-type="string">
            <text:p>Not Applicable</text:p>
          </table:table-cell>
          <table:table-cell table:style-name="ce142" office:value-type="string" calcext:value-type="string">
            <text:p>1. 'E-Mail' Address field in the 'Forgotten Password' page should be marked as mandatory</text:p>
          </table:table-cell>
          <table:table-cell table:style-name="ce148" office:value-type="string" calcext:value-type="string">
            <text:p><text:span text:style-name="T20">1. 'E-Mail' Address field in the 'Forgotten Password' page is marked as mandatory</text:span></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16</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entering invalid format email address into the 'E-Mail Address' field of 'Forgotten Password' page</text:p>
          </table:table-cell>
          <table:table-cell table:style-name="ce141" office:value-type="string" calcext:value-type="string">
            <text:p><text:span text:style-name="T20">1. Open the Application in any browser and navigate to Login Page. </text:span></text:p>
            <text:p/>
          </table:table-cell>
          <table:table-cell table:style-name="ce141" office:value-type="string" calcext:value-type="string">
            <text:p>1. Click on ‘Forgotten Password’ link</text:p>
            <text:p>2. Enter invalid format email address into the ‘E-Mail  Address’ field (ER-1)</text:p>
          </table:table-cell>
          <table:table-cell office:value-type="string" calcext:value-type="string">
            <text:p>Not Applicable</text:p>
          </table:table-cell>
          <table:table-cell table:style-name="ce141" office:value-type="string" calcext:value-type="string">
            <text:p>1. Message – ‘The Email address was not found!’ should be displayed</text:p>
          </table:table-cell>
          <table:table-cell table:style-name="ce141" office:value-type="string" calcext:value-type="string">
            <text:p><text:span text:style-name="T20">1. Message – ‘The Email address was not found!’ got displayed</text:span></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17</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Back button on the 'Forgotten Password' page</text:p>
          </table:table-cell>
          <table:table-cell table:style-name="ce141" office:value-type="string" calcext:value-type="string">
            <text:p><text:span text:style-name="T20">1. Open the Application in any browser and navigate to Login Page. </text:span></text:p>
            <text:p/>
          </table:table-cell>
          <table:table-cell table:style-name="ce141" office:value-type="string" calcext:value-type="string">
            <text:p>1. Click on ‘FOrgotten Password’ link</text:p>
            <text:p>2. Click on ‘Back’ button (ER-1)</text:p>
          </table:table-cell>
          <table:table-cell office:value-type="string" calcext:value-type="string">
            <text:p>Not Applicable</text:p>
          </table:table-cell>
          <table:table-cell table:style-name="ce142" office:value-type="string" calcext:value-type="string">
            <text:p>1. User should be redirected to 'Login' page</text:p>
          </table:table-cell>
          <table:table-cell table:style-name="ce141" office:value-type="string" calcext:value-type="string">
            <text:p>1. User is navigated back to Login page</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18</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navigating to 'Forgotten Password' page from 'Right Column' options</text:p>
          </table:table-cell>
          <table:table-cell table:style-name="ce141" office:value-type="string" calcext:value-type="string">
            <text:p><text:span text:style-name="T20">1. Open the Application in any browser and navigate to Login Page. </text:span></text:p>
            <text:p/>
          </table:table-cell>
          <table:table-cell table:style-name="ce141" office:value-type="string" calcext:value-type="string">
            <text:p>1. Click on ‘Forgotten Password’ option from the ‘Right Column’ (ER-1)</text:p>
          </table:table-cell>
          <table:table-cell office:value-type="string" calcext:value-type="string">
            <text:p>Not Applicable</text:p>
          </table:table-cell>
          <table:table-cell table:style-name="ce148" office:value-type="string" calcext:value-type="string">
            <text:p>1. User should be redirected to 'Forgotten Password' page</text:p>
          </table:table-cell>
          <table:table-cell table:style-name="ce149" office:value-type="string" calcext:value-type="string">
            <text:p>1. User is navigated to 'Forgotten Password' page</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19</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Breadcrumb of the 'Forgotten Password' page</text:p>
            <text:p/>
          </table:table-cell>
          <table:table-cell table:style-name="ce141" office:value-type="string" calcext:value-type="string">
            <text:p>1. Open the Application in any browser and navigate to Login Page. </text:p>
            <text:p/>
          </table:table-cell>
          <table:table-cell table:style-name="ce142" office:value-type="string" calcext:value-type="string">
            <text:p><text:span text:style-name="T34">1. Click on 'Forgotten Password' link from Login page</text:span></text:p>
            <text:p><text:span text:style-name="T34">2. Check the working of Breadcrumb (ER-1)</text:span></text:p>
            <text:p/>
          </table:table-cell>
          <table:table-cell office:value-type="string" calcext:value-type="string">
            <text:p>Not Applicable</text:p>
          </table:table-cell>
          <table:table-cell table:style-name="ce142" office:value-type="string" calcext:value-type="string">
            <text:p>1. A proper working Breadcrumb should be displayed on the 'Forgotten Password' page</text:p>
            <text:p/>
          </table:table-cell>
          <table:table-cell table:style-name="ce149" office:value-type="string" calcext:value-type="string">
            <text:p>1. Breadcrumb are displayed and working on the 'Forgotten Password' page</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office:value-type="string" calcext:value-type="string">
            <text:p>TC_FP_020</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the UI of the 'Forgotten Password' page</text:p>
          </table:table-cell>
          <table:table-cell table:style-name="ce141" office:value-type="string" calcext:value-type="string">
            <text:p>1. Open the Application in any browser and navigate to Login Page. </text:p>
            <text:p/>
          </table:table-cell>
          <table:table-cell table:style-name="ce142" office:value-type="string" calcext:value-type="string">
            <text:p><text:span text:style-name="T34">1. Click on 'Forgotten Password' link</text:span></text:p>
            <text:p><text:span text:style-name="T34">2. Check the UI of the Page ( ER-1)</text:span></text:p>
            <text:p/>
          </table:table-cell>
          <table:table-cell office:value-type="string" calcext:value-type="string">
            <text:p>Not Applicable</text:p>
          </table:table-cell>
          <table:table-cell table:style-name="ce142" office:value-type="string" calcext:value-type="string">
            <text:p>1. Proper UI elements should be displayed for 'Forgotten Password' page</text:p>
          </table:table-cell>
          <table:table-cell table:style-name="ce149" office:value-type="string" calcext:value-type="string">
            <text:p><text:span text:style-name="T43">1. Proper UI elements are displayed for 'Forgotten Password' page</text:span></text:p>
            <text:p/>
          </table:table-cell>
          <table:table-cell office:value-type="string" calcext:value-type="string">
            <text:p>P3</text:p>
          </table:table-cell>
          <table:table-cell table:style-name="ce152" office:value-type="string" calcext:value-type="string">
            <text:p>PASS</text:p>
          </table:table-cell>
          <table:table-cell table:style-name="ce141"/>
        </table:table-row>
        <table:table-row table:style-name="ro34">
          <table:table-cell office:value-type="string" calcext:value-type="string">
            <text:p>TC_FP_021</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the Password entered into the 'Password' and 'Password Confirm' fields of 'Reset your Password' page is toggled to hide its visibility</text:p>
          </table:table-cell>
          <table:table-cell table:style-name="ce141" office:value-type="string" calcext:value-type="string">
            <text:p><text:span text:style-name="T20">1. An existing account is required , we have reset the password for this account and a reset password email is send to the registered email address </text:span></text:p>
            <text:p/>
          </table:table-cell>
          <table:table-cell table:style-name="ce141" office:value-type="string" calcext:value-type="string">
            <text:p><text:span text:style-name="T20">1. Click on ‘Reset Password’ link from the email</text:span></text:p>
            <text:p><text:span text:style-name="T20">2. Enter any text into  ‘Password’ and ‘Password Confirm’ fields of ‘Reset you password’ page (ER-1)</text:span></text:p>
            <text:p/>
          </table:table-cell>
          <table:table-cell office:value-type="string" calcext:value-type="string">
            <text:p>Not Applicable</text:p>
          </table:table-cell>
          <table:table-cell table:style-name="ce142" office:value-type="string" calcext:value-type="string">
            <text:p>1. Text entered into the 'Password' and 'Password Confirm' fields should be toggled to hide its visibility <text:span text:style-name="T20">(It should be hidden by displaying * or . Symbols)</text:span></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16">
          <table:table-cell office:value-type="string" calcext:value-type="string">
            <text:p>TC_FP_022</text:p>
          </table:table-cell>
          <table:table-cell office:value-type="string" calcext:value-type="string">
            <text:p><text:span text:style-name="T20">TS_004</text:span></text:p>
            <text:p><text:span text:style-name="T20">Forgot Password</text:span></text:p>
          </table:table-cell>
          <table:table-cell table:style-name="ce140" office:value-type="string" calcext:value-type="string">
            <text:p>Validate the Password Reset functionality in all the supported environments</text:p>
          </table:table-cell>
          <table:table-cell table:style-name="ce141" office:value-type="string" calcext:value-type="string">
            <text:p><text:span text:style-name="T20">1. Open the Application in any browser and navigate to Login Page. </text:span></text:p>
            <text:p/>
          </table:table-cell>
          <table:table-cell table:style-name="ce142" office:value-type="string" calcext:value-type="string">
            <text:p>1. Click on 'Forgotten Password' link </text:p>
          </table:table-cell>
          <table:table-cell office:value-type="string" calcext:value-type="string">
            <text:p>Not Applicable</text:p>
          </table:table-cell>
          <table:table-cell table:style-name="ce142" office:value-type="string" calcext:value-type="string">
            <text:p>1. ‘Forgotten Password’ functionality should work correctly in all the supported environments</text:p>
          </table:table-cell>
          <table:table-cell table:style-name="ce141" office:value-type="string" calcext:value-type="string">
            <text:p><text:span text:style-name="T20">1. Application Email system is not working</text:span></text:p>
            <text:p/>
          </table:table-cell>
          <table:table-cell office:value-type="string" calcext:value-type="string">
            <text:p>P3</text:p>
          </table:table-cell>
          <table:table-cell table:style-name="ce151" office:value-type="string" calcext:value-type="string">
            <text:p>BLOCKED</text:p>
          </table:table-cell>
          <table:table-cell table:style-name="ce153" office:value-type="string" calcext:value-type="string">
            <text:p>Unable to test as the email system is not working</text:p>
          </table:table-cell>
        </table:table-row>
        <table:table-row table:style-name="ro22">
          <table:table-cell office:value-type="string" calcext:value-type="string">
            <text:p>TC_FP_023</text:p>
          </table:table-cell>
          <table:table-cell office:value-type="string" calcext:value-type="string">
            <text:p><text:span text:style-name="T20">TS_004</text:span></text:p>
            <text:p><text:span text:style-name="T20">Forgot Password</text:span></text:p>
          </table:table-cell>
          <table:table-cell table:style-name="ce140"/>
          <table:table-cell table:style-name="ce141"/>
          <table:table-cell table:style-name="ce142"/>
          <table:table-cell office:value-type="string" calcext:value-type="string">
            <text:p>Not Applicable</text:p>
          </table:table-cell>
          <table:table-cell table:style-name="ce142"/>
          <table:table-cell table:style-name="ce141"/>
          <table:table-cell/>
          <table:table-cell table:style-name="ce150"/>
          <table:table-cell table:style-name="ce141"/>
        </table:table-row>
        <table:table-row table:style-name="ro22">
          <table:table-cell office:value-type="string" calcext:value-type="string">
            <text:p>TC_FP_024</text:p>
          </table:table-cell>
          <table:table-cell office:value-type="string" calcext:value-type="string">
            <text:p><text:span text:style-name="T20">TS_004</text:span></text:p>
            <text:p><text:span text:style-name="T20">Forgot Password</text:span></text:p>
          </table:table-cell>
          <table:table-cell table:style-name="ce140"/>
          <table:table-cell table:style-name="ce141"/>
          <table:table-cell table:style-name="ce142"/>
          <table:table-cell office:value-type="string" calcext:value-type="string">
            <text:p>Not Applicable</text:p>
          </table:table-cell>
          <table:table-cell table:style-name="ce142"/>
          <table:table-cell table:style-name="ce141"/>
          <table:table-cell/>
          <table:table-cell table:style-name="ce150"/>
          <table:table-cell table:style-name="ce141"/>
        </table:table-row>
        <table:table-row table:style-name="ro22">
          <table:table-cell office:value-type="string" calcext:value-type="string">
            <text:p>TC_FP_025</text:p>
          </table:table-cell>
          <table:table-cell office:value-type="string" calcext:value-type="string">
            <text:p><text:span text:style-name="T20">TS_004</text:span></text:p>
            <text:p><text:span text:style-name="T20">Forgot Password</text:span></text:p>
          </table:table-cell>
          <table:table-cell table:style-name="ce140"/>
          <table:table-cell table:style-name="ce141"/>
          <table:table-cell table:style-name="ce142"/>
          <table:table-cell office:value-type="string" calcext:value-type="string">
            <text:p>Not Applicable</text:p>
          </table:table-cell>
          <table:table-cell table:style-name="ce142"/>
          <table:table-cell table:style-name="ce141"/>
          <table:table-cell/>
          <table:table-cell table:style-name="ce150"/>
          <table:table-cell table:style-name="ce141"/>
        </table:table-row>
        <table:table-row table:style-name="ro22">
          <table:table-cell office:value-type="string" calcext:value-type="string">
            <text:p>TC_FP_026</text:p>
          </table:table-cell>
          <table:table-cell office:value-type="string" calcext:value-type="string">
            <text:p><text:span text:style-name="T20">TS_004</text:span></text:p>
            <text:p><text:span text:style-name="T20">Forgot Password</text:span></text:p>
          </table:table-cell>
          <table:table-cell table:style-name="ce140"/>
          <table:table-cell table:style-name="ce141"/>
          <table:table-cell table:style-name="ce142"/>
          <table:table-cell office:value-type="string" calcext:value-type="string">
            <text:p>Not Applicable</text:p>
          </table:table-cell>
          <table:table-cell table:style-name="ce142"/>
          <table:table-cell table:style-name="ce141"/>
          <table:table-cell/>
          <table:table-cell table:style-name="ce150"/>
          <table:table-cell table:style-name="ce141"/>
        </table:table-row>
        <table:table-row table:style-name="ro22">
          <table:table-cell office:value-type="string" calcext:value-type="string">
            <text:p>TC_FP_027</text:p>
          </table:table-cell>
          <table:table-cell office:value-type="string" calcext:value-type="string">
            <text:p><text:span text:style-name="T20">TS_004</text:span></text:p>
            <text:p><text:span text:style-name="T20">Forgot Password</text:span></text:p>
          </table:table-cell>
          <table:table-cell table:style-name="ce140"/>
          <table:table-cell table:style-name="ce141"/>
          <table:table-cell table:style-name="ce142"/>
          <table:table-cell office:value-type="string" calcext:value-type="string">
            <text:p>Not Applicable</text:p>
          </table:table-cell>
          <table:table-cell table:style-name="ce142"/>
          <table:table-cell table:style-name="ce141"/>
          <table:table-cell/>
          <table:table-cell table:style-name="ce150"/>
          <table:table-cell table:style-name="ce141"/>
        </table:table-row>
        <table:table-row table:style-name="ro2" table:number-rows-repeated="23">
          <table:table-cell table:style-name="ce116" table:number-columns-repeated="2"/>
          <table:table-cell table:number-columns-repeated="3"/>
          <table:table-cell table:style-name="ce116"/>
          <table:table-cell table:number-columns-repeated="2"/>
          <table:table-cell table:style-name="ce116"/>
          <table:table-cell table:number-columns-repeated="2"/>
        </table:table-row>
        <table:table-row table:style-name="ro2">
          <table:table-cell table:style-name="ce116" table:number-columns-repeated="2"/>
          <table:table-cell table:number-columns-repeated="3"/>
          <table:table-cell table:style-name="ce116"/>
          <table:table-cell table:number-columns-repeated="2"/>
          <table:table-cell table:style-name="ce116"/>
          <table:table-cell table:number-columns-repeated="2"/>
        </table:table-row>
      </table:table>
      <table:table table:name="Search" table:style-name="ta1">
        <table:table-column table:style-name="co20" table:default-cell-style-name="Default"/>
        <table:table-column table:style-name="co31"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196"/>
        <table:table-column table:style-name="co105" table:default-cell-style-name="Default"/>
        <table:table-column table:style-name="co106" table:default-cell-style-name="Default"/>
        <table:table-column table:style-name="co107" table:default-cell-style-name="Default"/>
        <table:table-column table:style-name="co39" table:default-cell-style-name="Default"/>
        <table:table-column table:style-name="co108"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94"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6">
          <table:table-cell table:style-name="ce143" office:value-type="string" calcext:value-type="string">
            <text:p>TC_SF_001</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with an existing Product Name</text:p>
          </table:table-cell>
          <table:table-cell table:style-name="ce142" office:value-type="string" calcext:value-type="string">
            <text:p>1. Open the Application in any browser </text:p>
          </table:table-cell>
          <table:table-cell table:style-name="ce141" office:value-type="string" calcext:value-type="string">
            <text:p><text:span text:style-name="T20">1. Enter any existing product name into the ‘Search’ text box field - &lt; Refer Test Data &gt;</text:span></text:p>
            <text:p>2. Click on the ‘Search’ button (ER-1)</text:p>
            <text:p/>
          </table:table-cell>
          <table:table-cell table:style-name="ce141" office:value-type="string" calcext:value-type="string">
            <text:p>Product Name: Iphone</text:p>
          </table:table-cell>
          <table:table-cell table:style-name="ce142" office:value-type="string" calcext:value-type="string">
            <text:p>1. Searched product should be displayed in the search results</text:p>
            <text:p/>
          </table:table-cell>
          <table:table-cell table:style-name="ce141" office:value-type="string" calcext:value-type="string">
            <text:p>1. Searched product is displayed correctly</text:p>
          </table:table-cell>
          <table:table-cell table:style-name="ce143" office:value-type="string" calcext:value-type="string">
            <text:p>P1</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02</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with a non existing Product Name</text:p>
          </table:table-cell>
          <table:table-cell table:style-name="ce142" office:value-type="string" calcext:value-type="string">
            <text:p><text:span text:style-name="T20">1. Open the Application in any browser </text:span></text:p>
          </table:table-cell>
          <table:table-cell table:style-name="ce141" office:value-type="string" calcext:value-type="string">
            <text:p>1. Open the Application and enter non existing product into the ‘Search’ text box field - &lt; Refer Test Data &gt;</text:p>
            <text:p>2. Click on the ‘Search’ button (ER-1)</text:p>
            <text:p/>
          </table:table-cell>
          <table:table-cell table:style-name="ce141" office:value-type="string" calcext:value-type="string">
            <text:p>Product Name: Xiaomi</text:p>
          </table:table-cell>
          <table:table-cell table:style-name="ce141" office:value-type="string" calcext:value-type="string">
            <text:p>1. Message - ‘There is no product that matches the search criteria.’ should be displayed</text:p>
          </table:table-cell>
          <table:table-cell table:style-name="ce141" office:value-type="string" calcext:value-type="string">
            <text:p>1. Message as specified in expected result got displayed</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35">
          <table:table-cell table:style-name="ce143" office:value-type="string" calcext:value-type="string">
            <text:p>TC_SF_003</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without providing any Product Name</text:p>
          </table:table-cell>
          <table:table-cell table:style-name="ce142" office:value-type="string" calcext:value-type="string">
            <text:p>1. Open the Application in any browser </text:p>
          </table:table-cell>
          <table:table-cell table:style-name="ce141" office:value-type="string" calcext:value-type="string">
            <text:p><text:span text:style-name="T20">1. Don’t enter anything  into the ‘Search’ text box field</text:span></text:p>
            <text:p>2. Click on the ‘Search’ button (ER-1)</text:p>
            <text:p/>
          </table:table-cell>
          <table:table-cell table:style-name="ce141" office:value-type="string" calcext:value-type="string">
            <text:p>Not Applicable</text:p>
          </table:table-cell>
          <table:table-cell table:style-name="ce141" office:value-type="string" calcext:value-type="string">
            <text:p>1. Message - ‘There is no product that matches the search criteria.’ should be displayed</text:p>
          </table:table-cell>
          <table:table-cell table:style-name="ce141" office:value-type="string" calcext:value-type="string">
            <text:p>1. Message as specified in expected result got displayed</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04</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for a product after Login to the Application</text:p>
          </table:table-cell>
          <table:table-cell table:style-name="ce142" office:value-type="string" calcext:value-type="string">
            <text:p>1. Open the Application in any browser </text:p>
            <text:p>2. Login to the Application</text:p>
            <text:p/>
          </table:table-cell>
          <table:table-cell table:style-name="ce141" office:value-type="string" calcext:value-type="string">
            <text:p><text:span text:style-name="T20">1. Enter any existing product into the ‘Search’ text box field - &lt; Refer Test Data &gt;</text:span></text:p>
            <text:p><text:span text:style-name="T20">2. Click on the ‘Search’ button (ER-1)</text:span></text:p>
            <text:p/>
          </table:table-cell>
          <table:table-cell table:style-name="ce141" office:value-type="string" calcext:value-type="string">
            <text:p>Product Name: Iphone</text:p>
          </table:table-cell>
          <table:table-cell table:style-name="ce148" office:value-type="string" calcext:value-type="string">
            <text:p><text:span text:style-name="T20">1. Searched product should be displayed in the search results</text:span></text:p>
            <text:p/>
          </table:table-cell>
          <table:table-cell table:style-name="ce148" office:value-type="string" calcext:value-type="string">
            <text:p><text:span text:style-name="T20">1. Searched product is displayed in the search results</text:span></text:p>
            <text:p/>
          </table:table-cell>
          <table:table-cell table:style-name="ce143" office:value-type="string" calcext:value-type="string">
            <text:p>P1</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05</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by providing a search criteria which results in mulitple products</text:p>
          </table:table-cell>
          <table:table-cell table:style-name="ce148" office:value-type="string" calcext:value-type="string">
            <text:p>1. Open the Application in any browser </text:p>
            <text:p/>
          </table:table-cell>
          <table:table-cell table:style-name="ce141" office:value-type="string" calcext:value-type="string">
            <text:p><text:span text:style-name="T20">1. Enter the search criteria into the ‘Search’ text box field wchich can result in multiple products - &lt; Refer Test Data &gt;</text:span></text:p>
            <text:p><text:span text:style-name="T20">2. Click on the ‘Search’ button (ER-1)</text:span></text:p>
            <text:p/>
          </table:table-cell>
          <table:table-cell table:style-name="ce141" office:value-type="string" calcext:value-type="string">
            <text:p>Product Name: Mac</text:p>
          </table:table-cell>
          <table:table-cell table:style-name="ce142" office:value-type="string" calcext:value-type="string">
            <text:p>1. More than one products should be displayed in the search results page</text:p>
          </table:table-cell>
          <table:table-cell table:style-name="ce142" office:value-type="string" calcext:value-type="string">
            <text:p>1. More than one products got  displayed in the search results page</text:p>
            <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06</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all the fields in the Search functionality and Search page have placeholders</text:p>
            <text:p/>
          </table:table-cell>
          <table:table-cell table:style-name="ce148" office:value-type="string" calcext:value-type="string">
            <text:p><text:span text:style-name="T20">1. Open the Application in any browser </text:span></text:p>
            <text:p/>
          </table:table-cell>
          <table:table-cell table:style-name="ce141" office:value-type="string" calcext:value-type="string">
            <text:p><text:span text:style-name="T20">1. Don’t enter anything  into the ‘Search’ text box field</text:span></text:p>
            <text:p><text:span text:style-name="T20">2. Click on the ‘Search’ button (ER-1)</text:span></text:p>
            <text:p/>
          </table:table-cell>
          <table:table-cell table:style-name="ce141" office:value-type="string" calcext:value-type="string">
            <text:p>Not Applicable</text:p>
          </table:table-cell>
          <table:table-cell table:style-name="ce142" office:value-type="string" calcext:value-type="string">
            <text:p><text:span text:style-name="T43">1. Proper placeholder text is displayed in ‘Search’ and ‘Search Criteria’ text box fields</text:span></text:p>
            <text:p/>
          </table:table-cell>
          <table:table-cell table:style-name="ce142" office:value-type="string" calcext:value-type="string">
            <text:p><text:span text:style-name="T43">1. Proper placeholder text is displayed in ‘Search’ and ‘Search Criteria’ text box fields</text:span></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34">
          <table:table-cell table:style-name="ce143" office:value-type="string" calcext:value-type="string">
            <text:p>TC_SF_007</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using 'Search Criteria' field</text:p>
          </table:table-cell>
          <table:table-cell table:style-name="ce148" office:value-type="string" calcext:value-type="string">
            <text:p>1. Open the Application in any browser </text:p>
          </table:table-cell>
          <table:table-cell table:style-name="ce141" office:value-type="string" calcext:value-type="string">
            <text:p><text:span text:style-name="T20">1. Don’t enter anything  into the ‘Search’ text box field</text:span></text:p>
            <text:p><text:span text:style-name="T20">2. Click on the ‘Search’ button</text:span></text:p>
            <text:p><text:span text:style-name="T20">3. Enter any existing product name into the ‘Serach Criteria’ text box field - &lt; Refer Test Data &gt;</text:span></text:p>
            <text:p><text:span text:style-name="T20">4. Click on the ‘Serach’ button (ER-1)</text:span></text:p>
            <text:p/>
          </table:table-cell>
          <table:table-cell table:style-name="ce141" office:value-type="string" calcext:value-type="string">
            <text:p>Product Name: Mac</text:p>
          </table:table-cell>
          <table:table-cell table:style-name="ce149" office:value-type="string" calcext:value-type="string">
            <text:p>1. Searched product should be displayed in the search results</text:p>
          </table:table-cell>
          <table:table-cell table:style-name="ce142" office:value-type="string" calcext:value-type="string">
            <text:p>1. Searched product go displayed in the search results along with all products who had search criteria in their name</text:p>
            <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5">
          <table:table-cell table:style-name="ce143" office:value-type="string" calcext:value-type="string">
            <text:p>TC_SF_008</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ing using ‘Search in product description’ mark</text:p>
            <text:p/>
          </table:table-cell>
          <table:table-cell table:style-name="ce148" office:value-type="string" calcext:value-type="string">
            <text:p>1. Open the Application in any browser </text:p>
          </table:table-cell>
          <table:table-cell table:style-name="ce141" office:value-type="string" calcext:value-type="string">
            <text:p><text:span text:style-name="T20">1. Don’t enter anything  into the ‘Search’ text box field</text:span></text:p>
            <text:p><text:span text:style-name="T20">2. Click on the ‘Search’ button</text:span></text:p>
            <text:p><text:span text:style-name="T20">3. Enter any existing product name into the ‘Serach Criteria’ text box field - &lt; Refer Test Data &gt;</text:span></text:p>
            <text:p><text:span text:style-name="T20">4. Select </text:span><text:span text:style-name="T23">‘Seacrh in product description’ checkbox option</text:span></text:p>
            <text:p><text:span text:style-name="T20">5. Click on the ‘Serach’ button (ER-1)</text:span></text:p>
            <text:p/>
          </table:table-cell>
          <table:table-cell table:style-name="ce141" office:value-type="string" calcext:value-type="string">
            <text:p>Product Name: phone</text:p>
          </table:table-cell>
          <table:table-cell table:style-name="ce142" office:value-type="string" calcext:value-type="string">
            <text:p>1. Product having the given text in its description should be displayed in the search results</text:p>
          </table:table-cell>
          <table:table-cell table:style-name="ce141" office:value-type="string" calcext:value-type="string">
            <text:p>1. Products that don't have the search words in their description got displayed</text:p>
            <text:p/>
          </table:table-cell>
          <table:table-cell table:style-name="ce143" office:value-type="string" calcext:value-type="string">
            <text:p>P3</text:p>
          </table:table-cell>
          <table:table-cell table:style-name="ce161" table:content-validation-name="val1" office:value-type="string" calcext:value-type="string">
            <text:p>FAIL</text:p>
          </table:table-cell>
          <table:table-cell table:style-name="ce143" office:value-type="string" calcext:value-type="string">
            <text:p>OPENCART-BUG-1</text:p>
          </table:table-cell>
        </table:table-row>
        <table:table-row table:style-name="ro12">
          <table:table-cell table:style-name="ce143" office:value-type="string" calcext:value-type="string">
            <text:p>TC_SF_009</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 by selecting the category of product</text:p>
          </table:table-cell>
          <table:table-cell table:style-name="ce148" office:value-type="string" calcext:value-type="string">
            <text:p>1. Open the Application in any browser </text:p>
          </table:table-cell>
          <table:table-cell table:style-name="ce141" office:value-type="string" calcext:value-type="string">
            <text:p><text:span text:style-name="T20">1. Don’t enter anything  into the ‘Search’ text box field</text:span></text:p>
            <text:p><text:span text:style-name="T20">2. Click on the ‘Search’ button</text:span></text:p>
            <text:p><text:span text:style-name="T20">3. Enter any existing product name into the ‘Search Criteria’ text box field - &lt; Refer Test Data &gt;</text:span></text:p>
            <text:p><text:span text:style-name="T20">4. Select the correct category for the given Product Name from ‘Category’ dropdown menu  - &lt; Refer Test Data &gt;</text:span></text:p>
            <text:p><text:span text:style-name="T20">5. Click on the ‘Serach’ button (ER-1)</text:span></text:p>
            <text:p><text:span text:style-name="T20">6. Select wrong category from ‘Category’ dropdown menu  - &lt; Refer Test Data &gt;</text:span></text:p>
            <text:p><text:span text:style-name="T20">7. Click on the ‘Search’ button (ER-2)</text:span></text:p>
            <text:p/>
          </table:table-cell>
          <table:table-cell table:style-name="ce141" office:value-type="string" calcext:value-type="string">
            <text:p>Product Name: iMac</text:p>
            <text:p>Correct Category Name: Mac</text:p>
            <text:p>Wrong Category Name: PC</text:p>
          </table:table-cell>
          <table:table-cell table:style-name="ce148" office:value-type="string" calcext:value-type="string">
            <text:p><text:span text:style-name="T20">1. Searched product should be displayed in the search results</text:span></text:p>
            <text:p><text:span text:style-name="T20">2. Message - ‘There is no product that matches the search criteria.’ should be displayed</text:span></text:p>
          </table:table-cell>
          <table:table-cell table:style-name="ce148" office:value-type="string" calcext:value-type="string">
            <text:p><text:span text:style-name="T20">1. Searched product got displayed in the search results</text:span></text:p>
            <text:p><text:span text:style-name="T20">2. Message - ‘There is no product that matches the search criteria.’ got displayed</text:span></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9">
          <table:table-cell table:style-name="ce143" office:value-type="string" calcext:value-type="string">
            <text:p>TC_SF_010</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 by selecting <text:s/>to search in subcategories</text:p>
          </table:table-cell>
          <table:table-cell table:style-name="ce148" office:value-type="string" calcext:value-type="string">
            <text:p>1. Open the Application in any browser </text:p>
          </table:table-cell>
          <table:table-cell table:style-name="ce141" office:value-type="string" calcext:value-type="string">
            <text:p><text:span text:style-name="T20">1. Don’t enter anything  into the ‘Search’ text box field</text:span></text:p>
            <text:p><text:span text:style-name="T20">2. Click on the ‘Search’ button</text:span></text:p>
            <text:p><text:span text:style-name="T20">3. Enter any existing product name into the ‘Search Criteria’ text box field - &lt; Refer Test Data &gt;</text:span></text:p>
            <text:p><text:span text:style-name="T20">4. Select the Parent category for the given Product Name from ‘Category’ dropdown menu  - &lt; Refer Test Data &gt;</text:span></text:p>
            <text:p><text:span text:style-name="T20">5. Click on the ‘Search’ button (ER-1)</text:span></text:p>
            <text:p><text:span text:style-name="T20">6. Select ‘Search in sbucategories’ checkbox field</text:span></text:p>
            <text:p><text:span text:style-name="T20">7. Click on the ‘Search’ button (ER-2) </text:span></text:p>
            <text:p/>
          </table:table-cell>
          <table:table-cell table:style-name="ce141" office:value-type="string" calcext:value-type="string">
            <text:p>Product Name: iMac</text:p>
            <text:p>Parent Category Name: Desktops</text:p>
          </table:table-cell>
          <table:table-cell table:style-name="ce141" office:value-type="string" calcext:value-type="string">
            <text:p><text:span text:style-name="T20">1. Message - ‘There is no product that matches the search criteria.’ should be displayed </text:span></text:p>
            <text:p><text:span text:style-name="T43">2. Searched product should be displayed in the search results</text:span></text:p>
            <text:p/>
          </table:table-cell>
          <table:table-cell table:style-name="ce141" office:value-type="string" calcext:value-type="string">
            <text:p><text:span text:style-name="T20">1. Message - ‘There is no product that matches the search criteria.’ got displayed </text:span></text:p>
            <text:p><text:span text:style-name="T43">2. Searched product got displayed in the search results</text:span></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2">
          <table:table-cell table:style-name="ce143" office:value-type="string" calcext:value-type="string">
            <text:p>TC_SF_011</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List and Grid views when Product is displayed in the search results</text:p>
          </table:table-cell>
          <table:table-cell table:style-name="ce148" office:value-type="string" calcext:value-type="string">
            <text:p><text:span text:style-name="T20">1. Open the Application in any browser </text:span></text:p>
            <text:p/>
          </table:table-cell>
          <table:table-cell table:style-name="ce142" office:value-type="string" calcext:value-type="string">
            <text:p><text:span text:style-name="T22">1. Enter any existing product into the ‘Search’ text box field - &lt; Refer Test Data &gt;</text:span></text:p>
            <text:p><text:span text:style-name="T22">2. Click on the ‘Search’ button </text:span></text:p>
            <text:p><text:span text:style-name="T22">3. Select ‘List’ option (ER-1)</text:span></text:p>
            <text:p><text:span text:style-name="T22">4. Click on the Image of the Product and name of the Product (ER-2)</text:span></text:p>
            <text:p><text:span text:style-name="T22">5. Repeat steps 1 and 2 and select ‘Grid’ option (ER-3)</text:span></text:p>
            <text:p><text:span text:style-name="T43">6. Click on the Image of the Product and name of the Product (ER-4)</text:span></text:p>
            <text:p/>
          </table:table-cell>
          <table:table-cell table:style-name="ce141" office:value-type="string" calcext:value-type="string">
            <text:p>Product Name: iMac </text:p>
          </table:table-cell>
          <table:table-cell table:style-name="ce142" office:value-type="string" calcext:value-type="string">
            <text:p><text:span text:style-name="T22">1. Product should be dislayed in the List view and all the options (Add to Cart, Wish List and Compare Product) are working </text:span></text:p>
            <text:p><text:span text:style-name="T22">2. User should be navigated to the Product Display Page of the product</text:span></text:p>
            <text:p><text:span text:style-name="T22">3. Product should be dislayed in the Grid view and all the options (Add to Cart, Wish List and Compare Product) are working </text:span></text:p>
            <text:p><text:span text:style-name="T22">4. User should be navigated to the Product Display Page of the product</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SF_012</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navigating to Product Compare Page from Search Results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Criteria’ text box field - &lt; Refer Test Data &gt;</text:span></text:p>
            <text:p><text:span text:style-name="T43">2. Click on the ‘Search’ button </text:span></text:p>
            <text:p><text:span text:style-name="T20">3. Click on ‘Product Compare’ link (ER-2)</text:span></text:p>
            <text:p/>
          </table:table-cell>
          <table:table-cell table:style-name="ce141" office:value-type="string" calcext:value-type="string">
            <text:p>Product Name: Mac</text:p>
          </table:table-cell>
          <table:table-cell table:style-name="ce141" office:value-type="string" calcext:value-type="string">
            <text:p>1. User should be redirected to the Product Compare page</text:p>
          </table:table-cell>
          <table:table-cell table:style-name="ce141" office:value-type="string" calcext:value-type="string">
            <text:p>1. User is navigated to Product Compare page</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SF_013</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the User is able to sort the products displayed in the Search Results</text:p>
          </table:table-cell>
          <table:table-cell table:style-name="ce148" office:value-type="string" calcext:value-type="string">
            <text:p><text:span text:style-name="T20">1. Open the Application in any browser </text:span></text:p>
            <text:p/>
          </table:table-cell>
          <table:table-cell table:style-name="ce142" office:value-type="string" calcext:value-type="string">
            <text:p><text:span text:style-name="T34">1. Enter any Product in the 'Search' text box field which can result in mutliple products - &lt;Refer Test Data&gt;</text:span></text:p>
            <text:p><text:span text:style-name="T43">2. Click on the ‘Search’ button</text:span><text:span text:style-name="T34"> (ER-1)</text:span></text:p>
            <text:p><text:span text:style-name="T34">3. Select serveral options from the 'Sort By' dropdown (ER-2)</text:span></text:p>
            <text:p/>
          </table:table-cell>
          <table:table-cell table:style-name="ce141" office:value-type="string" calcext:value-type="string">
            <text:p><text:span text:style-name="T20">Product Name: Mac</text:span></text:p>
            <text:p/>
          </table:table-cell>
          <table:table-cell table:style-name="ce142" office:value-type="string" calcext:value-type="string">
            <text:p><text:span text:style-name="T34">1. More than one product should be displayed in the search results page</text:span></text:p>
            <text:p><text:span text:style-name="T34">2. Products are sorted according to the options selected in the 'Sort By' dropdown field</text:span></text:p>
          </table:table-cell>
          <table:table-cell table:style-name="ce149"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34">
          <table:table-cell table:style-name="ce143" office:value-type="string" calcext:value-type="string">
            <text:p>TC_SF_014</text:p>
          </table:table-cell>
          <table:table-cell table:style-name="ce143" office:value-type="string" calcext:value-type="string">
            <text:p><text:span text:style-name="T20">TS_005</text:span></text:p>
            <text:p><text:span text:style-name="T20">Search Functionality</text:span></text:p>
          </table:table-cell>
          <table:table-cell table:style-name="ce33" office:value-type="string" calcext:value-type="string">
            <text:p>Validate the User can select how many produts can be displayed in the Search Results</text:p>
          </table:table-cell>
          <table:table-cell table:style-name="ce148" office:value-type="string" calcext:value-type="string">
            <text:p>1. Open the Application in any browser </text:p>
          </table:table-cell>
          <table:table-cell table:style-name="ce148" office:value-type="string" calcext:value-type="string">
            <text:p><text:span text:style-name="T20">1. Enter any Product in the 'Search' text box field which can result in mutliple products - &lt;Refer Test Data&gt;</text:span></text:p>
            <text:p><text:span text:style-name="T20">2. Click on the ‘Search’ button (ER-1)</text:span></text:p>
            <text:p><text:span text:style-name="T20">3. Select the number of Products to be displayed from the 'Show' dropdown (ER-2)</text:span></text:p>
            <text:p/>
          </table:table-cell>
          <table:table-cell table:style-name="ce141" office:value-type="string" calcext:value-type="string">
            <text:p>Product Name: Mac</text:p>
          </table:table-cell>
          <table:table-cell table:style-name="ce142" office:value-type="string" calcext:value-type="string">
            <text:p><text:span text:style-name="T34">1. More than one product should be displayed in the search results page</text:span></text:p>
            <text:p><text:span text:style-name="T34">2. The selected number of products should be displayed in the current search page</text:span></text:p>
          </table:table-cell>
          <table:table-cell table:style-name="ce149"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15</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Search' textbox field and the button having search icon are displayed through all pages of the Application</text:p>
            <text:p/>
          </table:table-cell>
          <table:table-cell table:style-name="ce148" office:value-type="string" calcext:value-type="string">
            <text:p>1. Open the Application in any browser </text:p>
            <text:p/>
          </table:table-cell>
          <table:table-cell table:style-name="ce142" office:value-type="string" calcext:value-type="string">
            <text:p><text:span text:style-name="T34">1. Navigate to all the pages of the Application (ER-1)</text:span></text:p>
            <text:p/>
          </table:table-cell>
          <table:table-cell table:style-name="ce141" office:value-type="string" calcext:value-type="string">
            <text:p>Not Applicable</text:p>
          </table:table-cell>
          <table:table-cell table:style-name="ce142" office:value-type="string" calcext:value-type="string">
            <text:p><text:span text:style-name="T43">1. Search box field and 'Search'  button </text:span>should be displayed on all the page of the Application</text:p>
          </table:table-cell>
          <table:table-cell table:style-name="ce149" office:value-type="string" calcext:value-type="string">
            <text:p>1. Search box field and 'Search' button are displayed through all pages of the Application</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SF_016</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Breadcrumb of the 'Search'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heck whether Breadcrumb options work</text:span></text:p>
            <text:p/>
          </table:table-cell>
          <table:table-cell table:style-name="ce141" office:value-type="string" calcext:value-type="string">
            <text:p>Product Name: Mac</text:p>
          </table:table-cell>
          <table:table-cell table:style-name="ce141" office:value-type="string" calcext:value-type="string">
            <text:p>1. Breadcrumb option should be working correctly</text:p>
          </table:table-cell>
          <table:table-cell table:style-name="ce149" office:value-type="string" calcext:value-type="string">
            <text:p>1. Breadcrumb are displayed and working on the 'Search' page</text:p>
            <text:p/>
          </table:table-cell>
          <table:table-cell table:style-name="ce150" office:value-type="string" calcext:value-type="string">
            <text:p>P3</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SF_017</text:p>
          </table:table-cell>
          <table:table-cell table:style-name="ce143" office:value-type="string" calcext:value-type="string">
            <text:p><text:span text:style-name="T20">TS_005</text:span></text:p>
            <text:p><text:span text:style-name="T20">Search Functionality</text:span></text:p>
          </table:table-cell>
          <table:table-cell table:style-name="ce141" office:value-type="string" calcext:value-type="string">
            <text:p>Validate Heading, URL and Title of the ‘Search’ page</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43">3. Check </text:span><text:span text:style-name="T20">Heading, URL and Title of the ‘Search’ page</text:span></text:p>
            <text:p/>
          </table:table-cell>
          <table:table-cell table:style-name="ce141" office:value-type="string" calcext:value-type="string">
            <text:p>Product Name: Mac</text:p>
          </table:table-cell>
          <table:table-cell table:style-name="ce141" office:value-type="string" calcext:value-type="string">
            <text:p>1. Proper Heading, URL, and Title should be displayed for ‘Search’ page</text:p>
          </table:table-cell>
          <table:table-cell table:style-name="ce141" office:value-type="string" calcext:value-type="string">
            <text:p>1. Proper Heading, URL, and Title got displayed for ‘Search’ page</text:p>
          </table:table-cell>
          <table:table-cell table:style-name="ce150" office:value-type="string" calcext:value-type="string">
            <text:p>P3</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18</text:p>
          </table:table-cell>
          <table:table-cell table:style-name="ce143" office:value-type="string" calcext:value-type="string">
            <text:p><text:span text:style-name="T20">TS_005</text:span></text:p>
            <text:p><text:span text:style-name="T20">Search Functionality</text:span></text:p>
          </table:table-cell>
          <table:table-cell table:style-name="ce141" office:value-type="string" calcext:value-type="string">
            <text:p>Validate UI of ‘Search’ functionality and ‘Search’ page options</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text:span></text:p>
            <text:p><text:span text:style-name="T20">2. Click on the ‘Search’ button</text:span></text:p>
            <text:p/>
          </table:table-cell>
          <table:table-cell table:style-name="ce141" office:value-type="string" calcext:value-type="string">
            <text:p>Not Applicable</text:p>
          </table:table-cell>
          <table:table-cell table:style-name="ce142" office:value-type="string" calcext:value-type="string">
            <text:p><text:span text:style-name="T20">1. Proper UI should be displayed for </text:span>Search functionality</text:p>
          </table:table-cell>
          <table:table-cell table:style-name="ce149" office:value-type="string" calcext:value-type="string">
            <text:p><text:span text:style-name="T43">1. Proper UI elements are displayed for 'Search' page</text:span></text:p>
            <text:p/>
          </table:table-cell>
          <table:table-cell table:style-name="ce150" office:value-type="string" calcext:value-type="string">
            <text:p>P3</text:p>
          </table:table-cell>
          <table:table-cell table:style-name="ce152" office:value-type="string" calcext:value-type="string">
            <text:p>PASS</text:p>
          </table:table-cell>
          <table:table-cell table:style-name="ce163"/>
        </table:table-row>
        <table:table-row table:style-name="ro16">
          <table:table-cell table:style-name="ce143" office:value-type="string" calcext:value-type="string">
            <text:p>TC_SF_019</text:p>
          </table:table-cell>
          <table:table-cell table:style-name="ce143" office:value-type="string" calcext:value-type="string">
            <text:p><text:span text:style-name="T20">TS_005</text:span></text:p>
            <text:p><text:span text:style-name="T20">Search Functionality</text:span></text:p>
          </table:table-cell>
          <table:table-cell table:style-name="ce142" office:value-type="string" calcext:value-type="string">
            <text:p>Validate the Search functionality in all the supported environments</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text:span></text:p>
            <text:p><text:span text:style-name="T20">2. Click on the ‘Search’ button</text:span></text:p>
            <text:p/>
          </table:table-cell>
          <table:table-cell table:style-name="ce141" office:value-type="string" calcext:value-type="string">
            <text:p>Not Applicable</text:p>
          </table:table-cell>
          <table:table-cell table:style-name="ce142" office:value-type="string" calcext:value-type="string">
            <text:p>1. Search functionality should work correctly in all the supported environments</text:p>
          </table:table-cell>
          <table:table-cell table:style-name="ce148" office:value-type="string" calcext:value-type="string">
            <text:p>1. ‘Search’ functionality work correctly in all the supported environments</text:p>
          </table:table-cell>
          <table:table-cell table:style-name="ce150" office:value-type="string" calcext:value-type="string">
            <text:p>P3</text:p>
          </table:table-cell>
          <table:table-cell table:style-name="ce152" office:value-type="string" calcext:value-type="string">
            <text:p>PASS</text:p>
          </table:table-cell>
          <table:table-cell table:style-name="ce163"/>
        </table:table-row>
        <table:table-row table:style-name="ro22">
          <table:table-cell table:style-name="ce143" office:value-type="string" calcext:value-type="string">
            <text:p>TC_SF_020</text:p>
          </table:table-cell>
          <table:table-cell table:style-name="ce143" office:value-type="string" calcext:value-type="string">
            <text:p><text:span text:style-name="T20">TS_005</text:span></text:p>
            <text:p><text:span text:style-name="T20">Search Functionality</text:span></text:p>
          </table:table-cell>
          <table:table-cell table:style-name="ce141" table:number-columns-repeated="3"/>
          <table:table-cell table:style-name="ce141" office:value-type="string" calcext:value-type="string">
            <text:p>Not Applicable</text:p>
          </table:table-cell>
          <table:table-cell table:style-name="ce141" table:number-columns-repeated="2"/>
          <table:table-cell table:style-name="ce143"/>
          <table:table-cell table:style-name="ce71"/>
          <table:table-cell table:style-name="ce163"/>
        </table:table-row>
        <table:table-row table:style-name="ro22">
          <table:table-cell table:style-name="ce143" office:value-type="string" calcext:value-type="string">
            <text:p>TC_SF_021</text:p>
          </table:table-cell>
          <table:table-cell table:style-name="ce143" office:value-type="string" calcext:value-type="string">
            <text:p><text:span text:style-name="T20">TS_005</text:span></text:p>
            <text:p><text:span text:style-name="T20">Search Functionality</text:span></text:p>
          </table:table-cell>
          <table:table-cell table:style-name="ce141" table:number-columns-repeated="3"/>
          <table:table-cell table:style-name="ce141" office:value-type="string" calcext:value-type="string">
            <text:p>Not Applicable</text:p>
          </table:table-cell>
          <table:table-cell table:style-name="ce141" table:number-columns-repeated="2"/>
          <table:table-cell table:style-name="ce143"/>
          <table:table-cell table:style-name="ce71"/>
          <table:table-cell table:style-name="ce163"/>
        </table:table-row>
        <table:table-row table:style-name="ro22">
          <table:table-cell table:style-name="ce143" office:value-type="string" calcext:value-type="string">
            <text:p>TC_SF_022</text:p>
          </table:table-cell>
          <table:table-cell table:style-name="ce143" office:value-type="string" calcext:value-type="string">
            <text:p><text:span text:style-name="T20">TS_005</text:span></text:p>
            <text:p><text:span text:style-name="T20">Search Functionality</text:span></text:p>
          </table:table-cell>
          <table:table-cell table:style-name="ce141" table:number-columns-repeated="3"/>
          <table:table-cell table:style-name="ce141" office:value-type="string" calcext:value-type="string">
            <text:p>Not Applicable</text:p>
          </table:table-cell>
          <table:table-cell table:style-name="ce141" table:number-columns-repeated="2"/>
          <table:table-cell table:style-name="ce143"/>
          <table:table-cell table:style-name="ce71"/>
          <table:table-cell table:style-name="ce163"/>
        </table:table-row>
        <table:table-row table:style-name="ro2" table:number-rows-repeated="29">
          <table:table-cell table:style-name="ce116" table:number-columns-repeated="5"/>
          <table:table-cell table:style-name="ce195"/>
          <table:table-cell table:style-name="ce116" table:number-columns-repeated="4"/>
          <table:table-cell/>
        </table:table-row>
        <table:table-row table:style-name="ro2" table:number-rows-repeated="1048523">
          <table:table-cell table:number-columns-repeated="11"/>
        </table:table-row>
        <table:table-row table:style-name="ro2">
          <table:table-cell table:number-columns-repeated="11"/>
        </table:table-row>
        <calcext:conditional-formats>
          <calcext:conditional-format calcext:target-range-address="Search.J9:Search.J9">
            <calcext:condition calcext:apply-style-name="ConditionalStyle_1782" calcext:value="contains-text(&quot;NOT TESTED&quot;)" calcext:base-cell-address="Search.J9"/>
            <calcext:condition calcext:apply-style-name="ConditionalStyle_1781" calcext:value="contains-text(&quot;BLOCKED&quot;)" calcext:base-cell-address="Search.J9"/>
            <calcext:condition calcext:apply-style-name="ConditionalStyle_1780" calcext:value="contains-text(&quot;FAIL&quot;)" calcext:base-cell-address="Search.J9"/>
            <calcext:condition calcext:apply-style-name="ConditionalStyle_1779" calcext:value="contains-text(&quot;PASS&quot;)" calcext:base-cell-address="Search.J9"/>
          </calcext:conditional-format>
        </calcext:conditional-formats>
      </table:table>
      <table:table table:name="Product Compare" table:style-name="ta1">
        <table:table-column table:style-name="co20" table:default-cell-style-name="Default"/>
        <table:table-column table:style-name="co31"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Default"/>
        <table:table-column table:style-name="co36" table:default-cell-style-name="Default"/>
        <table:table-column table:style-name="co49" table:default-cell-style-name="Default"/>
        <table:table-column table:style-name="co109" table:default-cell-style-name="Default"/>
        <table:table-column table:style-name="co39" table:default-cell-style-name="Default"/>
        <table:table-column table:style-name="co110"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86" office:value-type="string" calcext:value-type="string">
            <text:p>Comments</text:p>
          </table:table-cell>
        </table:table-row>
        <table:table-row table:style-name="ro15">
          <table:table-cell table:style-name="ce143" office:value-type="string" calcext:value-type="string">
            <text:p>TC_PC_001</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adding the product for comparision from Product Display page</text:p>
          </table:table-cell>
          <table:table-cell table:style-name="ce148" office:value-type="string" calcext:value-type="string">
            <text:p>1. Open the Application in any browser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text:span></text:p>
            <text:p><text:span text:style-name="T43">3. Hoover over the product ‘Compare this Product’ button </text:span><text:span text:style-name="T20">(ER-1)</text:span></text:p>
            <text:p><text:span text:style-name="T43">4. Select ‘Compare this Product’ option</text:span><text:span text:style-name="T20"> (ER-2)</text:span></text:p>
            <text:p><text:span text:style-name="T20">5. Click on ‘Product Compare’ link (ER-3)</text:span></text:p>
            <text:p/>
          </table:table-cell>
          <table:table-cell table:style-name="ce141" office:value-type="string" calcext:value-type="string">
            <text:p>Product name: iMac</text:p>
          </table:table-cell>
          <table:table-cell table:style-name="ce141" office:value-type="string" calcext:value-type="string">
            <text:p>1. Hint message – ‘Compare this Product’ should be displayed</text:p>
            <text:p>2. Message – ‘You have add ‘Product Name’ to your product comparison’ should be displayed</text:p>
            <text:p>3. User should be redirected to ‘Product Compare’ page with details about the selected for comparison Product</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76" office:value-type="string" calcext:value-type="string">
            <text:p>PASS</text:p>
          </table:table-cell>
          <table:table-cell table:style-name="ce163"/>
        </table:table-row>
        <table:table-row table:style-name="ro14">
          <table:table-cell table:style-name="ce143" office:value-type="string" calcext:value-type="string">
            <text:p>TC_PC_002</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adding the product for comparision from List View of Search Results page</text:p>
            <text:p/>
          </table:table-cell>
          <table:table-cell table:style-name="ce149" office:value-type="string" calcext:value-type="string">
            <text:p>1. Open the Application in any browser </text:p>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 </text:span></text:p>
            <text:p><text:span text:style-name="T43">3. Select to view the search results in 'List' view</text:span></text:p>
            <text:p><text:span text:style-name="T20">4. Hoover over the product ‘Compare this Product’ button (ER-1) </text:span></text:p>
            <text:p><text:span text:style-name="T20">5. Select ‘Compare this Product’ (ER-2) </text:span></text:p>
            <text:p><text:span text:style-name="T20">6. Click on ‘Product Compare’ link (ER-3) </text:span></text:p>
            <text:p/>
          </table:table-cell>
          <table:table-cell table:style-name="ce141" office:value-type="string" calcext:value-type="string">
            <text:p>Product name: iMac</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4">
          <table:table-cell table:style-name="ce143" office:value-type="string" calcext:value-type="string">
            <text:p>TC_PC_003</text:p>
          </table:table-cell>
          <table:table-cell table:style-name="ce143" office:value-type="string" calcext:value-type="string">
            <text:p><text:span text:style-name="T20">TS_006</text:span></text:p>
            <text:p><text:span text:style-name="T20">Search Functionality</text:span></text:p>
          </table:table-cell>
          <table:table-cell table:style-name="ce148" office:value-type="string" calcext:value-type="string">
            <text:p>Validate adding the product for comparision from Grid View of Search Results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 </text:span></text:p>
            <text:p><text:span text:style-name="T20">3. Select to view the search results in 'Grid' view</text:span></text:p>
            <text:p><text:span text:style-name="T20">4. Hoover over the product ‘Compare this Product’ button (ER-1) </text:span></text:p>
            <text:p><text:span text:style-name="T43">5. Select ‘Compare this Product’ option</text:span><text:span text:style-name="T20"> (ER-2) </text:span></text:p>
            <text:p><text:span text:style-name="T20">6. Click on ‘Product Compare’ link (ER-3) </text:span></text:p>
            <text:p/>
          </table:table-cell>
          <table:table-cell table:style-name="ce166" office:value-type="string" calcext:value-type="string">
            <text:p>Product name: iMac</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4">
          <table:table-cell table:style-name="ce143" office:value-type="string" calcext:value-type="string">
            <text:p>TC_PC_004</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text:span text:style-name="T22">Validate adding the product for comparision from List View of Product Category or Sub Category page</text:span></text:p>
            <text:p/>
          </table:table-cell>
          <table:table-cell table:style-name="ce148" office:value-type="string" calcext:value-type="string">
            <text:p>1. Open the Application in any browser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 </text:span></text:p>
            <text:p><text:span text:style-name="T20">3. Select to view the search results in 'List' view</text:span></text:p>
            <text:p><text:span text:style-name="T20">4. Hoover over the product ‘Compare this Product’ button (ER-1) </text:span></text:p>
            <text:p><text:span text:style-name="T20">5. Select ‘Compare this Product’ (ER-2) </text:span></text:p>
            <text:p><text:span text:style-name="T20">6. Click on ‘Product Compare’ link (ER-3) </text:span></text:p>
            <text:p/>
          </table:table-cell>
          <table:table-cell table:style-name="ce166" office:value-type="string" calcext:value-type="string">
            <text:p>Product name: iMac</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5">
          <table:table-cell table:style-name="ce143" office:value-type="string" calcext:value-type="string">
            <text:p>TC_PC_005</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adding the product for comparision from List View of Product Category or Sub Category page </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Hoover over any menu, for example ‘Desktop’ and select ‘Show All Desktops’ option</text:span></text:p>
            <text:p><text:span text:style-name="T20">3. In the displayed ‘Desktops’ category select 'List' view’ option</text:span></text:p>
            <text:p><text:span text:style-name="T20">4. Hoover over the product ‘Compare this Product’ button (ER-1) </text:span></text:p>
            <text:p><text:span text:style-name="T43">5. Select ‘Compare this Product’ option</text:span><text:span text:style-name="T20"> (ER-2) </text:span></text:p>
            <text:p><text:span text:style-name="T20">6. Click on ‘Product Compare’ link (ER-3) </text:span></text:p>
            <text:p/>
          </table:table-cell>
          <table:table-cell table:style-name="ce143" office:value-type="string" calcext:value-type="string">
            <text:p>Not Applicable</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5">
          <table:table-cell table:style-name="ce143" office:value-type="string" calcext:value-type="string">
            <text:p>TC_PC_006</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text:span text:style-name="T20">Validate adding the product for comparision from Grid View of Product Category or Sub Category page </text:span></text:p>
            <text:p/>
          </table:table-cell>
          <table:table-cell table:style-name="ce148" office:value-type="string" calcext:value-type="string">
            <text:p>1. Open the Application in any browser </text:p>
          </table:table-cell>
          <table:table-cell table:style-name="ce148" office:value-type="string" calcext:value-type="string">
            <text:p><text:span text:style-name="T20">1.Hoover over any menu, for example ‘Desktop’ and select ‘Show All Desktops’ option</text:span></text:p>
            <text:p><text:span text:style-name="T20">3. In the displayed ‘Desktops’ category select 'Grid' view’ option</text:span></text:p>
            <text:p><text:span text:style-name="T20">4. Hoover over the product ‘Compare this Product’ button (ER-1) </text:span></text:p>
            <text:p><text:span text:style-name="T43">5. Select ‘Compare this Product’ option</text:span><text:span text:style-name="T20"> (ER-2) </text:span></text:p>
            <text:p><text:span text:style-name="T20">6. Click on ‘Product Compare’ link (ER-3) </text:span></text:p>
            <text:p/>
          </table:table-cell>
          <table:table-cell table:style-name="ce143" office:value-type="string" calcext:value-type="string">
            <text:p>Not Applicable</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5">
          <table:table-cell table:style-name="ce143" office:value-type="string" calcext:value-type="string">
            <text:p>TC_PC_007</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adding the product for comparision from Featured section on Home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43">1.Hoover over ‘Compare this Product’ option from one of the Products displayed in ‘Features’ section of ‘Home‘ page (ER-1)</text:span></text:p>
            <text:p><text:span text:style-name="T20">5. Select ‘Compare this Product’ option (ER-2) </text:span></text:p>
            <text:p><text:span text:style-name="T20">6. Click on ‘Product Compare’ link (ER-3) </text:span></text:p>
            <text:p/>
          </table:table-cell>
          <table:table-cell table:style-name="ce143" office:value-type="string" calcext:value-type="string">
            <text:p>Not Applicable</text:p>
          </table:table-cell>
          <table:table-cell table:style-name="ce141" office:value-type="string" calcext:value-type="string">
            <text:p><text:span text:style-name="T20">1. Hint message – ‘Compare this Product’ should be displayed</text:span></text:p>
            <text:p><text:span text:style-name="T20">2. Message – ‘You have add ‘Product Name’ to your product comparison’ should be displayed</text:span></text:p>
            <text:p><text:span text:style-name="T20">3. User should be redirected to ‘Product Compare’ page with details about the selected for comparison Product</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34">
          <table:table-cell table:style-name="ce143" office:value-type="string" calcext:value-type="string">
            <text:p>TC_PC_008</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navigating to ‘Product Compare’ page from ‘Search’ results page</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 </text:span></text:p>
            <text:p><text:span text:style-name="T20">3. Click on ‘Product Compare’ ling displayed in ‘Seacrh Result‘ page (ER-1)</text:span></text:p>
            <text:p/>
          </table:table-cell>
          <table:table-cell table:style-name="ce166" office:value-type="string" calcext:value-type="string">
            <text:p>Product name: iMac</text:p>
          </table:table-cell>
          <table:table-cell table:style-name="ce141" office:value-type="string" calcext:value-type="string">
            <text:p>1. User should be redirected to ‘Product Compare’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76" office:value-type="string" calcext:value-type="string">
            <text:p>PASS</text:p>
          </table:table-cell>
          <table:table-cell table:style-name="ce163"/>
        </table:table-row>
        <table:table-row table:style-name="ro13">
          <table:table-cell table:style-name="ce143" office:value-type="string" calcext:value-type="string">
            <text:p>TC_PC_009</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navigating to ‘Product Compare’ page from ‘Product Category’ page </text:p>
          </table:table-cell>
          <table:table-cell table:style-name="ce148" office:value-type="string" calcext:value-type="string">
            <text:p><text:span text:style-name="T43">1. Open the Application in any browser </text:span></text:p>
            <text:p/>
          </table:table-cell>
          <table:table-cell table:style-name="ce148" office:value-type="string" calcext:value-type="string">
            <text:p><text:span text:style-name="T20">1.Hoover over any menu, for example ‘Desktop’ and select ‘Show All Desktops’ option</text:span></text:p>
            <text:p><text:span text:style-name="T43">2. In the displayed ‘Desktops’ category click on ‘Product Compare’ link (ER-1)</text:span></text:p>
            <text:p/>
          </table:table-cell>
          <table:table-cell table:style-name="ce143" office:value-type="string" calcext:value-type="string">
            <text:p>Not Applicable</text:p>
          </table:table-cell>
          <table:table-cell table:style-name="ce141" office:value-type="string" calcext:value-type="string">
            <text:p>1. User should be redirected to ‘Product Compare’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PC_010</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Product Compare' page when no products are added for comparison</text:p>
            <text:p/>
          </table:table-cell>
          <table:table-cell table:style-name="ce148" office:value-type="string" calcext:value-type="string">
            <text:p>1. Open the Application in any browser </text:p>
          </table:table-cell>
          <table:table-cell table:style-name="ce148" office:value-type="string" calcext:value-type="string">
            <text:p><text:span text:style-name="T20">1.Hoover over any menu, for example ‘Desktop’ and select ‘Show All Desktops’ option</text:span></text:p>
            <text:p><text:span text:style-name="T43">2. In the displayed ‘Desktops’ category click on ‘Product Compare’ button (ER-1)</text:span></text:p>
            <text:p/>
          </table:table-cell>
          <table:table-cell table:style-name="ce143" office:value-type="string" calcext:value-type="string">
            <text:p>Not Applicable</text:p>
          </table:table-cell>
          <table:table-cell table:style-name="ce141" office:value-type="string" calcext:value-type="string">
            <text:p>1. Message - ‘You have not chosen any products to compare.’ should be displayed</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34">
          <table:table-cell table:style-name="ce143" office:value-type="string" calcext:value-type="string">
            <text:p>TC_PC_011</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the working of ‘Continue’ button in ‘Product Caompare’ page</text:p>
          </table:table-cell>
          <table:table-cell table:style-name="ce148" office:value-type="string" calcext:value-type="string">
            <text:p>1. Open the Application in any browser </text:p>
          </table:table-cell>
          <table:table-cell table:style-name="ce148" office:value-type="string" calcext:value-type="string">
            <text:p><text:span text:style-name="T20">1.Hoover over any menu, for example ‘Desktop’ and select ‘Show All Desktops’ option</text:span></text:p>
            <text:p><text:span text:style-name="T20">2. In the displayed ‘Desktops’ category click on ‘Product Compare’ link</text:span></text:p>
            <text:p><text:span text:style-name="T43">3. Click on ‘Continue’ button (ER-1)</text:span></text:p>
            <text:p/>
          </table:table-cell>
          <table:table-cell table:style-name="ce143" office:value-type="string" calcext:value-type="string">
            <text:p>Not Applicable</text:p>
          </table:table-cell>
          <table:table-cell table:style-name="ce141" office:value-type="string" calcext:value-type="string">
            <text:p>1. User should be redirected to ‘Home’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34">
          <table:table-cell table:style-name="ce143" office:value-type="string" calcext:value-type="string">
            <text:p>TC_PC_012</text:p>
          </table:table-cell>
          <table:table-cell table:style-name="ce143" office:value-type="string" calcext:value-type="string">
            <text:p><text:span text:style-name="T20">TS_006</text:span></text:p>
            <text:p><text:span text:style-name="T20">Search Functionality</text:span></text:p>
          </table:table-cell>
          <table:table-cell table:style-name="ce148" office:value-type="string" calcext:value-type="string">
            <text:p>Validate Breadcrumb of 'Product Compare'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Hoover over any menu, for example ‘Desktop’ and select ‘Show All Desktops’ option</text:span></text:p>
            <text:p><text:span text:style-name="T20">2. In the displayed ‘Desktops’ category click on ‘Product Compare’ link</text:span></text:p>
            <text:p><text:span text:style-name="T43">3. Check whether Breadcrumb options work (ER-1)</text:span></text:p>
            <text:p/>
          </table:table-cell>
          <table:table-cell table:style-name="ce143" office:value-type="string" calcext:value-type="string">
            <text:p>Not Applicable</text:p>
          </table:table-cell>
          <table:table-cell table:style-name="ce141" office:value-type="string" calcext:value-type="string">
            <text:p>1. Breadcrumb option should be working correctly</text:p>
          </table:table-cell>
          <table:table-cell table:style-name="ce149" office:value-type="string" calcext:value-type="string">
            <text:p>1. Breadcrumb are displayed and working on the 'Search' page</text:p>
            <text:p/>
          </table:table-cell>
          <table:table-cell table:style-name="ce150" office:value-type="string" calcext:value-type="string">
            <text:p>P3</text:p>
          </table:table-cell>
          <table:table-cell table:style-name="ce152" office:value-type="string" calcext:value-type="string">
            <text:p>PASS</text:p>
          </table:table-cell>
          <table:table-cell table:style-name="ce163"/>
        </table:table-row>
        <table:table-row table:style-name="ro24">
          <table:table-cell table:style-name="ce143" office:value-type="string" calcext:value-type="string">
            <text:p>TC_PC_013</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the 'Product Comparison' page when only two or more products are added to the page for comparison</text:p>
          </table:table-cell>
          <table:table-cell table:style-name="ce148" office:value-type="string" calcext:value-type="string">
            <text:p>1. Open the Application in any browser </text:p>
          </table:table-cell>
          <table:table-cell table:style-name="ce148" office:value-type="string" calcext:value-type="string">
            <text:p><text:span text:style-name="T43">1. Enter any existing Product name into the ‘Search’ text box field - &lt; Refer Test Data &gt;</text:span></text:p>
            <text:p><text:span text:style-name="T20">2. Click on the ‘Search’ button </text:span></text:p>
            <text:p><text:span text:style-name="T20">3. Select ‘Compare this Product’ option on the Product that is displayed in the Search result</text:span></text:p>
            <text:p><text:span text:style-name="T43">4. Enter any other existing Product name into the ‘Search’ text box field - &lt; Refer Test Data &gt;</text:span></text:p>
            <text:p><text:span text:style-name="T43">5. Click on the ‘Search’ button </text:span></text:p>
            <text:p><text:span text:style-name="T43">6. Select ‘Compare this Product’ option on the Product that is displayed in the Search result</text:span></text:p>
            <text:p><text:span text:style-name="T20">7. Click on ‘Product Compare’ link</text:span></text:p>
            <text:p><text:span text:style-name="T20">8. Check ‘Product Comparison’ page having the selected Products (ER-1)</text:span></text:p>
            <text:p/>
          </table:table-cell>
          <table:table-cell table:style-name="ce166" office:value-type="string" calcext:value-type="string">
            <text:p><text:span text:style-name="T20">Product name: iMac</text:span></text:p>
            <text:p><text:span text:style-name="T20">Other Product name: iPhone</text:span></text:p>
          </table:table-cell>
          <table:table-cell table:style-name="ce141" office:value-type="string" calcext:value-type="string">
            <text:p>1. Validate that Producs are displayed in ‘Product Comparison’ page along with their details and buttoms(Add to Card, ‘Remove buttons)</text:p>
          </table:table-cell>
          <table:table-cell table:style-name="ce148" office:value-type="string" calcext:value-type="string">
            <text:p>1. Selected for Comparison products are displayed</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5">
          <table:table-cell table:style-name="ce143" office:value-type="string" calcext:value-type="string">
            <text:p>TC_PC_014</text:p>
          </table:table-cell>
          <table:table-cell table:style-name="ce143" office:value-type="string" calcext:value-type="string">
            <text:p><text:span text:style-name="T20">TS_006</text:span></text:p>
            <text:p><text:span text:style-name="T20">Search Functionality</text:span></text:p>
          </table:table-cell>
          <table:table-cell table:style-name="ce148" office:value-type="string" calcext:value-type="string">
            <text:p>Validate the 'Product Comparison' page when the same Product is tried to be added more than once</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5 times on the Product that is displayed </text:span></text:p>
            <text:p><text:span text:style-name="T43">4. Check the ‘Product Comparison’ page (ER-1)</text:span></text:p>
            <text:p/>
          </table:table-cell>
          <table:table-cell table:style-name="ce166" office:value-type="string" calcext:value-type="string">
            <text:p>Product name: iMac</text:p>
          </table:table-cell>
          <table:table-cell table:style-name="ce141" office:value-type="string" calcext:value-type="string">
            <text:p>1. Validate that the Product should be displayed in ‘Product Comparison’ page only once, along with their details and buttoms(Add to Card, ‘Remove buttons)</text:p>
          </table:table-cell>
          <table:table-cell table:style-name="ce141" office:value-type="string" calcext:value-type="string">
            <text:p>1. Product is added only once</text:p>
            <text:p>2. Instead of displaying ‘Product already added’ message, after each attempt to add the the same product ‘Success: You have added iMac to your product comparison! ‘ message got dislayed</text:p>
          </table:table-cell>
          <table:table-cell table:style-name="ce143" office:value-type="string" calcext:value-type="string">
            <text:p>P3</text:p>
          </table:table-cell>
          <table:table-cell table:style-name="ce180" table:content-validation-name="val1" office:value-type="string" calcext:value-type="string">
            <text:p>FAIL</text:p>
          </table:table-cell>
          <table:table-cell table:style-name="ce143" office:value-type="string" calcext:value-type="string">
            <text:p>OPENCART-BUG-1</text:p>
          </table:table-cell>
        </table:table-row>
        <table:table-row table:style-name="ro7">
          <table:table-cell table:style-name="ce143" office:value-type="string" calcext:value-type="string">
            <text:p>TC_PC_015</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text:span text:style-name="T34">Validate the 'Product Comparison' page when three products are added to the page for comparison</text:span></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on the Product that is displayed </text:span></text:p>
            <text:p><text:span text:style-name="T20">4.Repeat steps 1 to 3, 3 times with 3 different products</text:span></text:p>
            <text:p><text:span text:style-name="T20">5. Click on ‘Product Compare’ link</text:span></text:p>
            <text:p><text:span text:style-name="T20">6. Check the ‘Product Comparison’ page (ER-1)</text:span></text:p>
            <text:p/>
          </table:table-cell>
          <table:table-cell table:style-name="ce166" office:value-type="string" calcext:value-type="string">
            <text:p><text:span text:style-name="T20">First Product name: iMac</text:span></text:p>
            <text:p><text:span text:style-name="T20">Second Product name: iPhone</text:span></text:p>
            <text:p><text:span text:style-name="T20">Third Product name: MacBook Pro</text:span></text:p>
          </table:table-cell>
          <table:table-cell table:style-name="ce141" office:value-type="string" calcext:value-type="string">
            <text:p>1. Validate that the 3 products should be displayed in ‘Product Comparison’ page along with their details and buttoms(Add to Card, ‘Remove buttons)</text:p>
          </table:table-cell>
          <table:table-cell table:style-name="ce148" office:value-type="string" calcext:value-type="string">
            <text:p>1. Selected for Comparison products are displayed</text:p>
            <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7">
          <table:table-cell table:style-name="ce143" office:value-type="string" calcext:value-type="string">
            <text:p>TC_PC_016</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Validate adding the Product to cart from the 'Product Comparison' page</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on the Product that is displayed </text:span></text:p>
            <text:p><text:span text:style-name="T20">4. Click on ‘Product Compare’ link</text:span></text:p>
            <text:p><text:span text:style-name="T20">5. Click on ‘Addd to Card’ button from ‘Product Compare’ page (ER-1)</text:span></text:p>
            <text:p/>
          </table:table-cell>
          <table:table-cell table:style-name="ce166" office:value-type="string" calcext:value-type="string">
            <text:p>Product name: iMac</text:p>
          </table:table-cell>
          <table:table-cell table:style-name="ce141" office:value-type="string" calcext:value-type="string">
            <text:p><text:span text:style-name="T20">1. Product shoul be successfully added to the ‘Shopping Cart’ page from ‘Product Compare’ page. </text:span><text:span text:style-name="T23">Check this by also adding mulitple products to the 'Product Comparison' page.</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7">
          <table:table-cell table:style-name="ce143" office:value-type="string" calcext:value-type="string">
            <text:p>TC_PC_017</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removing Produc/s from ‘Product Compariosn’ page</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on the Product that is displayed </text:span></text:p>
            <text:p><text:span text:style-name="T20">4. Click on ‘Product Compare’ link</text:span></text:p>
            <text:p><text:span text:style-name="T20">5. Click on ‘Remove’ button for the selected Product/s from ‘Product Comparison’ page (ER-1)</text:span></text:p>
            <text:p/>
          </table:table-cell>
          <table:table-cell table:style-name="ce166" office:value-type="string" calcext:value-type="string">
            <text:p>Product name: iMac</text:p>
          </table:table-cell>
          <table:table-cell table:style-name="ce142" office:value-type="string" calcext:value-type="string">
            <text:p>1. Product/s are successfully removed from the 'Product Compare' page. Check this by adding and removing mulitple products to the 'Product Comparison' page.</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7">
          <table:table-cell table:style-name="ce143" office:value-type="string" calcext:value-type="string">
            <text:p>TC_PC_018</text:p>
          </table:table-cell>
          <table:table-cell table:style-name="ce143" office:value-type="string" calcext:value-type="string">
            <text:p><text:span text:style-name="T20">TS_006</text:span></text:p>
            <text:p><text:span text:style-name="T20">Search Functionality</text:span></text:p>
          </table:table-cell>
          <table:table-cell table:style-name="ce141" office:value-type="string" calcext:value-type="string">
            <text:p>Validate Title, Heading, URL of ‘Product Comparison’ page</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on the Product that is displayed </text:span></text:p>
            <text:p><text:span text:style-name="T20">4. Click on ‘Product Compare’ link </text:span></text:p>
            <text:p><text:span text:style-name="T43">5. Check </text:span><text:span text:style-name="T20"> Title, Heading, URL of ‘Product Comparison’ page (ER-1)</text:span></text:p>
            <text:p/>
          </table:table-cell>
          <table:table-cell table:style-name="ce166" office:value-type="string" calcext:value-type="string">
            <text:p>Product name: iMac</text:p>
          </table:table-cell>
          <table:table-cell table:number-columns-repeated="2" table:style-name="ce141" office:value-type="string" calcext:value-type="string">
            <text:p>1. Proper Title, Heading and URL of ‘Product Comparison’ page are displayed</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15">
          <table:table-cell table:style-name="ce143" office:value-type="string" calcext:value-type="string">
            <text:p>TC_PC_019</text:p>
          </table:table-cell>
          <table:table-cell table:style-name="ce143" office:value-type="string" calcext:value-type="string">
            <text:p><text:span text:style-name="T20">TS_006</text:span></text:p>
            <text:p><text:span text:style-name="T20">Search Functionality</text:span></text:p>
          </table:table-cell>
          <table:table-cell table:style-name="ce142" office:value-type="string" calcext:value-type="string">
            <text:p><text:span text:style-name="T22">Validate the 'Product Comparison' functionality in all the supported environments</text:span></text:p>
            <text:p/>
          </table:table-cell>
          <table:table-cell table:style-name="ce148" office:value-type="string" calcext:value-type="string">
            <text:p><text:span text:style-name="T20">1. Open the Application in any browser </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 </text:span></text:p>
            <text:p><text:span text:style-name="T20">3. Select ‘Compare this Product’ option on the Product that is displayed </text:span></text:p>
            <text:p><text:span text:style-name="T20">4. Click on ‘Product Compare’ link (ER-1)</text:span></text:p>
            <text:p/>
          </table:table-cell>
          <table:table-cell table:style-name="ce166" office:value-type="string" calcext:value-type="string">
            <text:p>Product name: iMac</text:p>
          </table:table-cell>
          <table:table-cell table:style-name="ce141" office:value-type="string" calcext:value-type="string">
            <text:p>1. ‘Product Comparison’ functionality should work correctly in all supported environments</text:p>
            <text:p/>
          </table:table-cell>
          <table:table-cell table:style-name="ce141" office:value-type="string" calcext:value-type="string">
            <text:p>1. ‘Product Comparison’ functionality work correctly in all supported environments</text:p>
            <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22">
          <table:table-cell table:style-name="ce143" office:value-type="string" calcext:value-type="string">
            <text:p>TC_PC_020</text:p>
          </table:table-cell>
          <table:table-cell table:style-name="ce143" office:value-type="string" calcext:value-type="string">
            <text:p><text:span text:style-name="T20">TS_006</text:span></text:p>
            <text:p><text:span text:style-name="T20">Search Functionality</text:span></text:p>
          </table:table-cell>
          <table:table-cell table:style-name="ce141" table:number-columns-repeated="3"/>
          <table:table-cell table:style-name="ce143" office:value-type="string" calcext:value-type="string">
            <text:p>Not Applicable</text:p>
          </table:table-cell>
          <table:table-cell table:style-name="ce141" table:number-columns-repeated="2"/>
          <table:table-cell table:style-name="ce143" table:number-columns-repeated="2"/>
          <table:table-cell table:style-name="ce163"/>
        </table:table-row>
        <table:table-row table:style-name="ro22">
          <table:table-cell table:style-name="ce143" office:value-type="string" calcext:value-type="string">
            <text:p>TC_PC_021</text:p>
          </table:table-cell>
          <table:table-cell table:style-name="ce143" office:value-type="string" calcext:value-type="string">
            <text:p><text:span text:style-name="T20">TS_006</text:span></text:p>
            <text:p><text:span text:style-name="T20">Search Functionality</text:span></text:p>
          </table:table-cell>
          <table:table-cell table:style-name="ce141" table:number-columns-repeated="3"/>
          <table:table-cell table:style-name="ce143" office:value-type="string" calcext:value-type="string">
            <text:p>Not Applicable</text:p>
          </table:table-cell>
          <table:table-cell table:style-name="ce141" table:number-columns-repeated="2"/>
          <table:table-cell table:style-name="ce143" table:number-columns-repeated="2"/>
          <table:table-cell table:style-name="ce163"/>
        </table:table-row>
        <table:table-row table:style-name="ro22">
          <table:table-cell table:style-name="ce143" office:value-type="string" calcext:value-type="string">
            <text:p>TC_PC_022</text:p>
          </table:table-cell>
          <table:table-cell table:style-name="ce143" office:value-type="string" calcext:value-type="string">
            <text:p><text:span text:style-name="T20">TS_006</text:span></text:p>
            <text:p><text:span text:style-name="T20">Search Functionality</text:span></text:p>
          </table:table-cell>
          <table:table-cell table:style-name="ce141" table:number-columns-repeated="3"/>
          <table:table-cell table:style-name="ce143" office:value-type="string" calcext:value-type="string">
            <text:p>Not Applicable</text:p>
          </table:table-cell>
          <table:table-cell table:style-name="ce141" table:number-columns-repeated="2"/>
          <table:table-cell table:style-name="ce143" table:number-columns-repeated="2"/>
          <table:table-cell table:style-name="ce163"/>
        </table:table-row>
        <table:table-row table:style-name="ro22">
          <table:table-cell table:style-name="ce143" office:value-type="string" calcext:value-type="string">
            <text:p>TC_PC_023</text:p>
          </table:table-cell>
          <table:table-cell table:style-name="ce143" office:value-type="string" calcext:value-type="string">
            <text:p><text:span text:style-name="T20">TS_006</text:span></text:p>
            <text:p><text:span text:style-name="T20">Search Functionality</text:span></text:p>
          </table:table-cell>
          <table:table-cell table:style-name="ce141" table:number-columns-repeated="3"/>
          <table:table-cell table:style-name="ce143" office:value-type="string" calcext:value-type="string">
            <text:p>Not Applicable</text:p>
          </table:table-cell>
          <table:table-cell table:style-name="ce141" table:number-columns-repeated="2"/>
          <table:table-cell table:style-name="ce143" table:number-columns-repeated="2"/>
          <table:table-cell table:style-name="ce163"/>
        </table:table-row>
        <table:table-row table:style-name="ro22">
          <table:table-cell table:style-name="ce143" office:value-type="string" calcext:value-type="string">
            <text:p>TC_PC_024</text:p>
          </table:table-cell>
          <table:table-cell table:style-name="ce143" office:value-type="string" calcext:value-type="string">
            <text:p><text:span text:style-name="T20">TS_006</text:span></text:p>
            <text:p><text:span text:style-name="T20">Search Functionality</text:span></text:p>
          </table:table-cell>
          <table:table-cell table:style-name="ce141" table:number-columns-repeated="3"/>
          <table:table-cell table:style-name="ce143" office:value-type="string" calcext:value-type="string">
            <text:p>Not Applicable</text:p>
          </table:table-cell>
          <table:table-cell table:style-name="ce141" table:number-columns-repeated="2"/>
          <table:table-cell table:style-name="ce143" table:number-columns-repeated="2"/>
          <table:table-cell table:style-name="ce163"/>
        </table:table-row>
        <table:table-row table:style-name="ro2" table:number-rows-repeated="27">
          <table:table-cell table:style-name="ce116" table:number-columns-repeated="10"/>
          <table:table-cell/>
        </table:table-row>
        <table:table-row table:style-name="ro2" table:number-rows-repeated="1048523">
          <table:table-cell table:number-columns-repeated="11"/>
        </table:table-row>
        <table:table-row table:style-name="ro2">
          <table:table-cell table:number-columns-repeated="11"/>
        </table:table-row>
        <calcext:conditional-formats>
          <calcext:conditional-format calcext:target-range-address="'Product Compare'.J15:'Product Compare'.J15">
            <calcext:condition calcext:apply-style-name="ConditionalStyle_1782" calcext:value="contains-text(&quot;NOT TESTED&quot;)" calcext:base-cell-address="'Product Compare'.J15"/>
            <calcext:condition calcext:apply-style-name="ConditionalStyle_1781" calcext:value="contains-text(&quot;BLOCKED&quot;)" calcext:base-cell-address="'Product Compare'.J15"/>
            <calcext:condition calcext:apply-style-name="ConditionalStyle_1780" calcext:value="contains-text(&quot;FAIL&quot;)" calcext:base-cell-address="'Product Compare'.J15"/>
            <calcext:condition calcext:apply-style-name="ConditionalStyle_1779" calcext:value="contains-text(&quot;PASS&quot;)" calcext:base-cell-address="'Product Compare'.J15"/>
          </calcext:conditional-format>
        </calcext:conditional-formats>
      </table:table>
      <table:table table:name="Product Display Page" table:style-name="ta1">
        <table:table-column table:style-name="co20" table:default-cell-style-name="ce166"/>
        <table:table-column table:style-name="co52" table:default-cell-style-name="ce189"/>
        <table:table-column table:style-name="co32" table:default-cell-style-name="ce141"/>
        <table:table-column table:style-name="co40" table:default-cell-style-name="ce148"/>
        <table:table-column table:style-name="co34" table:default-cell-style-name="ce148"/>
        <table:table-column table:style-name="co35" table:default-cell-style-name="ce189"/>
        <table:table-column table:style-name="co36" table:default-cell-style-name="ce141"/>
        <table:table-column table:style-name="co111" table:default-cell-style-name="ce148"/>
        <table:table-column table:style-name="co54" table:default-cell-style-name="ce143"/>
        <table:table-column table:style-name="co39" table:default-cell-style-name="ce152"/>
        <table:table-column table:style-name="co112" table:default-cell-style-name="ce143"/>
        <table:table-row table:style-name="ro18">
          <table:table-cell table:style-name="ce194" office:value-type="string" calcext:value-type="string">
            <text:p>Test Case ID</text:p>
          </table:table-cell>
          <table:table-cell table:style-name="ce194"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32">
          <table:table-cell office:value-type="string" calcext:value-type="string">
            <text:p>TC_PDP_001</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the Thumbnails of the Product displayed in the Product Display Page</text:p>
            <text:p/>
          </table:table-cell>
          <table:table-cell office:value-type="string" calcext:value-type="string">
            <text:p><text:span text:style-name="T20">1. Open the Application in any browser </text:span></text:p>
            <text:p/>
          </table:table-cell>
          <table:table-cell table:style-name="ce142" office:value-type="string" calcext:value-type="string">
            <text:p><text:span text:style-name="T22">1. Enter any existing product name into the ‘Search’ text box field - &lt; Refer Test Data &gt;</text:span></text:p>
            <text:p><text:span text:style-name="T22">2. Click on the ‘Search’ button</text:span></text:p>
            <text:p><text:span text:style-name="T22">3. Click on the Product displayed in Search result</text:span></text:p>
            <text:p><text:span text:style-name="T44">4. Click on the main(bigger) Image displayed on the 'Product Display' page (ER-1)</text:span></text:p>
            <text:p><text:span text:style-name="T44">5. Click on '&lt;' and '&gt;' options (ER-2)</text:span></text:p>
            <text:p><text:span text:style-name="T44">6. Click on 'x' option or press 'ESC' keyboard key when images are displayed (ER-3)</text:span></text:p>
            <text:p><text:span text:style-name="T43">7. Click on the normal size Images </text:span><text:span text:style-name="T44">and repeat the steps 5 to 6 (ER-4)</text:span></text:p>
            <text:p/>
          </table:table-cell>
          <table:table-cell table:style-name="ce200" office:value-type="string" calcext:value-type="string">
            <text:p>Product Name: iMac</text:p>
          </table:table-cell>
          <table:table-cell table:style-name="ce142" office:value-type="string" calcext:value-type="string">
            <text:p><text:span text:style-name="T22">1. Light box view of the main Thumnail image should be displayed with options to view the previous and next image</text:span></text:p>
            <text:p><text:span text:style-name="T22">2. User should be able to navigate to other thumbnail images</text:span></text:p>
            <text:p><text:span text:style-name="T22">3. Light box view should close</text:span></text:p>
            <text:p><text:span text:style-name="T22">4 User should be able to navigate to other thumbnail images</text:span></text:p>
            <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5">
          <table:table-cell office:value-type="string" calcext:value-type="string">
            <text:p>TC_PDP_002</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text:span text:style-name="T24">Validate that Product Name, Brand, Product Code, Availabilty Status</text:span> are displayed in the Product Display Page</text:p>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43">4. Check Product Name, Brand, Product Code, Availabilty Status in ‘Product Display’ page (ER-1)</text:span></text:p>
            <text:p/>
          </table:table-cell>
          <table:table-cell office:value-type="string" calcext:value-type="string">
            <text:p>Product Name: iMac</text:p>
          </table:table-cell>
          <table:table-cell office:value-type="string" calcext:value-type="string">
            <text:p><text:span text:style-name="T20">1. Proper </text:span><text:span text:style-name="T23">Product Name, Brand, Product Code, Availabilty Status(In Stock, Out of Stock, Limited Stock) should be displayed for the different types of Products in </text:span></text:p>
            <text:p><text:span text:style-name="T43">' Product Display’ page</text:span></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PDP_003</text:p>
          </table:table-cell>
          <table:table-cell office:value-type="string" calcext:value-type="string">
            <text:p><text:span text:style-name="T20">TS_007</text:span></text:p>
            <text:p><text:span text:style-name="T20">Product Display Page</text:span></text:p>
          </table:table-cell>
          <table:table-cell office:value-type="string" calcext:value-type="string">
            <text:p>Validate Product Price with and wihout Tax/Vat is displayed in Product Display page</text:p>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Price with tax and Price Ex Tax are displayed (ER-1)</text:span></text:p>
            <text:p/>
          </table:table-cell>
          <table:table-cell office:value-type="string" calcext:value-type="string">
            <text:p>Product Name: iMac</text:p>
          </table:table-cell>
          <table:table-cell office:value-type="string" calcext:value-type="string">
            <text:p>1. Proper Price with and without Tax should be displayed for the different types of Products in ‘Display Product’ page</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PDP_004</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the default quanity for the Product is displayed as 1 in the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the ‘Qty’ text field (ER-1)</text:span></text:p>
            <text:p><text:span text:style-name="T20">5. Update the quantity by increasing and click ‘Add to Cart’ (ER-2)</text:span></text:p>
            <text:p/>
          </table:table-cell>
          <table:table-cell office:value-type="string" calcext:value-type="string">
            <text:p>Product Name: iMac</text:p>
          </table:table-cell>
          <table:table-cell office:value-type="string" calcext:value-type="string">
            <text:p>1. The default ‘Qty’ for Productshould be atimatically set to 1</text:p>
            <text:p>2. Quantity should get updated accordingly and the User should be abble to add the product to cart</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PDP_005</text:p>
          </table:table-cell>
          <table:table-cell office:value-type="string" calcext:value-type="string">
            <text:p><text:span text:style-name="T20">TS_007</text:span></text:p>
            <text:p><text:span text:style-name="T20">Product Display Page</text:span></text:p>
          </table:table-cell>
          <table:table-cell office:value-type="string" calcext:value-type="string">
            <text:p>Validate that zero or negative quantiity should not be allowed in Product Display page</text:p>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the ‘Qty’ text field</text:span></text:p>
            <text:p><text:span text:style-name="T20">5. Update the quantity by providing zero or negative number and click ‘Add to Cart’ (ER-1)</text:span></text:p>
            <text:p/>
          </table:table-cell>
          <table:table-cell office:value-type="string" calcext:value-type="string">
            <text:p>Product Name: iMac</text:p>
          </table:table-cell>
          <table:table-cell office:value-type="string" calcext:value-type="string">
            <text:p><text:span text:style-name="T20">1. Message – ‘Quantity cannot be zero, negative or null ’ or </text:span>‘Quantity shoul be a positive number’ should be displayed</text:p>
          </table:table-cell>
          <table:table-cell table:style-name="ce141" office:value-type="string" calcext:value-type="string">
            <text:p>1. Product is not added to cart but the message ‘ Success: You have added iMac to your shopping cart!‘ got displayed </text:p>
          </table:table-cell>
          <table:table-cell office:value-type="string" calcext:value-type="string">
            <text:p>P3</text:p>
          </table:table-cell>
          <table:table-cell table:style-name="ce191" table:content-validation-name="val1" office:value-type="string" calcext:value-type="string">
            <text:p>FAIL</text:p>
          </table:table-cell>
          <table:table-cell office:value-type="string" calcext:value-type="string">
            <text:p>OPENCART-BUG-1</text:p>
          </table:table-cell>
        </table:table-row>
        <table:table-row table:style-name="ro14">
          <table:table-cell office:value-type="string" calcext:value-type="string">
            <text:p>TC_PDP_006</text:p>
          </table:table-cell>
          <table:table-cell office:value-type="string" calcext:value-type="string">
            <text:p><text:span text:style-name="T20">TS_007</text:span></text:p>
            <text:p><text:span text:style-name="T20">Product Display Page</text:span></text:p>
          </table:table-cell>
          <table:table-cell office:value-type="string" calcext:value-type="string">
            <text:p>Validate Quantity text field for Product is allowing only integers(whole numbers) to be entered in the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the ‘Qty’ text field</text:span></text:p>
            <text:p><text:span text:style-name="T20">5. Update the quantity by providing letters or decimal number and click ‘Add to Cart’ (ER-1)</text:span></text:p>
            <text:p/>
          </table:table-cell>
          <table:table-cell office:value-type="string" calcext:value-type="string">
            <text:p>Product Name: iMac</text:p>
          </table:table-cell>
          <table:table-cell office:value-type="string" calcext:value-type="string">
            <text:p>1. Message – ‘You must use whole numbers’ should be displayed</text:p>
          </table:table-cell>
          <table:table-cell table:style-name="ce141" office:value-type="string" calcext:value-type="string">
            <text:p>1. Quantity field allows alphabet and decimal numbers</text:p>
            <text:p>2. Success message ‘ Success: You have added iMac to your shopping cart! ‘ got displayed</text:p>
            <text:p/>
          </table:table-cell>
          <table:table-cell office:value-type="string" calcext:value-type="string">
            <text:p>P1</text:p>
          </table:table-cell>
          <table:table-cell table:style-name="ce191" table:content-validation-name="val1" office:value-type="string" calcext:value-type="string">
            <text:p>FAIL</text:p>
          </table:table-cell>
          <table:table-cell office:value-type="string" calcext:value-type="string">
            <text:p>OPENCART-BUG-2</text:p>
          </table:table-cell>
        </table:table-row>
        <table:table-row table:style-name="ro15">
          <table:table-cell office:value-type="string" calcext:value-type="string">
            <text:p>TC_PDP_007</text:p>
          </table:table-cell>
          <table:table-cell office:value-type="string" calcext:value-type="string">
            <text:p><text:span text:style-name="T20">TS_007</text:span></text:p>
            <text:p><text:span text:style-name="T20">Product Display Page</text:span></text:p>
          </table:table-cell>
          <table:table-cell office:value-type="string" calcext:value-type="string">
            <text:p>Validate the Description Tab of the Product in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43">4. Click on the ‘Description’ tab</text:span><text:span text:style-name="T20"> of the Product in Product Display page(ER-1)</text:span></text:p>
            <text:p/>
          </table:table-cell>
          <table:table-cell office:value-type="string" calcext:value-type="string">
            <text:p>Product Name: iMac</text:p>
          </table:table-cell>
          <table:table-cell office:value-type="string" calcext:value-type="string">
            <text:p>1. Correct Description of the Product, without any spelling or gramar mistakes should be displayed for different types of Producs</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2">
          <table:table-cell office:value-type="string" calcext:value-type="string">
            <text:p>TC_PDP_008</text:p>
          </table:table-cell>
          <table:table-cell office:value-type="string" calcext:value-type="string">
            <text:p><text:span text:style-name="T20">TS_007</text:span></text:p>
            <text:p><text:span text:style-name="T20">Product Display Page</text:span></text:p>
          </table:table-cell>
          <table:table-cell office:value-type="string" calcext:value-type="string">
            <text:p>Validate the Reviews Tab of the Product in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the ‘Reviews’ tab of the Product in Product Display page</text:span></text:p>
            <text:p><text:span text:style-name="T20">5. Enter your name into the ‘Your Name’ text field</text:span></text:p>
            <text:p><text:span text:style-name="T20">6. Enter your review into ‘Your Review’ text field</text:span></text:p>
            <text:p><text:span text:style-name="T20">7. Select any rating star to give rating</text:span></text:p>
            <text:p><text:span text:style-name="T20">8. Click on ‘Continue’ button (ER-1)</text:span></text:p>
            <text:p/>
          </table:table-cell>
          <table:table-cell office:value-type="string" calcext:value-type="string">
            <text:p>Product Name: iMac</text:p>
          </table:table-cell>
          <table:table-cell table:style-name="ce142" office:value-type="string" calcext:value-type="string">
            <text:p>1. Message - 'Thank you for your review. It has been submitted to the webmaster for approval.' should be displayed. Review should be displayed under this 'Reviews' tab once the webmaster approves it.</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09</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the 'Reviews' tab when there are no reviews or zero reviews added</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the ‘Reviews’ tab of the Product in Product Display page (ER-1)</text:span></text:p>
            <text:p/>
          </table:table-cell>
          <table:table-cell office:value-type="string" calcext:value-type="string">
            <text:p>Product Name: iMac</text:p>
          </table:table-cell>
          <table:table-cell office:value-type="string" calcext:value-type="string">
            <text:p>1. ‘There are no reviews for this product’ text should be displayed under Reviews tab</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10</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all the fields in the 'Reviews' tab are mandatory fields</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the ‘Reviews’ tab of the Product in Product Display page (ER-1)</text:span></text:p>
            <text:p/>
          </table:table-cell>
          <table:table-cell office:value-type="string" calcext:value-type="string">
            <text:p>Product Name: iMac</text:p>
          </table:table-cell>
          <table:table-cell table:style-name="ce142" office:value-type="string" calcext:value-type="string">
            <text:p>1. All fields in the Reviews tab should be mandatory fields.</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11</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Write a review' link under 'Add to Cart' button on the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the ‘Write Reviews’ link under ‘Add to Cart’ button of the Product in Product Display page (ER-1)</text:span></text:p>
            <text:p/>
          </table:table-cell>
          <table:table-cell office:value-type="string" calcext:value-type="string">
            <text:p>Product Name: iMac</text:p>
          </table:table-cell>
          <table:table-cell table:style-name="ce142" office:value-type="string" calcext:value-type="string">
            <text:p>1. 'Reviews' tab in the Product Display page should come to the focus.</text:p>
          </table:table-cell>
          <table:table-cell table:style-name="ce141" office:value-type="string" calcext:value-type="string">
            <text:p>1. Reviews tab is displayed but user is not focus to it</text:p>
          </table:table-cell>
          <table:table-cell office:value-type="string" calcext:value-type="string">
            <text:p>P3</text:p>
          </table:table-cell>
          <table:table-cell table:style-name="ce191" table:content-validation-name="val1" office:value-type="string" calcext:value-type="string">
            <text:p>FAIL</text:p>
          </table:table-cell>
          <table:table-cell office:value-type="string" calcext:value-type="string">
            <text:p>OPENCART-BUG-3</text:p>
          </table:table-cell>
        </table:table-row>
        <table:table-row table:style-name="ro15">
          <table:table-cell office:value-type="string" calcext:value-type="string">
            <text:p>TC_PDP_012</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average of the user reviews should be dispalyed under the 'Add to Cart' button of the Product Display page</text:p>
          </table:table-cell>
          <table:table-cell office:value-type="string" calcext:value-type="string">
            <text:p><text:span text:style-name="T43">1. Open the Application in any browser </text:span></text:p>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the average and number of reviews under ‘Add to Cart’ button (ER-1)</text:span></text:p>
            <text:p/>
          </table:table-cell>
          <table:table-cell office:value-type="string" calcext:value-type="string">
            <text:p>Product Name: iMac</text:p>
          </table:table-cell>
          <table:table-cell table:style-name="ce142" office:value-type="string" calcext:value-type="string">
            <text:p>1. Correct average review and the number of reviews should be displayed under the 'Add to Cart' button</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7">
          <table:table-cell office:value-type="string" calcext:value-type="string">
            <text:p>TC_PDP_013</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submitting a review without filling the mandatory fields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heck the average and number of reviews under ‘Add to Cart’ button</text:span></text:p>
            <text:p><text:span text:style-name="T43">5. Click on ‘Continue’ button without providing ‘Name, ‘Your Review’ and ‘Ratings’  (ER-1)</text:span></text:p>
            <text:p/>
          </table:table-cell>
          <table:table-cell office:value-type="string" calcext:value-type="string">
            <text:p>Product Name: iMac</text:p>
          </table:table-cell>
          <table:table-cell office:value-type="string" calcext:value-type="string">
            <text:p>1. User should get proper warning messages to fill every mandatory text field to submit the review should be displayed</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PDP_014</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adding the product to 'Wish List' from the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43">1. Enter any existing product name into the ‘Search’ text box field - &lt; Refer Test Data &gt;</text:span></text:p>
            <text:p><text:span text:style-name="T43">2. Click on the ‘Search’ button</text:span></text:p>
            <text:p><text:span text:style-name="T43">3. Click on the Product displayed in Search result  </text:span></text:p>
            <text:p><text:span text:style-name="T43">4. Click on the ‘Add to Wish List’ option in the ‘Display Product’ page (ER-1)</text:span></text:p>
            <text:p><text:span text:style-name="T43">5. Click on ‘Wish Link’ message (ER-2)</text:span></text:p>
            <text:p/>
          </table:table-cell>
          <table:table-cell office:value-type="string" calcext:value-type="string">
            <text:p>Product Name: iMac</text:p>
          </table:table-cell>
          <table:table-cell office:value-type="string" calcext:value-type="string">
            <text:p>1. Message – ‘You have addeed Product Name to your Wish list’ should be displayed</text:p>
            <text:p>2. User is redirected to the ‘Wish List’ page and the added product is displayed</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PDP_015</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adding the product for comparision from the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the ‘Compare This Product’ option in the ‘Display Product’ page (ER-1)</text:span></text:p>
            <text:p><text:span text:style-name="T20">5. Click on ‘product comparison’ message (ER-2)</text:span></text:p>
            <text:p/>
          </table:table-cell>
          <table:table-cell office:value-type="string" calcext:value-type="string">
            <text:p>Product Name: iMac</text:p>
          </table:table-cell>
          <table:table-cell office:value-type="string" calcext:value-type="string">
            <text:p><text:span text:style-name="T20">1. Message – ‘You have addeed Product Name to your Product Comparison’ should be displayed</text:span></text:p>
            <text:p><text:span text:style-name="T20">2. User is redirected to the ‘Product Comparison’ page and the added product is displayed</text:span></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16</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Related Products' section in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Scroll down to ‘Related Products’ of the Product in Product Display page (ER-1)</text:span></text:p>
            <text:p/>
          </table:table-cell>
          <table:table-cell office:value-type="string" calcext:value-type="string">
            <text:p>Product Name: iMac</text:p>
          </table:table-cell>
          <table:table-cell table:style-name="ce142" office:value-type="string" calcext:value-type="string">
            <text:p>1. User should see the different products displayed in the 'Related Products' section and is able ot click and navigate.</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17</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navigating to the Product Display page by using the Product Image and Product Name link in the 'Wish List' page</text:p>
          </table:table-cell>
          <table:table-cell office:value-type="string" calcext:value-type="string">
            <text:p><text:span text:style-name="T43">1. Open the Application in any browser and Loggin</text:span></text:p>
            <text:p><text:span text:style-name="T43">2. Product is added to Wish list</text:span></text:p>
            <text:p/>
          </table:table-cell>
          <table:table-cell table:style-name="ce141" office:value-type="string" calcext:value-type="string">
            <text:p>1. Click on ‘Wish List’ header</text:p>
            <text:p>2. Click on the image icon displayed under the ‘Image’ section (ER-1)</text:p>
            <text:p><text:span text:style-name="T20">3. Click on ‘Wish List’ header </text:span></text:p>
            <text:p><text:span text:style-name="T20">4. Click on the ‘Product Name’ displayed under ‘Product Name’ section (ER-1)</text:span></text:p>
            <text:p/>
          </table:table-cell>
          <table:table-cell table:style-name="ce166" office:value-type="string" calcext:value-type="string">
            <text:p>Not Applicable</text:p>
          </table:table-cell>
          <table:table-cell office:value-type="string" calcext:value-type="string">
            <text:p>1. User should be redirected to the Product Display page of the Product that is displayed in ‘Wish List’ page</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32">
          <table:table-cell office:value-type="string" calcext:value-type="string">
            <text:p>TC_PDP_018</text:p>
          </table:table-cell>
          <table:table-cell office:value-type="string" calcext:value-type="string">
            <text:p><text:span text:style-name="T20">TS_007</text:span></text:p>
            <text:p><text:span text:style-name="T20">Product Display Page</text:span></text:p>
          </table:table-cell>
          <table:table-cell table:style-name="ce148" office:value-type="string" calcext:value-type="string">
            <text:p>Validate navigating to the Product Display page by using the Product Image and Product Name link in the 'Shopping Cart' page</text:p>
            <text:p/>
          </table:table-cell>
          <table:table-cell office:value-type="string" calcext:value-type="string">
            <text:p><text:span text:style-name="T43">1. Open the Application in any browser and Loggin</text:span></text:p>
            <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Cart’ button</text:span></text:p>
            <text:p><text:span text:style-name="T20">5. Click on ‘Shopping Cart’ header</text:span></text:p>
            <text:p><text:span text:style-name="T43">6.</text:span><text:span text:style-name="T20"> Click on the image icon displayed under the ‘Image’ section (ER-1)</text:span></text:p>
            <text:p><text:span text:style-name="T43">7. Click on ‘Shopping Cart’ header</text:span></text:p>
            <text:p><text:span text:style-name="T43">8. Click on the ‘Product Name’ displayed under ‘Product Name’ section (ER-1)</text:span></text:p>
            <text:p/>
          </table:table-cell>
          <table:table-cell office:value-type="string" calcext:value-type="string">
            <text:p>Product Name: iMac</text:p>
          </table:table-cell>
          <table:table-cell office:value-type="string" calcext:value-type="string">
            <text:p>1. User should be redirected to the Product Display page of the Product that is displayed in ‘Shopping Cart’ page</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7">
          <table:table-cell office:value-type="string" calcext:value-type="string">
            <text:p>TC_PDP_019</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text:span text:style-name="T22">Validate navigating to the Product Display page by using the Product Name link in the 'Confirm Order' sectioon of the 'Checkout' page</text:span></text:p>
            <text:p/>
          </table:table-cell>
          <table:table-cell office:value-type="string" calcext:value-type="string">
            <text:p><text:span text:style-name="T43">1. Open the Application in any browser and Loggin</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Cart’ button</text:span></text:p>
            <text:p><text:span text:style-name="T20">5. Click on ‘Cart’ black button box</text:span></text:p>
            <text:p><text:span text:style-name="T20">6. Click on ‘Checkout’ button in the displayed Shopping Cart</text:span></text:p>
            <text:p><text:span text:style-name="T20">7. Click on ‘Product Name’ link in the ‘Confirm Order’ section (ER-1)</text:span></text:p>
          </table:table-cell>
          <table:table-cell office:value-type="string" calcext:value-type="string">
            <text:p>Product Name: iMac</text:p>
          </table:table-cell>
          <table:table-cell office:value-type="string" calcext:value-type="string">
            <text:p>1. User should be redirected to the Product Display page of the Product</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20</text:p>
          </table:table-cell>
          <table:table-cell office:value-type="string" calcext:value-type="string">
            <text:p><text:span text:style-name="T20">TS_007</text:span></text:p>
            <text:p><text:span text:style-name="T20">Product Display Page</text:span></text:p>
          </table:table-cell>
          <table:table-cell office:value-type="string" calcext:value-type="string">
            <text:p><text:span text:style-name="T20">Validate Title, Heading, URL of ‘Product Display’ page</text:span></text:p>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text:span></text:p>
            <text:p><text:span text:style-name="T43">4. Check  Title, Heading, URL of ‘Product Comparison’ page (ER-1)</text:span></text:p>
            <text:p/>
          </table:table-cell>
          <table:table-cell office:value-type="string" calcext:value-type="string">
            <text:p>Product Name: iMac</text:p>
          </table:table-cell>
          <table:table-cell office:value-type="string" calcext:value-type="string">
            <text:p><text:span text:style-name="T20">1. Proper Title, Heading and URL of ‘Product Display’ page are displayed</text:span></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PDP_021</text:p>
          </table:table-cell>
          <table:table-cell office:value-type="string" calcext:value-type="string">
            <text:p><text:span text:style-name="T20">TS_007</text:span></text:p>
            <text:p><text:span text:style-name="T20">Product Display Page</text:span></text:p>
          </table:table-cell>
          <table:table-cell table:style-name="ce142" office:value-type="string" calcext:value-type="string">
            <text:p>Validate the UI of 'Product Display' page</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text:span></text:p>
            <text:p><text:span text:style-name="T20">4. Check  Title, Heading, URL of ‘Product Comparison’ page (ER-1)</text:span></text:p>
            <text:p><text:span text:style-name="T20"> </text:span></text:p>
          </table:table-cell>
          <table:table-cell office:value-type="string" calcext:value-type="string">
            <text:p>Product Name: iMac</text:p>
          </table:table-cell>
          <table:table-cell table:style-name="ce142" office:value-type="string" calcext:value-type="string">
            <text:p>1. Proper UI comply to the UI checklist should be displayed for the complete 'Product Display' page functionality</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3">
          <table:table-cell office:value-type="string" calcext:value-type="string">
            <text:p>TC_PDP_022</text:p>
          </table:table-cell>
          <table:table-cell office:value-type="string" calcext:value-type="string">
            <text:p><text:span text:style-name="T20">TS_007</text:span></text:p>
            <text:p><text:span text:style-name="T20">Product Display Page</text:span></text:p>
          </table:table-cell>
          <table:table-cell table:style-name="ce148" office:value-type="string" calcext:value-type="string">
            <text:p><text:span text:style-name="T20">Validate the 'Product Comparison' functionality in all the supported environments</text:span></text:p>
            <text:p/>
          </table:table-cell>
          <table:table-cell office:value-type="string" calcext:value-type="string">
            <text:p><text:span text:style-name="T43">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text:span></text:p>
            <text:p/>
          </table:table-cell>
          <table:table-cell office:value-type="string" calcext:value-type="string">
            <text:p>Product Name: iMac</text:p>
          </table:table-cell>
          <table:table-cell office:value-type="string" calcext:value-type="string">
            <text:p>1. ‘Product Display’ functionality should work correctly in all supported environments</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PDP_023</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text:span text:style-name="T43">1. Open the Application in any browser </text:span></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4</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text:span text:style-name="T43">1. Open the Application in any browser </text:span></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5</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2.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6</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3.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7</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4.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8</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5.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29</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6.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0</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7.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1</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8.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2</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9.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3</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10.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4</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11.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5</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12.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6</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13.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35">
          <table:table-cell office:value-type="string" calcext:value-type="string">
            <text:p>TC_PDP_037</text:p>
          </table:table-cell>
          <table:table-cell office:value-type="string" calcext:value-type="string">
            <text:p><text:span text:style-name="T20">TS_007</text:span></text:p>
            <text:p><text:span text:style-name="T20">Product Display Page</text:span></text:p>
          </table:table-cell>
          <table:table-cell/>
          <table:table-cell office:value-type="string" calcext:value-type="string">
            <text:p>14. Open the Application in any browser </text:p>
            <text:p/>
          </table:table-cell>
          <table:table-cell table:style-name="ce141"/>
          <table:table-cell table:style-name="ce166" office:value-type="string" calcext:value-type="string">
            <text:p>Not Applicable</text:p>
          </table:table-cell>
          <table:table-cell/>
          <table:table-cell table:style-name="ce141"/>
          <table:table-cell/>
          <table:table-cell table:style-name="ce143"/>
          <table:table-cell/>
        </table:table-row>
        <table:table-row table:style-name="ro2" table:number-rows-repeated="13">
          <table:table-cell table:style-name="ce116" table:number-columns-repeated="11"/>
        </table:table-row>
        <table:table-row table:style-name="ro2">
          <table:table-cell table:style-name="ce116" table:number-columns-repeated="11"/>
        </table:table-row>
        <calcext:conditional-formats>
          <calcext:conditional-format calcext:target-range-address="'Product Display Page'.J6:'Product Display Page'.J7 'Product Display Page'.J12:'Product Display Page'.J12">
            <calcext:condition calcext:apply-style-name="ConditionalStyle_1782" calcext:value="contains-text(&quot;NOT TESTED&quot;)" calcext:base-cell-address="'Product Display Page'.J6"/>
            <calcext:condition calcext:apply-style-name="ConditionalStyle_1781" calcext:value="contains-text(&quot;BLOCKED&quot;)" calcext:base-cell-address="'Product Display Page'.J6"/>
            <calcext:condition calcext:apply-style-name="ConditionalStyle_1780" calcext:value="contains-text(&quot;FAIL&quot;)" calcext:base-cell-address="'Product Display Page'.J6"/>
            <calcext:condition calcext:apply-style-name="ConditionalStyle_1779" calcext:value="contains-text(&quot;PASS&quot;)" calcext:base-cell-address="'Product Display Page'.J6"/>
          </calcext:conditional-format>
        </calcext:conditional-formats>
      </table:table>
      <table:table table:name="Add To Cart" table:style-name="ta1">
        <table:table-column table:style-name="co20" table:default-cell-style-name="ce116"/>
        <table:table-column table:style-name="co52"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57" table:default-cell-style-name="ce116"/>
        <table:table-column table:style-name="co39" table:default-cell-style-name="ce116"/>
        <table:table-column table:style-name="co20"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5">
          <table:table-cell table:style-name="ce143" office:value-type="string" calcext:value-type="string">
            <text:p>TC_ATC_001</text:p>
          </table:table-cell>
          <table:table-cell table:style-name="ce193" office:value-type="string" calcext:value-type="string">
            <text:p><text:span text:style-name="T20">TS_008</text:span></text:p>
            <text:p><text:span text:style-name="T20">Add To Cart</text:span></text:p>
          </table:table-cell>
          <table:table-cell table:style-name="ce141" office:value-type="string" calcext:value-type="string">
            <text:p>Validate adding a Product to Cart From ‘Prodcut Display’ page</text:p>
            <text:p/>
          </table:table-cell>
          <table:table-cell table:style-name="ce149" office:value-type="string" calcext:value-type="string">
            <text:p>1. Open the Application in any browser </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Cart’ button in “Product Display’ page (ER-1)</text:span></text:p>
            <text:p><text:span text:style-name="T20">5. Click on ‘shopping cart’ link in the displayed message (ER-2)</text:span></text:p>
            <text:p/>
          </table:table-cell>
          <table:table-cell table:style-name="ce189" office:value-type="string" calcext:value-type="string">
            <text:p>Product Name: iMac</text:p>
          </table:table-cell>
          <table:table-cell table:style-name="ce141" office:value-type="string" calcext:value-type="string">
            <text:p><text:span text:style-name="T20">1. Message – ‘You have addeed Product Name to your Wish list’ should be displayed</text:span></text:p>
            <text:p><text:span text:style-name="T20">2. User is redirected to the ‘Shopping Cart’ page and the added product is displayed</text:span></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ATC_002</text:p>
          </table:table-cell>
          <table:table-cell table:style-name="ce193" office:value-type="string" calcext:value-type="string">
            <text:p><text:span text:style-name="T20">TS_008</text:span></text:p>
            <text:p><text:span text:style-name="T20">Add To Cart</text:span></text:p>
          </table:table-cell>
          <table:table-cell table:style-name="ce142" office:value-type="string" calcext:value-type="string">
            <text:p><text:span text:style-name="T43">Validate adding a </text:span><text:span text:style-name="T20">Product</text:span> to Cart from 'Wish List' Page</text:p>
          </table:table-cell>
          <table:table-cell table:style-name="ce148" office:value-type="string" calcext:value-type="string">
            <text:p><text:span text:style-name="T20">1. Open the Application in any browser and Loggin</text:span></text:p>
            <text:p/>
          </table:table-cell>
          <table:table-cell table:style-name="ce142" office:value-type="string" calcext:value-type="string">
            <text:p><text:span text:style-name="T34">1. Click on 'Wish List' header</text:span></text:p>
            <text:p><text:span text:style-name="T34">2. Click on 'Add to Cart' icon option in the displayed 'My Wish List' page (ER-1)</text:span></text:p>
            <text:p><text:span text:style-name="T34">3. Click on 'Shopping Cart' header (ER-2)</text:span></text:p>
            <text:p/>
          </table:table-cell>
          <table:table-cell table:style-name="ce189" office:value-type="string" calcext:value-type="string">
            <text:p>Not Applicable</text:p>
          </table:table-cell>
          <table:table-cell table:style-name="ce142" office:value-type="string" calcext:value-type="string">
            <text:p><text:span text:style-name="T22">1. Message – ‘You have addeed Product Name to your Wish list’ should be displayed</text:span></text:p>
            <text:p><text:span text:style-name="T22">2. User is redirected to the ‘Shopping Cart’ page and the added product is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4">
          <table:table-cell table:style-name="ce143" office:value-type="string" calcext:value-type="string">
            <text:p>TC_ATC_003</text:p>
          </table:table-cell>
          <table:table-cell table:style-name="ce193" office:value-type="string" calcext:value-type="string">
            <text:p><text:span text:style-name="T20">TS_008</text:span></text:p>
            <text:p><text:span text:style-name="T20">Add To Cart</text:span></text:p>
          </table:table-cell>
          <table:table-cell table:style-name="ce142" office:value-type="string" calcext:value-type="string">
            <text:p><text:span text:style-name="T43">Validate adding a </text:span><text:span text:style-name="T20">Product</text:span> to Cart from Search Results Page</text:p>
            <text:p/>
          </table:table-cell>
          <table:table-cell table:style-name="ce148" office:value-type="string" calcext:value-type="string">
            <text:p>1. Open the Application in any browser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Cart’ button in “product Display’ page (ER-1)</text:span></text:p>
            <text:p><text:span text:style-name="T43">5. Click on ‘Cart’ black button box</text:span></text:p>
            <text:p><text:span text:style-name="T43">6. Click on 'Shopping Cart' header (ER-2)</text:span></text:p>
            <text:p/>
          </table:table-cell>
          <table:table-cell table:style-name="ce189" office:value-type="string" calcext:value-type="string">
            <text:p>Product Name: iMac</text:p>
          </table:table-cell>
          <table:table-cell table:style-name="ce148" office:value-type="string" calcext:value-type="string">
            <text:p><text:span text:style-name="T20">1. Message – ‘You have addeed Product Name to your Wish list’ should be displayed</text:span></text:p>
            <text:p><text:span text:style-name="T20">2. User is redirected to the ‘Shopping Cart’ page and the added product is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7">
          <table:table-cell table:style-name="ce143" office:value-type="string" calcext:value-type="string">
            <text:p>TC_ATC_004</text:p>
          </table:table-cell>
          <table:table-cell table:style-name="ce193" office:value-type="string" calcext:value-type="string">
            <text:p><text:span text:style-name="T20">TS_008</text:span></text:p>
            <text:p><text:span text:style-name="T20">Add To Cart</text:span></text:p>
          </table:table-cell>
          <table:table-cell table:style-name="ce142" office:value-type="string" calcext:value-type="string">
            <text:p><text:span text:style-name="T24">Validate adding a </text:span><text:span text:style-name="T34">Product</text:span> to Cart from the Related Products section of the Product Display Page</text:p>
            <text:p/>
          </table:table-cell>
          <table:table-cell table:style-name="ce148" office:value-type="string" calcext:value-type="string">
            <text:p>1. Open the Application in any browser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Scroll down to ‘Related Products’ section</text:span></text:p>
            <text:p><text:span text:style-name="T43">5. Click on 'Add to Cart' button on one of the Products displayed in the Related Products section (ER-1)</text:span></text:p>
            <text:p><text:span text:style-name="T43">6. Click on ‘shopping cart’ link in the displayed message (ER-2)</text:span></text:p>
            <text:p/>
          </table:table-cell>
          <table:table-cell table:style-name="ce189" office:value-type="string" calcext:value-type="string">
            <text:p>Product Name: iMac</text:p>
          </table:table-cell>
          <table:table-cell table:style-name="ce148" office:value-type="string" calcext:value-type="string">
            <text:p><text:span text:style-name="T20">1. Message – ‘You have addeed Product Name to your Wish list’ should be displayed</text:span></text:p>
            <text:p><text:span text:style-name="T20">2. User is redirected to the ‘Shopping Cart’ page and the added product is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ATC_005</text:p>
          </table:table-cell>
          <table:table-cell table:style-name="ce193" office:value-type="string" calcext:value-type="string">
            <text:p><text:span text:style-name="T20">TS_008</text:span></text:p>
            <text:p><text:span text:style-name="T20">Add To Cart</text:span></text:p>
          </table:table-cell>
          <table:table-cell table:style-name="ce142" office:value-type="string" calcext:value-type="string">
            <text:p>Validate adding a Product to Cart from the Products displayed in the 'Featured' section of Home page</text:p>
            <text:p/>
          </table:table-cell>
          <table:table-cell table:style-name="ce148" office:value-type="string" calcext:value-type="string">
            <text:p>1. Open the Application in any browser </text:p>
          </table:table-cell>
          <table:table-cell table:style-name="ce148" office:value-type="string" calcext:value-type="string">
            <text:p><text:span text:style-name="T20">1. Click on 'Add to Cart' button on one of the Products displayed in the ‘Featured’ section in Home page (ER-1)</text:span></text:p>
            <text:p><text:span text:style-name="T20">2. Click on ‘shopping cart’ link in the displayed message (ER-2)</text:span></text:p>
          </table:table-cell>
          <table:table-cell table:style-name="ce166" office:value-type="string" calcext:value-type="string">
            <text:p>Not Applicable</text:p>
          </table:table-cell>
          <table:table-cell table:style-name="ce148" office:value-type="string" calcext:value-type="string">
            <text:p><text:span text:style-name="T20">1. Message – ‘You have addeed Product Name to your Wish list’ should be displayed</text:span></text:p>
            <text:p><text:span text:style-name="T20">2. User is redirected to the ‘Shopping Cart’ page and the added product is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13">
          <table:table-cell table:style-name="ce143" office:value-type="string" calcext:value-type="string">
            <text:p>TC_ATC_006</text:p>
          </table:table-cell>
          <table:table-cell table:style-name="ce193" office:value-type="string" calcext:value-type="string">
            <text:p><text:span text:style-name="T20">TS_008</text:span></text:p>
            <text:p><text:span text:style-name="T20">Add To Cart</text:span></text:p>
          </table:table-cell>
          <table:table-cell table:style-name="ce148" office:value-type="string" calcext:value-type="string">
            <text:p>Validate adding a Product to Cart from the ‘Product Comparison’ page</text:p>
          </table:table-cell>
          <table:table-cell table:style-name="ce148" office:value-type="string" calcext:value-type="string">
            <text:p><text:span text:style-name="T20">1. Open the Application in any browser </text:span></text:p>
            <text:p><text:span text:style-name="T20">2. Product is added to ‘Product Comparison’ page</text:span></text:p>
            <text:p/>
          </table:table-cell>
          <table:table-cell table:style-name="ce148" office:value-type="string" calcext:value-type="string">
            <text:p><text:span text:style-name="T20">1. Click on 'Add to Cart' button on the Product that is displayed in ‘Product Comparison’ page  (ER-1)</text:span></text:p>
            <text:p><text:span text:style-name="T20">2. Click on ‘shopping cart’ link in the displayed message (ER-2)</text:span></text:p>
          </table:table-cell>
          <table:table-cell table:style-name="ce189" office:value-type="string" calcext:value-type="string">
            <text:p>Product Name: iMac</text:p>
          </table:table-cell>
          <table:table-cell table:style-name="ce148" office:value-type="string" calcext:value-type="string">
            <text:p><text:span text:style-name="T20">1. Message – ‘You have addeed Product Name to your Wish list’ should be displayed</text:span></text:p>
            <text:p><text:span text:style-name="T20">2. User is redirected to the ‘Shopping Cart’ page and the added product is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22">
          <table:table-cell table:style-name="ce143" office:value-type="string" calcext:value-type="string">
            <text:p>TC_ATC_007</text:p>
          </table:table-cell>
          <table:table-cell table:style-name="ce193" office:value-type="string" calcext:value-type="string">
            <text:p><text:span text:style-name="T20">TS_008</text:span></text:p>
            <text:p><text:span text:style-name="T20">Add To Cart</text:span></text:p>
          </table:table-cell>
          <table:table-cell table:style-name="ce148" office:value-type="string" calcext:value-type="string">
            <text:p>Validate the UI of 'Product Display' page</text:p>
          </table:table-cell>
          <table:table-cell table:style-name="ce148" office:value-type="string" calcext:value-type="string">
            <text:p>1. Open the Application in any browser </text:p>
          </table:table-cell>
          <table:table-cell table:style-name="ce141" office:value-type="string" calcext:value-type="string">
            <text:p>1. Check the UI related to ‘Add To Cart’ functionality</text:p>
          </table:table-cell>
          <table:table-cell table:style-name="ce189" office:value-type="string" calcext:value-type="string">
            <text:p>Product Name: iMac</text:p>
          </table:table-cell>
          <table:table-cell table:style-name="ce148" office:value-type="string" calcext:value-type="string">
            <text:p>1. Proper UI comply to the UI checklist should be displayed for the complete 'Add To Cart' page functionality</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3"/>
        </table:table-row>
        <table:table-row table:style-name="ro35">
          <table:table-cell table:style-name="ce143" office:value-type="string" calcext:value-type="string">
            <text:p>TC_ATC_008</text:p>
          </table:table-cell>
          <table:table-cell table:style-name="ce193" office:value-type="string" calcext:value-type="string">
            <text:p><text:span text:style-name="T20">TS_008</text:span></text:p>
            <text:p><text:span text:style-name="T20">Add To Cart</text:span></text:p>
          </table:table-cell>
          <table:table-cell table:style-name="ce148" office:value-type="string" calcext:value-type="string">
            <text:p><text:span text:style-name="T20">Validate the 'Add To Cart' functionality in all the supported environments</text:span></text:p>
            <text:p/>
          </table:table-cell>
          <table:table-cell table:style-name="ce148" office:value-type="string" calcext:value-type="string">
            <text:p>1. Open the Application in any browser </text:p>
          </table:table-cell>
          <table:table-cell table:style-name="ce141" office:value-type="string" calcext:value-type="string">
            <text:p>1. Check the ‘Add To Cart’ functionality in all the supported environments</text:p>
          </table:table-cell>
          <table:table-cell table:style-name="ce189" office:value-type="string" calcext:value-type="string">
            <text:p>Product Name: iMac</text:p>
          </table:table-cell>
          <table:table-cell table:style-name="ce141" office:value-type="string" calcext:value-type="string">
            <text:p>1. ‘Add To Cart’ functionality should work correctly in all supported environments</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3"/>
        </table:table-row>
        <table:table-row table:style-name="ro22">
          <table:table-cell table:style-name="ce143" office:value-type="string" calcext:value-type="string">
            <text:p>TC_ATC_009</text:p>
          </table:table-cell>
          <table:table-cell table:style-name="ce193" office:value-type="string" calcext:value-type="string">
            <text:p><text:span text:style-name="T20">TS_008</text:span></text:p>
            <text:p><text:span text:style-name="T20">Add To Cart</text:span></text:p>
          </table:table-cell>
          <table:table-cell table:style-name="ce141" table:number-columns-repeated="3"/>
          <table:table-cell table:style-name="ce189"/>
          <table:table-cell table:style-name="ce141"/>
          <table:table-cell table:style-name="ce163" table:number-columns-repeated="4"/>
        </table:table-row>
        <table:table-row table:style-name="ro2" table:number-rows-repeated="15">
          <table:table-cell table:style-name="ce192"/>
          <table:table-cell table:style-name="ce198"/>
          <table:table-cell table:style-name="ce199" table:number-columns-repeated="3"/>
          <table:table-cell table:style-name="ce192"/>
          <table:table-cell table:style-name="ce199"/>
          <table:table-cell table:style-name="ce202" table:number-columns-repeated="4"/>
        </table:table-row>
        <table:table-row table:style-name="ro2" table:number-rows-repeated="26">
          <table:table-cell table:number-columns-repeated="11"/>
        </table:table-row>
        <table:table-row table:style-name="ro2">
          <table:table-cell table:number-columns-repeated="11"/>
        </table:table-row>
      </table:table>
      <table:table table:name="Wish List" table:style-name="ta1">
        <table:table-column table:style-name="co20" table:default-cell-style-name="ce116"/>
        <table:table-column table:style-name="co52"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113" table:default-cell-style-name="ce116"/>
        <table:table-column table:style-name="co59" table:default-cell-style-name="ce116"/>
        <table:table-column table:style-name="co39" table:default-cell-style-name="ce116"/>
        <table:table-column table:style-name="co114" table:default-cell-style-name="ce116"/>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4">
          <table:table-cell table:style-name="ce166" office:value-type="string" calcext:value-type="string">
            <text:p>TC_WL_001</text:p>
          </table:table-cell>
          <table:table-cell table:style-name="ce189" office:value-type="string" calcext:value-type="string">
            <text:p><text:span text:style-name="T20">TS_009</text:span></text:p>
            <text:p><text:span text:style-name="T20">Wish List</text:span></text:p>
          </table:table-cell>
          <table:table-cell table:style-name="ce141" office:value-type="string" calcext:value-type="string">
            <text:p><text:span text:style-name="T20">Validate adding a Product to ‘Wish List’ page from ‘Features’ section of  ‘Home’ page</text:span></text:p>
            <text:p/>
          </table:table-cell>
          <table:table-cell table:style-name="ce148" office:value-type="string" calcext:value-type="string">
            <text:p>1. Open the Application in any browser and Loggin</text:p>
          </table:table-cell>
          <table:table-cell table:style-name="ce141" office:value-type="string" calcext:value-type="string">
            <text:p>1. Click on the ‘Store Logo’ (ER-1)</text:p>
            <text:p>2. Scroll down till the ‘Featured’ section of ‘Home’ page is displayed</text:p>
            <text:p>3. Click on ‘Add to Wish List’ button/option on a product that is displayed in the ‘Feture’ section (ER-2)</text:p>
            <text:p><text:span text:style-name="T20">4. Click on the ‘Add to Wish List</text:span>’ link in the displayed message (ER-3)</text:p>
            <text:p/>
          </table:table-cell>
          <table:table-cell table:style-name="ce166" office:value-type="string" calcext:value-type="string">
            <text:p>Not Applicable</text:p>
          </table:table-cell>
          <table:table-cell table:style-name="ce141" office:value-type="string" calcext:value-type="string">
            <text:p>1. User should be taken to Home page</text:p>
            <text:p>2. Message – ‘You have added Product Name’ to your Wish List’ should be displayed</text:p>
            <text:p>3. User should be redirected to ‘Wish List’ page and product should be displayed</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66"/>
        </table:table-row>
        <table:table-row table:style-name="ro14">
          <table:table-cell table:style-name="ce166" office:value-type="string" calcext:value-type="string">
            <text:p>TC_WL_002</text:p>
          </table:table-cell>
          <table:table-cell table:style-name="ce189" office:value-type="string" calcext:value-type="string">
            <text:p><text:span text:style-name="T20">TS_009</text:span></text:p>
            <text:p><text:span text:style-name="T20">Wish List</text:span></text:p>
          </table:table-cell>
          <table:table-cell table:style-name="ce141" office:value-type="string" calcext:value-type="string">
            <text:p><text:span text:style-name="T20">Validate adding a Product to ‘Wish List’ page from any category or sub-category page from  ‘Home’ page</text:span></text:p>
            <text:p/>
          </table:table-cell>
          <table:table-cell table:style-name="ce148" office:value-type="string" calcext:value-type="string">
            <text:p>1. Open the Application in any browser and Loggin</text:p>
          </table:table-cell>
          <table:table-cell table:style-name="ce141" office:value-type="string" calcext:value-type="string">
            <text:p>1. Hoover the mouse over any category/menu (e.g. Desktops)</text:p>
            <text:p>2. Click on ‘All Desktops’ option</text:p>
            <text:p>3. Select ‘Mac’ subcategory</text:p>
            <text:p><text:span text:style-name="T20">4. Click on ‘Add to Wish List’ button/option on any product that is displayed in the category or sub-category(ER-1)</text:span></text:p>
            <text:p><text:span text:style-name="T20">5. Click on the ‘Add to Wish List’ link in the displayed message (ER-2)</text:span></text:p>
            <text:p/>
          </table:table-cell>
          <table:table-cell table:style-name="ce166" office:value-type="string" calcext:value-type="string">
            <text:p>Not Applicable</text:p>
          </table:table-cell>
          <table:table-cell table:style-name="ce141" office:value-type="string" calcext:value-type="string">
            <text:p><text:span text:style-name="T20">1. Message – ‘You have added Product Name’ to your Wish List’ should be displayed</text:span></text:p>
            <text:p><text:span text:style-name="T20">2. User should be redirected to ‘Wish List’ page and product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7">
          <table:table-cell table:style-name="ce166" office:value-type="string" calcext:value-type="string">
            <text:p>TC_WL_003</text:p>
          </table:table-cell>
          <table:table-cell table:style-name="ce189" office:value-type="string" calcext:value-type="string">
            <text:p><text:span text:style-name="T20">TS_009</text:span></text:p>
            <text:p><text:span text:style-name="T20">Wish List</text:span></text:p>
          </table:table-cell>
          <table:table-cell table:style-name="ce141" office:value-type="string" calcext:value-type="string">
            <text:p>Validate adding a Product to ‘Wish List’ page from Search Results page</text:p>
          </table:table-cell>
          <table:table-cell table:style-name="ce148" office:value-type="string" calcext:value-type="string">
            <text:p>1. Open the Application in any browser and Loggi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Wish List’ option in the displayed “Product Display’ page (ER-1)</text:span></text:p>
            <text:p><text:span text:style-name="T20">5. Click on the ‘Add to Wish List’ link in the displayed message (ER-2)</text:span></text:p>
            <text:p/>
          </table:table-cell>
          <table:table-cell table:style-name="ce166" office:value-type="string" calcext:value-type="string">
            <text:p>Product Name: iMac</text:p>
          </table:table-cell>
          <table:table-cell table:style-name="ce141" office:value-type="string" calcext:value-type="string">
            <text:p><text:span text:style-name="T20">1. Message – ‘You have added Product Name’ to your Wish List’ should be displayed</text:span></text:p>
            <text:p><text:span text:style-name="T20">2. User should be redirected to ‘Wish List’ page and product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14">
          <table:table-cell table:style-name="ce166" office:value-type="string" calcext:value-type="string">
            <text:p>TC_WL_004</text:p>
          </table:table-cell>
          <table:table-cell table:style-name="ce189" office:value-type="string" calcext:value-type="string">
            <text:p><text:span text:style-name="T20">TS_009</text:span></text:p>
            <text:p><text:span text:style-name="T20">Wish List</text:span></text:p>
          </table:table-cell>
          <table:table-cell table:style-name="ce141" office:value-type="string" calcext:value-type="string">
            <text:p>Validate navigating to ‘Wish List’ page using the ‘Wish List’ header option</text:p>
            <text:p/>
          </table:table-cell>
          <table:table-cell table:style-name="ce148" office:value-type="string" calcext:value-type="string">
            <text:p><text:span text:style-name="T43">1. Open the Application in any browser and Loggin</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Wish List’ option in the displayed “Product Display’ page (ER-1)</text:span></text:p>
            <text:p><text:span text:style-name="T20">5. Click on the ‘Add to Wish List’ header option (ER-2)</text:span></text:p>
            <text:p/>
          </table:table-cell>
          <table:table-cell table:style-name="ce166" office:value-type="string" calcext:value-type="string">
            <text:p>Product Name: iMac</text:p>
          </table:table-cell>
          <table:table-cell table:style-name="ce141" office:value-type="string" calcext:value-type="string">
            <text:p><text:span text:style-name="T20">1. Message – ‘You have added Product Name’ to your Wish List’ should be displayed</text:span></text:p>
            <text:p><text:span text:style-name="T20">2. User should be redirected to ‘Wish List’ page and product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35">
          <table:table-cell table:style-name="ce166" office:value-type="string" calcext:value-type="string">
            <text:p>TC_WL_005</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navigating to 'Wish List' page using the 'Right Column' header options</text:p>
          </table:table-cell>
          <table:table-cell table:style-name="ce148" office:value-type="string" calcext:value-type="string">
            <text:p><text:span text:style-name="T43">1. Open the Application in any browser and Loggin</text:span></text:p>
            <text:p/>
          </table:table-cell>
          <table:table-cell table:style-name="ce142" office:value-type="string" calcext:value-type="string">
            <text:p>1. Click on 'Wish List' option from the 'Right Column' options (ER-1)</text:p>
          </table:table-cell>
          <table:table-cell table:style-name="ce166" office:value-type="string" calcext:value-type="string">
            <text:p>Not Applicable</text:p>
          </table:table-cell>
          <table:table-cell table:style-name="ce141" office:value-type="string" calcext:value-type="string">
            <text:p><text:span text:style-name="T20">1. User should be redirected to ‘Wish List’ page and product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66"/>
        </table:table-row>
        <table:table-row table:style-name="ro16">
          <table:table-cell table:style-name="ce166" office:value-type="string" calcext:value-type="string">
            <text:p>TC_WL_006</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navigating to 'Wish List' page from 'My Account' page </text:p>
          </table:table-cell>
          <table:table-cell table:style-name="ce148" office:value-type="string" calcext:value-type="string">
            <text:p><text:span text:style-name="T43">1. Open the Application in any browser and Loggin</text:span></text:p>
            <text:p/>
          </table:table-cell>
          <table:table-cell table:style-name="ce141" office:value-type="string" calcext:value-type="string">
            <text:p>1. Click on ‘My Account’ option</text:p>
            <text:p>2. Click on ‘Modify you wish list’ option under ‘My Account’ section (ER-1)</text:p>
            <text:p/>
          </table:table-cell>
          <table:table-cell table:style-name="ce166" office:value-type="string" calcext:value-type="string">
            <text:p>Not Applicable</text:p>
          </table:table-cell>
          <table:table-cell table:style-name="ce141" office:value-type="string" calcext:value-type="string">
            <text:p><text:span text:style-name="T20">1. User should be redirected to ‘Wish List’ page and product should be displayed</text:span></text:p>
            <text:p><text:span text:style-name="T20"> </text:span></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35">
          <table:table-cell table:style-name="ce166" office:value-type="string" calcext:value-type="string">
            <text:p>TC_WL_007</text:p>
          </table:table-cell>
          <table:table-cell table:style-name="ce189" office:value-type="string" calcext:value-type="string">
            <text:p><text:span text:style-name="T20">TS_009</text:span></text:p>
            <text:p><text:span text:style-name="T20">Wish List</text:span></text:p>
          </table:table-cell>
          <table:table-cell table:style-name="ce148" office:value-type="string" calcext:value-type="string">
            <text:p>Validate navigating to 'Wish List' page from the Footer options</text:p>
            <text:p/>
          </table:table-cell>
          <table:table-cell table:style-name="ce148" office:value-type="string" calcext:value-type="string">
            <text:p><text:span text:style-name="T43">1. Open the Application in any browser and Loggin</text:span></text:p>
            <text:p/>
          </table:table-cell>
          <table:table-cell table:style-name="ce141" office:value-type="string" calcext:value-type="string">
            <text:p>1. Click on ‘Wish List’ from Footer options (ER-1)</text:p>
            <text:p/>
          </table:table-cell>
          <table:table-cell table:style-name="ce166" office:value-type="string" calcext:value-type="string">
            <text:p>Not Applicable</text:p>
          </table:table-cell>
          <table:table-cell table:style-name="ce141" office:value-type="string" calcext:value-type="string">
            <text:p><text:span text:style-name="T20">1. User should be redirected to ‘Wish List’ page and product should be displayed</text:span></text:p>
            <text:p><text:span text:style-name="T20"> </text:span></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15">
          <table:table-cell table:style-name="ce166" office:value-type="string" calcext:value-type="string">
            <text:p>TC_WL_008</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the Breadcrumb in the 'Wish List' page</text:p>
          </table:table-cell>
          <table:table-cell table:style-name="ce148" office:value-type="string" calcext:value-type="string">
            <text:p><text:span text:style-name="T43">1. Open the Application in any browser and Loggin</text:span></text:p>
            <text:p/>
          </table:table-cell>
          <table:table-cell table:style-name="ce141" office:value-type="string" calcext:value-type="string">
            <text:p><text:span text:style-name="T20">1. Click on ‘My Account’ option</text:span></text:p>
            <text:p><text:span text:style-name="T20">2. Click on ‘Modify you wish list’ option under ‘My Account’ section</text:span></text:p>
            <text:p><text:span text:style-name="T20">3. Validate Breadcrumb that is displayed in ‘Wish List’ page (ER-1)</text:span></text:p>
            <text:p/>
            <text:p/>
          </table:table-cell>
          <table:table-cell table:style-name="ce166" office:value-type="string" calcext:value-type="string">
            <text:p>Not Applicable</text:p>
          </table:table-cell>
          <table:table-cell table:style-name="ce141" office:value-type="string" calcext:value-type="string">
            <text:p>1. Breadcrumbs should be displayed in ‘Wish List’ page and should work correctly</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35">
          <table:table-cell table:style-name="ce166" office:value-type="string" calcext:value-type="string">
            <text:p>TC_WL_009</text:p>
          </table:table-cell>
          <table:table-cell table:style-name="ce189" office:value-type="string" calcext:value-type="string">
            <text:p><text:span text:style-name="T20">TS_009</text:span></text:p>
            <text:p><text:span text:style-name="T20">Wish List</text:span></text:p>
          </table:table-cell>
          <table:table-cell table:style-name="ce141" office:value-type="string" calcext:value-type="string">
            <text:p>Validate Title, URL and Heading of ‘Wish List’ page</text:p>
          </table:table-cell>
          <table:table-cell table:style-name="ce148" office:value-type="string" calcext:value-type="string">
            <text:p><text:span text:style-name="T43">1. Open the Application in any browser and Loggin</text:span></text:p>
            <text:p/>
          </table:table-cell>
          <table:table-cell table:style-name="ce141" office:value-type="string" calcext:value-type="string">
            <text:p>1. Click on ‘Wish List’ from Footer options</text:p>
            <text:p><text:span text:style-name="T20">2. Check Title, URL and Heading of ‘Wish List’ page (ER-1)</text:span></text:p>
            <text:p/>
          </table:table-cell>
          <table:table-cell table:style-name="ce166" office:value-type="string" calcext:value-type="string">
            <text:p>Not Applicable</text:p>
          </table:table-cell>
          <table:table-cell table:style-name="ce141" office:value-type="string" calcext:value-type="string">
            <text:p>1. Correct Title, URL and Heading should be displayed for ‘Wish List’ page</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13">
          <table:table-cell table:style-name="ce166" office:value-type="string" calcext:value-type="string">
            <text:p>TC_WL_010</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the 'Wish List' page when there are no products added</text:p>
          </table:table-cell>
          <table:table-cell table:style-name="ce148" office:value-type="string" calcext:value-type="string">
            <text:p><text:span text:style-name="T43">1. Open the Application in any browser and Loggin</text:span></text:p>
            <text:p><text:span text:style-name="T43">2. No products are added to Wish List</text:span></text:p>
            <text:p/>
          </table:table-cell>
          <table:table-cell table:style-name="ce141" office:value-type="string" calcext:value-type="string">
            <text:p><text:span text:style-name="T20">1. Click on ‘Wish List’ from Footer options (ER-1)</text:span></text:p>
            <text:p><text:span text:style-name="T20">2. Click on ‘Continue’ button (ER-2)</text:span></text:p>
            <text:p/>
          </table:table-cell>
          <table:table-cell table:style-name="ce166" office:value-type="string" calcext:value-type="string">
            <text:p>Not Applicable</text:p>
          </table:table-cell>
          <table:table-cell table:style-name="ce141" office:value-type="string" calcext:value-type="string">
            <text:p>1. Text - ’Your wish list is empty’ should be displayed</text:p>
            <text:p>2. User should be redirected back to ‘My Account’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13">
          <table:table-cell table:style-name="ce166" office:value-type="string" calcext:value-type="string">
            <text:p>TC_WL_011</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the removing the Product <text:s/>from 'Wish List' page</text:p>
          </table:table-cell>
          <table:table-cell table:style-name="ce148" office:value-type="string" calcext:value-type="string">
            <text:p><text:span text:style-name="T43">1. Open the Application in any browser and Loggin</text:span></text:p>
            <text:p><text:span text:style-name="T43">2. One product is added to Wish List</text:span></text:p>
            <text:p/>
          </table:table-cell>
          <table:table-cell table:style-name="ce141" office:value-type="string" calcext:value-type="string">
            <text:p>1. Click on ‘Wish List’ from Footer options</text:p>
            <text:p>2. Click on ‘Remove’ red button/icon (ER-1)</text:p>
            <text:p/>
          </table:table-cell>
          <table:table-cell table:style-name="ce166" office:value-type="string" calcext:value-type="string">
            <text:p>Not Applicable</text:p>
          </table:table-cell>
          <table:table-cell table:style-name="ce141" office:value-type="string" calcext:value-type="string">
            <text:p>1. Message = ‘Success: You have removed an item from your wishlist’ should be displayed</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13">
          <table:table-cell table:style-name="ce166" office:value-type="string" calcext:value-type="string">
            <text:p>TC_WL_012</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adding the product to Cart from the 'Wish List' page</text:p>
          </table:table-cell>
          <table:table-cell table:style-name="ce148" office:value-type="string" calcext:value-type="string">
            <text:p><text:span text:style-name="T43">1. Open the Application in any browser and Loggin</text:span></text:p>
            <text:p><text:span text:style-name="T43">2. One product is added to Wish List</text:span></text:p>
            <text:p/>
          </table:table-cell>
          <table:table-cell table:style-name="ce141" office:value-type="string" calcext:value-type="string">
            <text:p><text:span text:style-name="T20">1. Click on ‘Wish List’ from Footer options</text:span></text:p>
            <text:p><text:span text:style-name="T20">2. Click on ‘Add to Cart’ option/button (ER-1)</text:span></text:p>
            <text:p/>
          </table:table-cell>
          <table:table-cell table:style-name="ce166" office:value-type="string" calcext:value-type="string">
            <text:p>Not Applicable</text:p>
          </table:table-cell>
          <table:table-cell table:style-name="ce141" office:value-type="string" calcext:value-type="string">
            <text:p>1. Message - ‘ Success: You have added iMac to your shopping cart! ‘ should be displayed</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13">
          <table:table-cell table:style-name="ce166" office:value-type="string" calcext:value-type="string">
            <text:p>TC_WL_013</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adding multiple products to the 'Wish List' page</text:p>
          </table:table-cell>
          <table:table-cell table:style-name="ce148" office:value-type="string" calcext:value-type="string">
            <text:p><text:span text:style-name="T43">1. Open the Application in any browser and Loggin</text:span></text:p>
            <text:p><text:span text:style-name="T43">2. Add multiply products to Wish List</text:span></text:p>
            <text:p/>
          </table:table-cell>
          <table:table-cell table:style-name="ce141" office:value-type="string" calcext:value-type="string">
            <text:p>1. Click on ‘Wish List’ from Footer options (ER-1, ER-2)</text:p>
          </table:table-cell>
          <table:table-cell table:style-name="ce166" office:value-type="string" calcext:value-type="string">
            <text:p>Not Applicable</text:p>
          </table:table-cell>
          <table:table-cell table:style-name="ce141" office:value-type="string" calcext:value-type="string">
            <text:p><text:span text:style-name="T20">1. User should be redirected to ‘Wish List’ page and all products should be displayed </text:span></text:p>
            <text:p><text:span text:style-name="T20">2. All details should be correct and all options should work</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66"/>
        </table:table-row>
        <table:table-row table:style-name="ro7">
          <table:table-cell table:style-name="ce166" office:value-type="string" calcext:value-type="string">
            <text:p>TC_WL_014</text:p>
          </table:table-cell>
          <table:table-cell table:style-name="ce189" office:value-type="string" calcext:value-type="string">
            <text:p><text:span text:style-name="T20">TS_009</text:span></text:p>
            <text:p><text:span text:style-name="T20">Wish List</text:span></text:p>
          </table:table-cell>
          <table:table-cell table:style-name="ce142" office:value-type="string" calcext:value-type="string">
            <text:p>Validate adding duplicate products to 'Wish List' page</text:p>
          </table:table-cell>
          <table:table-cell table:style-name="ce148" office:value-type="string" calcext:value-type="string">
            <text:p><text:span text:style-name="T43">1. Open the Application in any browser and Loggin</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the Product displayed in Search result   </text:span></text:p>
            <text:p><text:span text:style-name="T20">4. Click on ‘Add to Wish List’ option in the displayed “Product Display’ page</text:span></text:p>
            <text:p><text:span text:style-name="T20">5. Repeat 5 times</text:span></text:p>
            <text:p><text:span text:style-name="T20">6. Click on ‘Wish List’ header option (ER-1)</text:span></text:p>
            <text:p/>
          </table:table-cell>
          <table:table-cell table:style-name="ce166" office:value-type="string" calcext:value-type="string">
            <text:p>Product Name: iMac</text:p>
          </table:table-cell>
          <table:table-cell table:style-name="ce141" office:value-type="string" calcext:value-type="string">
            <text:p>1. User should be redirected to ‘Wish List’ page and only one product should be displayed </text:p>
          </table:table-cell>
          <table:table-cell table:style-name="ce148" office:value-type="string" calcext:value-type="string">
            <text:p>1. The Product is added to Wish List only once</text:p>
            <text:p>2. Instead of a message ‘You already add “product’ to your wish list’, after every try it keeps displaying success message ‘Success: You have added iMac to your wish list! ‘</text:p>
          </table:table-cell>
          <table:table-cell table:style-name="ce143" office:value-type="string" calcext:value-type="string">
            <text:p>P3</text:p>
          </table:table-cell>
          <table:table-cell table:style-name="ce203" table:content-validation-name="val1" office:value-type="string" calcext:value-type="string">
            <text:p>FAIL</text:p>
          </table:table-cell>
          <table:table-cell table:style-name="ce143" office:value-type="string" calcext:value-type="string">
            <text:p>OPENCART-BUG-1</text:p>
          </table:table-cell>
        </table:table-row>
        <table:table-row table:style-name="ro35">
          <table:table-cell table:style-name="ce166" office:value-type="string" calcext:value-type="string">
            <text:p>TC_WL_015</text:p>
          </table:table-cell>
          <table:table-cell table:style-name="ce189" office:value-type="string" calcext:value-type="string">
            <text:p><text:span text:style-name="T20">TS_009</text:span></text:p>
            <text:p><text:span text:style-name="T20">Wish List</text:span></text:p>
          </table:table-cell>
          <table:table-cell table:style-name="ce148" office:value-type="string" calcext:value-type="string">
            <text:p>Validate the UI of 'Wish List' page</text:p>
          </table:table-cell>
          <table:table-cell table:style-name="ce148" office:value-type="string" calcext:value-type="string">
            <text:p><text:span text:style-name="T43">1. Open the Application in any browser </text:span></text:p>
            <text:p/>
          </table:table-cell>
          <table:table-cell table:style-name="ce141" office:value-type="string" calcext:value-type="string">
            <text:p>1. Check the UI related to ‘Wish List’ functionality</text:p>
          </table:table-cell>
          <table:table-cell table:style-name="ce166" office:value-type="string" calcext:value-type="string">
            <text:p>Not Applicable</text:p>
          </table:table-cell>
          <table:table-cell table:style-name="ce148" office:value-type="string" calcext:value-type="string">
            <text:p><text:span text:style-name="T20">1. Proper UI comply to the UI checklist should be displayed for the complete 'Wish List' page functionality</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35">
          <table:table-cell table:style-name="ce166" office:value-type="string" calcext:value-type="string">
            <text:p>TC_WL_016</text:p>
          </table:table-cell>
          <table:table-cell table:style-name="ce189" office:value-type="string" calcext:value-type="string">
            <text:p><text:span text:style-name="T20">TS_009</text:span></text:p>
            <text:p><text:span text:style-name="T20">Wish List</text:span></text:p>
          </table:table-cell>
          <table:table-cell table:style-name="ce148" office:value-type="string" calcext:value-type="string">
            <text:p>Validate 'Wish List' functionality in all the supported environments</text:p>
          </table:table-cell>
          <table:table-cell table:style-name="ce148" office:value-type="string" calcext:value-type="string">
            <text:p><text:span text:style-name="T43">1. Open the Application in any browser </text:span></text:p>
            <text:p/>
          </table:table-cell>
          <table:table-cell table:style-name="ce141" office:value-type="string" calcext:value-type="string">
            <text:p>1. Check the ‘Wish List’ functionality in all the supported environments</text:p>
          </table:table-cell>
          <table:table-cell table:style-name="ce166" office:value-type="string" calcext:value-type="string">
            <text:p>Not Applicable</text:p>
          </table:table-cell>
          <table:table-cell table:style-name="ce141" office:value-type="string" calcext:value-type="string">
            <text:p>1. ‘Wish List’ functionality should work correctly in all supported environments</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66"/>
        </table:table-row>
        <table:table-row table:style-name="ro22">
          <table:table-cell table:style-name="ce166" office:value-type="string" calcext:value-type="string">
            <text:p>TC_WL_017</text:p>
          </table:table-cell>
          <table:table-cell table:style-name="ce189" office:value-type="string" calcext:value-type="string">
            <text:p><text:span text:style-name="T20">TS_009</text:span></text:p>
            <text:p><text:span text:style-name="T20">Wish List</text:span></text:p>
          </table:table-cell>
          <table:table-cell table:style-name="ce141"/>
          <table:table-cell table:style-name="ce148"/>
          <table:table-cell table:style-name="ce141"/>
          <table:table-cell table:style-name="ce166" office:value-type="string" calcext:value-type="string">
            <text:p>Not Applicable</text:p>
          </table:table-cell>
          <table:table-cell table:style-name="ce141"/>
          <table:table-cell table:style-name="ce166" table:number-columns-repeated="4"/>
        </table:table-row>
        <table:table-row table:style-name="ro22">
          <table:table-cell table:style-name="ce166" office:value-type="string" calcext:value-type="string">
            <text:p>TC_WL_018</text:p>
          </table:table-cell>
          <table:table-cell table:style-name="ce189" office:value-type="string" calcext:value-type="string">
            <text:p><text:span text:style-name="T20">TS_009</text:span></text:p>
            <text:p><text:span text:style-name="T20">Wish List</text:span></text:p>
          </table:table-cell>
          <table:table-cell table:style-name="ce141"/>
          <table:table-cell table:style-name="ce148"/>
          <table:table-cell table:style-name="ce141"/>
          <table:table-cell table:style-name="ce166" office:value-type="string" calcext:value-type="string">
            <text:p>Not Applicable</text:p>
          </table:table-cell>
          <table:table-cell table:style-name="ce141"/>
          <table:table-cell table:style-name="ce166" table:number-columns-repeated="4"/>
        </table:table-row>
        <table:table-row table:style-name="ro22">
          <table:table-cell table:style-name="ce166" office:value-type="string" calcext:value-type="string">
            <text:p>TC_WL_019</text:p>
          </table:table-cell>
          <table:table-cell table:style-name="ce189" office:value-type="string" calcext:value-type="string">
            <text:p><text:span text:style-name="T20">TS_009</text:span></text:p>
            <text:p><text:span text:style-name="T20">Wish List</text:span></text:p>
          </table:table-cell>
          <table:table-cell table:style-name="ce141"/>
          <table:table-cell table:style-name="ce148"/>
          <table:table-cell table:style-name="ce141"/>
          <table:table-cell table:style-name="ce166" office:value-type="string" calcext:value-type="string">
            <text:p>Not Applicable</text:p>
          </table:table-cell>
          <table:table-cell table:style-name="ce141"/>
          <table:table-cell table:style-name="ce166" table:number-columns-repeated="4"/>
        </table:table-row>
        <table:table-row table:style-name="ro22">
          <table:table-cell table:style-name="ce166" office:value-type="string" calcext:value-type="string">
            <text:p>TC_WL_020</text:p>
          </table:table-cell>
          <table:table-cell table:style-name="ce189" office:value-type="string" calcext:value-type="string">
            <text:p><text:span text:style-name="T20">TS_009</text:span></text:p>
            <text:p><text:span text:style-name="T20">Wish List</text:span></text:p>
          </table:table-cell>
          <table:table-cell table:style-name="ce141"/>
          <table:table-cell table:style-name="ce148"/>
          <table:table-cell table:style-name="ce141"/>
          <table:table-cell table:style-name="ce166" office:value-type="string" calcext:value-type="string">
            <text:p>Not Applicable</text:p>
          </table:table-cell>
          <table:table-cell table:style-name="ce141"/>
          <table:table-cell table:style-name="ce166" table:number-columns-repeated="4"/>
        </table:table-row>
        <table:table-row table:style-name="ro22">
          <table:table-cell table:style-name="ce166" office:value-type="string" calcext:value-type="string">
            <text:p>TC_WL_021</text:p>
          </table:table-cell>
          <table:table-cell table:style-name="ce189" office:value-type="string" calcext:value-type="string">
            <text:p><text:span text:style-name="T20">TS_009</text:span></text:p>
            <text:p><text:span text:style-name="T20">Wish List</text:span></text:p>
          </table:table-cell>
          <table:table-cell table:style-name="ce141"/>
          <table:table-cell table:style-name="ce148"/>
          <table:table-cell table:style-name="ce141"/>
          <table:table-cell table:style-name="ce166" office:value-type="string" calcext:value-type="string">
            <text:p>Not Applicable</text:p>
          </table:table-cell>
          <table:table-cell table:style-name="ce141"/>
          <table:table-cell table:style-name="ce166" table:number-columns-repeated="4"/>
        </table:table-row>
        <table:table-row table:style-name="ro2" table:number-rows-repeated="26">
          <table:table-cell table:number-columns-repeated="11"/>
        </table:table-row>
        <table:table-row table:style-name="ro2">
          <table:table-cell table:number-columns-repeated="11"/>
        </table:table-row>
        <calcext:conditional-formats>
          <calcext:conditional-format calcext:target-range-address="'Wish List'.J15:'Wish List'.J15">
            <calcext:condition calcext:apply-style-name="ConditionalStyle_1782" calcext:value="contains-text(&quot;NOT TESTED&quot;)" calcext:base-cell-address="'Wish List'.J15"/>
            <calcext:condition calcext:apply-style-name="ConditionalStyle_1781" calcext:value="contains-text(&quot;BLOCKED&quot;)" calcext:base-cell-address="'Wish List'.J15"/>
            <calcext:condition calcext:apply-style-name="ConditionalStyle_1780" calcext:value="contains-text(&quot;FAIL&quot;)" calcext:base-cell-address="'Wish List'.J15"/>
            <calcext:condition calcext:apply-style-name="ConditionalStyle_1779" calcext:value="contains-text(&quot;PASS&quot;)" calcext:base-cell-address="'Wish List'.J15"/>
          </calcext:conditional-format>
        </calcext:conditional-formats>
      </table:table>
      <table:table table:name="Shopping Cart" table:style-name="ta1">
        <table:table-column table:style-name="co20" table:default-cell-style-name="ce143"/>
        <table:table-column table:style-name="co52" table:default-cell-style-name="ce193"/>
        <table:table-column table:style-name="co32" table:default-cell-style-name="ce116"/>
        <table:table-column table:style-name="co40" table:default-cell-style-name="ce148"/>
        <table:table-column table:style-name="co34" table:default-cell-style-name="ce148"/>
        <table:table-column table:style-name="co35" table:default-cell-style-name="ce141"/>
        <table:table-column table:style-name="co36" table:default-cell-style-name="ce141"/>
        <table:table-column table:style-name="co115" table:default-cell-style-name="ce148"/>
        <table:table-column table:style-name="co57" table:default-cell-style-name="ce143"/>
        <table:table-column table:style-name="co39" table:default-cell-style-name="ce152"/>
        <table:table-column table:style-name="co116" table:default-cell-style-name="ce141"/>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5">
          <table:table-cell office:value-type="string" calcext:value-type="string">
            <text:p>TC_SC_001</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navigating to 'Shopping Cart' page from the 'Shopping Cart' header option</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header (ER-1)</text:span></text:p>
            <text:p/>
          </table:table-cell>
          <table:table-cell office:value-type="string" calcext:value-type="string">
            <text:p>Product Name: iMac</text:p>
          </table:table-cell>
          <table:table-cell office:value-type="string" calcext:value-type="string">
            <text:p>1. User should be redirected to Shopping Cart page</text:p>
          </table:table-cell>
          <table:table-cell office:value-type="string" calcext:value-type="string">
            <text:p>1. Works as mentioned in Expected Result</text:p>
          </table:table-cell>
          <table:table-cell office:value-type="string" calcext:value-type="string">
            <text:p>P1</text:p>
          </table:table-cell>
          <table:table-cell office:value-type="string" calcext:value-type="string">
            <text:p>PASS</text:p>
          </table:table-cell>
          <table:table-cell/>
        </table:table-row>
        <table:table-row table:style-name="ro7">
          <table:table-cell office:value-type="string" calcext:value-type="string">
            <text:p>TC_SC_002</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navigating to 'Shopping Cart' page from the 'Site Map' footer page</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43">3. Click on ‘Add To Cart’  button on the Product dieplayed in ‘Search Results’</text:span></text:p>
            <text:p><text:span text:style-name="T20">4. Click on ‘Site Map’ footer option</text:span></text:p>
            <text:p><text:span text:style-name="T20">5. Click on ‘Shopping cart’ link displayed in ‘Site Map’ page (ER-1, ER-2)</text:span></text:p>
            <text:p/>
          </table:table-cell>
          <table:table-cell office:value-type="string" calcext:value-type="string">
            <text:p>Product Name: iMac</text:p>
          </table:table-cell>
          <table:table-cell office:value-type="string" calcext:value-type="string">
            <text:p>1. If User is logged in, it should be redirected to Shopping Cart page</text:p>
            <text:p>2. If User is not logged in, it should be redirected to Login page</text:p>
            <text:p/>
          </table:table-cell>
          <table:table-cell office:value-type="string" calcext:value-type="string">
            <text:p>1. Works as mentioned in Expected Result</text:p>
          </table:table-cell>
          <table:table-cell office:value-type="string" calcext:value-type="string">
            <text:p>P1</text:p>
          </table:table-cell>
          <table:table-cell office:value-type="string" calcext:value-type="string">
            <text:p>PASS</text:p>
          </table:table-cell>
          <table:table-cell/>
        </table:table-row>
        <table:table-row table:style-name="ro35">
          <table:table-cell office:value-type="string" calcext:value-type="string">
            <text:p>TC_SC_003</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text:span text:style-name="T22">Validate the Cart button when there are no products added to the Shopping Cart</text:span></text:p>
            <text:p/>
          </table:table-cell>
          <table:table-cell office:value-type="string" calcext:value-type="string">
            <text:p>1. Open the Application in any browser </text:p>
          </table:table-cell>
          <table:table-cell table:style-name="ce141" office:value-type="string" calcext:value-type="string">
            <text:p>1. Click on ‘Cart’ black button displayed in top right corner (ER-1)</text:p>
            <text:p/>
          </table:table-cell>
          <table:table-cell table:style-name="ce150" office:value-type="string" calcext:value-type="string">
            <text:p>Not Applicable</text:p>
          </table:table-cell>
          <table:table-cell office:value-type="string" calcext:value-type="string">
            <text:p>1. Pop out message - ‘Your shopping cart is empty!’ should be displayed</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SC_004</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navigating to 'Shopping Cart' page using the 'View Cart' option in the Cart button</text:p>
          </table:table-cell>
          <table:table-cell office:value-type="string" calcext:value-type="string">
            <text:p>1. Open the Application in any browser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Cart’ black button besides search icon</text:span></text:p>
            <text:p><text:span text:style-name="T20">5. Click on ‘View Cart’ option in displayed Cart block (ER-1)</text:span></text:p>
            <text:p/>
          </table:table-cell>
          <table:table-cell office:value-type="string" calcext:value-type="string">
            <text:p>Product Name: iMac</text:p>
          </table:table-cell>
          <table:table-cell office:value-type="string" calcext:value-type="string">
            <text:p>1. User should be redirected to Shopping Cart pa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5">
          <table:table-cell office:value-type="string" calcext:value-type="string">
            <text:p>TC_SC_005</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the weight of the Product in the 'Shopping Cart' page</text:p>
          </table:table-cell>
          <table:table-cell office:value-type="string" calcext:value-type="string">
            <text:p>1. Open the Application in any browser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 (ER-1)</text:span></text:p>
            <text:p/>
          </table:table-cell>
          <table:table-cell office:value-type="string" calcext:value-type="string">
            <text:p>Product Name: iMac</text:p>
          </table:table-cell>
          <table:table-cell office:value-type="string" calcext:value-type="string">
            <text:p>1. Weight of the Product should be displayed in Shopping Cart page</text:p>
            <text:p/>
          </table:table-cell>
          <table:table-cell table:style-name="ce141" office:value-type="string" calcext:value-type="string">
            <text:p>1. Testet products does not have any specified weight information</text:p>
          </table:table-cell>
          <table:table-cell table:style-name="ce150" office:value-type="string" calcext:value-type="string">
            <text:p>P2</text:p>
          </table:table-cell>
          <table:table-cell table:style-name="ce205" table:content-validation-name="val1" office:value-type="string" calcext:value-type="string">
            <text:p>FAIL</text:p>
          </table:table-cell>
          <table:table-cell table:style-name="ce143" office:value-type="string" calcext:value-type="string">
            <text:p>OPENCART-BUG-1</text:p>
          </table:table-cell>
        </table:table-row>
        <table:table-row table:style-name="ro7">
          <table:table-cell office:value-type="string" calcext:value-type="string">
            <text:p>TC_SC_006</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Image, Product Name, Model, Quantity, Unit Price and Total of the Product in the 'Shopping Cart' page</text:p>
            <text:p/>
          </table:table-cell>
          <table:table-cell table:style-name="ce142" office:value-type="string" calcext:value-type="string">
            <text:p><text:span text:style-name="T24">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text:span></text:p>
            <text:p><text:span text:style-name="T43">5. Check Image, Product Name, Model, Quantity, Unit Price and Total of the Product in the 'Shopping Cart' page </text:span><text:span text:style-name="T20">(ER-1)</text:span></text:p>
            <text:p/>
          </table:table-cell>
          <table:table-cell office:value-type="string" calcext:value-type="string">
            <text:p>Product Name: iMac</text:p>
          </table:table-cell>
          <table:table-cell table:style-name="ce149" office:value-type="string" calcext:value-type="string">
            <text:p>1. Correct Image, Product Name, Model, Quantity, Unit Price and Total of the Product should be displayed</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9">
          <table:table-cell office:value-type="string" calcext:value-type="string">
            <text:p>TC_SC_007</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updating the quantity of the Product in the 'Shopping Cart' page</text:p>
          </table:table-cell>
          <table:table-cell office:value-type="string" calcext:value-type="string">
            <text:p><text:span text:style-name="T20">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text:span></text:p>
            <text:p><text:span text:style-name="T20">5. Enter new quantity into ‘Quantity’ field for the Product displayed in ‘Shopping Cart’ page</text:span></text:p>
            <text:p><text:span text:style-name="T20">6. Click on ‘Update’ icon option (ER-1) </text:span></text:p>
            <text:p/>
          </table:table-cell>
          <table:table-cell office:value-type="string" calcext:value-type="string">
            <text:p>Product Name: iMac</text:p>
          </table:table-cell>
          <table:table-cell office:value-type="string" calcext:value-type="string">
            <text:p>1. Meassage - ‘Success: You have modified your shopping cart! ‘ should be displayed</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9">
          <table:table-cell office:value-type="string" calcext:value-type="string">
            <text:p>TC_SC_008</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text:span text:style-name="T43">Validate updating the quantity of the Product in the 'Shopping Cart' page to a zero, negative </text:span>or a non-numerical value </text:p>
            <text:p/>
          </table:table-cell>
          <table:table-cell office:value-type="string" calcext:value-type="string">
            <text:p><text:span text:style-name="T20">1. Open the Application in any browser </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text:span></text:p>
            <text:p><text:span text:style-name="T43">5. Enter zero, negative or a non-numerical value</text:span><text:span text:style-name="T20"> into ‘Quantity’ field for the Product displayed in ‘Shopping Cart’ page</text:span></text:p>
            <text:p><text:span text:style-name="T20">6. Click on ‘Update’ icon option (ER-1) </text:span></text:p>
            <text:p/>
          </table:table-cell>
          <table:table-cell office:value-type="string" calcext:value-type="string">
            <text:p>Product Name: iMac</text:p>
          </table:table-cell>
          <table:table-cell office:value-type="string" calcext:value-type="string">
            <text:p>1. Proper warning message should be displayed to inform the User to provide positive whole numbers</text:p>
          </table:table-cell>
          <table:table-cell table:style-name="ce141" office:value-type="string" calcext:value-type="string">
            <text:p>1. Warning message is not displayed</text:p>
            <text:p>2. Validating the quantity with zero, negative or non-numeric value for a product in Shopping Cart page result in deleting the product</text:p>
          </table:table-cell>
          <table:table-cell table:style-name="ce150" office:value-type="string" calcext:value-type="string">
            <text:p>P2</text:p>
          </table:table-cell>
          <table:table-cell table:style-name="ce205" table:content-validation-name="val1" office:value-type="string" calcext:value-type="string">
            <text:p>FAIL</text:p>
          </table:table-cell>
          <table:table-cell table:style-name="ce143" office:value-type="string" calcext:value-type="string">
            <text:p>OPENCART-BUG-2</text:p>
          </table:table-cell>
        </table:table-row>
        <table:table-row table:style-name="ro14">
          <table:table-cell office:value-type="string" calcext:value-type="string">
            <text:p>TC_SC_009</text:p>
          </table:table-cell>
          <table:table-cell office:value-type="string" calcext:value-type="string">
            <text:p><text:span text:style-name="T20">TS_010</text:span></text:p>
            <text:p><text:span text:style-name="T20">Shopping Cart</text:span></text:p>
          </table:table-cell>
          <table:table-cell table:style-name="ce141" office:value-type="string" calcext:value-type="string">
            <text:p>Validate removing a Product from Shopping Cart page</text:p>
            <text:p/>
          </table:table-cell>
          <table:table-cell office:value-type="string" calcext:value-type="string">
            <text:p>1. Open the Application in any browser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text:span></text:p>
            <text:p><text:span text:style-name="T20">5. Click on ‘Remove’ icon option (ER-1) </text:span></text:p>
            <text:p/>
          </table:table-cell>
          <table:table-cell office:value-type="string" calcext:value-type="string">
            <text:p>Product Name: iMac</text:p>
          </table:table-cell>
          <table:table-cell office:value-type="string" calcext:value-type="string">
            <text:p>1. Product should be removed from the Shopping Cart pa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4">
          <table:table-cell office:value-type="string" calcext:value-type="string">
            <text:p>TC_SC_010</text:p>
          </table:table-cell>
          <table:table-cell office:value-type="string" calcext:value-type="string">
            <text:p><text:span text:style-name="T20">TS_010</text:span></text:p>
            <text:p><text:span text:style-name="T20">Shopping Cart</text:span></text:p>
          </table:table-cell>
          <table:table-cell table:style-name="ce141" office:value-type="string" calcext:value-type="string">
            <text:p><text:span text:style-name="T20">Validate Title, URL and Heading of ‘Shopping Cart’ page</text:span></text:p>
            <text:p/>
          </table:table-cell>
          <table:table-cell office:value-type="string" calcext:value-type="string">
            <text:p>1. Open the Application in any browser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message</text:span></text:p>
            <text:p><text:span text:style-name="T43">5. Check </text:span><text:span text:style-name="T20">Title, URL and Heading of ‘Shopping Cart’ page(ER-1) </text:span></text:p>
            <text:p/>
          </table:table-cell>
          <table:table-cell office:value-type="string" calcext:value-type="string">
            <text:p>Product Name: iMac</text:p>
          </table:table-cell>
          <table:table-cell office:value-type="string" calcext:value-type="string">
            <text:p><text:span text:style-name="T20">1. Correct Title, URL and Heading should be displayed for ‘Shopping Cart’ page</text:span></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7">
          <table:table-cell office:value-type="string" calcext:value-type="string">
            <text:p>TC_SC_011</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Breadcrumb of 'Shopping Cart' page</text:p>
          </table:table-cell>
          <table:table-cell office:value-type="string" calcext:value-type="string">
            <text:p>1. Open the Application in any browser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43">5. Check the working of Breadcrumb of 'Shopping Cart' page </text:span><text:span text:style-name="T20">(ER-1) </text:span></text:p>
            <text:p/>
          </table:table-cell>
          <table:table-cell office:value-type="string" calcext:value-type="string">
            <text:p>Product Name: iMac</text:p>
          </table:table-cell>
          <table:table-cell office:value-type="string" calcext:value-type="string">
            <text:p><text:span text:style-name="T20">1. Breadcrumbs should be displayed in ‘Shopping Cart’ page and should work correctly</text:span></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9">
          <table:table-cell office:value-type="string" calcext:value-type="string">
            <text:p>TC_SC_012</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Estimate Shipping and Taxes functionality in the 'Shopping Cart' page by providing all mandatory fields</text:p>
          </table:table-cell>
          <table:table-cell office:value-type="string" calcext:value-type="string">
            <text:p><text:span text:style-name="T20">1. Open the Application in any browser </text:span></text:p>
            <text:p><text:span text:style-name="T43">2. User has aded a Product to Shopping Cart page  - &lt;Refer Test Data&gt; and navigated to the Shopping Cart page</text:span></text:p>
            <text:p/>
          </table:table-cell>
          <table:table-cell table:style-name="ce142" office:value-type="string" calcext:value-type="string">
            <text:p><text:span text:style-name="T44">1. Click on 'Estimate Shipping &amp; Taxes' section (ER-1)</text:span></text:p>
            <text:p><text:span text:style-name="T44">2. Select any Country from the 'Country' dropdown menu - &lt; Refer Test Data &gt;</text:span></text:p>
            <text:p><text:span text:style-name="T44">3. Select any State from the 'Region/State' menu - &lt; Refer Test Data &gt;</text:span></text:p>
            <text:p><text:span text:style-name="T43">4. Enter  “Post Code’ - &lt; Refer Test Data &gt;</text:span></text:p>
            <text:p><text:span text:style-name="T44">5. Click on 'Get Quotes' button (ER-2, ER-3)</text:span></text:p>
            <text:p><text:span text:style-name="T43">6. Select ‘Flat Shipping rate </text:span><text:span text:style-name="T44">and Click on 'Apply Shipping' button (ER-4)</text:span></text:p>
            <text:p/>
          </table:table-cell>
          <table:table-cell office:value-type="string" calcext:value-type="string">
            <text:p><text:span text:style-name="T20">Product Name: iMac</text:span></text:p>
            <text:p><text:span text:style-name="T20">Country”: United Kingdom</text:span></text:p>
            <text:p><text:span text:style-name="T20">Region/State: Aberdeen</text:span></text:p>
            <text:p><text:span text:style-name="T20">Postcode: AB10 1AH</text:span></text:p>
          </table:table-cell>
          <table:table-cell table:style-name="ce142" office:value-type="string" calcext:value-type="string">
            <text:p><text:span text:style-name="T22">1. Text ‘Enter your destination to get a shipping estimate.’ should be displayed</text:span></text:p>
            <text:p><text:span text:style-name="T43">2. 'Please select the preferred shipping method to use on this order' dialog should be displayed.  </text:span></text:p>
            <text:p><text:span text:style-name="T43">3. ‘Flat Shipping Rate - $8.00’ should be displayed and its not selected by default</text:span></text:p>
            <text:p><text:span text:style-name="T22">4. Message - ' Success: Your shipping estimate has been applied!' should be displayed and added to Total price</text:span></text:p>
            <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4">
          <table:table-cell office:value-type="string" calcext:value-type="string">
            <text:p>TC_SC_013</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Estimate Shipping and Taxes functionality in the 'Shopping Cart' page by not providing anything</text:p>
          </table:table-cell>
          <table:table-cell office:value-type="string" calcext:value-type="string">
            <text:p><text:span text:style-name="T20">1. Open the Application in any browser </text:span></text:p>
            <text:p><text:span text:style-name="T20">2. User has aded a Product to Shopping Cart page  - &lt;Refer Test Data&gt; and navigated to the Shopping Cart page</text:span></text:p>
            <text:p/>
          </table:table-cell>
          <table:table-cell office:value-type="string" calcext:value-type="string">
            <text:p><text:span text:style-name="T20">1. Click on 'Estimate Shipping &amp; Taxes' section</text:span></text:p>
            <text:p><text:span text:style-name="T20">2. Dont select any Country from the 'Country' dropdown menu - &lt; Refer Test Data &gt;</text:span></text:p>
            <text:p><text:span text:style-name="T43">3. Dont select</text:span><text:span text:style-name="T20"> any State from the 'Region/State' menu - &lt; Refer Test Data &gt;</text:span></text:p>
            <text:p><text:span text:style-name="T43">4. Dont </text:span><text:span text:style-name="T20">enter  “Post Code’ - &lt; Refer Test Data &gt;</text:span></text:p>
            <text:p><text:span text:style-name="T20">5. Click on 'Get Quotes' button (ER-1)</text:span></text:p>
            <text:p/>
          </table:table-cell>
          <table:table-cell office:value-type="string" calcext:value-type="string">
            <text:p>Not Applicable</text:p>
          </table:table-cell>
          <table:table-cell table:style-name="ce142" office:value-type="string" calcext:value-type="string">
            <text:p>1.Messages <text:s/>- 'Please select a country!', 'Please select a region / state!' and ‘Postcode must be between 2 and 10 characters!’ should be displayed under mandatory fields</text:p>
          </table:table-cell>
          <table:table-cell table:style-name="ce141" office:value-type="string" calcext:value-type="string">
            <text:p>1. Country field is displaying United Kingdom by default</text:p>
            <text:p>2. Region/State and Post Code fields works as specified in Expected Result</text:p>
          </table:table-cell>
          <table:table-cell table:style-name="ce150" office:value-type="string" calcext:value-type="string">
            <text:p>P2</text:p>
          </table:table-cell>
          <table:table-cell table:style-name="ce205" table:content-validation-name="val1" office:value-type="string" calcext:value-type="string">
            <text:p>FAIL</text:p>
          </table:table-cell>
          <table:table-cell table:style-name="ce143" office:value-type="string" calcext:value-type="string">
            <text:p>OPENCART-BUG-3</text:p>
          </table:table-cell>
        </table:table-row>
        <table:table-row table:style-name="ro12">
          <table:table-cell office:value-type="string" calcext:value-type="string">
            <text:p>TC_SC_014</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Coupon code functionality in the 'Shopping Cart' page by providing a valid coupon code</text:p>
          </table:table-cell>
          <table:table-cell office:value-type="string" calcext:value-type="string">
            <text:p><text:span text:style-name="T20">1. Open the Application in any browser </text:span></text:p>
            <text:p/>
          </table:table-cell>
          <table:table-cell office:value-type="string" calcext:value-type="string">
            <text:p><text:span text:style-name="T43">1. Enter any existing product name into the ‘Search’ text box field - &lt; Refer Test Data &gt;</text:span></text:p>
            <text:p><text:span text:style-name="T43">2. Click on the ‘Search’ button</text:span></text:p>
            <text:p><text:span text:style-name="T43">3. Click on ‘Add To Cart’ button on the Product displayed in ‘Search Results’</text:span></text:p>
            <text:p><text:span text:style-name="T43">4. Click on ‘Shopping Cart’ link in the displayed message</text:span></text:p>
            <text:p><text:span text:style-name="T43">5. Click on ‘Use Coupon Code’ section</text:span></text:p>
            <text:p><text:span text:style-name="T43">6. Enter any valid Coupon code into ‘Enter your coupon here’ text field</text:span></text:p>
            <text:p><text:span text:style-name="T43">7. Click on ‘Apply Coupon’ button (ER-1)</text:span></text:p>
            <text:p/>
          </table:table-cell>
          <table:table-cell office:value-type="string" calcext:value-type="string">
            <text:p>Product Name: iMac</text:p>
            <text:p>Valid Coupon Code: 2222</text:p>
          </table:table-cell>
          <table:table-cell table:style-name="ce165" office:value-type="string" calcext:value-type="string">
            <text:p>1. Coupon code should be applied successfully and price should successfully chan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2">
          <table:table-cell office:value-type="string" calcext:value-type="string">
            <text:p>TC_SC_015</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Validate Coupon code functionality in the 'Shopping Cart' page by providing a invalid Coupon code</text:p>
            <text:p/>
          </table:table-cell>
          <table:table-cell office:value-type="string" calcext:value-type="string">
            <text:p>1. Open the Application in any browser </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Click on ‘Use Coupon Code’ section</text:span></text:p>
            <text:p><text:span text:style-name="T20">6. Enter invalid Coupon code into ‘Enter your coupon here’ text field</text:span></text:p>
            <text:p><text:span text:style-name="T20">7. Click on ‘Apply Coupon’ button (ER-1)</text:span></text:p>
            <text:p/>
          </table:table-cell>
          <table:table-cell office:value-type="string" calcext:value-type="string">
            <text:p><text:span text:style-name="T20">Product Name: iMac</text:span></text:p>
            <text:p><text:span text:style-name="T20">Valid Coupon Code: xyz</text:span></text:p>
          </table:table-cell>
          <table:table-cell office:value-type="string" calcext:value-type="string">
            <text:p>1. Message - ‘ Warning: Coupon is either invalid, expired or reached its usage limit! ‘ should be displayed</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2">
          <table:table-cell office:value-type="string" calcext:value-type="string">
            <text:p>TC_SC_016</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Validate Coupon code functionality in the 'Shopping Cart' page by not providing any Coupon code </text:p>
            <text:p/>
          </table:table-cell>
          <table:table-cell office:value-type="string" calcext:value-type="string">
            <text:p>1. Open the Application in any browser </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Click on ‘Use Coupon Code’ section</text:span></text:p>
            <text:p><text:span text:style-name="T20">6. Dont enter any Coupon code into ‘Enter your coupon here’ text field</text:span></text:p>
            <text:p><text:span text:style-name="T20">7. Click on ‘Apply Coupon’ button (ER-1)</text:span></text:p>
            <text:p/>
          </table:table-cell>
          <table:table-cell office:value-type="string" calcext:value-type="string">
            <text:p>Product Name: iMac</text:p>
          </table:table-cell>
          <table:table-cell table:style-name="ce142" office:value-type="string" calcext:value-type="string">
            <text:p>1. Message - 'Warning: Please enter a coupon code!' should be displayed</text:p>
            <text:p/>
          </table:table-cell>
          <table:table-cell table:style-name="ce141" office:value-type="string" calcext:value-type="string">
            <text:p>1. Success message ‘Success: Your coupon discount has been removed!‘ got displayed</text:p>
          </table:table-cell>
          <table:table-cell table:style-name="ce150" office:value-type="string" calcext:value-type="string">
            <text:p>P3</text:p>
          </table:table-cell>
          <table:table-cell table:style-name="ce205" table:content-validation-name="val1" office:value-type="string" calcext:value-type="string">
            <text:p>FAIL</text:p>
          </table:table-cell>
          <table:table-cell table:style-name="ce143" office:value-type="string" calcext:value-type="string">
            <text:p>OPENCART-BUG-4</text:p>
          </table:table-cell>
        </table:table-row>
        <table:table-row table:style-name="ro7">
          <table:table-cell office:value-type="string" calcext:value-type="string">
            <text:p>TC_SC_017</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Coupon code functionality in the 'Shopping Cart' page is having Placeholder</text:p>
            <text:p/>
          </table:table-cell>
          <table:table-cell office:value-type="string" calcext:value-type="string">
            <text:p>1. Open the Application in any browser</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Click on ‘Use Coupon Code’ section</text:span></text:p>
            <text:p><text:span text:style-name="T20">6. Check the ‘Enter Your Code’ text field (ER-1)</text:span></text:p>
            <text:p/>
          </table:table-cell>
          <table:table-cell office:value-type="string" calcext:value-type="string">
            <text:p>Product Name: iMac</text:p>
          </table:table-cell>
          <table:table-cell table:style-name="ce142" office:value-type="string" calcext:value-type="string">
            <text:p>1. Proper Place Holder text should be displayed inside the text field.</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2">
          <table:table-cell office:value-type="string" calcext:value-type="string">
            <text:p>TC_SC_018</text:p>
          </table:table-cell>
          <table:table-cell office:value-type="string" calcext:value-type="string">
            <text:p><text:span text:style-name="T20">TS_010</text:span></text:p>
            <text:p><text:span text:style-name="T20">Shopping Cart</text:span></text:p>
          </table:table-cell>
          <table:table-cell table:style-name="ce142" office:value-type="string" calcext:value-type="string">
            <text:p>Validate Gift Certificate functionality in the 'Shopping Cart' page by providing a valid Gift Certificate</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43">5. Click on ‘Use Gift Certificate</text:span><text:span text:style-name="T20">’ section</text:span></text:p>
            <text:p><text:span text:style-name="T43">6. Enter any valid Gift Certificate </text:span><text:span text:style-name="T20">code into ‘Enter your gift certificate code here’ text field</text:span></text:p>
            <text:p><text:span text:style-name="T43">7. Click on ‘Apply Gift Certificate</text:span><text:span text:style-name="T20">’ button (ER-1)</text:span></text:p>
            <text:p/>
          </table:table-cell>
          <table:table-cell table:style-name="ce148" office:value-type="string" calcext:value-type="string">
            <text:p><text:span text:style-name="T20">Product Name: iMac</text:span></text:p>
            <text:p>Valid Gift Certificate: 1234</text:p>
          </table:table-cell>
          <table:table-cell table:style-name="ce148" office:value-type="string" calcext:value-type="string">
            <text:p><text:span text:style-name="T45">1. </text:span><text:span text:style-name="T46">Gift Certificate</text:span> should be applied successfully and price should successfully chan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2">
          <table:table-cell office:value-type="string" calcext:value-type="string">
            <text:p>TC_SC_019</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Validate Gift Certificate functionality in the 'Shopping Cart' page by providing a invalid Gift Certificate</text:p>
            <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Click on ‘Use Gift Certificate’ section</text:span></text:p>
            <text:p><text:span text:style-name="T20">6. Enter invalid Gift Certificate code into ‘Enter your gift certificate code here’ text field</text:span></text:p>
            <text:p><text:span text:style-name="T20">7. Click on ‘Apply Gift Certificate’ button (ER-1)</text:span></text:p>
            <text:p/>
          </table:table-cell>
          <table:table-cell table:style-name="ce148" office:value-type="string" calcext:value-type="string">
            <text:p><text:span text:style-name="T20">Product Name: iMac</text:span></text:p>
            <text:p><text:span text:style-name="T20">Gift Certificate: xyz</text:span></text:p>
          </table:table-cell>
          <table:table-cell office:value-type="string" calcext:value-type="string">
            <text:p>1. Message - ‘ Warning: Gift Certificate is either invalid or the balance has been used up!‘ should be displayed</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12">
          <table:table-cell office:value-type="string" calcext:value-type="string">
            <text:p>TC_SC_020</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text:span text:style-name="T43">Validate Coupon code functionality in the 'Shopping Cart' page by not providing any Gift Certificate</text:span></text:p>
            <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Click on ‘Use Gift Certificate’ section</text:span></text:p>
            <text:p><text:span text:style-name="T20">6. Dont enter any Gift Certificate code into ‘Enter your gift certificate code here’ text field</text:span></text:p>
            <text:p><text:span text:style-name="T20">7. Click on ‘Apply Gift Certificate’ button (ER-1)</text:span></text:p>
            <text:p/>
          </table:table-cell>
          <table:table-cell table:style-name="ce148" office:value-type="string" calcext:value-type="string">
            <text:p>Product Name: iMac</text:p>
          </table:table-cell>
          <table:table-cell table:style-name="ce148" office:value-type="string" calcext:value-type="string">
            <text:p>1. Message - 'Warning: Please enter a <text:s/>Gift Certificate code!' should be displayed </text:p>
          </table:table-cell>
          <table:table-cell table:style-name="ce141" office:value-type="string" calcext:value-type="string">
            <text:p>1. Success message ‘ Success: Your gift certificate discount has been removed!‘ got displayed</text:p>
          </table:table-cell>
          <table:table-cell table:style-name="ce150" office:value-type="string" calcext:value-type="string">
            <text:p>P3</text:p>
          </table:table-cell>
          <table:table-cell table:style-name="ce205" table:content-validation-name="val1" office:value-type="string" calcext:value-type="string">
            <text:p>FAIL</text:p>
          </table:table-cell>
          <table:table-cell table:style-name="ce143" office:value-type="string" calcext:value-type="string">
            <text:p>OPENCART-BUG-5</text:p>
          </table:table-cell>
        </table:table-row>
        <table:table-row table:style-name="ro7">
          <table:table-cell office:value-type="string" calcext:value-type="string">
            <text:p>TC_SC_021</text:p>
          </table:table-cell>
          <table:table-cell office:value-type="string" calcext:value-type="string">
            <text:p><text:span text:style-name="T20">TS_010</text:span></text:p>
            <text:p><text:span text:style-name="T20">Shopping Cart</text:span></text:p>
          </table:table-cell>
          <table:table-cell table:style-name="ce149" office:value-type="string" calcext:value-type="string">
            <text:p>Validate Gift Certificate functionality in the 'Shopping Cart' page for Placeholder</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43">5. Click on ‘Use Gift Certificate</text:span><text:span text:style-name="T20">’ section</text:span></text:p>
            <text:p><text:span text:style-name="T20">6. Check the ‘Enter Your Code’ text field (ER-1)</text:span></text:p>
            <text:p/>
          </table:table-cell>
          <table:table-cell table:style-name="ce148" office:value-type="string" calcext:value-type="string">
            <text:p>Product Name: iMac</text:p>
          </table:table-cell>
          <table:table-cell table:style-name="ce148" office:value-type="string" calcext:value-type="string">
            <text:p>1. Proper Place Holder text should be displayed inside the text field.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9">
          <table:table-cell office:value-type="string" calcext:value-type="string">
            <text:p>TC_SC_022</text:p>
          </table:table-cell>
          <table:table-cell office:value-type="string" calcext:value-type="string">
            <text:p><text:span text:style-name="T20">TS_010</text:span></text:p>
            <text:p><text:span text:style-name="T20">Shopping Cart</text:span></text:p>
          </table:table-cell>
          <table:table-cell table:style-name="ce141" office:value-type="string" calcext:value-type="string">
            <text:p>Validate Checkout button from ‘Shopping Cart’ page</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Provide complete and valid details into ‘Estimate Shipping &amp; Taxe’, ‘Coupon Code’ and ‘Gift Certificate’ sections</text:span></text:p>
            <text:p><text:span text:style-name="T20">6. Click on ‘Checkout’ button (ER-1)</text:span></text:p>
            <text:p/>
          </table:table-cell>
          <table:table-cell table:style-name="ce148" office:value-type="string" calcext:value-type="string">
            <text:p><text:span text:style-name="T20">Product Name: iMac</text:span></text:p>
            <text:p><text:span text:style-name="T20">Country”: United Kingdom</text:span></text:p>
            <text:p><text:span text:style-name="T20">Region/State: Aberdeen</text:span></text:p>
            <text:p><text:span text:style-name="T20">Postcode: AB10 1AH</text:span></text:p>
            <text:p><text:span text:style-name="T20">Valid Coupon Code: Pending</text:span></text:p>
            <text:p><text:span text:style-name="T43">Valid Gift Certificate: Pending</text:span></text:p>
          </table:table-cell>
          <table:table-cell office:value-type="string" calcext:value-type="string">
            <text:p>1. User Should be redirected to Checkout pa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14">
          <table:table-cell office:value-type="string" calcext:value-type="string">
            <text:p>TC_SC_023</text:p>
          </table:table-cell>
          <table:table-cell office:value-type="string" calcext:value-type="string">
            <text:p><text:span text:style-name="T20">TS_010</text:span></text:p>
            <text:p><text:span text:style-name="T20">Shopping Cart</text:span></text:p>
          </table:table-cell>
          <table:table-cell table:style-name="ce141" office:value-type="string" calcext:value-type="string">
            <text:p>Validate Continue Shopping button from ‘Shopping Cart’ page</text:p>
            <text:p/>
          </table:table-cell>
          <table:table-cell office:value-type="string" calcext:value-type="string">
            <text:p><text:span text:style-name="T20">1. Open the Application in any browser</text:span></text:p>
            <text:p/>
          </table:table-cell>
          <table:table-cell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splayed in ‘Search Results’</text:span></text:p>
            <text:p><text:span text:style-name="T20">4. Click on ‘Shopping Cart’ link in the displayed message</text:span></text:p>
            <text:p><text:span text:style-name="T20">5. Scroll down and click on ‘Checkout’ button (ER-1)</text:span></text:p>
            <text:p/>
          </table:table-cell>
          <table:table-cell table:style-name="ce148" office:value-type="string" calcext:value-type="string">
            <text:p>Product Name: iMac</text:p>
          </table:table-cell>
          <table:table-cell office:value-type="string" calcext:value-type="string">
            <text:p>1. User Should be redirected to Home page</text:p>
          </table:table-cell>
          <table:table-cell office:value-type="string" calcext:value-type="string">
            <text:p>1. Works as mentioned in Expected Result</text:p>
          </table:table-cell>
          <table:table-cell office:value-type="string" calcext:value-type="string">
            <text:p>P2</text:p>
          </table:table-cell>
          <table:table-cell office:value-type="string" calcext:value-type="string">
            <text:p>PASS</text:p>
          </table:table-cell>
          <table:table-cell/>
        </table:table-row>
        <table:table-row table:style-name="ro35">
          <table:table-cell office:value-type="string" calcext:value-type="string">
            <text:p>TC_SC_024</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Validate the UI of 'Shopping Cart' page</text:p>
          </table:table-cell>
          <table:table-cell office:value-type="string" calcext:value-type="string">
            <text:p><text:span text:style-name="T20">1. Open the Application in any browser</text:span></text:p>
            <text:p/>
          </table:table-cell>
          <table:table-cell table:style-name="ce141" office:value-type="string" calcext:value-type="string">
            <text:p><text:span text:style-name="T20">1. Check the UI related to ‘Shopping Cart’ functionality</text:span></text:p>
            <text:p/>
          </table:table-cell>
          <table:table-cell office:value-type="string" calcext:value-type="string">
            <text:p>Not Applicable</text:p>
          </table:table-cell>
          <table:table-cell table:style-name="ce148" office:value-type="string" calcext:value-type="string">
            <text:p><text:span text:style-name="T20">1. Proper UI comply to the UI checklist should be displayed for the complete 'Shopping Cart' page functionality</text:span></text:p>
            <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SC_025</text:p>
          </table:table-cell>
          <table:table-cell office:value-type="string" calcext:value-type="string">
            <text:p><text:span text:style-name="T20">TS_010</text:span></text:p>
            <text:p><text:span text:style-name="T20">Shopping Cart</text:span></text:p>
          </table:table-cell>
          <table:table-cell table:style-name="ce148" office:value-type="string" calcext:value-type="string">
            <text:p><text:span text:style-name="T20">Validate 'Shopping Cart' functionality in all the supported environments</text:span></text:p>
            <text:p/>
          </table:table-cell>
          <table:table-cell office:value-type="string" calcext:value-type="string">
            <text:p><text:span text:style-name="T20">1. Open the Application in any browser</text:span></text:p>
            <text:p/>
          </table:table-cell>
          <table:table-cell table:style-name="ce141" office:value-type="string" calcext:value-type="string">
            <text:p>1. Check the ‘Shopping Cart’ functionality in all the supported environments</text:p>
          </table:table-cell>
          <table:table-cell office:value-type="string" calcext:value-type="string">
            <text:p>Not Applicable</text:p>
          </table:table-cell>
          <table:table-cell office:value-type="string" calcext:value-type="string">
            <text:p>1. ‘Shopping Cart’ functionality should work correctly in all supported environments</text:p>
          </table:table-cell>
          <table:table-cell office:value-type="string" calcext:value-type="string">
            <text:p>1. Works as mentioned in Expected Result</text:p>
          </table:table-cell>
          <table:table-cell office:value-type="string" calcext:value-type="string">
            <text:p>P3</text:p>
          </table:table-cell>
          <table:table-cell office:value-type="string" calcext:value-type="string">
            <text:p>PASS</text:p>
          </table:table-cell>
          <table:table-cell/>
        </table:table-row>
        <table:table-row table:style-name="ro22">
          <table:table-cell office:value-type="string" calcext:value-type="string">
            <text:p>TC_SC_026</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27</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28</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29</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30</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31</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32</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2">
          <table:table-cell office:value-type="string" calcext:value-type="string">
            <text:p>TC_SC_033</text:p>
          </table:table-cell>
          <table:table-cell office:value-type="string" calcext:value-type="string">
            <text:p><text:span text:style-name="T20">TS_010</text:span></text:p>
            <text:p><text:span text:style-name="T20">Shopping Cart</text:span></text:p>
          </table:table-cell>
          <table:table-cell table:style-name="ce141" table:number-columns-repeated="3"/>
          <table:table-cell office:value-type="string" calcext:value-type="string">
            <text:p>Not Applicable</text:p>
          </table:table-cell>
          <table:table-cell/>
          <table:table-cell table:style-name="ce141"/>
          <table:table-cell table:style-name="ce150" table:number-columns-repeated="2"/>
          <table:table-cell/>
        </table:table-row>
        <table:table-row table:style-name="ro2" table:number-rows-repeated="14">
          <table:table-cell table:style-name="ce116" table:number-columns-repeated="2"/>
          <table:table-cell/>
          <table:table-cell table:style-name="ce116" table:number-columns-repeated="8"/>
        </table:table-row>
        <table:table-row table:style-name="ro2">
          <table:table-cell table:style-name="ce116" table:number-columns-repeated="2"/>
          <table:table-cell/>
          <table:table-cell table:style-name="ce116" table:number-columns-repeated="8"/>
        </table:table-row>
        <calcext:conditional-formats>
          <calcext:conditional-format calcext:target-range-address="'Shopping Cart'.J6:'Shopping Cart'.J6 'Shopping Cart'.J9:'Shopping Cart'.J9 'Shopping Cart'.J14:'Shopping Cart'.J14 'Shopping Cart'.J17:'Shopping Cart'.J17 'Shopping Cart'.J21:'Shopping Cart'.J21">
            <calcext:condition calcext:apply-style-name="ConditionalStyle_1782" calcext:value="contains-text(&quot;NOT TESTED&quot;)" calcext:base-cell-address="'Shopping Cart'.J6"/>
            <calcext:condition calcext:apply-style-name="ConditionalStyle_1781" calcext:value="contains-text(&quot;BLOCKED&quot;)" calcext:base-cell-address="'Shopping Cart'.J6"/>
            <calcext:condition calcext:apply-style-name="ConditionalStyle_1780" calcext:value="contains-text(&quot;FAIL&quot;)" calcext:base-cell-address="'Shopping Cart'.J6"/>
            <calcext:condition calcext:apply-style-name="ConditionalStyle_1779" calcext:value="contains-text(&quot;PASS&quot;)" calcext:base-cell-address="'Shopping Cart'.J6"/>
          </calcext:conditional-format>
        </calcext:conditional-formats>
      </table:table>
      <table:table table:name="Home Page" table:style-name="ta1">
        <table:table-column table:style-name="co20" table:default-cell-style-name="ce192"/>
        <table:table-column table:style-name="co52" table:default-cell-style-name="ce198"/>
        <table:table-column table:style-name="co32" table:default-cell-style-name="ce209"/>
        <table:table-column table:style-name="co40" table:default-cell-style-name="ce116"/>
        <table:table-column table:style-name="co34" table:default-cell-style-name="ce209"/>
        <table:table-column table:style-name="co35" table:default-cell-style-name="ce209"/>
        <table:table-column table:style-name="co36" table:default-cell-style-name="ce209"/>
        <table:table-column table:style-name="co56" table:default-cell-style-name="ce209"/>
        <table:table-column table:style-name="co63" table:default-cell-style-name="ce209"/>
        <table:table-column table:style-name="co39" table:default-cell-style-name="ce209"/>
        <table:table-column table:style-name="co20" table:default-cell-style-name="ce209"/>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5">
          <table:table-cell table:style-name="ce143" office:value-type="string" calcext:value-type="string">
            <text:p>TC_HP_001</text:p>
          </table:table-cell>
          <table:table-cell table:style-name="ce193" office:value-type="string" calcext:value-type="string">
            <text:p><text:span text:style-name="T20">TS_011</text:span></text:p>
            <text:p><text:span text:style-name="T20">Home Page</text:span></text:p>
          </table:table-cell>
          <table:table-cell table:style-name="ce142" office:value-type="string" calcext:value-type="string">
            <text:p>Validate oversized banner and its slider options in Home Page</text:p>
            <text:p/>
          </table:table-cell>
          <table:table-cell table:style-name="ce148" office:value-type="string" calcext:value-type="string">
            <text:p><text:span text:style-name="T20">1. Open the Application in any browser</text:span></text:p>
            <text:p/>
          </table:table-cell>
          <table:table-cell table:style-name="ce148" office:value-type="string" calcext:value-type="string">
            <text:p><text:span text:style-name="T43">1. Check oversized banner and its slider options in Home Page (ER-1, ER-2, ER-3, ER-4)</text:span></text:p>
            <text:p/>
          </table:table-cell>
          <table:table-cell table:style-name="ce141" office:value-type="string" calcext:value-type="string">
            <text:p>Not Applicable</text:p>
          </table:table-cell>
          <table:table-cell table:style-name="ce141" office:value-type="string" calcext:value-type="string">
            <text:p><text:span text:style-name="T20">1. Correct </text:span><text:span text:style-name="T23">oversized banner should be displayed</text:span></text:p>
            <text:p><text:span text:style-name="T43">2. Oversized banner should automatically slide</text:span></text:p>
            <text:p><text:span text:style-name="T43">3. User should be abble to slide oversized banner manually by pressing &lt; and &gt; options</text:span></text:p>
            <text:p><text:span text:style-name="T43">4. User should be abble to slide oversized banner manually using swiper pagination bullets</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6">
          <table:table-cell table:style-name="ce143" office:value-type="string" calcext:value-type="string">
            <text:p>TC_HP_002</text:p>
          </table:table-cell>
          <table:table-cell table:style-name="ce193" office:value-type="string" calcext:value-type="string">
            <text:p><text:span text:style-name="T20">TS_011</text:span></text:p>
            <text:p><text:span text:style-name="T20">Home Page</text:span></text:p>
          </table:table-cell>
          <table:table-cell table:style-name="ce142" office:value-type="string" calcext:value-type="string">
            <text:p>Validate Featured products should be displayed in the Home Page</text:p>
          </table:table-cell>
          <table:table-cell table:style-name="ce148" office:value-type="string" calcext:value-type="string">
            <text:p><text:span text:style-name="T43">1. Open the Application in any browser</text:span></text:p>
            <text:p/>
          </table:table-cell>
          <table:table-cell table:style-name="ce148" office:value-type="string" calcext:value-type="string">
            <text:p>1. Check the ‘Featured’ section in Home Page (ER-1, ER-2)</text:p>
          </table:table-cell>
          <table:table-cell table:style-name="ce148" office:value-type="string" calcext:value-type="string">
            <text:p>Not Applicable</text:p>
          </table:table-cell>
          <table:table-cell table:style-name="ce141" office:value-type="string" calcext:value-type="string">
            <text:p>1. Featured Products should be displayed</text:p>
            <text:p>2. All the options for the Products in Featured section should work correctly</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5">
          <table:table-cell table:style-name="ce143" office:value-type="string" calcext:value-type="string">
            <text:p>TC_HP_003</text:p>
          </table:table-cell>
          <table:table-cell table:style-name="ce193" office:value-type="string" calcext:value-type="string">
            <text:p><text:span text:style-name="T20">TS_011</text:span></text:p>
            <text:p><text:span text:style-name="T20">Home Page</text:span></text:p>
          </table:table-cell>
          <table:table-cell table:style-name="ce142" office:value-type="string" calcext:value-type="string">
            <text:p>Validate Partner banner section and its slider options in the Home page</text:p>
          </table:table-cell>
          <table:table-cell table:style-name="ce148" office:value-type="string" calcext:value-type="string">
            <text:p><text:span text:style-name="T43">1. Open the Application in any browser</text:span></text:p>
            <text:p/>
          </table:table-cell>
          <table:table-cell table:style-name="ce148" office:value-type="string" calcext:value-type="string">
            <text:p>1. Check Partner banner and its slider options in Home Page (ER-1, ER-2, ER-3, ER-4) </text:p>
          </table:table-cell>
          <table:table-cell table:style-name="ce148" office:value-type="string" calcext:value-type="string">
            <text:p>Not Applicable</text:p>
          </table:table-cell>
          <table:table-cell table:style-name="ce148" office:value-type="string" calcext:value-type="string">
            <text:p><text:span text:style-name="T20">1. Correct Partner</text:span><text:span text:style-name="T23"> banner should be displayed</text:span></text:p>
            <text:p><text:span text:style-name="T43">2. Partner banner should automatically slide</text:span></text:p>
            <text:p><text:span text:style-name="T43">3. User should be abble to slide oversized banner manually by pressing &lt; and &gt; options</text:span></text:p>
            <text:p><text:span text:style-name="T43">4. User should be abble to slide oversized banner manually using swiper pagination bullets</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HP_004</text:p>
          </table:table-cell>
          <table:table-cell table:style-name="ce193" office:value-type="string" calcext:value-type="string">
            <text:p><text:span text:style-name="T20">TS_011</text:span></text:p>
            <text:p><text:span text:style-name="T20">Home Page</text:span></text:p>
          </table:table-cell>
          <table:table-cell table:style-name="ce208" office:value-type="string" calcext:value-type="string">
            <text:p>Validate navigating to Home Page using 'Home' icon option of the Breadcrumb in different pages of the Application</text:p>
            <text:p/>
          </table:table-cell>
          <table:table-cell table:style-name="ce148" office:value-type="string" calcext:value-type="string">
            <text:p><text:span text:style-name="T43">1. Open the Application in any browser and navigate to different page of the Application</text:span></text:p>
            <text:p/>
          </table:table-cell>
          <table:table-cell table:style-name="ce148" office:value-type="string" calcext:value-type="string">
            <text:p>1. Click on ‘Home’ icon option in different pages (ER-1)</text:p>
          </table:table-cell>
          <table:table-cell table:style-name="ce148" office:value-type="string" calcext:value-type="string">
            <text:p>Not Applicable</text:p>
          </table:table-cell>
          <table:table-cell table:style-name="ce148" office:value-type="string" calcext:value-type="string">
            <text:p>1. User should be redirected back to Home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HP_005</text:p>
          </table:table-cell>
          <table:table-cell table:style-name="ce193" office:value-type="string" calcext:value-type="string">
            <text:p><text:span text:style-name="T20">TS_011</text:span></text:p>
            <text:p><text:span text:style-name="T20">Home Page</text:span></text:p>
          </table:table-cell>
          <table:table-cell table:style-name="ce142" office:value-type="string" calcext:value-type="string">
            <text:p>Validate navigating to Home page from any page of the Applcation using Logo</text:p>
          </table:table-cell>
          <table:table-cell table:style-name="ce148" office:value-type="string" calcext:value-type="string">
            <text:p><text:span text:style-name="T43">1. Open the Application in any browser</text:span></text:p>
            <text:p/>
          </table:table-cell>
          <table:table-cell table:style-name="ce148" office:value-type="string" calcext:value-type="string">
            <text:p>1. Click on the Logo ‘Your Store’ in the Application top left corner(ER-1)</text:p>
            <text:p/>
          </table:table-cell>
          <table:table-cell table:style-name="ce148" office:value-type="string" calcext:value-type="string">
            <text:p>Not Applicable</text:p>
          </table:table-cell>
          <table:table-cell table:style-name="ce141" office:value-type="string" calcext:value-type="string">
            <text:p>1. User should be redirected back to Home Page</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HP_006</text:p>
          </table:table-cell>
          <table:table-cell table:style-name="ce193" office:value-type="string" calcext:value-type="string">
            <text:p><text:span text:style-name="T20">TS_011</text:span></text:p>
            <text:p><text:span text:style-name="T20">Home Page</text:span></text:p>
          </table:table-cell>
          <table:table-cell table:style-name="ce148" office:value-type="string" calcext:value-type="string">
            <text:p>Validate the UI of Home page</text:p>
          </table:table-cell>
          <table:table-cell table:style-name="ce148" office:value-type="string" calcext:value-type="string">
            <text:p><text:span text:style-name="T43">1. Open the Application in any browser</text:span></text:p>
            <text:p/>
          </table:table-cell>
          <table:table-cell table:style-name="ce142" office:value-type="string" calcext:value-type="string">
            <text:p>1. Check the UI of the functionality related to 'Home' page (ER-1)</text:p>
          </table:table-cell>
          <table:table-cell table:style-name="ce148" office:value-type="string" calcext:value-type="string">
            <text:p>Not Applicable</text:p>
          </table:table-cell>
          <table:table-cell table:style-name="ce148" office:value-type="string" calcext:value-type="string">
            <text:p><text:span text:style-name="T20">1. Proper UI comply to the UI checklist should be displayed for the complete Home page functionality</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HP_007</text:p>
          </table:table-cell>
          <table:table-cell table:style-name="ce193" office:value-type="string" calcext:value-type="string">
            <text:p><text:span text:style-name="T20">TS_011</text:span></text:p>
            <text:p><text:span text:style-name="T20">Home Page</text:span></text:p>
          </table:table-cell>
          <table:table-cell table:style-name="ce148" office:value-type="string" calcext:value-type="string">
            <text:p><text:span text:style-name="T43">Validate Home Page functionality in all the supported environments</text:span></text:p>
            <text:p/>
          </table:table-cell>
          <table:table-cell table:style-name="ce148" office:value-type="string" calcext:value-type="string">
            <text:p><text:span text:style-name="T43">1. Open the Application in any browser</text:span></text:p>
            <text:p/>
          </table:table-cell>
          <table:table-cell table:style-name="ce141" office:value-type="string" calcext:value-type="string">
            <text:p><text:span text:style-name="T20">1. Check the ‘Home Page’ functionality in all the supported environments</text:span></text:p>
            <text:p/>
          </table:table-cell>
          <table:table-cell table:style-name="ce148" office:value-type="string" calcext:value-type="string">
            <text:p>Not Applicable</text:p>
          </table:table-cell>
          <table:table-cell table:style-name="ce148" office:value-type="string" calcext:value-type="string">
            <text:p>1. Home Page functionality should work correctly in all supported environments</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HP_008</text:p>
          </table:table-cell>
          <table:table-cell table:style-name="ce193" office:value-type="string" calcext:value-type="string">
            <text:p><text:span text:style-name="T20">TS_011</text:span></text:p>
            <text:p><text:span text:style-name="T20">Home Page</text:span></text:p>
          </table:table-cell>
          <table:table-cell table:style-name="ce148"/>
          <table:table-cell table:style-name="ce148" office:value-type="string" calcext:value-type="string">
            <text:p><text:span text:style-name="T43">1. Open the Application in any browser</text:span></text:p>
            <text:p/>
          </table:table-cell>
          <table:table-cell table:style-name="ce141" table:number-columns-repeated="7"/>
        </table:table-row>
        <table:table-row table:style-name="ro35">
          <table:table-cell table:style-name="ce143" office:value-type="string" calcext:value-type="string">
            <text:p>TC_HP_009</text:p>
          </table:table-cell>
          <table:table-cell table:style-name="ce193" office:value-type="string" calcext:value-type="string">
            <text:p><text:span text:style-name="T20">TS_011</text:span></text:p>
            <text:p><text:span text:style-name="T20">Home Page</text:span></text:p>
          </table:table-cell>
          <table:table-cell table:style-name="ce141"/>
          <table:table-cell table:style-name="ce148" office:value-type="string" calcext:value-type="string">
            <text:p><text:span text:style-name="T43">1. Open the Application in any browser</text:span></text:p>
            <text:p/>
          </table:table-cell>
          <table:table-cell table:style-name="ce141" table:number-columns-repeated="7"/>
        </table:table-row>
        <table:table-row table:style-name="ro35">
          <table:table-cell table:style-name="ce143" office:value-type="string" calcext:value-type="string">
            <text:p>TC_HP_010</text:p>
          </table:table-cell>
          <table:table-cell table:style-name="ce193" office:value-type="string" calcext:value-type="string">
            <text:p><text:span text:style-name="T20">TS_011</text:span></text:p>
            <text:p><text:span text:style-name="T20">Home Page</text:span></text:p>
          </table:table-cell>
          <table:table-cell table:style-name="ce141"/>
          <table:table-cell table:style-name="ce148" office:value-type="string" calcext:value-type="string">
            <text:p><text:span text:style-name="T43">1. Open the Application in any browser</text:span></text:p>
            <text:p/>
          </table:table-cell>
          <table:table-cell table:style-name="ce141" table:number-columns-repeated="7"/>
        </table:table-row>
        <table:table-row table:style-name="ro2" table:number-rows-repeated="6">
          <table:table-cell table:number-columns-repeated="3"/>
          <table:table-cell table:style-name="ce209"/>
          <table:table-cell table:number-columns-repeated="7"/>
        </table:table-row>
        <table:table-row table:style-name="ro2">
          <table:table-cell table:number-columns-repeated="2"/>
          <table:table-cell table:style-name="ce215"/>
          <table:table-cell table:style-name="ce216" table:number-columns-repeated="2"/>
          <table:table-cell/>
          <table:table-cell table:style-name="ce215"/>
          <table:table-cell table:number-columns-repeated="4"/>
        </table:table-row>
        <table:table-row table:style-name="ro2">
          <table:table-cell table:number-columns-repeated="2"/>
          <table:table-cell table:style-name="ce215"/>
          <table:table-cell table:style-name="ce216" table:number-columns-repeated="4"/>
          <table:table-cell table:number-columns-repeated="4"/>
        </table:table-row>
        <table:table-row table:style-name="ro2">
          <table:table-cell table:number-columns-repeated="2"/>
          <table:table-cell table:style-name="ce216" table:number-columns-repeated="4"/>
          <table:table-cell table:number-columns-repeated="5"/>
        </table:table-row>
        <table:table-row table:style-name="ro2">
          <table:table-cell table:number-columns-repeated="2"/>
          <table:table-cell table:style-name="ce216" table:number-columns-repeated="5"/>
          <table:table-cell table:number-columns-repeated="4"/>
        </table:table-row>
        <table:table-row table:style-name="ro2">
          <table:table-cell table:number-columns-repeated="2"/>
          <table:table-cell table:style-name="ce217"/>
          <table:table-cell table:style-name="ce216" table:number-columns-repeated="4"/>
          <table:table-cell table:number-columns-repeated="4"/>
        </table:table-row>
        <table:table-row table:style-name="ro2" table:number-rows-repeated="2">
          <table:table-cell table:number-columns-repeated="3"/>
          <table:table-cell table:style-name="ce216" table:number-columns-repeated="3"/>
          <table:table-cell table:number-columns-repeated="5"/>
        </table:table-row>
        <table:table-row table:style-name="ro2">
          <table:table-cell table:number-columns-repeated="2"/>
          <table:table-cell table:style-name="ce216" table:number-columns-repeated="2"/>
          <table:table-cell table:number-columns-repeated="2"/>
          <table:table-cell table:style-name="ce216"/>
          <table:table-cell table:number-columns-repeated="4"/>
        </table:table-row>
        <table:table-row table:style-name="ro2">
          <table:table-cell table:number-columns-repeated="2"/>
          <table:table-cell table:style-name="ce216"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16" table:number-columns-repeated="3"/>
          <table:table-cell/>
          <table:table-cell table:style-name="ce116" table:number-columns-repeated="7"/>
        </table:table-row>
        <table:table-row table:style-name="ro2">
          <table:table-cell table:style-name="ce116" table:number-columns-repeated="3"/>
          <table:table-cell/>
          <table:table-cell table:style-name="ce116" table:number-columns-repeated="7"/>
        </table:table-row>
      </table:table>
      <table:table table:name="Checkout" table:style-name="ta1">
        <table:table-column table:style-name="co20" table:default-cell-style-name="ce143"/>
        <table:table-column table:style-name="co52" table:default-cell-style-name="ce193"/>
        <table:table-column table:style-name="co32" table:default-cell-style-name="ce116"/>
        <table:table-column table:style-name="co40" table:default-cell-style-name="ce148"/>
        <table:table-column table:style-name="co34" table:default-cell-style-name="ce116"/>
        <table:table-column table:style-name="co35" table:default-cell-style-name="ce141"/>
        <table:table-column table:style-name="co36" table:default-cell-style-name="ce141"/>
        <table:table-column table:style-name="co56" table:default-cell-style-name="ce116"/>
        <table:table-column table:style-name="co54" table:default-cell-style-name="ce116"/>
        <table:table-column table:style-name="co39" table:default-cell-style-name="ce116"/>
        <table:table-column table:style-name="co20" table:default-cell-style-name="ce141"/>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4">
          <table:table-cell office:value-type="string" calcext:value-type="string">
            <text:p>TC_CF_001</text:p>
          </table:table-cell>
          <table:table-cell office:value-type="string" calcext:value-type="string">
            <text:p><text:span text:style-name="T20">TS_012</text:span></text:p>
            <text:p><text:span text:style-name="T20">Checkout Functionality</text:span></text:p>
          </table:table-cell>
          <table:table-cell table:style-name="ce149" office:value-type="string" calcext:value-type="string">
            <text:p>Validate navigating to Checkout page from 'Shopping Cart' page</text:p>
          </table:table-cell>
          <table:table-cell office:value-type="string" calcext:value-type="string">
            <text:p><text:span text:style-name="T20">1. Open the Application in any browser</text:span></text:p>
            <text:p/>
            <text:p/>
          </table:table-cell>
          <table:table-cell table:style-name="ce142" office:value-type="string" calcext:value-type="string">
            <text:p><text:span text:style-name="T24">1. Enter any existing product name into the ‘Search’ text box field - &lt; Refer Test Data &gt;</text:span></text:p>
            <text:p><text:span text:style-name="T24">2. Click on the ‘Search’ button</text:span></text:p>
            <text:p><text:span text:style-name="T24">3. Click on ‘Add To Cart’ button on the Product dieplayed in ‘Search Results’</text:span></text:p>
            <text:p><text:span text:style-name="T24">4. Click on ‘Shopping Cart’ message</text:span></text:p>
            <text:p><text:span text:style-name="T43">5. Click on 'Checkout' button in the 'Shopping Cart' page (ER-1)</text:span></text:p>
            <text:p/>
          </table:table-cell>
          <table:table-cell office:value-type="string" calcext:value-type="string">
            <text:p>Product Name: iMac</text:p>
          </table:table-cell>
          <table:table-cell office:value-type="string" calcext:value-type="string">
            <text:p>1. User should be redirected to Checkout page</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table-row>
        <table:table-row table:style-name="ro34">
          <table:table-cell office:value-type="string" calcext:value-type="string">
            <text:p>TC_CF_002</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Validate navigating to Checkout page using 'Shopping Cart' header option</text:p>
          </table:table-cell>
          <table:table-cell office:value-type="string" calcext:value-type="string">
            <text:p><text:span text:style-name="T43">1. Open the Application in any browser</text:span></text:p>
            <text:p><text:span text:style-name="T43">2. Product is added to Shopping Cart - &lt; Refer Test Data &gt;</text:span></text:p>
            <text:p/>
          </table:table-cell>
          <table:table-cell table:style-name="ce148" office:value-type="string" calcext:value-type="string">
            <text:p><text:span text:style-name="T20">1. Click on ‘Shopping Cart’ header option</text:span></text:p>
            <text:p><text:span text:style-name="T20">2. Click on 'Checkout' button in the 'Shopping Cart' page (ER-1)</text:span></text:p>
          </table:table-cell>
          <table:table-cell office:value-type="string" calcext:value-type="string">
            <text:p>Product Name: iMac</text:p>
          </table:table-cell>
          <table:table-cell office:value-type="string" calcext:value-type="string">
            <text:p>1. User should be redirected to Checkout page</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34">
          <table:table-cell office:value-type="string" calcext:value-type="string">
            <text:p>TC_CF_003</text:p>
          </table:table-cell>
          <table:table-cell office:value-type="string" calcext:value-type="string">
            <text:p><text:span text:style-name="T20">TS_012</text:span></text:p>
            <text:p><text:span text:style-name="T20">Checkout Functionality</text:span></text:p>
          </table:table-cell>
          <table:table-cell table:style-name="ce149" office:value-type="string" calcext:value-type="string">
            <text:p>Validate navigating to Checkout page using 'Checkout' option in the Cart block</text:p>
          </table:table-cell>
          <table:table-cell office:value-type="string" calcext:value-type="string">
            <text:p><text:span text:style-name="T43">1. Open the Application in any browser</text:span></text:p>
            <text:p><text:span text:style-name="T43">2. Product is added to Shopping Cart - &lt; Refer Test Data &gt;</text:span></text:p>
            <text:p/>
          </table:table-cell>
          <table:table-cell table:style-name="ce148" office:value-type="string" calcext:value-type="string">
            <text:p><text:span text:style-name="T20">1. Click on ‘Cart’ button wich is displayed in black collor on top right corner</text:span></text:p>
            <text:p><text:span text:style-name="T20">2. Click on 'Checkout' option in the displayed Cart block (ER-1)</text:span></text:p>
            <text:p/>
          </table:table-cell>
          <table:table-cell office:value-type="string" calcext:value-type="string">
            <text:p>Product Name: iMac</text:p>
          </table:table-cell>
          <table:table-cell office:value-type="string" calcext:value-type="string">
            <text:p>1. User should be redirected to Checkout page</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24">
          <table:table-cell office:value-type="string" calcext:value-type="string">
            <text:p>TC_CF_004</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Validate Checkout as Logged In User</text:p>
          </table:table-cell>
          <table:table-cell office:value-type="string" calcext:value-type="string">
            <text:p>1. Open the Application in any browser and LogIn</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 (ER-1)</text:span></text:p>
            <text:p><text:span text:style-name="T20">6. Click on ‘Choose’ under Shipping method and select ‘Flat Shipping Rate - $5.00’ Flat Rate option (ER-2)</text:span></text:p>
            <text:p><text:span text:style-name="T20">7. Click on ‘Choose’ under Payment Method and select ‘Cash On Delivery’ option (ER-3)</text:span></text:p>
            <text:p><text:span text:style-name="T20">8. Click on ‘Confirm Order’ button (ER-4)</text:span></text:p>
            <text:p/>
            <text:p/>
          </table:table-cell>
          <table:table-cell office:value-type="string" calcext:value-type="string">
            <text:p>Product Name: iMac</text:p>
          </table:table-cell>
          <table:table-cell office:value-type="string" calcext:value-type="string">
            <text:p><text:span text:style-name="T52">1. ‘I want to use an existing address’ option should be displayed as selected by default in Shipping Address</text:span></text:p>
            <text:p><text:span text:style-name="T43">2. 'Flat Shipping Rate - $8.00' option should be displayed in the 'Shipping Method' section </text:span></text:p>
            <text:p><text:span text:style-name="T43">3. 'Cash On Delivery' option should be displyaed in the 'Payment Method' section </text:span></text:p>
            <text:p><text:span text:style-name="T43">4. Order should be placed and User should be taken to Success page (Proper details should be displayed in the Order Success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25">
          <table:table-cell office:value-type="string" calcext:value-type="string">
            <text:p>TC_CF_005</text:p>
          </table:table-cell>
          <table:table-cell office:value-type="string" calcext:value-type="string">
            <text:p><text:span text:style-name="T20">TS_012</text:span></text:p>
            <text:p><text:span text:style-name="T20">Checkout Functionality</text:span></text:p>
          </table:table-cell>
          <table:table-cell table:style-name="ce228" office:value-type="string" calcext:value-type="string">
            <text:p><text:span text:style-name="T47">Validate Checkout as </text:span><text:span text:style-name="T48">Logged In</text:span> User by entering new address into the mandatory fields of the Shopping Address section during checkout</text:p>
            <text:p/>
          </table:table-cell>
          <table:table-cell office:value-type="string" calcext:value-type="string">
            <text:p><text:span text:style-name="T43">1. Open the Application in any browser and LogIn</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 (ER-1)</text:span></text:p>
            <text:p><text:span text:style-name="T20">6. Click on ‘I want to use a new address’ option under Shipping Address (ER-2)</text:span></text:p>
            <text:p><text:span text:style-name="T20">7. Enter details into all mandatory fields (First Name, Last Name, Address, City, Country, Region/State)</text:span></text:p>
            <text:p><text:span text:style-name="T20">7. Click on ‘Choose’ under Shipping method and select ‘Flat Shipping Rate - $5.00’ Flat Rate option (ER-3)</text:span></text:p>
            <text:p><text:span text:style-name="T20">8. Click on ‘Choose’ under Payment Method and select ‘Cash On Delivery’ option (ER-4)</text:span></text:p>
            <text:p><text:span text:style-name="T43">9. Click on ‘Continue’ button</text:span></text:p>
            <text:p><text:span text:style-name="T43">10. Click on ‘Confirm Order’ button (ER-5)</text:span></text:p>
            <text:p/>
          </table:table-cell>
          <table:table-cell office:value-type="string" calcext:value-type="string">
            <text:p>Product Name: iMac</text:p>
          </table:table-cell>
          <table:table-cell office:value-type="string" calcext:value-type="string">
            <text:p><text:span text:style-name="T20">1. ‘I want to use an existing address’ option should be displayed as selected by default in Shipping Address</text:span></text:p>
            <text:p><text:span text:style-name="T43">2. New address fields - First Name, Last Name, Company, Address1, Address2, City, Post Code, Country, Country and Region/State should be displayed</text:span></text:p>
            <text:p><text:span text:style-name="T43">3. 'Flat Shipping Rate - $8.00' option should be displayed in the 'Shipping Method' section </text:span></text:p>
            <text:p><text:span text:style-name="T43">4. 'Cash On Delivery' option should be displyaed in the 'Payment Method' section </text:span></text:p>
            <text:p><text:span text:style-name="T43">5. Order should be placed and User should be taken to Success page (Proper details should be displayed in the Order Success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25">
          <table:table-cell office:value-type="string" calcext:value-type="string">
            <text:p>TC_CF_006</text:p>
          </table:table-cell>
          <table:table-cell office:value-type="string" calcext:value-type="string">
            <text:p><text:span text:style-name="T20">TS_012</text:span></text:p>
            <text:p><text:span text:style-name="T20">Checkout Functionality</text:span></text:p>
          </table:table-cell>
          <table:table-cell table:style-name="ce148" office:value-type="string" calcext:value-type="string">
            <text:p><text:span text:style-name="T49">Validate Checkout as </text:span><text:span text:style-name="T50">Logged In</text:span><text:span text:style-name="T51"> User by entering new address into all fields of the Shopping Address section during checkout </text:span></text:p>
          </table:table-cell>
          <table:table-cell office:value-type="string" calcext:value-type="string">
            <text:p>1. Open the Application in any browser and LogIn</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 (ER-1)</text:span></text:p>
            <text:p><text:span text:style-name="T20">6. Click on ‘I want to use a new address’ option under Shipping Address (ER-2)</text:span></text:p>
            <text:p><text:span text:style-name="T20">7. Enter details into all mandatory fields (First Name, Last Name, Address, City, Country, Postcode and Region/State)</text:span></text:p>
            <text:p><text:span text:style-name="T20">7. Click on ‘Choose’ under Shipping method and select ‘Flat Shipping Rate - $5.00’ Flat Rate option (ER-3)</text:span></text:p>
            <text:p><text:span text:style-name="T20">8. Click on ‘Choose’ under Payment Method and select ‘Cash On Delivery’ option (ER-4)</text:span></text:p>
            <text:p><text:span text:style-name="T20">9. Click on ‘Continue’ button</text:span></text:p>
            <text:p><text:span text:style-name="T20">10. Click on ‘Confirm Order’ button (ER-5)</text:span></text:p>
            <text:p/>
          </table:table-cell>
          <table:table-cell office:value-type="string" calcext:value-type="string">
            <text:p>Product Name: iMac</text:p>
          </table:table-cell>
          <table:table-cell office:value-type="string" calcext:value-type="string">
            <text:p><text:span text:style-name="T20">1. ‘I want to use an existing address’ option should be displayed as selected by default in Shipping Address</text:span></text:p>
            <text:p><text:span text:style-name="T43">2. New address fields - First Name, Last Name, Company, Address1, Address2, City, Post Code, Country, Country and Region/State should be displayed</text:span></text:p>
            <text:p><text:span text:style-name="T43">3. 'Flat Shipping Rate - $8.00' option should be displayed in the 'Shipping Method' section </text:span></text:p>
            <text:p><text:span text:style-name="T43">4. 'Cash On Delivery' option should be displyaed in the 'Payment Method' section </text:span></text:p>
            <text:p><text:span text:style-name="T43">5. Order should be placed and User should be taken to Success page (Proper details should be displayed in the Order Success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1">
          <table:table-cell office:value-type="string" calcext:value-type="string">
            <text:p>TC_CF_007</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text:span text:style-name="T43">Validate Placeholders </text:span>text fields in Shipping Address details of the Checkout page</text:p>
            <text:p/>
          </table:table-cell>
          <table:table-cell office:value-type="string" calcext:value-type="string">
            <text:p>1. Open the Application in any browser and LogIn</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text:span></text:p>
            <text:p><text:span text:style-name="T20">6. Click on ‘I want to use a new address’ option under Shipping Address</text:span></text:p>
            <text:p><text:span text:style-name="T43">7. Check all text fields - First Name, Last Name, Company, Address1, Address 2, City and Post Code for Placeholder text (ER-1)</text:span></text:p>
            <text:p/>
          </table:table-cell>
          <table:table-cell office:value-type="string" calcext:value-type="string">
            <text:p>Product Name: iMac</text:p>
          </table:table-cell>
          <table:table-cell table:style-name="ce142" office:value-type="string" calcext:value-type="string">
            <text:p><text:span text:style-name="T22">1. Proper Placeholder texts should be displayed in the text fields - First Name, Last Name, Company, Address1, Address 2, City and Post Cod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1">
          <table:table-cell office:value-type="string" calcext:value-type="string">
            <text:p>TC_CF_008</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text:span text:style-name="T22">Validate without entering any fields in the Shipping Address section of the Checkout Page</text:span></text:p>
            <text:p/>
          </table:table-cell>
          <table:table-cell office:value-type="string" calcext:value-type="string">
            <text:p>1. Open the Application in any browser and LogI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text:span></text:p>
            <text:p><text:span text:style-name="T20">6. Click on ‘I want to use a new address’ option under Shipping Address</text:span></text:p>
            <text:p><text:span text:style-name="T20">7. Dont enter anythin text fields - First Name, Last Name, Company, Address1, Address 2, City and Post Code for Placeholder text (ER-1)</text:span></text:p>
            <text:p/>
          </table:table-cell>
          <table:table-cell office:value-type="string" calcext:value-type="string">
            <text:p>Product Name: iMac</text:p>
            <text:p/>
          </table:table-cell>
          <table:table-cell office:value-type="string" calcext:value-type="string">
            <text:p>1. Proper warning messages should be displayed for all mandatory fields</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1">
          <table:table-cell office:value-type="string" calcext:value-type="string">
            <text:p>TC_CF_009</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Validate adding comments about your order in the 'Delivery Method' section of Checkout page</text:p>
            <text:p/>
          </table:table-cell>
          <table:table-cell office:value-type="string" calcext:value-type="string">
            <text:p><text:span text:style-name="T43">1. Open the Application in any browser and LogIn</text:spa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text:span></text:p>
            <text:p><text:span text:style-name="T20">6. Select Shipping Address, Shipping Method and Payment Method </text:span></text:p>
            <text:p><text:span text:style-name="T20">7. Enter any text into the ‘Add Comments About Your Order’ text field (ER-1)</text:span></text:p>
            <text:p><text:span text:style-name="T20">8. Click on ‘Confirm Order’ button</text:span></text:p>
            <text:p/>
          </table:table-cell>
          <table:table-cell office:value-type="string" calcext:value-type="string">
            <text:p><text:span text:style-name="T20">Product Name: iMac</text:span></text:p>
            <text:p/>
          </table:table-cell>
          <table:table-cell office:value-type="string" calcext:value-type="string">
            <text:p>1. Order should be placed and User should be redirected to Success page</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0">
          <table:table-cell office:value-type="string" calcext:value-type="string">
            <text:p>TC_CF_010</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Validate Guest Checkout </text:p>
            <text:p/>
          </table:table-cell>
          <table:table-cell office:value-type="string" calcext:value-type="string">
            <text:p>1. Open the Application in any browser and don’t LogIn</text:p>
            <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 (ER-1)</text:span></text:p>
            <text:p><text:span text:style-name="T43">6. Select 'Guest Checkout' option of the displayed 'Checkout' page</text:span></text:p>
            <text:p><text:span text:style-name="T43">7.. Enter details into all mandatory fields (First Name, Last Name, Address, City, Country and Region/State)</text:span></text:p>
            <text:p><text:span text:style-name="T43">8. Click on ‘Continue’ button</text:span></text:p>
            <text:p><text:span text:style-name="T43">7. Click on ‘Choose’ under Shipping method and select ‘Flat Shipping Rate - $5.00’ Flat Rate option (ER-2)</text:span></text:p>
            <text:p><text:span text:style-name="T43">8. Click on ‘Choose’ under Payment Method and select ‘Cash On Delivery’ option (ER-3)</text:span></text:p>
            <text:p><text:span text:style-name="T43">9. Click on ‘Continue’ button</text:span></text:p>
            <text:p><text:span text:style-name="T43">10. Click on ‘Confirm Order’ button (ER-4)</text:span></text:p>
            <text:p/>
          </table:table-cell>
          <table:table-cell office:value-type="string" calcext:value-type="string">
            <text:p>Product Name: iMac</text:p>
            <text:p/>
          </table:table-cell>
          <table:table-cell table:style-name="ce142" office:value-type="string" calcext:value-type="string">
            <text:p><text:span text:style-name="T22">1. User is taken to Checkout Page </text:span></text:p>
            <text:p><text:span text:style-name="T22">2. 'Flat Shipping Rate - $5.00' option should be displayed</text:span></text:p>
            <text:p><text:span text:style-name="T22">3. 'Cash On Delivery' option should be displayed as selected by default</text:span></text:p>
            <text:p><text:span text:style-name="T22">4. Order should be placed and User should be taken to Success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26">
          <table:table-cell office:value-type="string" calcext:value-type="string">
            <text:p>TC_CF_011</text:p>
          </table:table-cell>
          <table:table-cell office:value-type="string" calcext:value-type="string">
            <text:p><text:span text:style-name="T20">TS_012</text:span></text:p>
            <text:p><text:span text:style-name="T20">Checkout Functionality</text:span></text:p>
          </table:table-cell>
          <table:table-cell table:style-name="ce142" office:value-type="string" calcext:value-type="string">
            <text:p>Validate Checkout as New User(Register Account)</text:p>
          </table:table-cell>
          <table:table-cell office:value-type="string" calcext:value-type="string">
            <text:p>1. Open the Application in any browser and don’t LogIn</text:p>
          </table:table-cell>
          <table:table-cell table:style-name="ce148" office:value-type="string" calcext:value-type="string">
            <text:p><text:span text:style-name="T20">1. Enter any existing product name into the ‘Search’ text box field - &lt; Refer Test Data &gt;</text:span></text:p>
            <text:p><text:span text:style-name="T20">2. Click on the ‘Search’ button</text:span></text:p>
            <text:p><text:span text:style-name="T20">3. Click on ‘Add To Cart’ button on the Product dieplayed in ‘Search Results’</text:span></text:p>
            <text:p><text:span text:style-name="T20">4. Click on ‘Shopping Cart’ message</text:span></text:p>
            <text:p><text:span text:style-name="T20">5. Click on 'Checkout' button in the 'Shopping Cart' page (ER-1)</text:span></text:p>
            <text:p><text:span text:style-name="T20">6. Select 'Register Account' option of the displayed 'Checkout' page</text:span></text:p>
            <text:p><text:span text:style-name="T20">7.. Enter details into all mandatory fields (First Name, Last Name, Address, City, Country, Region/State and Password)</text:span></text:p>
            <text:p><text:span text:style-name="T20">8. Click on ‘Continue’ button</text:span></text:p>
            <text:p><text:span text:style-name="T20">7. Click on ‘Choose’ under Shipping method and select ‘Flat Shipping Rate - $5.00’ Flat Rate option (ER-2)</text:span></text:p>
            <text:p><text:span text:style-name="T20">8. Click on ‘Choose’ under Payment Method and select ‘Cash On Delivery’ option (ER-3)</text:span></text:p>
            <text:p><text:span text:style-name="T20">9. Click on ‘Continue’ button (ER-4)</text:span></text:p>
            <text:p><text:span text:style-name="T20">10. Toggle ‘I have read and agree to the Privacy Policy’ option and click ‘Continue’ button again</text:span></text:p>
            <text:p><text:span text:style-name="T20">11. Click on ‘Confirm Order’ button (ER-5)</text:span></text:p>
            <text:p/>
          </table:table-cell>
          <table:table-cell office:value-type="string" calcext:value-type="string">
            <text:p>Product Name: iMac</text:p>
            <text:p/>
          </table:table-cell>
          <table:table-cell table:style-name="ce148" office:value-type="string" calcext:value-type="string">
            <text:p><text:span text:style-name="T43">1. User is taken to Checkout Page </text:span></text:p>
            <text:p><text:span text:style-name="T43">2. 'Flat Shipping Rate - $5.00' option should be displayed</text:span></text:p>
            <text:p><text:span text:style-name="T43">3. 'Cash On Delivery' option should be displayed as selected by default</text:span></text:p>
            <text:p><text:span text:style-name="T43">4. User should be prompt to agree to the Privacy Policy</text:span></text:p>
            <text:p><text:span text:style-name="T43">5. Order should be placed and User should be taken to Success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35">
          <table:table-cell office:value-type="string" calcext:value-type="string">
            <text:p>TC_CF_012</text:p>
          </table:table-cell>
          <table:table-cell office:value-type="string" calcext:value-type="string">
            <text:p><text:span text:style-name="T20">TS_012</text:span></text:p>
            <text:p><text:span text:style-name="T20">Checkout Functionality</text:span></text:p>
          </table:table-cell>
          <table:table-cell table:style-name="ce148" office:value-type="string" calcext:value-type="string">
            <text:p>Validate the UI of Checkout page</text:p>
          </table:table-cell>
          <table:table-cell office:value-type="string" calcext:value-type="string">
            <text:p><text:span text:style-name="T43">1. Open the Application in any browser</text:span></text:p>
            <text:p/>
          </table:table-cell>
          <table:table-cell table:style-name="ce148" office:value-type="string" calcext:value-type="string">
            <text:p><text:span text:style-name="T43">1. Check the UI of the functionality related to 'Checkout</text:span>' page (ER-1)</text:p>
            <text:p/>
          </table:table-cell>
          <table:table-cell office:value-type="string" calcext:value-type="string">
            <text:p>Not Applicable</text:p>
          </table:table-cell>
          <table:table-cell table:style-name="ce148" office:value-type="string" calcext:value-type="string">
            <text:p>1. Proper UI comply to the UI checklist should be displayed for the complete Checkout page functionality</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CF_013</text:p>
          </table:table-cell>
          <table:table-cell office:value-type="string" calcext:value-type="string">
            <text:p><text:span text:style-name="T20">TS_012</text:span></text:p>
            <text:p><text:span text:style-name="T20">Checkout Functionality</text:span></text:p>
          </table:table-cell>
          <table:table-cell table:style-name="ce148" office:value-type="string" calcext:value-type="string">
            <text:p>Validate Checkout page functionality in all the supported environments</text:p>
          </table:table-cell>
          <table:table-cell office:value-type="string" calcext:value-type="string">
            <text:p><text:span text:style-name="T43">1. Open the Application in any browser</text:span></text:p>
            <text:p/>
          </table:table-cell>
          <table:table-cell table:style-name="ce141" office:value-type="string" calcext:value-type="string">
            <text:p>1. Check the ‘Checkout’ page functionality in all the supported environments</text:p>
            <text:p/>
          </table:table-cell>
          <table:table-cell office:value-type="string" calcext:value-type="string">
            <text:p>Not Applicable</text:p>
          </table:table-cell>
          <table:table-cell table:style-name="ce148" office:value-type="string" calcext:value-type="string">
            <text:p><text:span text:style-name="T20">1. Checkout page functionality should work correctly in all supported environments</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22">
          <table:table-cell office:value-type="string" calcext:value-type="string">
            <text:p>TC_CF_014</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15</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16</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17</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18</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19</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2">
          <table:table-cell office:value-type="string" calcext:value-type="string">
            <text:p>TC_CF_020</text:p>
          </table:table-cell>
          <table:table-cell office:value-type="string" calcext:value-type="string">
            <text:p><text:span text:style-name="T20">TS_012</text:span></text:p>
            <text:p><text:span text:style-name="T20">Checkout Functionality</text:span></text:p>
          </table:table-cell>
          <table:table-cell table:style-name="ce141"/>
          <table:table-cell/>
          <table:table-cell table:style-name="ce141"/>
          <table:table-cell office:value-type="string" calcext:value-type="string">
            <text:p>Not Applicable</text:p>
          </table:table-cell>
          <table:table-cell/>
          <table:table-cell table:style-name="ce141" table:number-columns-repeated="3"/>
          <table:table-cell/>
        </table:table-row>
        <table:table-row table:style-name="ro2">
          <table:table-cell table:style-name="ce192"/>
          <table:table-cell table:style-name="ce198"/>
          <table:table-cell table:style-name="ce217"/>
          <table:table-cell table:style-name="ce216" table:number-columns-repeated="4"/>
          <table:table-cell table:style-name="ce209"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table-cell table:style-name="ce116"/>
          <table:table-cell/>
          <table:table-cell table:style-name="ce116" table:number-columns-repeated="2"/>
          <table:table-cell table:number-columns-repeated="3"/>
          <table:table-cell table:style-name="ce116"/>
        </table:table-row>
        <table:table-row table:style-name="ro2">
          <table:table-cell table:style-name="ce116" table:number-columns-repeated="2"/>
          <table:table-cell/>
          <table:table-cell table:style-name="ce116"/>
          <table:table-cell/>
          <table:table-cell table:style-name="ce116" table:number-columns-repeated="2"/>
          <table:table-cell table:number-columns-repeated="3"/>
          <table:table-cell table:style-name="ce116"/>
        </table:table-row>
      </table:table>
      <table:table table:name="My Account" table:style-name="ta1">
        <table:table-column table:style-name="co20" table:default-cell-style-name="ce192"/>
        <table:table-column table:style-name="co52" table:default-cell-style-name="ce198"/>
        <table:table-column table:style-name="co32" table:default-cell-style-name="ce209"/>
        <table:table-column table:style-name="co40" table:default-cell-style-name="ce216"/>
        <table:table-column table:style-name="co34" table:default-cell-style-name="ce209"/>
        <table:table-column table:style-name="co35" table:default-cell-style-name="ce209"/>
        <table:table-column table:style-name="co36" table:default-cell-style-name="ce209"/>
        <table:table-column table:style-name="co56" table:default-cell-style-name="ce209"/>
        <table:table-column table:style-name="co64" table:default-cell-style-name="ce209"/>
        <table:table-column table:style-name="co39" table:default-cell-style-name="ce209"/>
        <table:table-column table:style-name="co20" table:default-cell-style-name="ce209"/>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4">
          <table:table-cell table:style-name="ce143" office:value-type="string" calcext:value-type="string">
            <text:p>TC_MA_001</text:p>
          </table:table-cell>
          <table:table-cell table:style-name="ce193" office:value-type="string" calcext:value-type="string">
            <text:p><text:span text:style-name="T20">TS_013</text:span></text:p>
            <text:p><text:span text:style-name="T20">My Account</text:span></text:p>
          </table:table-cell>
          <table:table-cell table:style-name="ce149" office:value-type="string" calcext:value-type="string">
            <text:p>Validate navigating to 'My Account' page on login</text:p>
          </table:table-cell>
          <table:table-cell table:style-name="ce148" office:value-type="string" calcext:value-type="string">
            <text:p><text:span text:style-name="T20">1. Open the Application in any browser</text:span></text:p>
            <text:p/>
            <text:p/>
          </table:table-cell>
          <table:table-cell table:style-name="ce142" office:value-type="string" calcext:value-type="string">
            <text:p>1. Click on ‘My Account’ dropdown menu</text:p>
            <text:p>2. Click on ‘login’ option</text:p>
            <text:p><text:span text:style-name="T43">3. Enter valid email address into ‘ E-Mail Address ‘ field - &lt; Refer Test Data &gt;</text:span></text:p>
            <text:p><text:span text:style-name="T43">4. Enter valid passwor into ‘Password ‘ field - &lt; Refer Test Data &gt;</text:span></text:p>
            <text:p><text:span text:style-name="T43">5. Click on ‘Login’ button (ER-1)</text:span></text:p>
            <text:p/>
          </table:table-cell>
          <table:table-cell table:style-name="ce141" office:value-type="string" calcext:value-type="string">
            <text:p>Valid Email - test@gmail.com</text:p>
            <text:p>Valid Password – Test123!</text:p>
            <text:p/>
          </table:table-cell>
          <table:table-cell table:style-name="ce141" office:value-type="string" calcext:value-type="string">
            <text:p>1. User should be able to login and redirected to ‘My Account’ page</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MA_002</text:p>
          </table:table-cell>
          <table:table-cell table:style-name="ce193" office:value-type="string" calcext:value-type="string">
            <text:p><text:span text:style-name="T20">TS_013</text:span></text:p>
            <text:p><text:span text:style-name="T20">My Account</text:span></text:p>
          </table:table-cell>
          <table:table-cell table:style-name="ce142" office:value-type="string" calcext:value-type="string">
            <text:p>Validate navigating to 'My Account' page from the 'Order Success' page</text:p>
            <text:p/>
          </table:table-cell>
          <table:table-cell table:style-name="ce148" office:value-type="string" calcext:value-type="string">
            <text:p><text:span text:style-name="T43">1. Open the Application in any browser, login and place and order for a product - &lt; Refer Test Data &gt;</text:span></text:p>
            <text:p/>
          </table:table-cell>
          <table:table-cell table:style-name="ce148" office:value-type="string" calcext:value-type="string">
            <text:p>1. Click on ‘my account’ page link in the displayed ‘Order Success’ page (ER-1)</text:p>
          </table:table-cell>
          <table:table-cell table:style-name="ce141" office:value-type="string" calcext:value-type="string">
            <text:p>Product Name: iMac</text:p>
            <text:p/>
          </table:table-cell>
          <table:table-cell table:style-name="ce141" office:value-type="string" calcext:value-type="string">
            <text:p><text:span text:style-name="T20">1. User should be able to login and redirected to ‘My Account’ page</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MA_003</text:p>
          </table:table-cell>
          <table:table-cell table:style-name="ce193" office:value-type="string" calcext:value-type="string">
            <text:p><text:span text:style-name="T20">TS_013</text:span></text:p>
            <text:p><text:span text:style-name="T20">My Account</text:span></text:p>
          </table:table-cell>
          <table:table-cell table:style-name="ce149" office:value-type="string" calcext:value-type="string">
            <text:p>Validate navigating to 'My Account' page using 'My Account' option </text:p>
          </table:table-cell>
          <table:table-cell table:style-name="ce148" office:value-type="string" calcext:value-type="string">
            <text:p>1. Open the Application in any browser and login</text:p>
          </table:table-cell>
          <table:table-cell table:style-name="ce148" office:value-type="string" calcext:value-type="string">
            <text:p>1. Click on ‘My Account’ dropdown menu</text:p>
            <text:p>2. Click on ‘My Account’ option (ER-1)</text:p>
            <text:p/>
          </table:table-cell>
          <table:table-cell table:style-name="ce148" office:value-type="string" calcext:value-type="string">
            <text:p>Not Applicable</text:p>
          </table:table-cell>
          <table:table-cell table:style-name="ce141" office:value-type="string" calcext:value-type="string">
            <text:p><text:span text:style-name="T20">1. User should be able to login and redirected to ‘My Account’ page</text:span></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MA_004</text:p>
          </table:table-cell>
          <table:table-cell table:style-name="ce193" office:value-type="string" calcext:value-type="string">
            <text:p><text:span text:style-name="T20">TS_013</text:span></text:p>
            <text:p><text:span text:style-name="T20">My Account</text:span></text:p>
          </table:table-cell>
          <table:table-cell table:style-name="ce149" office:value-type="string" calcext:value-type="string">
            <text:p>Validate navigating to 'My Account' page using 'Right Column' options</text:p>
          </table:table-cell>
          <table:table-cell table:style-name="ce148" office:value-type="string" calcext:value-type="string">
            <text:p><text:span text:style-name="T43">1. Open the Application in any browser and login</text:span></text:p>
            <text:p/>
          </table:table-cell>
          <table:table-cell table:style-name="ce142" office:value-type="string" calcext:value-type="string">
            <text:p>1. Click on 'My Account' dropdown menu </text:p>
            <text:p>2. Click on 'Order History' option</text:p>
            <text:p>3. Click on ‘My Account’ option from the ‘Right Column’ options (ER-1)</text:p>
            <text:p/>
          </table:table-cell>
          <table:table-cell table:style-name="ce148" office:value-type="string" calcext:value-type="string">
            <text:p>Not Applicable</text:p>
          </table:table-cell>
          <table:table-cell table:style-name="ce141" office:value-type="string" calcext:value-type="string">
            <text:p><text:span text:style-name="T20">1. User should be able to login and redirected to ‘My Account’ page</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MA_005</text:p>
          </table:table-cell>
          <table:table-cell table:style-name="ce193" office:value-type="string" calcext:value-type="string">
            <text:p><text:span text:style-name="T20">TS_013</text:span></text:p>
            <text:p><text:span text:style-name="T20">My Account</text:span></text:p>
          </table:table-cell>
          <table:table-cell table:style-name="ce142" office:value-type="string" calcext:value-type="string">
            <text:p>Validate Breadcrumps in 'My Account'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 </text:span></text:p>
            <text:p><text:span text:style-name="T43">2. Click on 'My Account' option</text:span></text:p>
            <text:p><text:span text:style-name="T43">3. Validate Breadcrumb in the displayed ‘My Account’ page (ER-1)</text:span></text:p>
            <text:p/>
          </table:table-cell>
          <table:table-cell table:style-name="ce148" office:value-type="string" calcext:value-type="string">
            <text:p>Not Applicable</text:p>
          </table:table-cell>
          <table:table-cell table:style-name="ce141" office:value-type="string" calcext:value-type="string">
            <text:p>1. Breadcrumbs should be displayed in ‘My Account’ page and should work correctly</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MA_006</text:p>
          </table:table-cell>
          <table:table-cell table:style-name="ce193" office:value-type="string" calcext:value-type="string">
            <text:p><text:span text:style-name="T20">TS_013</text:span></text:p>
            <text:p><text:span text:style-name="T20">My Account</text:span></text:p>
          </table:table-cell>
          <table:table-cell table:style-name="ce148" office:value-type="string" calcext:value-type="string">
            <text:p>Validate URL, Heading and Title in ‘My Account’ page</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 </text:span></text:p>
            <text:p><text:span text:style-name="T43">2. Click on 'My Account' option</text:span></text:p>
            <text:p><text:span text:style-name="T43">3. Check  page URL, Heading and Title in ‘My Account’ page that is displayed in ‘My Account’ page (ER-1)</text:span></text:p>
            <text:p/>
          </table:table-cell>
          <table:table-cell table:style-name="ce148" office:value-type="string" calcext:value-type="string">
            <text:p><text:span text:style-name="T20">Not Applicable</text:span></text:p>
            <text:p/>
          </table:table-cell>
          <table:table-cell table:style-name="ce142" office:value-type="string" calcext:value-type="string">
            <text:p>1. Correct Page URL, Title and Heading should be displayed</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MA_007</text:p>
          </table:table-cell>
          <table:table-cell table:style-name="ce193" office:value-type="string" calcext:value-type="string">
            <text:p><text:span text:style-name="T20">TS_013</text:span></text:p>
            <text:p><text:span text:style-name="T20">My Account</text:span></text:p>
          </table:table-cell>
          <table:table-cell table:style-name="ce142" office:value-type="string" calcext:value-type="string">
            <text:p>Validate the UI of ‘My Account’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1. Check the UI of the functionality related to 'My Account' page (ER-1)</text:p>
          </table:table-cell>
          <table:table-cell table:style-name="ce148" office:value-type="string" calcext:value-type="string">
            <text:p>Not Applicable</text:p>
          </table:table-cell>
          <table:table-cell table:style-name="ce142" office:value-type="string" calcext:value-type="string">
            <text:p><text:span text:style-name="T43">1. Proper UI comply to the UI checklist should be displayed for the complete Checkout page functionality</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MA_008</text:p>
          </table:table-cell>
          <table:table-cell table:style-name="ce193" office:value-type="string" calcext:value-type="string">
            <text:p><text:span text:style-name="T20">TS_013</text:span></text:p>
            <text:p><text:span text:style-name="T20">My Account</text:span></text:p>
          </table:table-cell>
          <table:table-cell table:style-name="ce142" office:value-type="string" calcext:value-type="string">
            <text:p><text:span text:style-name="T43">Validate Checkout page functionality in all the supported environments</text:span></text:p>
            <text:p/>
          </table:table-cell>
          <table:table-cell table:style-name="ce148" office:value-type="string" calcext:value-type="string">
            <text:p>1. Open the Application in any browser and login</text:p>
          </table:table-cell>
          <table:table-cell table:style-name="ce148" office:value-type="string" calcext:value-type="string">
            <text:p>1. Check the ‘My Account’ page functionality in all the supported environments</text:p>
          </table:table-cell>
          <table:table-cell table:style-name="ce148" office:value-type="string" calcext:value-type="string">
            <text:p>Not Applicable</text:p>
          </table:table-cell>
          <table:table-cell table:style-name="ce148" office:value-type="string" calcext:value-type="string">
            <text:p>1. Checkout page functionality should work correctly in all supported environments</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22">
          <table:table-cell table:style-name="ce143" office:value-type="string" calcext:value-type="string">
            <text:p>TC_MA_009</text:p>
          </table:table-cell>
          <table:table-cell table:style-name="ce193" office:value-type="string" calcext:value-type="string">
            <text:p><text:span text:style-name="T20">TS_013</text:span></text:p>
            <text:p><text:span text:style-name="T20">My Account</text:span></text:p>
          </table:table-cell>
          <table:table-cell table:style-name="ce142"/>
          <table:table-cell table:style-name="ce148" table:number-columns-repeated="2"/>
          <table:table-cell table:style-name="ce141" table:number-columns-repeated="6"/>
        </table:table-row>
        <table:table-row table:style-name="ro2">
          <table:table-cell table:number-columns-repeated="2"/>
          <table:table-cell table:style-name="ce215"/>
          <table:table-cell/>
          <table:table-cell table:style-name="ce216"/>
          <table:table-cell/>
          <table:table-cell table:style-name="ce215"/>
          <table:table-cell table:number-columns-repeated="4"/>
        </table:table-row>
        <table:table-row table:style-name="ro2">
          <table:table-cell table:number-columns-repeated="2"/>
          <table:table-cell table:style-name="ce215"/>
          <table:table-cell/>
          <table:table-cell table:style-name="ce216"/>
          <table:table-cell/>
          <table:table-cell table:style-name="ce216"/>
          <table:table-cell table:number-columns-repeated="4"/>
        </table:table-row>
        <table:table-row table:style-name="ro2">
          <table:table-cell table:number-columns-repeated="2"/>
          <table:table-cell table:style-name="ce216"/>
          <table:table-cell/>
          <table:table-cell table:style-name="ce216"/>
          <table:table-cell/>
          <table:table-cell table:style-name="ce216"/>
          <table:table-cell table:number-columns-repeated="4"/>
        </table:table-row>
        <table:table-row table:style-name="ro2">
          <table:table-cell table:number-columns-repeated="2"/>
          <table:table-cell table:style-name="ce216"/>
          <table:table-cell table:number-columns-repeated="3"/>
          <table:table-cell table:style-name="ce216"/>
          <table:table-cell table:number-columns-repeated="4"/>
        </table:table-row>
        <table:table-row table:style-name="ro2" table:number-rows-repeated="7">
          <table:table-cell table:number-columns-repeated="11"/>
        </table:table-row>
        <table:table-row table:style-name="ro2">
          <table:table-cell table:number-columns-repeated="2"/>
          <table:table-cell table:style-name="ce217"/>
          <table:table-cell/>
          <table:table-cell table:style-name="ce216" table:number-columns-repeated="3"/>
          <table:table-cell table:number-columns-repeated="4"/>
        </table:table-row>
        <table:table-row table:style-name="ro2" table:number-rows-repeated="2">
          <table:table-cell table:number-columns-repeated="4"/>
          <table:table-cell table:style-name="ce216" table:number-columns-repeated="2"/>
          <table:table-cell table:number-columns-repeated="5"/>
        </table:table-row>
        <table:table-row table:style-name="ro2">
          <table:table-cell table:number-columns-repeated="2"/>
          <table:table-cell table:style-name="ce216"/>
          <table:table-cell table:number-columns-repeated="3"/>
          <table:table-cell table:style-name="ce216"/>
          <table:table-cell table:number-columns-repeated="4"/>
        </table:table-row>
        <table:table-row table:style-name="ro2">
          <table:table-cell table:number-columns-repeated="2"/>
          <table:table-cell table:style-name="ce216"/>
          <table:table-cell table:number-columns-repeated="8"/>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16" table:number-columns-repeated="11"/>
        </table:table-row>
        <table:table-row table:style-name="ro2">
          <table:table-cell table:style-name="ce116" table:number-columns-repeated="11"/>
        </table:table-row>
      </table:table>
      <table:table table:name="My Account Information" table:style-name="ta1">
        <table:table-column table:style-name="co20" table:default-cell-style-name="ce192"/>
        <table:table-column table:style-name="co52" table:default-cell-style-name="ce198"/>
        <table:table-column table:style-name="co32" table:default-cell-style-name="ce209"/>
        <table:table-column table:style-name="co40" table:default-cell-style-name="ce116"/>
        <table:table-column table:style-name="co34" table:default-cell-style-name="ce209"/>
        <table:table-column table:style-name="co35" table:default-cell-style-name="ce209"/>
        <table:table-column table:style-name="co36" table:default-cell-style-name="ce209"/>
        <table:table-column table:style-name="co56" table:default-cell-style-name="ce209"/>
        <table:table-column table:style-name="co64" table:default-cell-style-name="ce209"/>
        <table:table-column table:style-name="co39" table:default-cell-style-name="ce209"/>
        <table:table-column table:style-name="co20" table:default-cell-style-name="ce209"/>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3">
          <table:table-cell table:style-name="ce143" office:value-type="string" calcext:value-type="string">
            <text:p>TC_MAI_001</text:p>
          </table:table-cell>
          <table:table-cell table:style-name="ce193" office:value-type="string" calcext:value-type="string">
            <text:p><text:span text:style-name="T20">TS_014</text:span></text:p>
            <text:p><text:span text:style-name="T20">My Account Information</text:span></text:p>
          </table:table-cell>
          <table:table-cell table:style-name="ce149" office:value-type="string" calcext:value-type="string">
            <text:p>Validate navigating to 'My Account Information' page from 'My Account' page</text:p>
          </table:table-cell>
          <table:table-cell table:style-name="ce148" office:value-type="string" calcext:value-type="string">
            <text:p><text:span text:style-name="T20">1. Open the Application in any browser and login</text:span></text:p>
            <text:p/>
            <text:p/>
          </table:table-cell>
          <table:table-cell table:style-name="ce142" office:value-type="string" calcext:value-type="string">
            <text:p><text:span text:style-name="T24">1. Click on 'My Account' dropdown menu</text:span></text:p>
            <text:p><text:span text:style-name="T24">2. Select 'My Account' option </text:span></text:p>
            <text:p><text:span text:style-name="T24">3. Click on 'Edit your account information' link on the displayed 'My Account' page (ER-1)</text:span></text:p>
            <text:p/>
          </table:table-cell>
          <table:table-cell table:style-name="ce141" office:value-type="string" calcext:value-type="string">
            <text:p>Not Applicable</text:p>
          </table:table-cell>
          <table:table-cell table:style-name="ce142" office:value-type="string" calcext:value-type="string">
            <text:p>1. User should be redirected to 'My Account Information' page</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MAI_002</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navigating to 'My Account Information' page using 'Edit Account' Right column option</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Account' right column option on the displayed 'My Account' page (ER-1)</text:span></text:p>
            <text:p/>
          </table:table-cell>
          <table:table-cell table:style-name="ce141" office:value-type="string" calcext:value-type="string">
            <text:p>Not Applicable</text:p>
          </table:table-cell>
          <table:table-cell table:style-name="ce148" office:value-type="string" calcext:value-type="string">
            <text:p><text:span text:style-name="T20">1. User should be redirected to 'My Account Information' page</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12">
          <table:table-cell table:style-name="ce143" office:value-type="string" calcext:value-type="string">
            <text:p>TC_MAI_003</text:p>
          </table:table-cell>
          <table:table-cell table:style-name="ce193" office:value-type="string" calcext:value-type="string">
            <text:p><text:span text:style-name="T20">TS_014</text:span></text:p>
            <text:p><text:span text:style-name="T20">My Account Information</text:span></text:p>
          </table:table-cell>
          <table:table-cell table:style-name="ce149" office:value-type="string" calcext:value-type="string">
            <text:p>Validate updating the Account Details in the 'My Account Information' page</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Update all details in mandatory fields ‘First Name’, ‘Last Nmae’ and ‘Email’</text:span></text:p>
            <text:p><text:span text:style-name="T43">5. Click on ‘Continue’ button (ER-1, ER-2)</text:span></text:p>
            <text:p><text:span text:style-name="T43">6. Logout and Loggin with the new updated Email address (ER-3)</text:span></text:p>
            <text:p><text:span text:style-name="T43">7. Logout and Loggin with the old Email address (ER-4, ER-5)</text:span></text:p>
            <text:p/>
          </table:table-cell>
          <table:table-cell table:style-name="ce141" office:value-type="string" calcext:value-type="string">
            <text:p>Not Applicable</text:p>
          </table:table-cell>
          <table:table-cell table:style-name="ce142" office:value-type="string" calcext:value-type="string">
            <text:p><text:span text:style-name="T22">1. All Account details should be updated</text:span></text:p>
            <text:p><text:span text:style-name="T22">2. Message - ' Success: Your account has been successfully updated.' should be displayed</text:span></text:p>
            <text:p><text:span text:style-name="T22">3. User should be able to login with the new Email address and the old password</text:span></text:p>
            <text:p><text:span text:style-name="T22">4. User should not be able to login with  old Email address</text:span></text:p>
            <text:p><text:span text:style-name="T22">5. Message - ‘Warning: No match for E-Mail Address and/or Password.’ should be dislayed</text:span></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4">
          <table:table-cell table:style-name="ce143" office:value-type="string" calcext:value-type="string">
            <text:p>TC_MAI_004</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text:span text:style-name="T43">Validate updating 'My Account Information' page with empty fields</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Clear all details in mandatory fields ‘First Name’, ‘Last Nmae’ and ‘Email’</text:span></text:p>
            <text:p><text:span text:style-name="T43">5. Click on ‘Continue’ button (ER-1)</text:span></text:p>
            <text:p/>
          </table:table-cell>
          <table:table-cell table:style-name="ce141" office:value-type="string" calcext:value-type="string">
            <text:p>Not Applicable</text:p>
          </table:table-cell>
          <table:table-cell table:style-name="ce141" office:value-type="string" calcext:value-type="string">
            <text:p>1. Messages - ‘First Name must be between 1 and 32 characters!’ for First Name, ‘Last Name must be between 1 and 32 characters!’ for Last Name, ‘E-Mail Address does not appear to be valid!’ form Email should be displayed in red collor under each field</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4">
          <table:table-cell table:style-name="ce143" office:value-type="string" calcext:value-type="string">
            <text:p>TC_MAI_005</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all fields in the 'My Account Information page have placeholders</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Clear all details in mandatory fields ‘First Name’, ‘Last Nmae’ and ‘Email’</text:span></text:p>
            <text:p><text:span text:style-name="T43">5. Check all fields for proper Placeholders (ER-1)</text:span></text:p>
            <text:p/>
          </table:table-cell>
          <table:table-cell table:style-name="ce141" office:value-type="string" calcext:value-type="string">
            <text:p>Not Applicable</text:p>
          </table:table-cell>
          <table:table-cell table:style-name="ce148" office:value-type="string" calcext:value-type="string">
            <text:p><text:span text:style-name="T20">1. Proper Placeholder texts should be displayed in the text fields - First Name, Last Name nad Email </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4">
          <table:table-cell table:style-name="ce143" office:value-type="string" calcext:value-type="string">
            <text:p>TC_MAI_006</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all fields in the 'My Account Information page are marked as mandatory</text:p>
          </table:table-cell>
          <table:table-cell table:style-name="ce148" office:value-type="string" calcext:value-type="string">
            <text:p><text:span text:style-name="T43">1. Open the Application in any browser and login</text:span></text:p>
            <text:p><text:span text:style-name="T43"> </text:span></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Check all fields in ‘My Account Information’ - ‘First Name’, ‘Last Nmae’ and ‘Email’</text:span></text:p>
            <text:p/>
            <text:p/>
          </table:table-cell>
          <table:table-cell table:style-name="ce141" office:value-type="string" calcext:value-type="string">
            <text:p>Not Applicable</text:p>
          </table:table-cell>
          <table:table-cell table:style-name="ce142" office:value-type="string" calcext:value-type="string">
            <text:p>1. All fields in the 'My Account Information' page - First Name, Last Name and Email are marked as mandatory with * symbol in red color</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7">
          <table:table-cell table:style-name="ce143" office:value-type="string" calcext:value-type="string">
            <text:p>TC_MAI_007</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providing invalid email format into the 'E-Mail' Address field</text:p>
            <text:p/>
          </table:table-cell>
          <table:table-cell table:style-name="ce148" office:value-type="string" calcext:value-type="string">
            <text:p><text:span text:style-name="T43">1. Open the Application in any browser and login</text:span></text:p>
            <text:p><text:span text:style-name="T43"> </text:span></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Update the ‘Email’ field in ‘My Account Information’ page with invalid data</text:span></text:p>
            <text:p><text:span text:style-name="T43">5. Click on ‘Continue’ button (ER-1)</text:span></text:p>
            <text:p/>
          </table:table-cell>
          <table:table-cell table:style-name="ce229" office:value-type="string" calcext:value-type="string">
            <text:p><text:span text:style-name="T20">Try all bellow invalid email address formats:</text:span></text:p>
            <text:p><text:span text:style-name="T20">1) wrong</text:span></text:p>
            <text:p><text:span text:style-name="T20">2) wrong@</text:span></text:p>
            <text:p><text:span text:style-name="T20">3) wrong@gmail</text:span></text:p>
            <text:p><text:span text:style-name="T20">4) wrong@gmail.com (can be valid or invalid)</text:span></text:p>
            <text:p/>
            <text:p/>
          </table:table-cell>
          <table:table-cell table:style-name="ce142" office:value-type="string" calcext:value-type="string">
            <text:p>1. Proper field <text:s/>level warning message or page level warning message to provide valid email address should be displayed</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9">
          <table:table-cell table:style-name="ce143" office:value-type="string" calcext:value-type="string">
            <text:p>TC_MAI_008</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text:span text:style-name="T24">Verifty Back button in the 'My Acccount Information ' page</text:span></text:p>
            <text:p/>
          </table:table-cell>
          <table:table-cell table:style-name="ce148" office:value-type="string" calcext:value-type="string">
            <text:p><text:span text:style-name="T43">1. Open the Application in any browser and login</text:span></text:p>
            <text:p><text:span text:style-name="T43"> </text:span></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Update the ‘Email’ field in ‘My Account Information’ page with invalid data</text:span></text:p>
            <text:p><text:span text:style-name="T43">5. Click on ‘Back’ button (ER-1)</text:span></text:p>
            <text:p><text:span text:style-name="T43">6. Click on 'Edit your account information' link on the displayed 'My Account' page (ER-2)</text:span></text:p>
            <text:p/>
          </table:table-cell>
          <table:table-cell table:style-name="ce141" office:value-type="string" calcext:value-type="string">
            <text:p>Not Applicable</text:p>
            <text:p/>
          </table:table-cell>
          <table:table-cell table:style-name="ce148" office:value-type="string" calcext:value-type="string">
            <text:p><text:span text:style-name="T20">1. User should be redirected to 'My Account Information' page</text:span></text:p>
            <text:p><text:span text:style-name="T43">2. User should be redirected to  'My Acccount Information’ page and the updated details should be lost</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7">
          <table:table-cell table:style-name="ce143" office:value-type="string" calcext:value-type="string">
            <text:p>TC_MAI_009</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Breadcrumb in the 'My Account Information'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Edit your account information' link on the displayed 'My Account' page</text:span></text:p>
            <text:p><text:span text:style-name="T43">4. Update the ‘Email’ field in ‘My Account Information’ page with invalid data</text:span></text:p>
            <text:p><text:span text:style-name="T43">5.Check Breadcrumb in the displayed  'My Acccount Information’ page (ER-1)</text:span></text:p>
            <text:p/>
          </table:table-cell>
          <table:table-cell table:style-name="ce141" office:value-type="string" calcext:value-type="string">
            <text:p>Not Applicable</text:p>
          </table:table-cell>
          <table:table-cell table:style-name="ce141" office:value-type="string" calcext:value-type="string">
            <text:p>1. Breadcrumbs should be displayed in ‘My Account Information’ page and should work correctly</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5">
          <table:table-cell table:style-name="ce143" office:value-type="string" calcext:value-type="string">
            <text:p>TC_MAI_010</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URL, Heading and Title in ‘My Account Information’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 </text:span></text:p>
            <text:p><text:span text:style-name="T43">2. Click on 'My Account' option</text:span></text:p>
            <text:p><text:span text:style-name="T43">3. Click on 'Edit your account information' link on the displayed 'My Account' page</text:span></text:p>
            <text:p><text:span text:style-name="T43">4. Check  page URL, Heading and Title in the displayed in ‘My Account Information’ page (ER-1)</text:span></text:p>
            <text:p/>
          </table:table-cell>
          <table:table-cell table:style-name="ce141" office:value-type="string" calcext:value-type="string">
            <text:p>Not Applicable</text:p>
          </table:table-cell>
          <table:table-cell table:style-name="ce142" office:value-type="string" calcext:value-type="string">
            <text:p><text:span text:style-name="T43">1. Correct Page URL, Title and Heading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5">
          <table:table-cell table:style-name="ce143" office:value-type="string" calcext:value-type="string">
            <text:p>TC_MAI_011</text:p>
          </table:table-cell>
          <table:table-cell table:style-name="ce193" office:value-type="string" calcext:value-type="string">
            <text:p><text:span text:style-name="T20">TS_014</text:span></text:p>
            <text:p><text:span text:style-name="T20">My Account Information</text:span></text:p>
          </table:table-cell>
          <table:table-cell table:style-name="ce142" office:value-type="string" calcext:value-type="string">
            <text:p>Validate the UI of ‘My Account Information’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 </text:span></text:p>
            <text:p><text:span text:style-name="T43">2. Click on 'My Account' option</text:span></text:p>
            <text:p><text:span text:style-name="T43">3. Click on 'Edit your account information' link on the displayed 'My Account' page</text:span></text:p>
            <text:p><text:span text:style-name="T43">4. Check the UI in the displayed in ‘My Account Information’ page (ER-1)</text:span></text:p>
            <text:p/>
          </table:table-cell>
          <table:table-cell table:style-name="ce141" office:value-type="string" calcext:value-type="string">
            <text:p>Not Applicable</text:p>
          </table:table-cell>
          <table:table-cell table:style-name="ce148" office:value-type="string" calcext:value-type="string">
            <text:p><text:span text:style-name="T43">1. Proper UI comply to the UI checklist should be displayed for the complete ‘My Account Information’ page functionality</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MAI_012</text:p>
          </table:table-cell>
          <table:table-cell table:style-name="ce193" office:value-type="string" calcext:value-type="string">
            <text:p><text:span text:style-name="T20">TS_014</text:span></text:p>
            <text:p><text:span text:style-name="T20">My Account Information</text:span></text:p>
          </table:table-cell>
          <table:table-cell table:style-name="ce148" office:value-type="string" calcext:value-type="string">
            <text:p><text:span text:style-name="T43">Validate ‘My Account Information’</text:span> page functionality in all the supported environments</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1. Check the ‘My Account Information’ page functionality in all the supported environments</text:p>
            <text:p/>
          </table:table-cell>
          <table:table-cell table:style-name="ce141" office:value-type="string" calcext:value-type="string">
            <text:p><text:span text:style-name="T20">Not Applicable</text:span></text:p>
            <text:p/>
          </table:table-cell>
          <table:table-cell table:style-name="ce148" office:value-type="string" calcext:value-type="string">
            <text:p>1. ‘My Account Information’ page functionality should work correctly in all supported environments</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22">
          <table:table-cell table:style-name="ce143" office:value-type="string" calcext:value-type="string">
            <text:p>TC_MAI_013</text:p>
          </table:table-cell>
          <table:table-cell table:style-name="ce193" office:value-type="string" calcext:value-type="string">
            <text:p><text:span text:style-name="T20">TS_014</text:span></text:p>
            <text:p><text:span text:style-name="T20">My Account Information</text:span></text:p>
          </table:table-cell>
          <table:table-cell table:style-name="ce148" table:number-columns-repeated="2"/>
          <table:table-cell table:style-name="ce141" table:number-columns-repeated="2"/>
          <table:table-cell table:style-name="ce148"/>
          <table:table-cell table:style-name="ce141" table:number-columns-repeated="4"/>
        </table:table-row>
        <table:table-row table:style-name="ro2" table:number-rows-repeated="7">
          <table:table-cell table:number-columns-repeated="3"/>
          <table:table-cell table:style-name="ce216"/>
          <table:table-cell table:number-columns-repeated="7"/>
        </table:table-row>
        <table:table-row table:style-name="ro2">
          <table:table-cell table:number-columns-repeated="2"/>
          <table:table-cell table:style-name="ce217"/>
          <table:table-cell table:style-name="ce216" table:number-columns-repeated="4"/>
          <table:table-cell table:number-columns-repeated="4"/>
        </table:table-row>
        <table:table-row table:style-name="ro2" table:number-rows-repeated="2">
          <table:table-cell table:number-columns-repeated="3"/>
          <table:table-cell table:style-name="ce216" table:number-columns-repeated="3"/>
          <table:table-cell table:number-columns-repeated="5"/>
        </table:table-row>
        <table:table-row table:style-name="ro2">
          <table:table-cell table:number-columns-repeated="2"/>
          <table:table-cell table:style-name="ce216" table:number-columns-repeated="2"/>
          <table:table-cell table:number-columns-repeated="2"/>
          <table:table-cell table:style-name="ce216"/>
          <table:table-cell table:number-columns-repeated="4"/>
        </table:table-row>
        <table:table-row table:style-name="ro2">
          <table:table-cell table:number-columns-repeated="2"/>
          <table:table-cell table:style-name="ce216"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16" table:number-columns-repeated="3"/>
          <table:table-cell/>
          <table:table-cell table:style-name="ce116" table:number-columns-repeated="7"/>
        </table:table-row>
        <table:table-row table:style-name="ro2">
          <table:table-cell table:style-name="ce116" table:number-columns-repeated="3"/>
          <table:table-cell/>
          <table:table-cell table:style-name="ce116" table:number-columns-repeated="7"/>
        </table:table-row>
      </table:table>
      <table:table table:name="Change Password" table:style-name="ta1">
        <table:table-column table:style-name="co20" table:default-cell-style-name="ce192"/>
        <table:table-column table:style-name="co52" table:default-cell-style-name="ce198"/>
        <table:table-column table:style-name="co32" table:default-cell-style-name="ce209"/>
        <table:table-column table:style-name="co40" table:default-cell-style-name="ce116"/>
        <table:table-column table:style-name="co34" table:default-cell-style-name="ce209"/>
        <table:table-column table:style-name="co35" table:default-cell-style-name="ce209"/>
        <table:table-column table:style-name="co36" table:default-cell-style-name="ce209"/>
        <table:table-column table:style-name="co56" table:default-cell-style-name="ce209"/>
        <table:table-column table:style-name="co64" table:default-cell-style-name="ce209"/>
        <table:table-column table:style-name="co39" table:default-cell-style-name="ce209"/>
        <table:table-column table:style-name="co20" table:default-cell-style-name="ce209"/>
        <table:table-row table:style-name="ro18">
          <table:table-cell table:style-name="ce100" office:value-type="string" calcext:value-type="string">
            <text:p>Test Case ID</text:p>
          </table:table-cell>
          <table:table-cell table:style-name="ce100" office:value-type="string" calcext:value-type="string">
            <text:p>Test Scenario </text:p>
          </table:table-cell>
          <table:table-cell table:style-name="ce100" office:value-type="string" calcext:value-type="string">
            <text:p>Test Case Title</text:p>
          </table:table-cell>
          <table:table-cell table:style-name="ce100" office:value-type="string" calcext:value-type="string">
            <text:p>Pre-requisites</text:p>
          </table:table-cell>
          <table:table-cell table:style-name="ce100" office:value-type="string" calcext:value-type="string">
            <text:p>Test Steps</text:p>
          </table:table-cell>
          <table:table-cell table:style-name="ce100" office:value-type="string" calcext:value-type="string">
            <text:p>Test Data</text:p>
          </table:table-cell>
          <table:table-cell table:style-name="ce100" office:value-type="string" calcext:value-type="string">
            <text:p>Expected Result (ER)</text:p>
          </table:table-cell>
          <table:table-cell table:style-name="ce100" office:value-type="string" calcext:value-type="string">
            <text:p>Actual Result</text:p>
          </table:table-cell>
          <table:table-cell table:style-name="ce100" office:value-type="string" calcext:value-type="string">
            <text:p>Priority</text:p>
          </table:table-cell>
          <table:table-cell table:style-name="ce100" office:value-type="string" calcext:value-type="string">
            <text:p>Result</text:p>
          </table:table-cell>
          <table:table-cell table:style-name="ce100" office:value-type="string" calcext:value-type="string">
            <text:p>Comments</text:p>
          </table:table-cell>
        </table:table-row>
        <table:table-row table:style-name="ro13">
          <table:table-cell table:style-name="ce143" office:value-type="string" calcext:value-type="string">
            <text:p>TC_CP_001</text:p>
          </table:table-cell>
          <table:table-cell table:style-name="ce143" office:value-type="string" calcext:value-type="string">
            <text:p>TS_015</text:p>
            <text:p>Change Password</text:p>
          </table:table-cell>
          <table:table-cell table:style-name="ce149" office:value-type="string" calcext:value-type="string">
            <text:p>Validate navigating to 'Change Password' page from 'My Account' page</text:p>
          </table:table-cell>
          <table:table-cell table:style-name="ce148" office:value-type="string" calcext:value-type="string">
            <text:p><text:span text:style-name="T20">1. Open the Application in any browser and login</text:span></text:p>
            <text:p/>
            <text:p/>
          </table:table-cell>
          <table:table-cell table:style-name="ce142" office:value-type="string" calcext:value-type="string">
            <text:p><text:span text:style-name="T43">1. Click on 'My Account' dropdown menu</text:span></text:p>
            <text:p><text:span text:style-name="T43">2. Select 'My Account' option </text:span></text:p>
            <text:p><text:span text:style-name="T43">3. Click on 'Change Passwrod' link on the displayed 'My Account' page (ER-1)</text:span></text:p>
            <text:p/>
          </table:table-cell>
          <table:table-cell table:style-name="ce141" office:value-type="string" calcext:value-type="string">
            <text:p>Not Applicable</text:p>
          </table:table-cell>
          <table:table-cell table:style-name="ce141" office:value-type="string" calcext:value-type="string">
            <text:p>1. User should be redirected to ‘Change Password’ page</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6">
          <table:table-cell table:style-name="ce143" office:value-type="string" calcext:value-type="string">
            <text:p>TC_CP_002</text:p>
          </table:table-cell>
          <table:table-cell table:style-name="ce143" office:value-type="string" calcext:value-type="string">
            <text:p>TS_015</text:p>
            <text:p>Change Password</text:p>
          </table:table-cell>
          <table:table-cell table:style-name="ce142" office:value-type="string" calcext:value-type="string">
            <text:p><text:span text:style-name="T24">Validate navigating to 'Change Password' page using 'Password' Right column option</text:span></text:p>
            <text:p/>
          </table:table-cell>
          <table:table-cell table:style-name="ce148" office:value-type="string" calcext:value-type="string">
            <text:p>1. Open the Application in any browser and login</text:p>
            <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 (ER-1)</text:span></text:p>
            <text:p/>
          </table:table-cell>
          <table:table-cell table:style-name="ce141" office:value-type="string" calcext:value-type="string">
            <text:p>Not Applicable</text:p>
          </table:table-cell>
          <table:table-cell table:style-name="ce141" office:value-type="string" calcext:value-type="string">
            <text:p>1. User should be redirected to ‘Change Password’ page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7">
          <table:table-cell table:style-name="ce143" office:value-type="string" calcext:value-type="string">
            <text:p>TC_CP_003</text:p>
          </table:table-cell>
          <table:table-cell table:style-name="ce143" office:value-type="string" calcext:value-type="string">
            <text:p>TS_015</text:p>
            <text:p>Change Password</text:p>
          </table:table-cell>
          <table:table-cell table:style-name="ce149" office:value-type="string" calcext:value-type="string">
            <text:p>Validate changing the passwrod</text:p>
            <text:p/>
            <text:p/>
          </table:table-cell>
          <table:table-cell table:style-name="ce148" office:value-type="string" calcext:value-type="string">
            <text:p><text:span text:style-name="T43">1. Open the Application in any browser and login</text:span></text:p>
            <text:p><text:span text:style-name="T43"> </text:span></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Enter new password into ‘Password’ and ‘Password Confirmation’ fileds</text:span></text:p>
            <text:p><text:span text:style-name="T43">5. Click on ‘Continue’ button  (ER-1)</text:span></text:p>
            <text:p><text:span text:style-name="T43">6. Logout and Login with old password (ER-2)</text:span></text:p>
            <text:p><text:span text:style-name="T43">7. Logout and Login with new password (ER-3)</text:span></text:p>
            <text:p/>
          </table:table-cell>
          <table:table-cell table:style-name="ce141" office:value-type="string" calcext:value-type="string">
            <text:p>Not Applicable</text:p>
            <text:p/>
          </table:table-cell>
          <table:table-cell table:style-name="ce141" office:value-type="string" calcext:value-type="string">
            <text:p>1. Message - ‘Success: Your password has been successfully updated.’ should be displayed</text:p>
            <text:p>2. Message- ‘Warning: No match for E-Mail Address and/or Password.’ should be displayed</text:p>
            <text:p>3. User should be abble to login with the new password</text:p>
            <text:p>And redirected to ‘My Account’ page</text:p>
            <text:p/>
          </table:table-cell>
          <table:table-cell table:style-name="ce148" office:value-type="string" calcext:value-type="string">
            <text:p>1. Works as mentioned in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141"/>
        </table:table-row>
        <table:table-row table:style-name="ro15">
          <table:table-cell table:style-name="ce143" office:value-type="string" calcext:value-type="string">
            <text:p>TC_CP_004</text:p>
          </table:table-cell>
          <table:table-cell table:style-name="ce143" office:value-type="string" calcext:value-type="string">
            <text:p>TS_015</text:p>
            <text:p>Change Password</text:p>
          </table:table-cell>
          <table:table-cell table:style-name="ce142" office:value-type="string" calcext:value-type="string">
            <text:p>Validate changing the passwrod  without entering anything into the fields in ‘Change Password’ page</text:p>
            <text:p/>
          </table:table-cell>
          <table:table-cell table:style-name="ce148" office:value-type="string" calcext:value-type="string">
            <text:p>1. Open the Application in any browser and login </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Dont enter anything into ‘Password’ and ‘Password Confirmation’ fileds</text:span></text:p>
            <text:p><text:span text:style-name="T43">5. Click on ‘Continue’ button  (ER-1)</text:span></text:p>
            <text:p/>
          </table:table-cell>
          <table:table-cell table:style-name="ce141" office:value-type="string" calcext:value-type="string">
            <text:p>Not Applicable</text:p>
          </table:table-cell>
          <table:table-cell table:style-name="ce230" office:value-type="string" calcext:value-type="string">
            <text:p><text:span text:style-name="T22">1. </text:span><text:span text:style-name="T53">Field level warning message - ‘Password must be between 4 and 20 characters!’  should be displayed under the Password field</text:span></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15">
          <table:table-cell table:style-name="ce143" office:value-type="string" calcext:value-type="string">
            <text:p>TC_CP_005</text:p>
          </table:table-cell>
          <table:table-cell table:style-name="ce143" office:value-type="string" calcext:value-type="string">
            <text:p>TS_015</text:p>
            <text:p>Change Password</text:p>
          </table:table-cell>
          <table:table-cell table:style-name="ce142" office:value-type="string" calcext:value-type="string">
            <text:p><text:span text:style-name="T44">Validate entering different passwords into the 'Password' and 'Password Confirm' fields while changing the password</text:span></text:p>
            <text:p/>
          </table:table-cell>
          <table:table-cell table:style-name="ce148" office:value-type="string" calcext:value-type="string">
            <text:p><text:span text:style-name="T43">1. Open the Application in any browser and login </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Enter new password into ‘Password’ field</text:span></text:p>
            <text:p><text:span text:style-name="T43">5. Enter different password into ‘Password Confirmation’ filed</text:span></text:p>
            <text:p><text:span text:style-name="T43">6. Click on ‘Continue’ button  (ER-1)</text:span></text:p>
            <text:p/>
          </table:table-cell>
          <table:table-cell table:style-name="ce141" office:value-type="string" calcext:value-type="string">
            <text:p>Not Applicable</text:p>
            <text:p/>
          </table:table-cell>
          <table:table-cell table:style-name="ce141" office:value-type="string" calcext:value-type="string">
            <text:p><text:span text:style-name="T20">1. </text:span><text:span text:style-name="T23">Field level warning message - ‘Password confirmation does not match password!’  should be displayed under the Password Confirmation field</text:span></text:p>
            <text:p/>
          </table:table-cell>
          <table:table-cell table:style-name="ce148" office:value-type="string" calcext:value-type="string">
            <text:p>1. Works as mentioned in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141"/>
        </table:table-row>
        <table:table-row table:style-name="ro34">
          <table:table-cell table:style-name="ce143" office:value-type="string" calcext:value-type="string">
            <text:p>TC_CP_006</text:p>
          </table:table-cell>
          <table:table-cell table:style-name="ce143" office:value-type="string" calcext:value-type="string">
            <text:p>TS_015</text:p>
            <text:p>Change Password</text:p>
          </table:table-cell>
          <table:table-cell table:style-name="ce142" office:value-type="string" calcext:value-type="string">
            <text:p><text:span text:style-name="T44">Validate all fields in 'Change Password' page are marked as mandatory</text:span></text:p>
            <text:p/>
          </table:table-cell>
          <table:table-cell table:style-name="ce148" office:value-type="string" calcext:value-type="string">
            <text:p><text:span text:style-name="T43">1. Open the Application in any browser and login </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Check whether all fields in ‘Change Password’ page are marked as mandatory (ER-1)</text:span></text:p>
            <text:p/>
          </table:table-cell>
          <table:table-cell table:style-name="ce141" office:value-type="string" calcext:value-type="string">
            <text:p>Not Applicable</text:p>
          </table:table-cell>
          <table:table-cell table:style-name="ce148" office:value-type="string" calcext:value-type="string">
            <text:p><text:span text:style-name="T43">1. All fields in the 'Change Password</text:span><text:span text:style-name="T20">' page – Password and Password Confirmation are marked as mandatory with * symbol in red color</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4">
          <table:table-cell table:style-name="ce143" office:value-type="string" calcext:value-type="string">
            <text:p>TC_CP_007</text:p>
          </table:table-cell>
          <table:table-cell table:style-name="ce143" office:value-type="string" calcext:value-type="string">
            <text:p>TS_015</text:p>
            <text:p>Change Password</text:p>
          </table:table-cell>
          <table:table-cell table:style-name="ce142" office:value-type="string" calcext:value-type="string">
            <text:p><text:span text:style-name="T44">Validate the text entered into the fields in 'Change Password' field is toggled to hide its vidibillity</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Enter new password into ‘Password’ and ‘Password Confirmation’ fileds (ER-1)</text:span></text:p>
            <text:p/>
          </table:table-cell>
          <table:table-cell table:style-name="ce141" office:value-type="string" calcext:value-type="string">
            <text:p>Not Applicable</text:p>
          </table:table-cell>
          <table:table-cell table:style-name="ce142" office:value-type="string" calcext:value-type="string">
            <text:p>1. Text entered into Password and Password Confirmation fields should be toogled to hyde its visibillity, user should see .(dot) symbols</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4">
          <table:table-cell table:style-name="ce143" office:value-type="string" calcext:value-type="string">
            <text:p>TC_CP_008</text:p>
          </table:table-cell>
          <table:table-cell table:style-name="ce143" office:value-type="string" calcext:value-type="string">
            <text:p>TS_015</text:p>
            <text:p>Change Password</text:p>
          </table:table-cell>
          <table:table-cell table:style-name="ce142" office:value-type="string" calcext:value-type="string">
            <text:p>Validate Back button in the 'Change Password' page</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 Enter new password into ‘Password’ and ‘Password Confirmation’ fileds</text:span></text:p>
            <text:p><text:span text:style-name="T43">5. Click on ‘Back’ button  (ER-1)</text:span></text:p>
            <text:p><text:span text:style-name="T43">6. Click on 'Passwrod' link in Right Column options (ER-2)</text:span></text:p>
            <text:p/>
          </table:table-cell>
          <table:table-cell table:style-name="ce141" office:value-type="string" calcext:value-type="string">
            <text:p>Not Applicable</text:p>
            <text:p/>
          </table:table-cell>
          <table:table-cell table:style-name="ce141" office:value-type="string" calcext:value-type="string">
            <text:p>1. User should be redirected to ‘My Account’ page</text:p>
            <text:p>2. Newly entered password into Password and Password Confirmation fields should be lost/empty</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4">
          <table:table-cell table:style-name="ce143" office:value-type="string" calcext:value-type="string">
            <text:p>TC_CP_009</text:p>
          </table:table-cell>
          <table:table-cell table:style-name="ce143" office:value-type="string" calcext:value-type="string">
            <text:p>TS_015</text:p>
            <text:p>Change Password</text:p>
          </table:table-cell>
          <table:table-cell table:style-name="ce142" office:value-type="string" calcext:value-type="string">
            <text:p>Validate Breadcrumb in the 'Change Password' page</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Check Breadcrumb in the displayed  'Change Password’ page (ER-1)</text:span></text:p>
            <text:p/>
          </table:table-cell>
          <table:table-cell table:style-name="ce141" office:value-type="string" calcext:value-type="string">
            <text:p><text:span text:style-name="T20">Not Applicable</text:span></text:p>
            <text:p/>
          </table:table-cell>
          <table:table-cell table:style-name="ce141" office:value-type="string" calcext:value-type="string">
            <text:p><text:span text:style-name="T20">1. Breadcrumbs should be displayed in ‘Password Change’ page and should work correctly</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4">
          <table:table-cell table:style-name="ce143" office:value-type="string" calcext:value-type="string">
            <text:p>TC_CP_010</text:p>
          </table:table-cell>
          <table:table-cell table:style-name="ce143" office:value-type="string" calcext:value-type="string">
            <text:p>TS_015</text:p>
            <text:p>Change Password</text:p>
          </table:table-cell>
          <table:table-cell table:style-name="ce142" office:value-type="string" calcext:value-type="string">
            <text:p><text:span text:style-name="T43">Validate URL, Heading and Title in 'Change Password' page</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Check page URL, Heading and Title in the displayed  'Change Password’ page (ER-1)</text:span></text:p>
            <text:p/>
          </table:table-cell>
          <table:table-cell table:style-name="ce141" office:value-type="string" calcext:value-type="string">
            <text:p>Not Applicable</text:p>
          </table:table-cell>
          <table:table-cell table:style-name="ce142" office:value-type="string" calcext:value-type="string">
            <text:p><text:span text:style-name="T43">1. Correct Page URL, Title and Heading should be displayed</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13">
          <table:table-cell table:style-name="ce143" office:value-type="string" calcext:value-type="string">
            <text:p>TC_CP_011</text:p>
          </table:table-cell>
          <table:table-cell table:style-name="ce143" office:value-type="string" calcext:value-type="string">
            <text:p>TS_015</text:p>
            <text:p>Change Password</text:p>
          </table:table-cell>
          <table:table-cell table:style-name="ce142" office:value-type="string" calcext:value-type="string">
            <text:p><text:span text:style-name="T43">Validate the UI of  'Change Password' page</text:span></text:p>
            <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lick on 'My Account' dropdown menu</text:span></text:p>
            <text:p><text:span text:style-name="T43">2. Select 'My Account' option </text:span></text:p>
            <text:p><text:span text:style-name="T43">3. Click on 'Passwrod' link in Right Column options</text:span></text:p>
            <text:p><text:span text:style-name="T43">4..Check UI in the displayed  'Change Password’ page (ER-1)</text:span></text:p>
            <text:p/>
          </table:table-cell>
          <table:table-cell table:style-name="ce141" office:value-type="string" calcext:value-type="string">
            <text:p>Not Applicable</text:p>
          </table:table-cell>
          <table:table-cell table:style-name="ce148" office:value-type="string" calcext:value-type="string">
            <text:p><text:span text:style-name="T43">1. Proper UI comply to the UI checklist should be displayed for the complete ‘Change Password</text:span>’ page functionality</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35">
          <table:table-cell table:style-name="ce143" office:value-type="string" calcext:value-type="string">
            <text:p>TC_CP_012</text:p>
          </table:table-cell>
          <table:table-cell table:style-name="ce143" office:value-type="string" calcext:value-type="string">
            <text:p>TS_015</text:p>
            <text:p>Change Password</text:p>
          </table:table-cell>
          <table:table-cell table:style-name="ce148" office:value-type="string" calcext:value-type="string">
            <text:p><text:span text:style-name="T43">Validate ‘Change Password’ page functionality in all the supported environments</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heck the ‘Change Password’ page functionality in all the supported environments</text:span></text:p>
            <text:p/>
          </table:table-cell>
          <table:table-cell table:style-name="ce141" office:value-type="string" calcext:value-type="string">
            <text:p>Not Applicable</text:p>
          </table:table-cell>
          <table:table-cell table:style-name="ce148" office:value-type="string" calcext:value-type="string">
            <text:p><text:span text:style-name="T43">1. ‘Change Password’ page functionality should work correctly in all supported environments</text:span></text:p>
            <text:p/>
          </table:table-cell>
          <table:table-cell table:style-name="ce148" office:value-type="string" calcext:value-type="string">
            <text:p>1. Works as mentioned in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22">
          <table:table-cell table:style-name="ce143" office:value-type="string" calcext:value-type="string">
            <text:p>TC_CP_013</text:p>
          </table:table-cell>
          <table:table-cell table:style-name="ce143" office:value-type="string" calcext:value-type="string">
            <text:p>TS_015</text:p>
            <text:p>Change Password</text:p>
          </table:table-cell>
          <table:table-cell table:style-name="ce148" table:number-columns-repeated="2"/>
          <table:table-cell table:style-name="ce141" table:number-columns-repeated="2"/>
          <table:table-cell table:style-name="ce148"/>
          <table:table-cell table:style-name="ce141" table:number-columns-repeated="4"/>
        </table:table-row>
        <table:table-row table:style-name="ro2" table:number-rows-repeated="7">
          <table:table-cell table:number-columns-repeated="3"/>
          <table:table-cell table:style-name="ce216"/>
          <table:table-cell table:number-columns-repeated="7"/>
        </table:table-row>
        <table:table-row table:style-name="ro2">
          <table:table-cell table:number-columns-repeated="2"/>
          <table:table-cell table:style-name="ce217"/>
          <table:table-cell table:style-name="ce216" table:number-columns-repeated="4"/>
          <table:table-cell table:number-columns-repeated="4"/>
        </table:table-row>
        <table:table-row table:style-name="ro2" table:number-rows-repeated="2">
          <table:table-cell table:number-columns-repeated="3"/>
          <table:table-cell table:style-name="ce216" table:number-columns-repeated="3"/>
          <table:table-cell table:number-columns-repeated="5"/>
        </table:table-row>
        <table:table-row table:style-name="ro2">
          <table:table-cell table:number-columns-repeated="2"/>
          <table:table-cell table:style-name="ce216" table:number-columns-repeated="2"/>
          <table:table-cell table:number-columns-repeated="2"/>
          <table:table-cell table:style-name="ce216"/>
          <table:table-cell table:number-columns-repeated="4"/>
        </table:table-row>
        <table:table-row table:style-name="ro2">
          <table:table-cell table:number-columns-repeated="2"/>
          <table:table-cell table:style-name="ce216" table:number-columns-repeated="2"/>
          <table:table-cell table:number-columns-repeated="7"/>
        </table:table-row>
        <table:table-row table:style-name="ro2" table:number-rows-repeated="8">
          <table:table-cell table:number-columns-repeated="3"/>
          <table:table-cell table:style-name="ce209"/>
          <table:table-cell table:number-columns-repeated="7"/>
        </table:table-row>
        <table:table-row table:style-name="ro2" table:number-rows-repeated="14">
          <table:table-cell table:style-name="ce116" table:number-columns-repeated="3"/>
          <table:table-cell/>
          <table:table-cell table:style-name="ce116" table:number-columns-repeated="7"/>
        </table:table-row>
        <table:table-row table:style-name="ro2">
          <table:table-cell table:style-name="ce116" table:number-columns-repeated="3"/>
          <table:table-cell/>
          <table:table-cell table:style-name="ce116" table:number-columns-repeated="7"/>
        </table:table-row>
      </table:table>
      <table:table table:name="Address Book" table:style-name="ta1">
        <table:table-column table:style-name="co20" table:default-cell-style-name="ce232"/>
        <table:table-column table:style-name="co52" table:default-cell-style-name="ce232"/>
        <table:table-column table:style-name="co32" table:default-cell-style-name="ce116"/>
        <table:table-column table:style-name="co40" table:default-cell-style-name="ce142"/>
        <table:table-column table:style-name="co34" table:default-cell-style-name="ce142"/>
        <table:table-column table:style-name="co35" table:default-cell-style-name="ce230"/>
        <table:table-column table:style-name="co36" table:default-cell-style-name="ce116"/>
        <table:table-column table:style-name="co56" table:default-cell-style-name="ce148"/>
        <table:table-column table:style-name="co42" table:default-cell-style-name="ce143"/>
        <table:table-column table:style-name="co39" table:default-cell-style-name="ce152"/>
        <table:table-column table:style-name="co117" table:default-cell-style-name="ce230"/>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13">
          <table:table-cell office:value-type="string" calcext:value-type="string">
            <text:p>TC_AB_001</text:p>
          </table:table-cell>
          <table:table-cell office:value-type="string" calcext:value-type="string">
            <text:p>TS_016</text:p>
            <text:p>Address Book</text:p>
          </table:table-cell>
          <table:table-cell table:style-name="ce149" office:value-type="string" calcext:value-type="string">
            <text:p>Validate navigating to 'Address Book Entries' page from 'My Account' page</text:p>
          </table:table-cell>
          <table:table-cell office:value-type="string" calcext:value-type="string">
            <text:p><text:span text:style-name="T20">1. Open the Application in any browser and login</text:span></text:p>
            <text:p/>
            <text:p/>
          </table:table-cell>
          <table:table-cell office:value-type="string" calcext:value-type="string">
            <text:p><text:span text:style-name="T43">1. Click on 'My Account' dropdown menu</text:span></text:p>
            <text:p><text:span text:style-name="T43">2. Select 'My Account' option </text:span></text:p>
            <text:p><text:span text:style-name="T43">3. Click on 'Modify your address book entries' link on the displayed 'My Account' page (ER-1)</text:span></text:p>
            <text:p/>
          </table:table-cell>
          <table:table-cell office:value-type="string" calcext:value-type="string">
            <text:p>Not Applicable</text:p>
          </table:table-cell>
          <table:table-cell table:style-name="ce230" office:value-type="string" calcext:value-type="string">
            <text:p><text:span text:style-name="T20">1. User should be redirected to ‘</text:span><text:span text:style-name="T23">Address Book Entries’ page</text:span></text:p>
            <text:p/>
          </table:table-cell>
          <table:table-cell office:value-type="string" calcext:value-type="string">
            <text:p>1. Works as mentioned in the Expected Result</text:p>
          </table:table-cell>
          <table:table-cell office:value-type="string" calcext:value-type="string">
            <text:p>P1</text:p>
          </table:table-cell>
          <table:table-cell office:value-type="string" calcext:value-type="string">
            <text:p>PASS</text:p>
          </table:table-cell>
          <table:table-cell/>
        </table:table-row>
        <table:table-row table:style-name="ro16">
          <table:table-cell office:value-type="string" calcext:value-type="string">
            <text:p>TC_AB_002</text:p>
          </table:table-cell>
          <table:table-cell office:value-type="string" calcext:value-type="string">
            <text:p>TS_016</text:p>
            <text:p>Address Book</text:p>
          </table:table-cell>
          <table:table-cell table:style-name="ce142" office:value-type="string" calcext:value-type="string">
            <text:p><text:span text:style-name="T43">Validate navigating to 'Address Book Entries' page using ' 'Address Book' Right column option</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Click on 'My Account' dropdown menu</text:span></text:p>
            <text:p><text:span text:style-name="T43">2. Select 'My Account' option </text:span></text:p>
            <text:p><text:span text:style-name="T43">3. Click on 'Address book' link in Right Column options (ER-1)</text:span></text:p>
            <text:p/>
          </table:table-cell>
          <table:table-cell office:value-type="string" calcext:value-type="string">
            <text:p>Not Applicable</text:p>
          </table:table-cell>
          <table:table-cell table:style-name="ce230" office:value-type="string" calcext:value-type="string">
            <text:p><text:span text:style-name="T20">1. User should be redirected to ‘</text:span><text:span text:style-name="T23">Address Book Entries’ page</text:span></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34">
          <table:table-cell office:value-type="string" calcext:value-type="string">
            <text:p>TC_AB_003</text:p>
          </table:table-cell>
          <table:table-cell office:value-type="string" calcext:value-type="string">
            <text:p>TS_016</text:p>
            <text:p>Address Book</text:p>
          </table:table-cell>
          <table:table-cell table:style-name="ce149" office:value-type="string" calcext:value-type="string">
            <text:p><text:span text:style-name="T44">Validate navigating to 'Address Book Entries' page from Right Column options before logging into the Application</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Click on 'My Account' dropdown menu</text:span></text:p>
            <text:p><text:span text:style-name="T43">2. Select 'My Account' option </text:span></text:p>
            <text:p><text:span text:style-name="T43">3. Click on 'Address book' link in Right Column options (ER-1)</text:span></text:p>
            <text:p><text:span text:style-name="T43">4. Enter valid Email and Password -&lt; Reffer Test Data &gt; and click on ‘Login’ button (ER-2)</text:span></text:p>
            <text:p/>
          </table:table-cell>
          <table:table-cell office:value-type="string" calcext:value-type="string">
            <text:p>Email: test@gmail.com</text:p>
            <text:p>Password: Test123</text:p>
            <text:p>!</text:p>
          </table:table-cell>
          <table:table-cell table:style-name="ce230" office:value-type="string" calcext:value-type="string">
            <text:p>1. User should be prompt to Login or create an Account</text:p>
            <text:p><text:span text:style-name="T20">2. User should get login and redirected to ‘</text:span><text:span text:style-name="T23">Address Book Entries’ page</text:span></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7">
          <table:table-cell office:value-type="string" calcext:value-type="string">
            <text:p>TC_AB_004</text:p>
          </table:table-cell>
          <table:table-cell office:value-type="string" calcext:value-type="string">
            <text:p>TS_016</text:p>
            <text:p>Address Book</text:p>
          </table:table-cell>
          <table:table-cell table:style-name="ce142" office:value-type="string" calcext:value-type="string">
            <text:p>Validate adding new address to ‘Address Book Entries’ page by providing only mandatory fields</text:p>
            <text:p/>
          </table:table-cell>
          <table:table-cell office:value-type="string" calcext:value-type="string">
            <text:p>1. Open the Application in any browser and login </text:p>
          </table:table-cell>
          <table:table-cell office:value-type="string" calcext:value-type="string">
            <text:p><text:span text:style-name="T43">1. Click on 'My Account' dropdown menu</text:span></text:p>
            <text:p><text:span text:style-name="T43">2. Select 'My Account' option </text:span></text:p>
            <text:p><text:span text:style-name="T43">3. Click on 'Address book' link in Right Column options (ER-1)</text:span></text:p>
            <text:p><text:span text:style-name="T43">4. Fill all mandatory fields ‘First Name’, ‘Last Name’, ‘Address1’, ‘City’, ‘Post Code’, ‘Country’ and ‘Region/State’ - &lt; Refer Test Data &gt;</text:span></text:p>
            <text:p><text:span text:style-name="T43">5. Click on ‘Continue’ button (ER-2)</text:span></text:p>
            <text:p/>
          </table:table-cell>
          <table:table-cell office:value-type="string" calcext:value-type="string">
            <text:p>First Name: Math</text:p>
            <text:p>Last Name: Smith</text:p>
            <text:p>Address 1: 41 Eaton Square</text:p>
            <text:p>City: London</text:p>
            <text:p>Post Code: SW1W 9DH</text:p>
            <text:p><text:span text:style-name="T20">Country: United Kingdom</text:span></text:p>
            <text:p><text:span text:style-name="T20">Region/State: Greater London</text:span></text:p>
            <text:p/>
            <text:p/>
          </table:table-cell>
          <table:table-cell table:style-name="ce230" office:value-type="string" calcext:value-type="string">
            <text:p>1. User should be redirected to ‘Address Book Entries’ page </text:p>
            <text:p><text:span text:style-name="T20">2. Message -  Your address has been successfully added’ should be displayed and User is redirected to ‘Address Book Entries’ page </text:span></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13">
          <table:table-cell office:value-type="string" calcext:value-type="string">
            <text:p>TC_AB_005</text:p>
          </table:table-cell>
          <table:table-cell office:value-type="string" calcext:value-type="string">
            <text:p>TS_016</text:p>
            <text:p>Address Book</text:p>
          </table:table-cell>
          <table:table-cell table:style-name="ce142" office:value-type="string" calcext:value-type="string">
            <text:p>Validate selecting the newly added Address as default address</text:p>
          </table:table-cell>
          <table:table-cell office:value-type="string" calcext:value-type="string">
            <text:p><text:span text:style-name="T43">1. Open the Application in any browser and login </text:span></text:p>
            <text:p/>
          </table:table-cell>
          <table:table-cell office:value-type="string" calcext:value-type="string">
            <text:p><text:span text:style-name="T44">1. Click on 'Address book' link in Right Column options</text:span></text:p>
            <text:p><text:span text:style-name="T44">2. Click on ‘Edit’ button in newly added address (ER-1)</text:span></text:p>
            <text:p><text:span text:style-name="T44">3. Select ‘Yes’ radio button for the ‘Default Address’ field</text:span></text:p>
            <text:p><text:span text:style-name="T44">4. Click on ‘Continue’ button (ER-2)</text:span></text:p>
            <text:p/>
          </table:table-cell>
          <table:table-cell office:value-type="string" calcext:value-type="string">
            <text:p>Not Applicable</text:p>
          </table:table-cell>
          <table:table-cell table:style-name="ce230" office:value-type="string" calcext:value-type="string">
            <text:p><text:span text:style-name="T43">1. User should be redirected to ‘Edit Address’ page</text:span></text:p>
            <text:p>2. User should be redirected to ‘Address Book Entries’ page and new address should become the default address</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13">
          <table:table-cell office:value-type="string" calcext:value-type="string">
            <text:p>TC_AB_006</text:p>
          </table:table-cell>
          <table:table-cell office:value-type="string" calcext:value-type="string">
            <text:p>TS_016</text:p>
            <text:p>Address Book</text:p>
          </table:table-cell>
          <table:table-cell table:style-name="ce142" office:value-type="string" calcext:value-type="string">
            <text:p><text:span text:style-name="T43">Validate changing the Default Address in the 'Address Book Entries' page</text:span></text:p>
            <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44">1. Click on 'Address book' link in Right Column options</text:span></text:p>
            <text:p><text:span text:style-name="T44">2. Click on ‘Edit’ button in newly added address</text:span></text:p>
            <text:p><text:span text:style-name="T44">3. Select ‘No’ radio button for the ‘Default Address’ field</text:span></text:p>
            <text:p><text:span text:style-name="T44">4. Click on ‘Continue’ button (ER-1)</text:span></text:p>
            <text:p/>
          </table:table-cell>
          <table:table-cell office:value-type="string" calcext:value-type="string">
            <text:p><text:span text:style-name="T22">Not Applicable</text:span></text:p>
            <text:p/>
          </table:table-cell>
          <table:table-cell table:style-name="ce142" office:value-type="string" calcext:value-type="string">
            <text:p>1. Message - ‘ Warning: Default address required! ‘ should be displayed</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AB_007</text:p>
          </table:table-cell>
          <table:table-cell office:value-type="string" calcext:value-type="string">
            <text:p>TS_016</text:p>
            <text:p>Address Book</text:p>
          </table:table-cell>
          <table:table-cell table:style-name="ce142" office:value-type="string" calcext:value-type="string">
            <text:p>Validate updating the address in the 'Address Book Entries' page</text:p>
            <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44">1. Click on 'Address book' link in Right Column options</text:span></text:p>
            <text:p><text:span text:style-name="T43">2. Click on ‘Edit’ button in newly added address (ER-1)</text:span></text:p>
            <text:p><text:span text:style-name="T44">3. Update all mandatory fields ‘First Name’, ‘Last Name’, ‘Address1’, ‘City’, ‘Post Code’, ‘Country’ and ‘Region/State’</text:span></text:p>
            <text:p><text:span text:style-name="T44">4. Click on ‘Continue’ button (ER-2)</text:span></text:p>
            <text:p/>
          </table:table-cell>
          <table:table-cell office:value-type="string" calcext:value-type="string">
            <text:p><text:span text:style-name="T22">Not Applicable</text:span></text:p>
            <text:p/>
          </table:table-cell>
          <table:table-cell table:style-name="ce142" office:value-type="string" calcext:value-type="string">
            <text:p>1. User should be redirected to ‘Edit Address’ page</text:p>
            <text:p>2. Message - ‘ Your address has been successfully updated’ should be displayed</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3">
          <table:table-cell office:value-type="string" calcext:value-type="string">
            <text:p>TC_AB_008</text:p>
          </table:table-cell>
          <table:table-cell office:value-type="string" calcext:value-type="string">
            <text:p>TS_016</text:p>
            <text:p>Address Book</text:p>
          </table:table-cell>
          <table:table-cell table:style-name="ce142" office:value-type="string" calcext:value-type="string">
            <text:p><text:span text:style-name="T43">Validate clearing all fields in the 'Edit Address' page and updating the address</text:span></text:p>
            <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44">1. Click on 'Address book' link in Right Column options</text:span></text:p>
            <text:p><text:span text:style-name="T44">2. Click on ‘Edit’ button in newly added address (ER-1)</text:span></text:p>
            <text:p><text:span text:style-name="T44">3. Clear all fields</text:span></text:p>
            <text:p><text:span text:style-name="T44">4. Click on ‘Continue’ button (ER-2)</text:span></text:p>
            <text:p/>
          </table:table-cell>
          <table:table-cell office:value-type="string" calcext:value-type="string">
            <text:p>Not Applicable</text:p>
          </table:table-cell>
          <table:table-cell table:style-name="ce142" office:value-type="string" calcext:value-type="string">
            <text:p><text:span text:style-name="T22">1. User should be redirected to ‘Edit Address’ page</text:span></text:p>
            <text:p><text:span text:style-name="T22">2. Proper field level warnin messages should be displayed for all the mandatory fields(FirstName, Last Name, Address 1, City, Post Code, Country and Region/State)</text:span></text:p>
            <text:p/>
          </table:table-cell>
          <table:table-cell table:style-name="ce230" office:value-type="string" calcext:value-type="string">
            <text:p>1. Emptying all fields result in no response from ‘Continue’ button</text:p>
            <text:p/>
          </table:table-cell>
          <table:table-cell office:value-type="string" calcext:value-type="string">
            <text:p>P3</text:p>
          </table:table-cell>
          <table:table-cell table:style-name="ce233" table:content-validation-name="val1" office:value-type="string" calcext:value-type="string">
            <text:p>FAIL</text:p>
          </table:table-cell>
          <table:table-cell table:style-name="ce143" office:value-type="string" calcext:value-type="string">
            <text:p>OPENCART-BUG-1</text:p>
          </table:table-cell>
        </table:table-row>
        <table:table-row table:style-name="ro35">
          <table:table-cell office:value-type="string" calcext:value-type="string">
            <text:p>TC_AB_009</text:p>
          </table:table-cell>
          <table:table-cell office:value-type="string" calcext:value-type="string">
            <text:p>TS_016</text:p>
            <text:p>Address Book</text:p>
          </table:table-cell>
          <table:table-cell table:style-name="ce142" office:value-type="string" calcext:value-type="string">
            <text:p>Validate deleting the default address in the 'Address Book Entries' page</text:p>
            <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44">1. Click on 'Address book' link in Right Column options</text:span></text:p>
            <text:p><text:span text:style-name="T44">2. Click on ‘Delete’ red button in newly added address (ER-1)</text:span></text:p>
            <text:p/>
          </table:table-cell>
          <table:table-cell office:value-type="string" calcext:value-type="string">
            <text:p><text:span text:style-name="T22">Not Applicable</text:span></text:p>
            <text:p/>
          </table:table-cell>
          <table:table-cell table:style-name="ce230" office:value-type="string" calcext:value-type="string">
            <text:p>1. Message - ‘Your address has been successfully deleted‘ should be displayed</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5">
          <table:table-cell office:value-type="string" calcext:value-type="string">
            <text:p>TC_AB_010</text:p>
          </table:table-cell>
          <table:table-cell office:value-type="string" calcext:value-type="string">
            <text:p>TS_016</text:p>
            <text:p>Address Book</text:p>
          </table:table-cell>
          <table:table-cell table:style-name="ce142" office:value-type="string" calcext:value-type="string">
            <text:p>Validate Back button in the 'Edit Address' page</text:p>
            <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43">1. Click on 'Address book' link in Right Column options</text:span></text:p>
            <text:p><text:span text:style-name="T43">2. Click on ‘Edit’ button in newly added address</text:span></text:p>
            <text:p><text:span text:style-name="T43">3. Update all mandatory fields ‘First Name’, ‘Last Name’, ‘Address1’, ‘City’, ‘Post Code’, ‘Country’ and ‘Region/State’</text:span></text:p>
            <text:p><text:span text:style-name="T43">4. Click on ‘Back’ button (ER-1)</text:span></text:p>
            <text:p><text:span text:style-name="T43">5. Click on ‘Edit’ button in newly added address (ER-2)</text:span></text:p>
            <text:p/>
          </table:table-cell>
          <table:table-cell office:value-type="string" calcext:value-type="string">
            <text:p>Not Applicable</text:p>
            <text:p/>
          </table:table-cell>
          <table:table-cell table:style-name="ce142" office:value-type="string" calcext:value-type="string">
            <text:p><text:span text:style-name="T43">1. User should be redirected to ‘Address Book Entries</text:span><text:span text:style-name="T22">’ page and changes to the fields should be lost</text:span></text:p>
            <text:p><text:span text:style-name="T22">2. Mandatory fields details should be untouched/changed</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AB_011</text:p>
          </table:table-cell>
          <table:table-cell office:value-type="string" calcext:value-type="string">
            <text:p>TS_016</text:p>
            <text:p>Address Book</text:p>
          </table:table-cell>
          <table:table-cell table:style-name="ce142" office:value-type="string" calcext:value-type="string">
            <text:p>Validate Back button in the 'Address Book Entries' page</text:p>
            <text:p/>
          </table:table-cell>
          <table:table-cell office:value-type="string" calcext:value-type="string">
            <text:p><text:span text:style-name="T44">1. Open the Application in any browser and login </text:span></text:p>
            <text:p/>
          </table:table-cell>
          <table:table-cell office:value-type="string" calcext:value-type="string">
            <text:p>1. Click on 'Address book' link in Right Column options </text:p>
            <text:p><text:span text:style-name="T43">2. Click on ‘Back’ button (ER-1)</text:span></text:p>
            <text:p/>
          </table:table-cell>
          <table:table-cell office:value-type="string" calcext:value-type="string">
            <text:p>Not Applicable</text:p>
          </table:table-cell>
          <table:table-cell table:style-name="ce142" office:value-type="string" calcext:value-type="string">
            <text:p>1. User should be redirected to ‘My Account’ page</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13">
          <table:table-cell office:value-type="string" calcext:value-type="string">
            <text:p>TC_AB_012</text:p>
          </table:table-cell>
          <table:table-cell office:value-type="string" calcext:value-type="string">
            <text:p>TS_016</text:p>
            <text:p>Address Book</text:p>
          </table:table-cell>
          <table:table-cell table:style-name="ce142" office:value-type="string" calcext:value-type="string">
            <text:p><text:span text:style-name="T43">Validate the Breadcrumb, URL, Heading and Title of 'Address Book Entries' page</text:span></text:p>
            <text:p/>
          </table:table-cell>
          <table:table-cell office:value-type="string" calcext:value-type="string">
            <text:p><text:span text:style-name="T44">1. Open the Application in any browser and login </text:span></text:p>
            <text:p/>
          </table:table-cell>
          <table:table-cell office:value-type="string" calcext:value-type="string">
            <text:p>1. Click on 'Address book' link in Right Column options</text:p>
            <text:p><text:span text:style-name="T43">2. Check  Breadcrumb, URL, Heading and Title of 'Address Book Entries' page (ER-1)</text:span></text:p>
            <text:p/>
          </table:table-cell>
          <table:table-cell office:value-type="string" calcext:value-type="string">
            <text:p><text:span text:style-name="T22">Not Applicable</text:span></text:p>
            <text:p/>
          </table:table-cell>
          <table:table-cell table:style-name="ce142" office:value-type="string" calcext:value-type="string">
            <text:p><text:span text:style-name="T43">1. Breadcrumbs should be displayed in  'Address Book Entries' page and should work correctly. Correct Page URL, Title and Heading should be displayed in  'Address Book Entries'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AB_013</text:p>
          </table:table-cell>
          <table:table-cell office:value-type="string" calcext:value-type="string">
            <text:p>TS_016</text:p>
            <text:p>Address Book</text:p>
          </table:table-cell>
          <table:table-cell table:style-name="ce142" office:value-type="string" calcext:value-type="string">
            <text:p>Validate the Breadcrumb, URL, Heading and Title of 'Edit Address' page </text:p>
            <text:p/>
          </table:table-cell>
          <table:table-cell office:value-type="string" calcext:value-type="string">
            <text:p>1. Open the Application in any browser and login </text:p>
            <text:p/>
          </table:table-cell>
          <table:table-cell office:value-type="string" calcext:value-type="string">
            <text:p><text:span text:style-name="T22">1. Click on 'Address book' link in Right Column options</text:span></text:p>
            <text:p><text:span text:style-name="T43">2. Click on ‘Edit’ button of any address in  'Address Book Entries' page</text:span></text:p>
            <text:p><text:span text:style-name="T22">2. Check  Breadcrumb, URL, Heading and Title of 'Address Book Entries' page (ER-1)</text:span></text:p>
            <text:p/>
          </table:table-cell>
          <table:table-cell office:value-type="string" calcext:value-type="string">
            <text:p><text:span text:style-name="T22">Not Applicable</text:span></text:p>
            <text:p/>
          </table:table-cell>
          <table:table-cell table:style-name="ce142" office:value-type="string" calcext:value-type="string">
            <text:p><text:span text:style-name="T43">1. Breadcrumbs should be displayed in 'Edit Address' page e and should work correctly. Correct Page URL, Title and Heading should be displayed in 'Edit Address'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AB_014</text:p>
          </table:table-cell>
          <table:table-cell office:value-type="string" calcext:value-type="string">
            <text:p>TS_016</text:p>
            <text:p>Address Book</text:p>
          </table:table-cell>
          <table:table-cell table:style-name="ce142" office:value-type="string" calcext:value-type="string">
            <text:p>Validate the Breadcrumb, URL, Heading and Title of 'Add Address' page <text:s/></text:p>
          </table:table-cell>
          <table:table-cell office:value-type="string" calcext:value-type="string">
            <text:p><text:span text:style-name="T44">1. Open the Application in any browser and login </text:span></text:p>
            <text:p/>
          </table:table-cell>
          <table:table-cell office:value-type="string" calcext:value-type="string">
            <text:p><text:span text:style-name="T22">1. Click on 'Address book' link in Right Column options</text:span></text:p>
            <text:p><text:span text:style-name="T22">2. Click on ‘Add Address’ button of any address in  'Address Book Entries' page</text:span></text:p>
            <text:p><text:span text:style-name="T22">2. Check  Breadcrumb, URL, Heading and Title of 'Address Book Entries' page (ER-1)</text:span></text:p>
            <text:p/>
          </table:table-cell>
          <table:table-cell office:value-type="string" calcext:value-type="string">
            <text:p><text:span text:style-name="T22">Not Applicable</text:span></text:p>
            <text:p/>
          </table:table-cell>
          <table:table-cell table:style-name="ce142" office:value-type="string" calcext:value-type="string">
            <text:p>1. Breadcrumbs should be displayed in 'Add Address' page e and should work correctly. Correct Page URL, Title and Heading should be displayed in 'Add Address' page </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AB_015</text:p>
          </table:table-cell>
          <table:table-cell office:value-type="string" calcext:value-type="string">
            <text:p>TS_016</text:p>
            <text:p>Address Book</text:p>
          </table:table-cell>
          <table:table-cell table:style-name="ce230" office:value-type="string" calcext:value-type="string">
            <text:p>Validate UI of Address Book functionality</text:p>
            <text:p/>
          </table:table-cell>
          <table:table-cell office:value-type="string" calcext:value-type="string">
            <text:p><text:span text:style-name="T44">1. Open the Application in any browser and login </text:span></text:p>
            <text:p/>
          </table:table-cell>
          <table:table-cell office:value-type="string" calcext:value-type="string">
            <text:p>1. Check the UI functionality related to 'Address Book' page (ER-1)</text:p>
            <text:p/>
          </table:table-cell>
          <table:table-cell office:value-type="string" calcext:value-type="string">
            <text:p><text:span text:style-name="T22">Not Applicable</text:span></text:p>
            <text:p/>
          </table:table-cell>
          <table:table-cell table:style-name="ce142" office:value-type="string" calcext:value-type="string">
            <text:p><text:span text:style-name="T22">1. Proper UI comply to the UI checklist should be displayed for the complete ‘Address Book’ page functionality</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AB_016</text:p>
          </table:table-cell>
          <table:table-cell office:value-type="string" calcext:value-type="string">
            <text:p>TS_016</text:p>
            <text:p>Address Book</text:p>
          </table:table-cell>
          <table:table-cell table:style-name="ce148" office:value-type="string" calcext:value-type="string">
            <text:p><text:span text:style-name="T43">Validate ‘Address Book’ page functionality in all the supported environments</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heck the ‘Address Book’ page functionality in all the supported environments</text:span></text:p>
            <text:p/>
          </table:table-cell>
          <table:table-cell table:style-name="ce141" office:value-type="string" calcext:value-type="string">
            <text:p>Not Applicable</text:p>
          </table:table-cell>
          <table:table-cell table:style-name="ce148" office:value-type="string" calcext:value-type="string">
            <text:p><text:span text:style-name="T43">1. ‘Address Book’ page functionality should work correctly in all supported environments</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22">
          <table:table-cell office:value-type="string" calcext:value-type="string">
            <text:p>TC_AB_017</text:p>
          </table:table-cell>
          <table:table-cell office:value-type="string" calcext:value-type="string">
            <text:p>TS_016</text:p>
            <text:p>Address Book</text:p>
          </table:table-cell>
          <table:table-cell table:style-name="ce230"/>
          <table:table-cell/>
          <table:table-cell table:style-name="ce230"/>
          <table:table-cell/>
          <table:table-cell table:style-name="ce230" table:number-columns-repeated="4"/>
          <table:table-cell/>
        </table:table-row>
        <table:table-row table:style-name="ro22">
          <table:table-cell office:value-type="string" calcext:value-type="string">
            <text:p>TC_AB_018</text:p>
          </table:table-cell>
          <table:table-cell office:value-type="string" calcext:value-type="string">
            <text:p>TS_016</text:p>
            <text:p>Address Book</text:p>
          </table:table-cell>
          <table:table-cell table:style-name="ce230"/>
          <table:table-cell/>
          <table:table-cell table:style-name="ce230"/>
          <table:table-cell/>
          <table:table-cell table:style-name="ce230" table:number-columns-repeated="4"/>
          <table:table-cell/>
        </table:table-row>
        <table:table-row table:style-name="ro22">
          <table:table-cell office:value-type="string" calcext:value-type="string">
            <text:p>TC_AB_019</text:p>
          </table:table-cell>
          <table:table-cell office:value-type="string" calcext:value-type="string">
            <text:p>TS_016</text:p>
            <text:p>Address Book</text:p>
          </table:table-cell>
          <table:table-cell table:style-name="ce230"/>
          <table:table-cell/>
          <table:table-cell table:style-name="ce230"/>
          <table:table-cell/>
          <table:table-cell table:style-name="ce230" table:number-columns-repeated="4"/>
          <table:table-cell/>
        </table:table-row>
        <table:table-row table:style-name="ro22">
          <table:table-cell office:value-type="string" calcext:value-type="string">
            <text:p>TC_AB_020</text:p>
          </table:table-cell>
          <table:table-cell office:value-type="string" calcext:value-type="string">
            <text:p>TS_016</text:p>
            <text:p>Address Book</text:p>
          </table:table-cell>
          <table:table-cell table:style-name="ce230"/>
          <table:table-cell/>
          <table:table-cell table:style-name="ce230"/>
          <table:table-cell/>
          <table:table-cell table:style-name="ce230" table:number-columns-repeated="4"/>
          <table:table-cell/>
        </table:table-row>
        <table:table-row table:style-name="ro22">
          <table:table-cell office:value-type="string" calcext:value-type="string">
            <text:p>TC_AB_021</text:p>
          </table:table-cell>
          <table:table-cell office:value-type="string" calcext:value-type="string">
            <text:p>TS_016</text:p>
            <text:p>Address Book</text:p>
          </table:table-cell>
          <table:table-cell table:style-name="ce149"/>
          <table:table-cell table:number-columns-repeated="2"/>
          <table:table-cell table:style-name="ce142" table:number-columns-repeated="2"/>
          <table:table-cell table:style-name="ce230" table:number-columns-repeated="3"/>
          <table:table-cell/>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table-cell table:style-name="ce116" table:number-columns-repeated="3"/>
          <table:table-cell/>
          <table:table-cell table:style-name="ce116" table:number-columns-repeated="4"/>
        </table:table-row>
        <table:table-row table:style-name="ro2">
          <table:table-cell table:style-name="ce116" table:number-columns-repeated="2"/>
          <table:table-cell/>
          <table:table-cell table:style-name="ce116" table:number-columns-repeated="3"/>
          <table:table-cell/>
          <table:table-cell table:style-name="ce116" table:number-columns-repeated="4"/>
        </table:table-row>
        <calcext:conditional-formats>
          <calcext:conditional-format calcext:target-range-address="'Address Book'.J9:'Address Book'.J9">
            <calcext:condition calcext:apply-style-name="ConditionalStyle_1782" calcext:value="contains-text(&quot;NOT TESTED&quot;)" calcext:base-cell-address="'Address Book'.J9"/>
            <calcext:condition calcext:apply-style-name="ConditionalStyle_1781" calcext:value="contains-text(&quot;BLOCKED&quot;)" calcext:base-cell-address="'Address Book'.J9"/>
            <calcext:condition calcext:apply-style-name="ConditionalStyle_1780" calcext:value="contains-text(&quot;FAIL&quot;)" calcext:base-cell-address="'Address Book'.J9"/>
            <calcext:condition calcext:apply-style-name="ConditionalStyle_1779" calcext:value="contains-text(&quot;PASS&quot;)" calcext:base-cell-address="'Address Book'.J9"/>
          </calcext:conditional-format>
        </calcext:conditional-formats>
      </table:table>
      <table:table table:name="Order History" table:style-name="ta1">
        <table:table-column table:style-name="co20" table:default-cell-style-name="ce116"/>
        <table:table-column table:style-name="co52"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64"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13">
          <table:table-cell table:style-name="ce232" office:value-type="string" calcext:value-type="string">
            <text:p>TC_OH_001</text:p>
          </table:table-cell>
          <table:table-cell table:style-name="ce232" office:value-type="string" calcext:value-type="string">
            <text:p>TS_017</text:p>
            <text:p>Order History</text:p>
          </table:table-cell>
          <table:table-cell table:style-name="ce149" office:value-type="string" calcext:value-type="string">
            <text:p><text:span text:style-name="T44">Validate navigating to 'Order History' page from 'My Account' page</text:span></text:p>
            <text:p/>
          </table:table-cell>
          <table:table-cell table:style-name="ce142" office:value-type="string" calcext:value-type="string">
            <text:p><text:span text:style-name="T20">1. Open the Application in any browser and login</text:span></text:p>
            <text:p/>
            <text:p/>
          </table:table-cell>
          <table:table-cell table:style-name="ce142" office:value-type="string" calcext:value-type="string">
            <text:p><text:span text:style-name="T43">1. Click on 'My Account' dropdown menu</text:span></text:p>
            <text:p><text:span text:style-name="T43">2. Select 'My Account' option </text:span></text:p>
            <text:p><text:span text:style-name="T43">3. Click on 'View your order history’ on the displayed 'My Account' page (ER-1)</text:span></text:p>
            <text:p/>
          </table:table-cell>
          <table:table-cell table:style-name="ce230" office:value-type="string" calcext:value-type="string">
            <text:p>Not Applicable</text:p>
          </table:table-cell>
          <table:table-cell table:style-name="ce230" office:value-type="string" calcext:value-type="string">
            <text:p>1. User should be redirected to ‘Order History’ page</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OH_002</text:p>
          </table:table-cell>
          <table:table-cell table:style-name="ce232" office:value-type="string" calcext:value-type="string">
            <text:p>TS_017</text:p>
            <text:p>Order History</text:p>
          </table:table-cell>
          <table:table-cell table:style-name="ce142" office:value-type="string" calcext:value-type="string">
            <text:p><text:span text:style-name="T44">Validate navigating to 'Order History' page from 'My Account' dropmenu</text:span></text:p>
            <text:p/>
          </table:table-cell>
          <table:table-cell table:style-name="ce142" office:value-type="string" calcext:value-type="string">
            <text:p><text:span text:style-name="T43">1. Open the Application in any browser and login</text:span></text:p>
            <text:p/>
            <text:p/>
          </table:table-cell>
          <table:table-cell table:style-name="ce142" office:value-type="string" calcext:value-type="string">
            <text:p><text:span text:style-name="T43">1. Click on 'My Account' dropdown menu</text:span></text:p>
            <text:p><text:span text:style-name="T43">2. Select ‘Order History’ option (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Order History’ page</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OH_003</text:p>
          </table:table-cell>
          <table:table-cell table:style-name="ce232" office:value-type="string" calcext:value-type="string">
            <text:p>TS_017</text:p>
            <text:p>Order History</text:p>
          </table:table-cell>
          <table:table-cell table:style-name="ce149" office:value-type="string" calcext:value-type="string">
            <text:p><text:span text:style-name="T43">Validate navigating to 'Order History' page from Right column option</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 (ER-1)</text:span></text:p>
            <text:p/>
          </table:table-cell>
          <table:table-cell table:style-name="ce230" office:value-type="string" calcext:value-type="string">
            <text:p>Not Applicable</text:p>
            <text:p/>
          </table:table-cell>
          <table:table-cell table:style-name="ce230" office:value-type="string" calcext:value-type="string">
            <text:p><text:span text:style-name="T20">1. User should be redirected to ‘Order History’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OH_004</text:p>
          </table:table-cell>
          <table:table-cell table:style-name="ce232" office:value-type="string" calcext:value-type="string">
            <text:p>TS_017</text:p>
            <text:p>Order History</text:p>
          </table:table-cell>
          <table:table-cell table:style-name="ce142" office:value-type="string" calcext:value-type="string">
            <text:p><text:span text:style-name="T43">Validate navigating to 'Order History' page from Right column option before login</text:span></text:p>
            <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My Account' dropdown menu</text:span></text:p>
            <text:p><text:span text:style-name="T43">2. Select ‘Register’ option</text:span></text:p>
            <text:p><text:span text:style-name="T43">3. Click on ‘Order History’ from Right Column options (ER-1)</text:span></text:p>
            <text:p><text:span text:style-name="T43">4. Login with valid ‘Email Address’ and ‘Password’ ang click ‘Login’ button (ER-2)</text:span></text:p>
            <text:p/>
          </table:table-cell>
          <table:table-cell table:style-name="ce230" office:value-type="string" calcext:value-type="string">
            <text:p>Email Address: test@gmail.com</text:p>
            <text:p><text:span text:style-name="T20">Password: Test123!</text:span></text:p>
            <text:p/>
          </table:table-cell>
          <table:table-cell table:style-name="ce230" office:value-type="string" calcext:value-type="string">
            <text:p>1. User should be redirected to ‘Login’ page </text:p>
            <text:p>2. User should be redirected to ‘Order History’ page</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OH_005</text:p>
          </table:table-cell>
          <table:table-cell table:style-name="ce232" office:value-type="string" calcext:value-type="string">
            <text:p>TS_017</text:p>
            <text:p>Order History</text:p>
          </table:table-cell>
          <table:table-cell table:style-name="ce142" office:value-type="string" calcext:value-type="string">
            <text:p><text:span text:style-name="T44">Validate all the orders are displayed in the 'Order History'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Register’ option</text:span></text:p>
            <text:p><text:span text:style-name="T43">3. Click on ‘Order History’ from Right Column options </text:span></text:p>
            <text:p><text:span text:style-name="T43">4. Check all the orders are displayed in the ‘Order History’ page (ER-1)</text:span></text:p>
            <text:p/>
          </table:table-cell>
          <table:table-cell table:style-name="ce230" office:value-type="string" calcext:value-type="string">
            <text:p>Not Applicable</text:p>
          </table:table-cell>
          <table:table-cell table:style-name="ce142" office:value-type="string" calcext:value-type="string">
            <text:p><text:span text:style-name="T22">1. All orders should be displayed in the 'Order History' page with correct details displayed under the table columns -  'Order Id', 'Customer', 'No. of Products', 'Status', 'Total' and 'Date Added' </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OH_006</text:p>
          </table:table-cell>
          <table:table-cell table:style-name="ce232" office:value-type="string" calcext:value-type="string">
            <text:p>TS_017</text:p>
            <text:p>Order History</text:p>
          </table:table-cell>
          <table:table-cell table:style-name="ce142" office:value-type="string" calcext:value-type="string">
            <text:p>Validate ‘Continue’ button in ‘Order History’ page</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Continue’ button (ER-1)</text:span></text:p>
            <text:p/>
          </table:table-cell>
          <table:table-cell table:style-name="ce230" office:value-type="string" calcext:value-type="string">
            <text:p>Not Applicable</text:p>
          </table:table-cell>
          <table:table-cell table:style-name="ce142" office:value-type="string" calcext:value-type="string">
            <text:p>1. User should be redirected to ‘My Account’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H_007</text:p>
          </table:table-cell>
          <table:table-cell table:style-name="ce232" office:value-type="string" calcext:value-type="string">
            <text:p>TS_017</text:p>
            <text:p>Order History</text:p>
          </table:table-cell>
          <table:table-cell table:style-name="ce142" office:value-type="string" calcext:value-type="string">
            <text:p>Validate navigating to 'Order Information' page from ‘Order History’ page</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View’ icon option of any order displayed in the table (ER-1)</text:span></text:p>
            <text:p/>
          </table:table-cell>
          <table:table-cell table:style-name="ce230" office:value-type="string" calcext:value-type="string">
            <text:p>Not Applicable</text:p>
          </table:table-cell>
          <table:table-cell table:style-name="ce142" office:value-type="string" calcext:value-type="string">
            <text:p>1. User should be redirected to ‘Order Information’ page</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H_008</text:p>
          </table:table-cell>
          <table:table-cell table:style-name="ce232" office:value-type="string" calcext:value-type="string">
            <text:p>TS_017</text:p>
            <text:p>Order History</text:p>
          </table:table-cell>
          <table:table-cell table:style-name="ce142" office:value-type="string" calcext:value-type="string">
            <text:p><text:span text:style-name="T24">Validate the Breadcrumb of 'Order History'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text:span></text:p>
            <text:p><text:span text:style-name="T43">3. Check the Breadcrumb of ‘Order History’ page (ER-1)</text:span></text:p>
            <text:p/>
          </table:table-cell>
          <table:table-cell table:style-name="ce230" office:value-type="string" calcext:value-type="string">
            <text:p>Not Applicable</text:p>
          </table:table-cell>
          <table:table-cell table:style-name="ce142" office:value-type="string" calcext:value-type="string">
            <text:p><text:span text:style-name="T20">1. Breadcrumbs should be displayed in ‘Order History’ page and should work correctly</text:span></text:p>
            <text:p/>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OH_009</text:p>
          </table:table-cell>
          <table:table-cell table:style-name="ce232" office:value-type="string" calcext:value-type="string">
            <text:p>TS_017</text:p>
            <text:p>Order History</text:p>
          </table:table-cell>
          <table:table-cell table:style-name="ce142" office:value-type="string" calcext:value-type="string">
            <text:p><text:span text:style-name="T43">Validate URL, Heading and Title in 'Order History'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text:span></text:p>
            <text:p><text:span text:style-name="T43">3. Check URL, Heading and Title in 'Order History' page (ER-1)</text:span></text:p>
            <text:p/>
          </table:table-cell>
          <table:table-cell table:style-name="ce230" office:value-type="string" calcext:value-type="string">
            <text:p>Not Applicable</text:p>
          </table:table-cell>
          <table:table-cell table:style-name="ce230" office:value-type="string" calcext:value-type="string">
            <text:p><text:span text:style-name="T20">1. Proper </text:span><text:span text:style-name="T23">URL, Heading and Title in 'Order History'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OH_010</text:p>
          </table:table-cell>
          <table:table-cell table:style-name="ce232" office:value-type="string" calcext:value-type="string">
            <text:p>TS_017</text:p>
            <text:p>Order History</text:p>
          </table:table-cell>
          <table:table-cell table:style-name="ce142" office:value-type="string" calcext:value-type="string">
            <text:p><text:span text:style-name="T43">Validate the UI of  'Order History'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text:span></text:p>
            <text:p><text:span text:style-name="T43">3. Check UI functionality in 'Order History' page (ER-1)</text:span></text:p>
            <text:p/>
          </table:table-cell>
          <table:table-cell table:style-name="ce230" office:value-type="string" calcext:value-type="string">
            <text:p>Not Applicable</text:p>
          </table:table-cell>
          <table:table-cell table:style-name="ce142" office:value-type="string" calcext:value-type="string">
            <text:p>1. Proper UI comply to the UI checklist should be displayed for the complete ‘Order History’ page functionality</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OH_011</text:p>
          </table:table-cell>
          <table:table-cell table:style-name="ce232" office:value-type="string" calcext:value-type="string">
            <text:p>TS_017</text:p>
            <text:p>Order History</text:p>
          </table:table-cell>
          <table:table-cell table:style-name="ce142" office:value-type="string" calcext:value-type="string">
            <text:p><text:span text:style-name="T43">Validate ‘Order History’ page functionality in all the supported environment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heck the ‘Order History’ page functionality in all the supported environments</text:span></text:p>
            <text:p/>
          </table:table-cell>
          <table:table-cell table:style-name="ce230" office:value-type="string" calcext:value-type="string">
            <text:p>Not Applicable</text:p>
          </table:table-cell>
          <table:table-cell table:style-name="ce142" office:value-type="string" calcext:value-type="string">
            <text:p><text:span text:style-name="T43">1. ‘Order History’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2">
          <table:table-cell table:style-name="ce232" office:value-type="string" calcext:value-type="string">
            <text:p>TC_OH_012</text:p>
          </table:table-cell>
          <table:table-cell table:style-name="ce232" office:value-type="string" calcext:value-type="string">
            <text:p>TS_017</text:p>
            <text:p>Order History</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35"/>
          <table:table-cell table:style-name="ce215" table:number-columns-repeated="2"/>
          <table:table-cell table:style-name="ce235"/>
          <table:table-cell table:style-name="ce215"/>
          <table:table-cell table:style-name="ce235" table:number-columns-repeated="4"/>
        </table:table-row>
        <table:table-row table:style-name="ro2">
          <table:table-cell table:style-name="ce234" table:number-columns-repeated="2"/>
          <table:table-cell table:style-name="ce216" table:number-columns-repeated="3"/>
          <table:table-cell table:style-name="ce209"/>
          <table:table-cell table:style-name="ce216"/>
          <table:table-cell table:style-name="ce235" table:number-columns-repeated="4"/>
        </table:table-row>
        <table:table-row table:style-name="ro2" table:number-rows-repeated="4">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Order Information" table:style-name="ta1">
        <table:table-column table:style-name="co20" table:default-cell-style-name="ce116"/>
        <table:table-column table:style-name="co52"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57"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7">
          <table:table-cell table:style-name="ce232" office:value-type="string" calcext:value-type="string">
            <text:p>TC_OI_001</text:p>
          </table:table-cell>
          <table:table-cell table:style-name="ce232" office:value-type="string" calcext:value-type="string">
            <text:p>TS_018</text:p>
            <text:p>Order Information</text:p>
          </table:table-cell>
          <table:table-cell table:style-name="ce149" office:value-type="string" calcext:value-type="string">
            <text:p><text:span text:style-name="T44">Validate all the details of the Order are displayed in the 'Order Information' page</text:span></text:p>
            <text:p/>
          </table:table-cell>
          <table:table-cell table:style-name="ce142" office:value-type="string" calcext:value-type="string">
            <text:p><text:span text:style-name="T20">1. Open the Application in any browser and login</text:span></text:p>
            <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View’ icon option of any order displayed in the table (ER-1)</text:span></text:p>
            <text:p><text:span text:style-name="T43">4. Check  all the details of the Order are displayed in the 'Order Information' page (ER-2)</text:span></text:p>
            <text:p/>
          </table:table-cell>
          <table:table-cell table:style-name="ce230" office:value-type="string" calcext:value-type="string">
            <text:p>Not Applicable</text:p>
            <text:p/>
          </table:table-cell>
          <table:table-cell table:style-name="ce230" office:value-type="string" calcext:value-type="string">
            <text:p><text:span text:style-name="T52">1. User should be redirected to ‘Order Information’ page</text:span></text:p>
            <text:p><text:span text:style-name="T43">2. Correct Order details should be displayed for the below: </text:span></text:p>
            <text:p><text:span text:style-name="T43">Order Details section - Order ID, Payment Method, Date Added and  Shipping Method,</text:span></text:p>
            <text:p><text:span text:style-name="T43">Shipping Address section, Product Name, Model, Quantity, Price, Total, Sub-Total, Flat Shipping Rate, Eco Tax, VAT and Total</text:span></text:p>
            <text:p><text:span text:style-name="T43">Order History section - Date Added, Status and Comment</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OI_002</text:p>
          </table:table-cell>
          <table:table-cell table:style-name="ce232" office:value-type="string" calcext:value-type="string">
            <text:p>TS_018</text:p>
            <text:p>Order Information</text:p>
          </table:table-cell>
          <table:table-cell table:style-name="ce142" office:value-type="string" calcext:value-type="string">
            <text:p>Validate the working of 'Reorder' button/icon option in the 'Order Information' page</text:p>
            <text:p/>
          </table:table-cell>
          <table:table-cell table:style-name="ce142" office:value-type="string" calcext:value-type="string">
            <text:p><text:span text:style-name="T43">1. Open the Application in any browser and login</text:span></text:p>
            <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View’ icon option of any order displayed in the table (ER-1)</text:span></text:p>
            <text:p><text:span text:style-name="T43">4.Click on ‘Reorder’ button/icon (ER-2)</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Order Information’ page</text:span></text:p>
            <text:p><text:span text:style-name="T20">2. Product of the order should be added to the ‘Shopping Cart’ page and displayed </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I_003</text:p>
          </table:table-cell>
          <table:table-cell table:style-name="ce232" office:value-type="string" calcext:value-type="string">
            <text:p>TS_018</text:p>
            <text:p>Order Information</text:p>
          </table:table-cell>
          <table:table-cell table:style-name="ce149" office:value-type="string" calcext:value-type="string">
            <text:p><text:span text:style-name="T44">Validate the working of 'Return' icon option in the 'Order Information'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View’ icon option of any order displayed in the table</text:span></text:p>
            <text:p><text:span text:style-name="T43">4.Click on ‘Return’ button/icon (ER-1)</text:span></text:p>
            <text:p/>
          </table:table-cell>
          <table:table-cell table:style-name="ce230" office:value-type="string" calcext:value-type="string">
            <text:p>Not Applicable</text:p>
            <text:p/>
          </table:table-cell>
          <table:table-cell table:style-name="ce230" office:value-type="string" calcext:value-type="string">
            <text:p><text:span text:style-name="T20">1. User should be redirected to ‘Product Returns’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I_004</text:p>
          </table:table-cell>
          <table:table-cell table:style-name="ce232" office:value-type="string" calcext:value-type="string">
            <text:p>TS_018</text:p>
            <text:p>Order Information</text:p>
          </table:table-cell>
          <table:table-cell table:style-name="ce142" office:value-type="string" calcext:value-type="string">
            <text:p><text:span text:style-name="T44">Validate the 'Continue' button on the 'Order Information'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Order History’ from Right Column options </text:span></text:p>
            <text:p><text:span text:style-name="T43">3. Click on ‘View’ icon option of any order displayed in the table</text:span></text:p>
            <text:p><text:span text:style-name="T43">4.Click on ‘Continue’ button (ER-1)</text:span></text:p>
            <text:p/>
          </table:table-cell>
          <table:table-cell table:style-name="ce230" office:value-type="string" calcext:value-type="string">
            <text:p>Not Applicable</text:p>
            <text:p/>
          </table:table-cell>
          <table:table-cell table:style-name="ce230" office:value-type="string" calcext:value-type="string">
            <text:p><text:span text:style-name="T20">1. User should be redirected to ‘Order History’ page </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I_005</text:p>
          </table:table-cell>
          <table:table-cell table:style-name="ce232" office:value-type="string" calcext:value-type="string">
            <text:p>TS_018</text:p>
            <text:p>Order Information</text:p>
          </table:table-cell>
          <table:table-cell table:style-name="ce142" office:value-type="string" calcext:value-type="string">
            <text:p>Validate the Breadcrumb in the 'Order Information' page</text:p>
          </table:table-cell>
          <table:table-cell table:style-name="ce142" office:value-type="string" calcext:value-type="string">
            <text:p><text:span text:style-name="T43">1. Open the Application in any browser and login</text:span></text:p>
            <text:p><text:span text:style-name="T43">2. Place some orders</text:span></text:p>
            <text:p/>
          </table:table-cell>
          <table:table-cell table:style-name="ce142" office:value-type="string" calcext:value-type="string">
            <text:p><text:span text:style-name="T24">1. Click on 'Order History' Right column option</text:span></text:p>
            <text:p><text:span text:style-name="T24">2. Click on 'View' icon option of any order displayed in the table of 'Order History' page</text:span></text:p>
            <text:p><text:span text:style-name="T24">3. Check the Breadcrumb in the 'Order Information' page (ER-1)</text:span></text:p>
            <text:p/>
          </table:table-cell>
          <table:table-cell table:style-name="ce230" office:value-type="string" calcext:value-type="string">
            <text:p><text:span text:style-name="T20">Not Applicable</text:span></text:p>
            <text:p/>
          </table:table-cell>
          <table:table-cell table:style-name="ce142" office:value-type="string" calcext:value-type="string">
            <text:p><text:span text:style-name="T20">1. Breadcrumbs should be displayed in ‘Order Information’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OI_006</text:p>
          </table:table-cell>
          <table:table-cell table:style-name="ce232" office:value-type="string" calcext:value-type="string">
            <text:p>TS_018</text:p>
            <text:p>Order Information</text:p>
          </table:table-cell>
          <table:table-cell table:style-name="ce142" office:value-type="string" calcext:value-type="string">
            <text:p><text:span text:style-name="T43">Validate URL, Heading and Title in 'Order Information'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Order History' Right column option</text:span></text:p>
            <text:p><text:span text:style-name="T43">2. Click on 'View' icon option of any order displayed in the table of 'Order History' page</text:span></text:p>
            <text:p><text:span text:style-name="T43">3. Check the URL, Heading and Title in 'Order Information' page (ER-1)</text:span></text:p>
            <text:p/>
          </table:table-cell>
          <table:table-cell table:style-name="ce230" office:value-type="string" calcext:value-type="string">
            <text:p><text:span text:style-name="T20">Not Applicable</text:span></text:p>
            <text:p/>
          </table:table-cell>
          <table:table-cell table:style-name="ce142" office:value-type="string" calcext:value-type="string">
            <text:p><text:span text:style-name="T20">1. Proper </text:span><text:span text:style-name="T23">URL, Heading and Title in 'Order Information'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OI_007</text:p>
          </table:table-cell>
          <table:table-cell table:style-name="ce232" office:value-type="string" calcext:value-type="string">
            <text:p>TS_018</text:p>
            <text:p>Order Information</text:p>
          </table:table-cell>
          <table:table-cell table:style-name="ce142" office:value-type="string" calcext:value-type="string">
            <text:p><text:span text:style-name="T43">Validate the UI of  'Order Information'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Order History' Right column option</text:span></text:p>
            <text:p><text:span text:style-name="T43">2. Click on 'View' icon option of any order displayed in the table of 'Order History' page</text:span></text:p>
            <text:p><text:span text:style-name="T43">3. Check the UI in 'Order Information' page (ER-1)</text:span></text:p>
            <text:p/>
          </table:table-cell>
          <table:table-cell table:style-name="ce230" office:value-type="string" calcext:value-type="string">
            <text:p><text:span text:style-name="T20">Not Applicable</text:span></text:p>
            <text:p/>
          </table:table-cell>
          <table:table-cell table:style-name="ce142" office:value-type="string" calcext:value-type="string">
            <text:p>1. Proper UI comply to the UI checklist should be displayed for the complete ‘Order Information’ page functionality</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OI_008</text:p>
          </table:table-cell>
          <table:table-cell table:style-name="ce232" office:value-type="string" calcext:value-type="string">
            <text:p>TS_018</text:p>
            <text:p>Order Information</text:p>
          </table:table-cell>
          <table:table-cell table:style-name="ce142" office:value-type="string" calcext:value-type="string">
            <text:p><text:span text:style-name="T43">Validate ‘Order Information’ page functionality in all the supported environment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heck the ‘Order Information’ page functionality in all the supported environments</text:span></text:p>
            <text:p/>
          </table:table-cell>
          <table:table-cell table:style-name="ce230" office:value-type="string" calcext:value-type="string">
            <text:p><text:span text:style-name="T20">Not Applicable</text:span></text:p>
            <text:p/>
          </table:table-cell>
          <table:table-cell table:style-name="ce142" office:value-type="string" calcext:value-type="string">
            <text:p><text:span text:style-name="T43">1. ‘Order Information’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
          <table:table-cell table:style-name="ce234" table:number-columns-repeated="2"/>
          <table:table-cell table:style-name="ce215" table:number-columns-repeated="3"/>
          <table:table-cell table:style-name="ce235" table:number-columns-repeated="6"/>
        </table:table-row>
        <table:table-row table:style-name="ro2" table:number-rows-repeated="5">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35"/>
          <table:table-cell table:style-name="ce215" table:number-columns-repeated="2"/>
          <table:table-cell table:style-name="ce235"/>
          <table:table-cell table:style-name="ce215"/>
          <table:table-cell table:style-name="ce235" table:number-columns-repeated="4"/>
        </table:table-row>
        <table:table-row table:style-name="ro2">
          <table:table-cell table:style-name="ce234" table:number-columns-repeated="2"/>
          <table:table-cell table:style-name="ce216" table:number-columns-repeated="3"/>
          <table:table-cell table:style-name="ce209"/>
          <table:table-cell table:style-name="ce216"/>
          <table:table-cell table:style-name="ce235" table:number-columns-repeated="4"/>
        </table:table-row>
        <table:table-row table:style-name="ro2" table:number-rows-repeated="4">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Product Returns" table:style-name="ta1">
        <table:table-column table:style-name="co20" table:default-cell-style-name="ce116"/>
        <table:table-column table:style-name="co52"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59"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13">
          <table:table-cell table:style-name="ce232" office:value-type="string" calcext:value-type="string">
            <text:p>TC_PR_001</text:p>
          </table:table-cell>
          <table:table-cell table:style-name="ce232" office:value-type="string" calcext:value-type="string">
            <text:p>TS_019</text:p>
            <text:p>Product Returns</text:p>
          </table:table-cell>
          <table:table-cell table:style-name="ce149" office:value-type="string" calcext:value-type="string">
            <text:p>Validate navigating to ‘Product Returns’ page</text:p>
            <text:p/>
          </table:table-cell>
          <table:table-cell table:style-name="ce142" office:value-type="string" calcext:value-type="string">
            <text:p><text:span text:style-name="T20">1. Open the Application in any browser and login</text:span></text:p>
            <text:p>2. Account has few orders placed</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 (ER-1)</text:span></text:p>
            <text:p/>
          </table:table-cell>
          <table:table-cell table:style-name="ce230" office:value-type="string" calcext:value-type="string">
            <text:p>Not Applicable</text:p>
          </table:table-cell>
          <table:table-cell table:style-name="ce230" office:value-type="string" calcext:value-type="string">
            <text:p>1. User should be redirected to ‘Product Returns’ page</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12">
          <table:table-cell table:style-name="ce232" office:value-type="string" calcext:value-type="string">
            <text:p>TC_PR_002</text:p>
          </table:table-cell>
          <table:table-cell table:style-name="ce232" office:value-type="string" calcext:value-type="string">
            <text:p>TS_019</text:p>
            <text:p>Product Returns</text:p>
          </table:table-cell>
          <table:table-cell table:style-name="ce142" office:value-type="string" calcext:value-type="string">
            <text:p>Validate returning of Product by filling all fields and selectring all options in ‘Product Returns’ page</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 (ER-1)</text:span></text:p>
            <text:p><text:span text:style-name="T43">4. Fill all fields and select all options (First Name, Last Name, Email, Telephone, Order ID, Order Date, Product Name, Product Code, Quantity, Reason for Return, Product is opened, Faulty or other details) (ER-2)</text:span></text:p>
            <text:p><text:span text:style-name="T43">5. Click on ‘Submit’ button (ER-3)</text:span></text:p>
            <text:p/>
            <text:p/>
          </table:table-cell>
          <table:table-cell table:style-name="ce230" office:value-type="string" calcext:value-type="string">
            <text:p><text:span text:style-name="T20">Not Applicable</text:span></text:p>
            <text:p/>
          </table:table-cell>
          <table:table-cell table:style-name="ce230" office:value-type="string" calcext:value-type="string">
            <text:p><text:span text:style-name="T20">1. User should be redirected to ‘Product Returns’ page</text:span></text:p>
            <text:p><text:span text:style-name="T20">2. Fields should be automatically filled with details, living the user to select ‘Reason for Returnin’ and leaving note for ‘Faulty or other details’</text:span></text:p>
            <text:p><text:span text:style-name="T20">3. Text message - ‘Thank you for submitting your return request. Your request has been sent to the relevant department for processing.</text:span></text:p>
            <text:p><text:span text:style-name="T20">You will be notified via e-mail as to the status of your request.’ should be displayed</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7">
          <table:table-cell table:style-name="ce232" office:value-type="string" calcext:value-type="string">
            <text:p>TC_PR_003</text:p>
          </table:table-cell>
          <table:table-cell table:style-name="ce232" office:value-type="string" calcext:value-type="string">
            <text:p>TS_019</text:p>
            <text:p>Product Returns</text:p>
          </table:table-cell>
          <table:table-cell table:style-name="ce149" office:value-type="string" calcext:value-type="string">
            <text:p><text:span text:style-name="T43">Validate returning of Product by clearing all fields  in ‘Product Returns’ page</text:span></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lear all fields and don’t select any options (First Name, Last Name, Email, Telephone, Order ID, Order Date, Product Name, Product Code, Quantity, Reason for Return, Product is opened, Faulty or other details)</text:span></text:p>
            <text:p><text:span text:style-name="T43">5. Click on ‘Submit’ button (ER-1)</text:span></text:p>
            <text:p/>
          </table:table-cell>
          <table:table-cell table:style-name="ce230" office:value-type="string" calcext:value-type="string">
            <text:p>Not Applicable</text:p>
          </table:table-cell>
          <table:table-cell table:style-name="ce230" office:value-type="string" calcext:value-type="string">
            <text:p><text:span text:style-name="T43">1. Field level warning messages should be displayed for all the mandatory fields in the 'Product Returns' page and return should not be process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PR_004</text:p>
          </table:table-cell>
          <table:table-cell table:style-name="ce232" office:value-type="string" calcext:value-type="string">
            <text:p>TS_019</text:p>
            <text:p>Product Returns</text:p>
          </table:table-cell>
          <table:table-cell table:style-name="ce142" office:value-type="string" calcext:value-type="string">
            <text:p>Validate Placeholders for all fields in the 'Product Returns' page</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heck Placeholders fo all fields  (First Name, Last Name, Email, Telephone, Order ID, Order Date, Product Name, Product Code, Quantity, Faulty or other details)</text:span></text:p>
            <text:p/>
          </table:table-cell>
          <table:table-cell table:style-name="ce230" office:value-type="string" calcext:value-type="string">
            <text:p>Not Applicable</text:p>
          </table:table-cell>
          <table:table-cell table:style-name="ce142" office:value-type="string" calcext:value-type="string">
            <text:p><text:span text:style-name="T43">1. Proper Placeholder texts should be displayed in the text fields - First Name, Last Name, Email, Telephone, Order ID, Order Date, Product Name, Product Code, Quantity, Faulty or other detail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PR_005</text:p>
          </table:table-cell>
          <table:table-cell table:style-name="ce232" office:value-type="string" calcext:value-type="string">
            <text:p>TS_019</text:p>
            <text:p>Product Returns</text:p>
          </table:table-cell>
          <table:table-cell table:style-name="ce142" office:value-type="string" calcext:value-type="string">
            <text:p>Validate Back button in Product Returns page</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hange or fill details in some fields displayed in ‘Product Returns’ page</text:span></text:p>
            <text:p><text:span text:style-name="T43">5. Click on ‘Back’ button (ER-1)</text:span></text:p>
            <text:p/>
          </table:table-cell>
          <table:table-cell table:style-name="ce230" office:value-type="string" calcext:value-type="string">
            <text:p>Not Applicable</text:p>
            <text:p/>
          </table:table-cell>
          <table:table-cell table:style-name="ce142" office:value-type="string" calcext:value-type="string">
            <text:p>1. User should be redirected to ‘Order Information’ page and discard all changes related to ‘Product Returns’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PR_006</text:p>
          </table:table-cell>
          <table:table-cell table:style-name="ce232" office:value-type="string" calcext:value-type="string">
            <text:p>TS_019</text:p>
            <text:p>Product Returns</text:p>
          </table:table-cell>
          <table:table-cell table:style-name="ce149" office:value-type="string" calcext:value-type="string">
            <text:p>Validate Email field in the 'Product Returns' page</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Enter invalid Email addres into ‘E-Mail’ field in ‘Product Returns’ page</text:span></text:p>
            <text:p><text:span text:style-name="T43">5. Click on ‘Continue’ button (ER-1)</text:span></text:p>
            <text:p/>
          </table:table-cell>
          <table:table-cell table:style-name="ce142" office:value-type="string" calcext:value-type="string">
            <text:p><text:span text:style-name="T22">Try all below invalid email address formats:</text:span></text:p>
            <text:p><text:span text:style-name="T22">1) test</text:span></text:p>
            <text:p><text:span text:style-name="T22">2) test@</text:span></text:p>
            <text:p><text:span text:style-name="T22">3) test@gmail</text:span></text:p>
            <text:p><text:span text:style-name="T22">4) test@gmail.</text:span></text:p>
            <text:p/>
          </table:table-cell>
          <table:table-cell table:style-name="ce142" office:value-type="string" calcext:value-type="string">
            <text:p>1. Field level warning messages should be displayed for the E-Mail field in the 'Product Returns' page and return should not be processed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PR_007</text:p>
          </table:table-cell>
          <table:table-cell table:style-name="ce232" office:value-type="string" calcext:value-type="string">
            <text:p>TS_019</text:p>
            <text:p>Product Returns</text:p>
          </table:table-cell>
          <table:table-cell table:style-name="ce142" office:value-type="string" calcext:value-type="string">
            <text:p><text:span text:style-name="T44">Validate Order Date field in the 'Product Returns' page</text:span></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Enter upcoming date into into ‘Order Date’ field in ‘Product Returns’ page</text:span></text:p>
            <text:p><text:span text:style-name="T43">5. Click on ‘Continue’ button (ER-1)</text:span></text:p>
            <text:p/>
          </table:table-cell>
          <table:table-cell table:style-name="ce230" office:value-type="string" calcext:value-type="string">
            <text:p>Not Applicable</text:p>
            <text:p/>
          </table:table-cell>
          <table:table-cell table:style-name="ce142" office:value-type="string" calcext:value-type="string">
            <text:p><text:span text:style-name="T44">1. Field level warning messages should be displayed for the Order Date field in the 'Product Returns' page and return should not be processed</text:span></text:p>
            <text:p/>
          </table:table-cell>
          <table:table-cell table:style-name="ce230" office:value-type="string" calcext:value-type="string">
            <text:p>Future date is accepted by Order Date field and no message is displayed</text:p>
            <text:p/>
          </table:table-cell>
          <table:table-cell table:style-name="ce143" office:value-type="string" calcext:value-type="string">
            <text:p>P3</text:p>
          </table:table-cell>
          <table:table-cell table:style-name="ce236" table:content-validation-name="val1" office:value-type="string" calcext:value-type="string">
            <text:p>FAIL</text:p>
          </table:table-cell>
          <table:table-cell table:style-name="ce129" office:value-type="string" calcext:value-type="string">
            <text:p>OPENCART-BUG-1</text:p>
          </table:table-cell>
        </table:table-row>
        <table:table-row table:style-name="ro13">
          <table:table-cell table:style-name="ce232" office:value-type="string" calcext:value-type="string">
            <text:p>TC_PR_008</text:p>
          </table:table-cell>
          <table:table-cell table:style-name="ce232" office:value-type="string" calcext:value-type="string">
            <text:p>TS_019</text:p>
            <text:p>Product Returns</text:p>
          </table:table-cell>
          <table:table-cell table:style-name="ce149" office:value-type="string" calcext:value-type="string">
            <text:p>Validate the Breadcrumb in the 'Product Returns' page</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heck the Breadcrumb in the 'Product Returns'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Product Returns’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PR_009</text:p>
          </table:table-cell>
          <table:table-cell table:style-name="ce232" office:value-type="string" calcext:value-type="string">
            <text:p>TS_019</text:p>
            <text:p>Product Returns</text:p>
          </table:table-cell>
          <table:table-cell table:style-name="ce142" office:value-type="string" calcext:value-type="string">
            <text:p><text:span text:style-name="T43">Validate URL, Heading and Title in 'Product Returns' page</text:span></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heck the URL, Heading and Title in 'Product Returns' page (ER-1)</text:span></text:p>
            <text:p/>
          </table:table-cell>
          <table:table-cell table:style-name="ce230" office:value-type="string" calcext:value-type="string">
            <text:p>Not Applicable</text:p>
          </table:table-cell>
          <table:table-cell table:style-name="ce142" office:value-type="string" calcext:value-type="string">
            <text:p><text:span text:style-name="T20">1. Proper URL, Heading and Title in 'OrderProduct Return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PR_010</text:p>
          </table:table-cell>
          <table:table-cell table:style-name="ce232" office:value-type="string" calcext:value-type="string">
            <text:p>TS_019</text:p>
            <text:p>Product Returns</text:p>
          </table:table-cell>
          <table:table-cell table:style-name="ce142" office:value-type="string" calcext:value-type="string">
            <text:p>Validate the UI of  'Product Returns' page</text:p>
            <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lick on ‘Order History’ from Right Column options </text:span></text:p>
            <text:p><text:span text:style-name="T43">2. Click on ‘View’ icon option of any order displayed in the table</text:span></text:p>
            <text:p><text:span text:style-name="T43">3. Click on ‘Return’ icon option in the 'Order Information' page</text:span></text:p>
            <text:p><text:span text:style-name="T43">4. Check the UI in 'Product Returns'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Product Returns’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PR_011</text:p>
          </table:table-cell>
          <table:table-cell table:style-name="ce232" office:value-type="string" calcext:value-type="string">
            <text:p>TS_019</text:p>
            <text:p>Product Returns</text:p>
          </table:table-cell>
          <table:table-cell table:style-name="ce142" office:value-type="string" calcext:value-type="string">
            <text:p>Validate ‘Product Returs’ page functionality in all the supported environments</text:p>
          </table:table-cell>
          <table:table-cell table:style-name="ce142" office:value-type="string" calcext:value-type="string">
            <text:p><text:span text:style-name="T43">1. Open the Application in any browser and login</text:span></text:p>
            <text:p><text:span text:style-name="T43">2. Account has few orders placed</text:span></text:p>
            <text:p/>
          </table:table-cell>
          <table:table-cell table:style-name="ce142" office:value-type="string" calcext:value-type="string">
            <text:p><text:span text:style-name="T43">1. Check the ‘Product Returns’ page functionality in all the supported environments</text:span></text:p>
            <text:p/>
          </table:table-cell>
          <table:table-cell table:style-name="ce230" office:value-type="string" calcext:value-type="string">
            <text:p>Not Applicable</text:p>
          </table:table-cell>
          <table:table-cell table:style-name="ce142" office:value-type="string" calcext:value-type="string">
            <text:p><text:span text:style-name="T43">1. ‘Product Return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 table:number-rows-repeated="3">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35"/>
          <table:table-cell table:style-name="ce215" table:number-columns-repeated="2"/>
          <table:table-cell table:style-name="ce235"/>
          <table:table-cell table:style-name="ce215"/>
          <table:table-cell table:style-name="ce235" table:number-columns-repeated="4"/>
        </table:table-row>
        <table:table-row table:style-name="ro2">
          <table:table-cell table:style-name="ce234" table:number-columns-repeated="2"/>
          <table:table-cell table:style-name="ce216" table:number-columns-repeated="3"/>
          <table:table-cell table:style-name="ce209"/>
          <table:table-cell table:style-name="ce216"/>
          <table:table-cell table:style-name="ce235" table:number-columns-repeated="4"/>
        </table:table-row>
        <table:table-row table:style-name="ro2" table:number-rows-repeated="4">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calcext:conditional-formats>
          <calcext:conditional-format calcext:target-range-address="'Product Returns'.J8:'Product Returns'.J8">
            <calcext:condition calcext:apply-style-name="ConditionalStyle_1782" calcext:value="contains-text(&quot;NOT TESTED&quot;)" calcext:base-cell-address="'Product Returns'.J8"/>
            <calcext:condition calcext:apply-style-name="ConditionalStyle_1781" calcext:value="contains-text(&quot;BLOCKED&quot;)" calcext:base-cell-address="'Product Returns'.J8"/>
            <calcext:condition calcext:apply-style-name="ConditionalStyle_1780" calcext:value="contains-text(&quot;FAIL&quot;)" calcext:base-cell-address="'Product Returns'.J8"/>
            <calcext:condition calcext:apply-style-name="ConditionalStyle_1779" calcext:value="contains-text(&quot;PASS&quot;)" calcext:base-cell-address="'Product Returns'.J8"/>
          </calcext:conditional-format>
        </calcext:conditional-formats>
      </table:table>
      <table:table table:name="Downloads" table:style-name="ta1">
        <table:table-column table:style-name="co20" table:default-cell-style-name="ce116"/>
        <table:table-column table:style-name="co66"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59"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DF_001</text:p>
          </table:table-cell>
          <table:table-cell table:style-name="ce232" office:value-type="string" calcext:value-type="string">
            <text:p>TS_020</text:p>
            <text:p>Downloads Functionality</text:p>
          </table:table-cell>
          <table:table-cell table:style-name="ce149" office:value-type="string" calcext:value-type="string">
            <text:p>Validate navigating to ‘Downloads’ page from ‘My Account’ dropdown menu</text:p>
            <text:p/>
          </table:table-cell>
          <table:table-cell table:style-name="ce142" office:value-type="string" calcext:value-type="string">
            <text:p><text:span text:style-name="T20">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Downloads’ option (ER-1)</text:span></text:p>
            <text:p/>
          </table:table-cell>
          <table:table-cell table:style-name="ce230" office:value-type="string" calcext:value-type="string">
            <text:p>Not Applicable</text:p>
          </table:table-cell>
          <table:table-cell table:style-name="ce230" office:value-type="string" calcext:value-type="string">
            <text:p>1. User should be redirected to ‘Downloads’ page</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DF_002</text:p>
          </table:table-cell>
          <table:table-cell table:style-name="ce232" office:value-type="string" calcext:value-type="string">
            <text:p>TS_020</text:p>
            <text:p>Downloads Functionality</text:p>
          </table:table-cell>
          <table:table-cell table:style-name="ce142" office:value-type="string" calcext:value-type="string">
            <text:p><text:span text:style-name="T43">Validate navigating to ‘Downloads’ page using ‘Downloads’ Right column option</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from Right column options (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Download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DF_003</text:p>
          </table:table-cell>
          <table:table-cell table:style-name="ce232" office:value-type="string" calcext:value-type="string">
            <text:p>TS_020</text:p>
            <text:p>Downloads Functionality</text:p>
          </table:table-cell>
          <table:table-cell table:style-name="ce149" office:value-type="string" calcext:value-type="string">
            <text:p><text:span text:style-name="T44">Validate navigating to 'Downloads' page from 'My Account'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under ‘My Orders’ section (ER-1)</text:span></text:p>
            <text:p/>
          </table:table-cell>
          <table:table-cell table:style-name="ce230" office:value-type="string" calcext:value-type="string">
            <text:p>Not Applicable</text:p>
          </table:table-cell>
          <table:table-cell table:style-name="ce230" office:value-type="string" calcext:value-type="string">
            <text:p>1. User should be redirected to ‘Downloads’ page </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DF_004</text:p>
          </table:table-cell>
          <table:table-cell table:style-name="ce232" office:value-type="string" calcext:value-type="string">
            <text:p>TS_020</text:p>
            <text:p>Downloads Functionality</text:p>
          </table:table-cell>
          <table:table-cell table:style-name="ce142" office:value-type="string" calcext:value-type="string">
            <text:p><text:span text:style-name="T43">Validate navigating to ‘Downloads’ page from ‘Downloads’ Right column option before login</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My Account' dropdown menu</text:span></text:p>
            <text:p><text:span text:style-name="T43">2. Select ‘Register’ option</text:span></text:p>
            <text:p><text:span text:style-name="T43">3. Click ‘Downloads’ option from Right column options in the displayed ‘Register Account’ page (ER-1)</text:span></text:p>
            <text:p><text:span text:style-name="T43">4. Enter Email and Password and click ‘Login’ button - &lt; Reffer Test Data &gt;  (ER-2)</text:span></text:p>
            <text:p/>
          </table:table-cell>
          <table:table-cell table:style-name="ce230" office:value-type="string" calcext:value-type="string">
            <text:p>Email: test@gmail.com</text:p>
            <text:p>Password: Test!</text:p>
            <text:p/>
          </table:table-cell>
          <table:table-cell table:style-name="ce142" office:value-type="string" calcext:value-type="string">
            <text:p><text:span text:style-name="T43">1. User should be redirected to ‘Login’ page</text:span></text:p>
            <text:p><text:span text:style-name="T43">2. User should be redirected to ‘Downloads’ page </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DF_005</text:p>
          </table:table-cell>
          <table:table-cell table:style-name="ce232" office:value-type="string" calcext:value-type="string">
            <text:p>TS_020</text:p>
            <text:p>Downloads Functionality</text:p>
          </table:table-cell>
          <table:table-cell table:style-name="ce142" office:value-type="string" calcext:value-type="string">
            <text:p><text:span text:style-name="T44">Validate 'Downloads' page when the User has not placed any downloadable order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from Right column options (ER-1) </text:span></text:p>
            <text:p/>
          </table:table-cell>
          <table:table-cell table:style-name="ce230" office:value-type="string" calcext:value-type="string">
            <text:p>Not Applicable</text:p>
          </table:table-cell>
          <table:table-cell table:style-name="ce142" office:value-type="string" calcext:value-type="string">
            <text:p>1. User should be redirected to ‘Downloads’ page  and test - ‘You have not made any previous downloadable orders!. Should be displayed</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DF_006</text:p>
          </table:table-cell>
          <table:table-cell table:style-name="ce232" office:value-type="string" calcext:value-type="string">
            <text:p>TS_020</text:p>
            <text:p>Downloads Functionality</text:p>
          </table:table-cell>
          <table:table-cell table:style-name="ce149" office:value-type="string" calcext:value-type="string">
            <text:p>Validate ‘Continue’ button in ‘Downloads’ page</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from Right column options </text:span></text:p>
            <text:p><text:span text:style-name="T43">4. Click on ;Continue’ button (ER-1) </text:span></text:p>
            <text:p/>
          </table:table-cell>
          <table:table-cell table:style-name="ce142" office:value-type="string" calcext:value-type="string">
            <text:p>Not Applicable</text:p>
          </table:table-cell>
          <table:table-cell table:style-name="ce142" office:value-type="string" calcext:value-type="string">
            <text:p>1. User should be redirected to ‘My Account’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DF_007</text:p>
          </table:table-cell>
          <table:table-cell table:style-name="ce232" office:value-type="string" calcext:value-type="string">
            <text:p>TS_020</text:p>
            <text:p>Downloads Functionality</text:p>
          </table:table-cell>
          <table:table-cell table:style-name="ce142" office:value-type="string" calcext:value-type="string">
            <text:p><text:span text:style-name="T24">Validate Breadcrumb of 'Account Download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from Right column options </text:span></text:p>
            <text:p><text:span text:style-name="T43">4. Check the Breadcrumbs of ‘Download’ page (ER-1) </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Downloads’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DF_008</text:p>
          </table:table-cell>
          <table:table-cell table:style-name="ce232" office:value-type="string" calcext:value-type="string">
            <text:p>TS_020</text:p>
            <text:p>Downloads Functionality</text:p>
          </table:table-cell>
          <table:table-cell table:style-name="ce149" office:value-type="string" calcext:value-type="string">
            <text:p><text:span text:style-name="T43">Validate URL, Heading and Title in 'Download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Downloads’ option from Right column options </text:span></text:p>
            <text:p><text:span text:style-name="T43">4. Check page URL, Heading and Title in 'Downloads' page</text:span></text:p>
            <text:p><text:span text:style-name="T43">(ER-1) </text:span></text:p>
            <text:p/>
          </table:table-cell>
          <table:table-cell table:style-name="ce230" office:value-type="string" calcext:value-type="string">
            <text:p>Not Applicable</text:p>
          </table:table-cell>
          <table:table-cell table:style-name="ce142" office:value-type="string" calcext:value-type="string">
            <text:p><text:span text:style-name="T43">1. Proper URL, Heading and Title in 'Download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DF_009</text:p>
          </table:table-cell>
          <table:table-cell table:style-name="ce232" office:value-type="string" calcext:value-type="string">
            <text:p>TS_020</text:p>
            <text:p>Downloads Functionality</text:p>
          </table:table-cell>
          <table:table-cell table:style-name="ce142" office:value-type="string" calcext:value-type="string">
            <text:p><text:span text:style-name="T43">Validate the UI of  'Download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1. Check the UI in ‘Downloads’ page (ER-1)</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Downloads’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DF_010</text:p>
          </table:table-cell>
          <table:table-cell table:style-name="ce232" office:value-type="string" calcext:value-type="string">
            <text:p>TS_020</text:p>
            <text:p>Downloads Functionality</text:p>
          </table:table-cell>
          <table:table-cell table:style-name="ce142" office:value-type="string" calcext:value-type="string">
            <text:p><text:span text:style-name="T43">Validate ‘Downloads’ page functionality in all the supported environment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heck the ‘Downloads’ page functionality in all the supported environments</text:span></text:p>
            <text:p/>
          </table:table-cell>
          <table:table-cell table:style-name="ce230" office:value-type="string" calcext:value-type="string">
            <text:p>Not Applicable</text:p>
          </table:table-cell>
          <table:table-cell table:style-name="ce142" office:value-type="string" calcext:value-type="string">
            <text:p><text:span text:style-name="T43">1. ‘Download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2">
          <table:table-cell table:style-name="ce232" office:value-type="string" calcext:value-type="string">
            <text:p>TC_DF_011</text:p>
          </table:table-cell>
          <table:table-cell table:style-name="ce232" office:value-type="string" calcext:value-type="string">
            <text:p>TS_020</text:p>
            <text:p>Downloads Functionality</text:p>
          </table:table-cell>
          <table:table-cell table:style-name="ce142" table:number-columns-repeated="3"/>
          <table:table-cell table:style-name="ce230"/>
          <table:table-cell table:style-name="ce142"/>
          <table:table-cell table:style-name="ce230" table:number-columns-repeated="4"/>
        </table:table-row>
        <table:table-row table:style-name="ro22">
          <table:table-cell table:style-name="ce232" office:value-type="string" calcext:value-type="string">
            <text:p>TC_DF_012</text:p>
          </table:table-cell>
          <table:table-cell table:style-name="ce232" office:value-type="string" calcext:value-type="string">
            <text:p>TS_020</text:p>
            <text:p>Downloads Functionality</text:p>
          </table:table-cell>
          <table:table-cell table:style-name="ce142" table:number-columns-repeated="3"/>
          <table:table-cell table:style-name="ce230"/>
          <table:table-cell table:style-name="ce142"/>
          <table:table-cell table:style-name="ce230" table:number-columns-repeated="4"/>
        </table:table-row>
        <table:table-row table:style-name="ro22">
          <table:table-cell table:style-name="ce232" office:value-type="string" calcext:value-type="string">
            <text:p>TC_DF_013</text:p>
          </table:table-cell>
          <table:table-cell table:style-name="ce232" office:value-type="string" calcext:value-type="string">
            <text:p>TS_020</text:p>
            <text:p>Downloads Functionality</text:p>
          </table:table-cell>
          <table:table-cell table:style-name="ce142" table:number-columns-repeated="3"/>
          <table:table-cell table:style-name="ce230"/>
          <table:table-cell table:style-name="ce142"/>
          <table:table-cell table:style-name="ce230" table:number-columns-repeated="4"/>
        </table:table-row>
        <table:table-row table:style-name="ro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35"/>
          <table:table-cell table:style-name="ce215" table:number-columns-repeated="2"/>
          <table:table-cell table:style-name="ce235"/>
          <table:table-cell table:style-name="ce215"/>
          <table:table-cell table:style-name="ce235" table:number-columns-repeated="4"/>
        </table:table-row>
        <table:table-row table:style-name="ro2">
          <table:table-cell table:style-name="ce234" table:number-columns-repeated="2"/>
          <table:table-cell table:style-name="ce216" table:number-columns-repeated="3"/>
          <table:table-cell table:style-name="ce209"/>
          <table:table-cell table:style-name="ce216"/>
          <table:table-cell table:style-name="ce235" table:number-columns-repeated="4"/>
        </table:table-row>
        <table:table-row table:style-name="ro2" table:number-rows-repeated="4">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ward Points" table:style-name="ta1">
        <table:table-column table:style-name="co20" table:default-cell-style-name="ce116"/>
        <table:table-column table:style-name="co67"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56" table:default-cell-style-name="ce116"/>
        <table:table-column table:style-name="co59"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13">
          <table:table-cell table:style-name="ce232" office:value-type="string" calcext:value-type="string">
            <text:p>TC_RP_001</text:p>
          </table:table-cell>
          <table:table-cell table:style-name="ce232" office:value-type="string" calcext:value-type="string">
            <text:p>TS_021</text:p>
            <text:p>Reward Points</text:p>
          </table:table-cell>
          <table:table-cell table:style-name="ce149" office:value-type="string" calcext:value-type="string">
            <text:p><text:span text:style-name="T44">Validate navigating to 'Your Reward Points' page from 'My Account' page</text:span></text:p>
            <text:p/>
          </table:table-cell>
          <table:table-cell table:style-name="ce142" office:value-type="string" calcext:value-type="string">
            <text:p><text:span text:style-name="T20">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My Account’ option</text:span></text:p>
            <text:p><text:span text:style-name="T43">3. Click ‘Your Reward Points' option displayed in ‘My Account’ page under ‘My Orders’ section(ER-1)</text:span></text:p>
            <text:p/>
          </table:table-cell>
          <table:table-cell table:style-name="ce230" office:value-type="string" calcext:value-type="string">
            <text:p>Not Applicable</text:p>
          </table:table-cell>
          <table:table-cell table:style-name="ce230" office:value-type="string" calcext:value-type="string">
            <text:p>1. User should be redirected to ‘Your Reward Points’ page</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RP_002</text:p>
          </table:table-cell>
          <table:table-cell table:style-name="ce232" office:value-type="string" calcext:value-type="string">
            <text:p>TS_021</text:p>
            <text:p>Reward Points</text:p>
          </table:table-cell>
          <table:table-cell table:style-name="ce142" office:value-type="string" calcext:value-type="string">
            <text:p><text:span text:style-name="T43">Validate navigating to 'Your Reward Points' page from Right column options</text:span></text:p>
            <text:p/>
          </table:table-cell>
          <table:table-cell table:style-name="ce142" office:value-type="string" calcext:value-type="string">
            <text:p>1. Open the Application in any browser and login </text:p>
            <text:p/>
          </table:table-cell>
          <table:table-cell table:style-name="ce142" office:value-type="string" calcext:value-type="string">
            <text:p>1. Click on 'My Account' dropdown menu</text:p>
            <text:p><text:span text:style-name="T43">2. Click on ‘My Account’ option</text:span></text:p>
            <text:p>3. Click on ‘Reward Points’ from Right column options (ER-1)</text:p>
            <text:p/>
          </table:table-cell>
          <table:table-cell table:style-name="ce230" office:value-type="string" calcext:value-type="string">
            <text:p>Not Applicable</text:p>
          </table:table-cell>
          <table:table-cell table:style-name="ce230" office:value-type="string" calcext:value-type="string">
            <text:p>1. User should be redirected to ‘Your Reward Points’ page</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RP_003</text:p>
          </table:table-cell>
          <table:table-cell table:style-name="ce232" office:value-type="string" calcext:value-type="string">
            <text:p>TS_021</text:p>
            <text:p>Reward Points</text:p>
          </table:table-cell>
          <table:table-cell table:style-name="ce149" office:value-type="string" calcext:value-type="string">
            <text:p><text:span text:style-name="T43">Validate navigating to 'Your Reward Points' page from Right column options before login</text:span></text:p>
            <text:p/>
          </table:table-cell>
          <table:table-cell table:style-name="ce142" office:value-type="string" calcext:value-type="string">
            <text:p>1. Open the Application in any browser</text:p>
            <text:p/>
          </table:table-cell>
          <table:table-cell table:style-name="ce142" office:value-type="string" calcext:value-type="string">
            <text:p><text:span text:style-name="T43">1. Click on 'My Account' dropdown menu</text:span></text:p>
            <text:p><text:span text:style-name="T43">2. Select ‘Register’ option</text:span></text:p>
            <text:p><text:span text:style-name="T43">3. Click ‘Reward Points’ option from Right column options in the displayed ‘Register Account’ page (ER-1)</text:span></text:p>
            <text:p><text:span text:style-name="T43">4. Enter Email and Password and click ‘Login’ button - &lt; Reffer Test Data &gt;  (ER-2)</text:span></text:p>
            <text:p/>
          </table:table-cell>
          <table:table-cell table:style-name="ce230" office:value-type="string" calcext:value-type="string">
            <text:p><text:span text:style-name="T20">Email: test@gmail.com</text:span></text:p>
            <text:p><text:span text:style-name="T20">Password: Test!</text:span></text:p>
            <text:p/>
          </table:table-cell>
          <table:table-cell table:style-name="ce142" office:value-type="string" calcext:value-type="string">
            <text:p><text:span text:style-name="T43">1. User should be redirected to ‘Login’ page</text:span></text:p>
            <text:p><text:span text:style-name="T43">2. User should be redirected to ‘Reward Points’ page </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4">
          <table:table-cell table:style-name="ce232" office:value-type="string" calcext:value-type="string">
            <text:p>TC_RP_004</text:p>
          </table:table-cell>
          <table:table-cell table:style-name="ce232" office:value-type="string" calcext:value-type="string">
            <text:p>TS_021</text:p>
            <text:p>Reward Points</text:p>
          </table:table-cell>
          <table:table-cell table:style-name="ce142" office:value-type="string" calcext:value-type="string">
            <text:p><text:span text:style-name="T44">Validate 'Your Reward Points' page when there are no reward points </text:span></text:p>
            <text:p/>
          </table:table-cell>
          <table:table-cell table:style-name="ce142" office:value-type="string" calcext:value-type="string">
            <text:p>1. Open the Application in any browser and login</text:p>
          </table:table-cell>
          <table:table-cell table:style-name="ce142" office:value-type="string" calcext:value-type="string">
            <text:p><text:span text:style-name="T43">1. Click on 'My Account' dropdown menu</text:span></text:p>
            <text:p><text:span text:style-name="T43">2. Click on ‘My Account’ option</text:span></text:p>
            <text:p><text:span text:style-name="T43">3. Click on ‘Reward Points’ from Right column options (ER-1, ER-2)</text:span></text:p>
            <text:p/>
          </table:table-cell>
          <table:table-cell table:style-name="ce230" office:value-type="string" calcext:value-type="string">
            <text:p>Not Applicable</text:p>
            <text:p/>
          </table:table-cell>
          <table:table-cell table:style-name="ce142" office:value-type="string" calcext:value-type="string">
            <text:p>1. User should be redirected to ‘Your Reward Points’ page and text - ‘Your total number of reward points is: 0.’ should be displayed</text:p>
            <text:p><text:span text:style-name="T43">2. Table having the columns - Date Added, Description and Points should be displayed without any details. Instead a text - 'You do not have any reward points!' should be display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RP_005</text:p>
          </table:table-cell>
          <table:table-cell table:style-name="ce232" office:value-type="string" calcext:value-type="string">
            <text:p>TS_021</text:p>
            <text:p>Reward Points</text:p>
          </table:table-cell>
          <table:table-cell table:style-name="ce142" office:value-type="string" calcext:value-type="string">
            <text:p><text:span text:style-name="T44">Validate 'Continue' button in the 'Your Reward Points' page</text:span></text:p>
            <text:p/>
            <text:p/>
          </table:table-cell>
          <table:table-cell table:style-name="ce142" office:value-type="string" calcext:value-type="string">
            <text:p>1. Open the Application in any browser and login</text:p>
          </table:table-cell>
          <table:table-cell table:style-name="ce142" office:value-type="string" calcext:value-type="string">
            <text:p><text:span text:style-name="T43">1. Click on 'My Account' dropdown menu</text:span></text:p>
            <text:p><text:span text:style-name="T43">2. Click on ‘My Account’ option</text:span></text:p>
            <text:p><text:span text:style-name="T43">3. Click on ‘Reward Points’ from Right column options </text:span></text:p>
            <text:p><text:span text:style-name="T43">4, Click on ‘Continue’ button (ER-1)</text:span></text:p>
            <text:p/>
          </table:table-cell>
          <table:table-cell table:style-name="ce230" office:value-type="string" calcext:value-type="string">
            <text:p>Not Applicable</text:p>
          </table:table-cell>
          <table:table-cell table:style-name="ce142" office:value-type="string" calcext:value-type="string">
            <text:p>1. User should be redirected to ‘My Account’ page</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RP_006</text:p>
          </table:table-cell>
          <table:table-cell table:style-name="ce232" office:value-type="string" calcext:value-type="string">
            <text:p>TS_021</text:p>
            <text:p>Reward Points</text:p>
          </table:table-cell>
          <table:table-cell table:style-name="ce149" office:value-type="string" calcext:value-type="string">
            <text:p><text:span text:style-name="T24">Validate the Breadcrumb of 'Your Rewards Point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Click on ‘My Account’ option</text:span></text:p>
            <text:p><text:span text:style-name="T43">3. Click on ‘Reward Points’ from Right column options </text:span></text:p>
            <text:p><text:span text:style-name="T43">4, Check the Breadcrumbs of the displayed ‘Your Reward Points’ page (ER-1)</text:span></text:p>
            <text:p/>
          </table:table-cell>
          <table:table-cell table:style-name="ce142" office:value-type="string" calcext:value-type="string">
            <text:p>Not Applicable</text:p>
          </table:table-cell>
          <table:table-cell table:style-name="ce142" office:value-type="string" calcext:value-type="string">
            <text:p><text:span text:style-name="T43">1. Breadcrumbs should be displayed in ‘Your Reward Points</text:span><text:span text:style-name="T24">’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RP_007</text:p>
          </table:table-cell>
          <table:table-cell table:style-name="ce232" office:value-type="string" calcext:value-type="string">
            <text:p>TS_021</text:p>
            <text:p>Reward Points</text:p>
          </table:table-cell>
          <table:table-cell table:style-name="ce142" office:value-type="string" calcext:value-type="string">
            <text:p><text:span text:style-name="T43">Validate page URL, Heading and Title in 'Your Reward Point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My Account' dropdown menu</text:span></text:p>
            <text:p><text:span text:style-name="T43">2. Select ‘My Account’ option</text:span></text:p>
            <text:p><text:span text:style-name="T43">3. Select ‘Reward Points’ option from Right column options </text:span></text:p>
            <text:p><text:span text:style-name="T43">4. Check page URL, Heading and Title in 'Your Reward Points' page</text:span></text:p>
            <text:p><text:span text:style-name="T43">(ER-1) </text:span></text:p>
            <text:p/>
          </table:table-cell>
          <table:table-cell table:style-name="ce230" office:value-type="string" calcext:value-type="string">
            <text:p>Not Applicable</text:p>
          </table:table-cell>
          <table:table-cell table:style-name="ce142" office:value-type="string" calcext:value-type="string">
            <text:p><text:span text:style-name="T43">1. Proper URL, Heading and Title in 'Your Reward Point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RP_008</text:p>
          </table:table-cell>
          <table:table-cell table:style-name="ce232" office:value-type="string" calcext:value-type="string">
            <text:p>TS_021</text:p>
            <text:p>Reward Points</text:p>
          </table:table-cell>
          <table:table-cell table:style-name="ce149" office:value-type="string" calcext:value-type="string">
            <text:p><text:span text:style-name="T43">Validate ‘Your Reward Points’ page functionality in all the supported environment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heck the ‘Your Reward Points’ page functionality in all the supported environments</text:span></text:p>
            <text:p/>
          </table:table-cell>
          <table:table-cell table:style-name="ce230" office:value-type="string" calcext:value-type="string">
            <text:p>Not Applicable</text:p>
          </table:table-cell>
          <table:table-cell table:style-name="ce142" office:value-type="string" calcext:value-type="string">
            <text:p><text:span text:style-name="T43">1. ‘Your Reward Point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2">
          <table:table-cell table:style-name="ce232" office:value-type="string" calcext:value-type="string">
            <text:p>TC_RP_009</text:p>
          </table:table-cell>
          <table:table-cell table:style-name="ce232" office:value-type="string" calcext:value-type="string">
            <text:p>TS_021</text:p>
            <text:p>Reward Points</text:p>
          </table:table-cell>
          <table:table-cell table:style-name="ce142" table:number-columns-repeated="3"/>
          <table:table-cell table:style-name="ce230"/>
          <table:table-cell table:style-name="ce142"/>
          <table:table-cell table:style-name="ce230" table:number-columns-repeated="4"/>
        </table:table-row>
        <table:table-row table:style-name="ro22">
          <table:table-cell table:style-name="ce232" office:value-type="string" calcext:value-type="string">
            <text:p>TC_RP_010</text:p>
          </table:table-cell>
          <table:table-cell table:style-name="ce232" office:value-type="string" calcext:value-type="string">
            <text:p>TS_021</text:p>
            <text:p>Reward Points</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4">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35"/>
          <table:table-cell table:style-name="ce215" table:number-columns-repeated="2"/>
          <table:table-cell table:style-name="ce235"/>
          <table:table-cell table:style-name="ce215"/>
          <table:table-cell table:style-name="ce235" table:number-columns-repeated="4"/>
        </table:table-row>
        <table:table-row table:style-name="ro2">
          <table:table-cell table:style-name="ce234" table:number-columns-repeated="2"/>
          <table:table-cell table:style-name="ce216" table:number-columns-repeated="3"/>
          <table:table-cell table:style-name="ce209"/>
          <table:table-cell table:style-name="ce216"/>
          <table:table-cell table:style-name="ce235" table:number-columns-repeated="4"/>
        </table:table-row>
        <table:table-row table:style-name="ro2" table:number-rows-repeated="4">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turns Page" table:style-name="ta1">
        <table:table-column table:style-name="co20" table:default-cell-style-name="ce232"/>
        <table:table-column table:style-name="co67" table:default-cell-style-name="ce232"/>
        <table:table-column table:style-name="co32" table:default-cell-style-name="ce116"/>
        <table:table-column table:style-name="co40" table:default-cell-style-name="ce142"/>
        <table:table-column table:style-name="co34" table:default-cell-style-name="ce142"/>
        <table:table-column table:style-name="co35" table:default-cell-style-name="ce230"/>
        <table:table-column table:style-name="co36" table:default-cell-style-name="ce116"/>
        <table:table-column table:style-name="co68" table:default-cell-style-name="ce148"/>
        <table:table-column table:style-name="co59" table:default-cell-style-name="ce143"/>
        <table:table-column table:style-name="co39" table:default-cell-style-name="ce152"/>
        <table:table-column table:style-name="co20" table:default-cell-style-name="ce230"/>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office:value-type="string" calcext:value-type="string">
            <text:p>TC_RS_001</text:p>
          </table:table-cell>
          <table:table-cell office:value-type="string" calcext:value-type="string">
            <text:p>TS_022</text:p>
            <text:p>Returns Page</text:p>
          </table:table-cell>
          <table:table-cell table:style-name="ce149" office:value-type="string" calcext:value-type="string">
            <text:p><text:span text:style-name="T44">Validate navigating to 'Product Returns' page from 'My Account' page</text:span></text:p>
            <text:p/>
          </table:table-cell>
          <table:table-cell office:value-type="string" calcext:value-type="string">
            <text:p><text:span text:style-name="T20">1. Open the Application in any browser and login</text:span></text:p>
            <text:p/>
          </table:table-cell>
          <table:table-cell office:value-type="string" calcext:value-type="string">
            <text:p><text:span text:style-name="T43">1. Click ‘View your return requests' option displayed in ‘My Account’ page under ‘My Orders’ section(ER-1)</text:span></text:p>
            <text:p/>
          </table:table-cell>
          <table:table-cell office:value-type="string" calcext:value-type="string">
            <text:p>Not Applicable</text:p>
          </table:table-cell>
          <table:table-cell table:style-name="ce230" office:value-type="string" calcext:value-type="string">
            <text:p><text:span text:style-name="T20">1. User should be redirected to ‘</text:span><text:span text:style-name="T23">Product Returns</text:span><text:span text:style-name="T20">’ page</text:span></text:p>
            <text:p/>
          </table:table-cell>
          <table:table-cell office:value-type="string" calcext:value-type="string">
            <text:p>1. Works as mentioned in the Expected Result</text:p>
          </table:table-cell>
          <table:table-cell office:value-type="string" calcext:value-type="string">
            <text:p>P1</text:p>
          </table:table-cell>
          <table:table-cell office:value-type="string" calcext:value-type="string">
            <text:p>PASS</text:p>
          </table:table-cell>
          <table:table-cell/>
        </table:table-row>
        <table:table-row table:style-name="ro35">
          <table:table-cell office:value-type="string" calcext:value-type="string">
            <text:p>TC_RS_002</text:p>
          </table:table-cell>
          <table:table-cell office:value-type="string" calcext:value-type="string">
            <text:p>TS_022</text:p>
            <text:p>Returns Page</text:p>
          </table:table-cell>
          <table:table-cell table:style-name="ce142" office:value-type="string" calcext:value-type="string">
            <text:p><text:span text:style-name="T24">Validate navigating to 'Product Returns' page using Right column option</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24">1. Click on 'Returns' from the Right Column options (ER-1)</text:span></text:p>
            <text:p/>
          </table:table-cell>
          <table:table-cell office:value-type="string" calcext:value-type="string">
            <text:p>Not Applicable</text:p>
          </table:table-cell>
          <table:table-cell table:style-name="ce230" office:value-type="string" calcext:value-type="string">
            <text:p><text:span text:style-name="T20">1. User should be redirected to ‘</text:span><text:span text:style-name="T23">Product Returns</text:span><text:span text:style-name="T20">’ page</text:span></text:p>
            <text:p/>
          </table:table-cell>
          <table:table-cell office:value-type="string" calcext:value-type="string">
            <text:p>1. Works as mentioned in the Expected Result</text:p>
          </table:table-cell>
          <table:table-cell office:value-type="string" calcext:value-type="string">
            <text:p>P2</text:p>
          </table:table-cell>
          <table:table-cell office:value-type="string" calcext:value-type="string">
            <text:p>PASS</text:p>
          </table:table-cell>
          <table:table-cell/>
        </table:table-row>
        <table:table-row table:style-name="ro15">
          <table:table-cell office:value-type="string" calcext:value-type="string">
            <text:p>TC_RS_003</text:p>
          </table:table-cell>
          <table:table-cell office:value-type="string" calcext:value-type="string">
            <text:p>TS_022</text:p>
            <text:p>Returns Page</text:p>
          </table:table-cell>
          <table:table-cell table:style-name="ce149" office:value-type="string" calcext:value-type="string">
            <text:p><text:span text:style-name="T43">Validate navigating to 'Product Returns' page from Right column options before login</text:span></text:p>
            <text:p/>
          </table:table-cell>
          <table:table-cell office:value-type="string" calcext:value-type="string">
            <text:p><text:span text:style-name="T43">1. Open the Application in any browser</text:span></text:p>
            <text:p/>
          </table:table-cell>
          <table:table-cell office:value-type="string" calcext:value-type="string">
            <text:p><text:span text:style-name="T43">1. Click on ‘My Account’ dropdown menu</text:span></text:p>
            <text:p><text:span text:style-name="T43">2. Click on ‘Register’ option</text:span></text:p>
            <text:p><text:span text:style-name="T43">3. Click ‘Product Returns’ option from Right column options in the displayed ‘Register Account’ page (ER-1)</text:span></text:p>
            <text:p><text:span text:style-name="T43">4. Enter Email and Password and click ‘Login’ button - &lt; Reffer Test Data &gt;  (ER-2)</text:span></text:p>
            <text:p/>
          </table:table-cell>
          <table:table-cell office:value-type="string" calcext:value-type="string">
            <text:p><text:span text:style-name="T20">Email: test@gmail.com</text:span></text:p>
            <text:p><text:span text:style-name="T20">Password: Test!</text:span></text:p>
            <text:p/>
          </table:table-cell>
          <table:table-cell table:style-name="ce230" office:value-type="string" calcext:value-type="string">
            <text:p><text:span text:style-name="T20">1. User should be redirected to ‘Login’ page</text:span></text:p>
            <text:p><text:span text:style-name="T20">2. User should be redirected to ‘</text:span><text:span text:style-name="T23">Product Returns</text:span><text:span text:style-name="T20">’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RS_004</text:p>
          </table:table-cell>
          <table:table-cell office:value-type="string" calcext:value-type="string">
            <text:p>TS_022</text:p>
            <text:p>Returns Page</text:p>
          </table:table-cell>
          <table:table-cell table:style-name="ce142" office:value-type="string" calcext:value-type="string">
            <text:p><text:span text:style-name="T24">Validate navigating to 'Product Returns' page when there are no products returned by the User</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24">1. Click on 'Returns' from the Right Column options</text:span></text:p>
            <text:p><text:span text:style-name="T24">2. Check the 'Product Returns' page (ER-1)</text:span></text:p>
            <text:p/>
          </table:table-cell>
          <table:table-cell office:value-type="string" calcext:value-type="string">
            <text:p>Not Applicable</text:p>
            <text:p/>
          </table:table-cell>
          <table:table-cell table:style-name="ce142" office:value-type="string" calcext:value-type="string">
            <text:p><text:span text:style-name="T44">1. Text - 'You have not made any previous returns!' should be displayed on the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6">
          <table:table-cell office:value-type="string" calcext:value-type="string">
            <text:p>TC_RS_005</text:p>
          </table:table-cell>
          <table:table-cell office:value-type="string" calcext:value-type="string">
            <text:p>TS_022</text:p>
            <text:p>Returns Page</text:p>
          </table:table-cell>
          <table:table-cell table:style-name="ce142" office:value-type="string" calcext:value-type="string">
            <text:p><text:span text:style-name="T24">Validate 'Continue' button on the 'Product Returns' page</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Click on 'Returns' from the Right Column options</text:span></text:p>
            <text:p><text:span text:style-name="T43">2. Click on ‘Continue’ button displayed into ‘Product Returns’ page (ER-1)</text:span></text:p>
            <text:p/>
          </table:table-cell>
          <table:table-cell office:value-type="string" calcext:value-type="string">
            <text:p>Not Applicable</text:p>
          </table:table-cell>
          <table:table-cell table:style-name="ce142" office:value-type="string" calcext:value-type="string">
            <text:p>1. User should be redirected to ‘My Account’ page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3">
          <table:table-cell office:value-type="string" calcext:value-type="string">
            <text:p>TC_RS_006</text:p>
          </table:table-cell>
          <table:table-cell office:value-type="string" calcext:value-type="string">
            <text:p>TS_022</text:p>
            <text:p>Returns Page</text:p>
          </table:table-cell>
          <table:table-cell table:style-name="ce149" office:value-type="string" calcext:value-type="string">
            <text:p><text:span text:style-name="T24">Validate the Product Return details for the product/s returned by the User</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24">1. Click on 'Returns' from the Right Column options</text:span></text:p>
            <text:p><text:span text:style-name="T24">2. Check the details of the Prouct/s in the Table having columns - Return ID, Status, Date Added, Order ID and Customer in the displayed 'Product Returns' page(ER-1)</text:span></text:p>
            <text:p/>
          </table:table-cell>
          <table:table-cell table:style-name="ce142" office:value-type="string" calcext:value-type="string">
            <text:p>Not Applicable</text:p>
          </table:table-cell>
          <table:table-cell table:style-name="ce142" office:value-type="string" calcext:value-type="string">
            <text:p><text:span text:style-name="T24">1. Details for all products returned by the user should be displayed under the Table columns</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6">
          <table:table-cell office:value-type="string" calcext:value-type="string">
            <text:p>TC_RS_007</text:p>
          </table:table-cell>
          <table:table-cell office:value-type="string" calcext:value-type="string">
            <text:p>TS_022</text:p>
            <text:p>Returns Page</text:p>
          </table:table-cell>
          <table:table-cell table:style-name="ce142" office:value-type="string" calcext:value-type="string">
            <text:p><text:span text:style-name="T24">Validate navigating to 'Return Information' page from 'Product Returns' page</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24">1. Click on 'Returns' from the Right Column options</text:span></text:p>
            <text:p><text:span text:style-name="T24">2. Click on 'View' icon option of any returned product in the displayed 'Product Returns' page(Validate ER-1)</text:span></text:p>
            <text:p/>
          </table:table-cell>
          <table:table-cell office:value-type="string" calcext:value-type="string">
            <text:p>Not Applicable</text:p>
          </table:table-cell>
          <table:table-cell table:style-name="ce142" office:value-type="string" calcext:value-type="string">
            <text:p><text:span text:style-name="T24">1. User should be redirected to ‘Return Information'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6">
          <table:table-cell office:value-type="string" calcext:value-type="string">
            <text:p>TC_RS_008</text:p>
          </table:table-cell>
          <table:table-cell office:value-type="string" calcext:value-type="string">
            <text:p>TS_022</text:p>
            <text:p>Returns Page</text:p>
          </table:table-cell>
          <table:table-cell table:style-name="ce149" office:value-type="string" calcext:value-type="string">
            <text:p><text:span text:style-name="T24">Validate Breadcrumb of 'Product Returns' page</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24">1. Click on 'Returns' Right column option</text:span></text:p>
            <text:p><text:span text:style-name="T24">2. Check Breadcrumb of the displayed  'Product Returns' page (ER-1)</text:span></text:p>
            <text:p/>
          </table:table-cell>
          <table:table-cell office:value-type="string" calcext:value-type="string">
            <text:p>Not Applicable</text:p>
          </table:table-cell>
          <table:table-cell table:style-name="ce142" office:value-type="string" calcext:value-type="string">
            <text:p><text:span text:style-name="T43">1. Breadcrumbs should be displayed in ‘Product Returns’ page and should work correctly</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6">
          <table:table-cell office:value-type="string" calcext:value-type="string">
            <text:p>TC_RS_009</text:p>
          </table:table-cell>
          <table:table-cell office:value-type="string" calcext:value-type="string">
            <text:p>TS_022</text:p>
            <text:p>Returns Page</text:p>
          </table:table-cell>
          <table:table-cell table:style-name="ce142" office:value-type="string" calcext:value-type="string">
            <text:p><text:span text:style-name="T43">Validate page URL, Heading and Title in 'Product Returns' page</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Select ‘Returns’ option from Right column options </text:span></text:p>
            <text:p><text:span text:style-name="T43">2. Check page URL, Heading and Title in 'Porduct Returns' page (ER-1)</text:span></text:p>
            <text:p/>
          </table:table-cell>
          <table:table-cell office:value-type="string" calcext:value-type="string">
            <text:p>Not Applicable</text:p>
          </table:table-cell>
          <table:table-cell table:style-name="ce142" office:value-type="string" calcext:value-type="string">
            <text:p><text:span text:style-name="T43">1. Proper URL, Heading and Title in 'Product Returns'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RS_010</text:p>
          </table:table-cell>
          <table:table-cell office:value-type="string" calcext:value-type="string">
            <text:p>TS_022</text:p>
            <text:p>Returns Page</text:p>
          </table:table-cell>
          <table:table-cell table:style-name="ce142" office:value-type="string" calcext:value-type="string">
            <text:p><text:span text:style-name="T24">Validate the UI of 'Product Returns' page</text:span></text:p>
            <text:p/>
          </table:table-cell>
          <table:table-cell office:value-type="string" calcext:value-type="string">
            <text:p>1. Open the Application in any browser and login </text:p>
            <text:p/>
          </table:table-cell>
          <table:table-cell office:value-type="string" calcext:value-type="string">
            <text:p><text:span text:style-name="T24">1. Check the UI functionality related to 'Product Returns' page (ER-1)</text:span></text:p>
            <text:p/>
          </table:table-cell>
          <table:table-cell office:value-type="string" calcext:value-type="string">
            <text:p>Not Applicable</text:p>
          </table:table-cell>
          <table:table-cell table:style-name="ce142" office:value-type="string" calcext:value-type="string">
            <text:p><text:span text:style-name="T43">1. Proper UI comply to the UI checklist should be displayed for the complete ‘Product Returns’ page functionality</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RS_011</text:p>
          </table:table-cell>
          <table:table-cell office:value-type="string" calcext:value-type="string">
            <text:p>TS_022</text:p>
            <text:p>Returns Page</text:p>
          </table:table-cell>
          <table:table-cell table:style-name="ce142" office:value-type="string" calcext:value-type="string">
            <text:p><text:span text:style-name="T24">Validate the 'Product Returns' page functionality in all the supported environments</text:span></text:p>
            <text:p/>
          </table:table-cell>
          <table:table-cell office:value-type="string" calcext:value-type="string">
            <text:p>1. Open the Application in any browser and login</text:p>
            <text:p/>
          </table:table-cell>
          <table:table-cell office:value-type="string" calcext:value-type="string">
            <text:p><text:span text:style-name="T24">1. Check the 'Product Returns' page functionality in all the supported environments (ER-1)</text:span></text:p>
            <text:p/>
          </table:table-cell>
          <table:table-cell office:value-type="string" calcext:value-type="string">
            <text:p>Not Applicable</text:p>
            <text:p/>
          </table:table-cell>
          <table:table-cell table:style-name="ce142" office:value-type="string" calcext:value-type="string">
            <text:p><text:span text:style-name="T43">1. ‘Product Returns’ page functionality should work correctly in all supported environments</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14">
          <table:table-cell office:value-type="string" calcext:value-type="string">
            <text:p>TC_RS_012</text:p>
          </table:table-cell>
          <table:table-cell office:value-type="string" calcext:value-type="string">
            <text:p>TS_022</text:p>
            <text:p>Returns Page</text:p>
          </table:table-cell>
          <table:table-cell table:style-name="ce142" office:value-type="string" calcext:value-type="string">
            <text:p><text:span text:style-name="T24">Validate the details in the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24">1. Click on 'Returns' from the Right Column options</text:span></text:p>
            <text:p><text:span text:style-name="T24">2. Click on 'View' icon option of any returned product in the displayed 'Product Returns' page</text:span></text:p>
            <text:p><text:span text:style-name="T24">3. Check the details in the 'Return Information' page (ER-1)</text:span></text:p>
            <text:p/>
          </table:table-cell>
          <table:table-cell office:value-type="string" calcext:value-type="string">
            <text:p>Not Applicable</text:p>
            <text:p/>
          </table:table-cell>
          <table:table-cell table:style-name="ce142" office:value-type="string" calcext:value-type="string">
            <text:p><text:span text:style-name="T24">1. Correct details should be displayed for the below things in the 'Return Information' page</text:span></text:p>
            <text:p><text:span text:style-name="T24">Return Details - Return ID, Order ID, Date Added and Order Date</text:span></text:p>
            <text:p><text:span text:style-name="T24">Product Information - Product Name, Model and Quantity</text:span></text:p>
            <text:p><text:span text:style-name="T24">Reason for Return - Reason, Opened and Action </text:span></text:p>
            <text:p><text:span text:style-name="T24">Return History - Date Added, Status and Comment</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RS_013</text:p>
          </table:table-cell>
          <table:table-cell office:value-type="string" calcext:value-type="string">
            <text:p>TS_022</text:p>
            <text:p>Returns Page</text:p>
          </table:table-cell>
          <table:table-cell table:style-name="ce142" office:value-type="string" calcext:value-type="string">
            <text:p><text:span text:style-name="T24">Validate 'Continue' button in the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43">1. Click on 'Returns' from the Right Column options</text:span></text:p>
            <text:p><text:span text:style-name="T43">2. Click on 'View' icon option of any returned product in the displayed 'Product Returns' page</text:span></text:p>
            <text:p><text:span text:style-name="T43">3. Click on ‘Contiue’ button in the 'Return Information' page (ER-1)</text:span></text:p>
            <text:p/>
          </table:table-cell>
          <table:table-cell office:value-type="string" calcext:value-type="string">
            <text:p>Not Applicable</text:p>
          </table:table-cell>
          <table:table-cell table:style-name="ce142" office:value-type="string" calcext:value-type="string">
            <text:p>1. User should be redirected to ‘My Account’ page </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RS_014</text:p>
          </table:table-cell>
          <table:table-cell office:value-type="string" calcext:value-type="string">
            <text:p>TS_022</text:p>
            <text:p>Returns Page</text:p>
          </table:table-cell>
          <table:table-cell table:style-name="ce142" office:value-type="string" calcext:value-type="string">
            <text:p><text:span text:style-name="T24">Validate Breadcrumb of 'Return Information' page</text:span></text:p>
            <text:p/>
          </table:table-cell>
          <table:table-cell office:value-type="string" calcext:value-type="string">
            <text:p>1. Open the Application in any browser and login</text:p>
            <text:p/>
          </table:table-cell>
          <table:table-cell office:value-type="string" calcext:value-type="string">
            <text:p><text:span text:style-name="T24">1. Click on 'Returns' from the Right Column options</text:span></text:p>
            <text:p><text:span text:style-name="T24">2. Click on 'View' icon option of any returned product in the displayed 'Product Returns' page</text:span></text:p>
            <text:p><text:span text:style-name="T24">3. Check Breadcrumb of the displayed  'Return Information' page (ER-1)</text:span></text:p>
            <text:p/>
          </table:table-cell>
          <table:table-cell office:value-type="string" calcext:value-type="string">
            <text:p>Not Applicable</text:p>
          </table:table-cell>
          <table:table-cell table:style-name="ce142" office:value-type="string" calcext:value-type="string">
            <text:p><text:span text:style-name="T43">1. Breadcrumbs should be displayed in 'Return Information' page and should work correctly</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4">
          <table:table-cell office:value-type="string" calcext:value-type="string">
            <text:p>TC_RS_015</text:p>
          </table:table-cell>
          <table:table-cell office:value-type="string" calcext:value-type="string">
            <text:p>TS_022</text:p>
            <text:p>Returns Page</text:p>
          </table:table-cell>
          <table:table-cell table:style-name="ce142" office:value-type="string" calcext:value-type="string">
            <text:p><text:span text:style-name="T43">Validate page URL, Heading and Title in 'Return Information</text:span><text:span text:style-name="T20">' page</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Select ‘Returns’ option from Right column options </text:span></text:p>
            <text:p><text:span text:style-name="T43">2. Click on 'View' icon option of any returned product in the displayed 'Product Returns' page</text:span></text:p>
            <text:p><text:span text:style-name="T43">3. Check page URL, Heading and Title in 'Return Information' page (ER-1)</text:span></text:p>
            <text:p/>
          </table:table-cell>
          <table:table-cell office:value-type="string" calcext:value-type="string">
            <text:p>Not Applicable</text:p>
          </table:table-cell>
          <table:table-cell table:style-name="ce142" office:value-type="string" calcext:value-type="string">
            <text:p><text:span text:style-name="T43">1. Proper URL, Heading and Title in 'Return Information' page</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RS_016</text:p>
          </table:table-cell>
          <table:table-cell office:value-type="string" calcext:value-type="string">
            <text:p>TS_022</text:p>
            <text:p>Returns Page</text:p>
          </table:table-cell>
          <table:table-cell table:style-name="ce142" office:value-type="string" calcext:value-type="string">
            <text:p><text:span text:style-name="T24">Validate the UI of 'Return Information' page functionality</text:span></text:p>
            <text:p/>
          </table:table-cell>
          <table:table-cell table:style-name="ce148" office:value-type="string" calcext:value-type="string">
            <text:p><text:span text:style-name="T43">1. Open the Application in any browser and login</text:span></text:p>
            <text:p/>
          </table:table-cell>
          <table:table-cell table:style-name="ce148" office:value-type="string" calcext:value-type="string">
            <text:p><text:span text:style-name="T43">1. Check the UI functionality related to 'Return Information' page (ER-1)</text:span></text:p>
            <text:p/>
          </table:table-cell>
          <table:table-cell table:style-name="ce141" office:value-type="string" calcext:value-type="string">
            <text:p>Not Applicable</text:p>
          </table:table-cell>
          <table:table-cell table:style-name="ce148" office:value-type="string" calcext:value-type="string">
            <text:p><text:span text:style-name="T43">1. Proper UI comply to the UI checklist should be displayed for the complete ‘Return Information’ page functionality</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35">
          <table:table-cell office:value-type="string" calcext:value-type="string">
            <text:p>TC_RS_017</text:p>
          </table:table-cell>
          <table:table-cell office:value-type="string" calcext:value-type="string">
            <text:p>TS_022</text:p>
            <text:p>Returns Page</text:p>
          </table:table-cell>
          <table:table-cell table:style-name="ce142" office:value-type="string" calcext:value-type="string">
            <text:p><text:span text:style-name="T43">Validate the 'Return Information</text:span><text:span text:style-name="T20">' page functionality in all the supported environments</text:span></text:p>
            <text:p/>
          </table:table-cell>
          <table:table-cell office:value-type="string" calcext:value-type="string">
            <text:p><text:span text:style-name="T43">1. Open the Application in any browser and login</text:span></text:p>
            <text:p/>
          </table:table-cell>
          <table:table-cell office:value-type="string" calcext:value-type="string">
            <text:p><text:span text:style-name="T43">1. Check the 'Return Information</text:span><text:span text:style-name="T20">' page functionality in all the supported environments (ER-1)</text:span></text:p>
            <text:p/>
          </table:table-cell>
          <table:table-cell office:value-type="string" calcext:value-type="string">
            <text:p>Not Applicable</text:p>
          </table:table-cell>
          <table:table-cell table:style-name="ce142" office:value-type="string" calcext:value-type="string">
            <text:p><text:span text:style-name="T43">1. ‘Return Information</text:span><text:span text:style-name="T20">’ page functionality should work correctly in all supported environments</text:span></text:p>
            <text:p/>
          </table:table-cell>
          <table:table-cell office:value-type="string" calcext:value-type="string">
            <text:p>1. Works as mentioned in the Expected Result</text:p>
          </table:table-cell>
          <table:table-cell office:value-type="string" calcext:value-type="string">
            <text:p>P3</text:p>
          </table:table-cell>
          <table:table-cell office:value-type="string" calcext:value-type="string">
            <text:p>PASS</text:p>
          </table:table-cell>
          <table:table-cell/>
        </table:table-row>
        <table:table-row table:style-name="ro2" table:number-rows-repeated="3">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table-cell table:style-name="ce116" table:number-columns-repeated="3"/>
          <table:table-cell/>
          <table:table-cell table:style-name="ce116" table:number-columns-repeated="4"/>
        </table:table-row>
        <table:table-row table:style-name="ro2">
          <table:table-cell table:style-name="ce116" table:number-columns-repeated="2"/>
          <table:table-cell/>
          <table:table-cell table:style-name="ce116" table:number-columns-repeated="3"/>
          <table:table-cell/>
          <table:table-cell table:style-name="ce116" table:number-columns-repeated="4"/>
        </table:table-row>
      </table:table>
      <table:table table:name="Transactions" table:style-name="ta1">
        <table:table-column table:style-name="co20" table:default-cell-style-name="ce116"/>
        <table:table-column table:style-name="co67"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69" table:default-cell-style-name="ce116"/>
        <table:table-column table:style-name="co39" table:number-columns-repeated="2"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TS_001</text:p>
          </table:table-cell>
          <table:table-cell table:style-name="ce232" office:value-type="string" calcext:value-type="string">
            <text:p>TS_023</text:p>
            <text:p><text:span text:style-name="T45">Transactions</text:span></text:p>
          </table:table-cell>
          <table:table-cell table:style-name="ce149" office:value-type="string" calcext:value-type="string">
            <text:p><text:span text:style-name="T24">Validate navigating to 'Your Transactions' page from 'My Account' page</text:span></text:p>
            <text:p/>
          </table:table-cell>
          <table:table-cell table:style-name="ce142" office:value-type="string" calcext:value-type="string">
            <text:p><text:span text:style-name="T20">1. Open the Application in any browser and login</text:span></text:p>
            <text:p/>
          </table:table-cell>
          <table:table-cell table:style-name="ce142" office:value-type="string" calcext:value-type="string">
            <text:p><text:span text:style-name="T43">1. Click ‘Your Transactions' option displayed in ‘My Account’ page under ‘My Orders’ section(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Your Transaction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TS_002</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43">Validate navigating to 'Your Transactions' page from 'My Account' dropdown menu</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24">1. Click on 'My Account' dropmenu</text:span></text:p>
            <text:p><text:span text:style-name="T24">2. Select 'Transactions' option (ER-1)</text:span></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Your Transaction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TS_003</text:p>
          </table:table-cell>
          <table:table-cell table:style-name="ce232" office:value-type="string" calcext:value-type="string">
            <text:p>TS_023</text:p>
            <text:p><text:span text:style-name="T45">Transactions</text:span></text:p>
          </table:table-cell>
          <table:table-cell table:style-name="ce149" office:value-type="string" calcext:value-type="string">
            <text:p>Validate navigating to 'Your Transactions' page using Right Column options</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24">1. Click on 'Transactions' Right Column option (ER-1)</text:span></text:p>
            <text:p/>
          </table:table-cell>
          <table:table-cell table:style-name="ce230" office:value-type="string" calcext:value-type="string">
            <text:p>Not Applicable</text:p>
          </table:table-cell>
          <table:table-cell table:style-name="ce230" office:value-type="string" calcext:value-type="string">
            <text:p>1. User should be redirected to ‘Your Transactions’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TS_004</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43">Validate navigating to 'Your Transactions' page from Right column options before login</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lick on ‘My Account’ dropdown menu</text:span></text:p>
            <text:p><text:span text:style-name="T43">2. Click on ‘Register’ option</text:span></text:p>
            <text:p><text:span text:style-name="T43">3. Click ‘Transactions’ option from Right column options in the displayed ‘Register Account’ page (ER-1)</text:span></text:p>
            <text:p><text:span text:style-name="T43">4. Enter Email and Password and click ‘Login’ button - &lt; Reffer Test Data &gt;  (ER-2)</text:span></text:p>
            <text:p/>
          </table:table-cell>
          <table:table-cell table:style-name="ce230" office:value-type="string" calcext:value-type="string">
            <text:p><text:span text:style-name="T20">Email: test@gmail.com</text:span></text:p>
            <text:p><text:span text:style-name="T20">Password: Test!</text:span></text:p>
            <text:p/>
          </table:table-cell>
          <table:table-cell table:style-name="ce142" office:value-type="string" calcext:value-type="string">
            <text:p><text:span text:style-name="T20">1. User should be redirected to ‘Login’ page</text:span></text:p>
            <text:p><text:span text:style-name="T20">2. User should be redirected to ‘</text:span><text:span text:style-name="T23">Your Transaction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TS_005</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24">Validate 'Your Transactions' page when the User has not placed any order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ransactions' Right Column option </text:span></text:p>
            <text:p>2. Check ‘Your Transactions’ page (ER-1)</text:p>
            <text:p/>
          </table:table-cell>
          <table:table-cell table:style-name="ce230" office:value-type="string" calcext:value-type="string">
            <text:p>Not Applicable</text:p>
          </table:table-cell>
          <table:table-cell table:style-name="ce142" office:value-type="string" calcext:value-type="string">
            <text:p><text:span text:style-name="T44">1. Text - 'Your current balance is: $0.00.' should be displayed</text:span></text:p>
            <text:p><text:span text:style-name="T44">2. Table with columns - Date Added, Description and Amount should be displayed without any details under these column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TS_006</text:p>
          </table:table-cell>
          <table:table-cell table:style-name="ce232" office:value-type="string" calcext:value-type="string">
            <text:p>TS_023</text:p>
            <text:p><text:span text:style-name="T45">Transactions</text:span></text:p>
          </table:table-cell>
          <table:table-cell table:style-name="ce149" office:value-type="string" calcext:value-type="string">
            <text:p><text:span text:style-name="T24">Validate 'Continue' button in the 'Your Transaction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ransactions' Right Column option </text:span></text:p>
            <text:p><text:span text:style-name="T43">2. Click ‘Continue’ button (ER-1)</text:span></text:p>
            <text:p/>
          </table:table-cell>
          <table:table-cell table:style-name="ce142" office:value-type="string" calcext:value-type="string">
            <text:p>Not Applicable</text:p>
          </table:table-cell>
          <table:table-cell table:style-name="ce142" office:value-type="string" calcext:value-type="string">
            <text:p>1. User should be redirected to ‘My Account’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TS_007</text:p>
          </table:table-cell>
          <table:table-cell table:style-name="ce232" office:value-type="string" calcext:value-type="string">
            <text:p>TS_023</text:p>
            <text:p><text:span text:style-name="T45">Transactions</text:span></text:p>
          </table:table-cell>
          <table:table-cell table:style-name="ce149" office:value-type="string" calcext:value-type="string">
            <text:p><text:span text:style-name="T24">Validate Breadcrumb of 'Your Transaction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ransactions' Right Column option </text:span></text:p>
            <text:p><text:span text:style-name="T43">2. Check Breadcrumb of the displayed  'Your Transactions</text:span><text:span text:style-name="T24">'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Your Transactions’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TS_008</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43">Validate page URL, Heading and Title in 'Your Transaction'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ransactions' Right Column option </text:span></text:p>
            <text:p><text:span text:style-name="T43">2. Check page URL, Heading and Title in 'Your Transaction'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RL, Heading and Title in 'Your Transaction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TS_009</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24">Validate the UI of 'Your Transactions' page</text:span></text:p>
            <text:p/>
          </table:table-cell>
          <table:table-cell table:style-name="ce142" office:value-type="string" calcext:value-type="string">
            <text:p>1. Open the Application in any browser and login </text:p>
            <text:p/>
          </table:table-cell>
          <table:table-cell table:style-name="ce142" office:value-type="string" calcext:value-type="string">
            <text:p><text:span text:style-name="T24">1. Check the UI functionality related to 'Your Transactions'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Your Transactions’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TS_010</text:p>
          </table:table-cell>
          <table:table-cell table:style-name="ce232" office:value-type="string" calcext:value-type="string">
            <text:p>TS_023</text:p>
            <text:p><text:span text:style-name="T45">Transactions</text:span></text:p>
          </table:table-cell>
          <table:table-cell table:style-name="ce142" office:value-type="string" calcext:value-type="string">
            <text:p><text:span text:style-name="T24">Validate the 'Your Transactions' page functionality in all the supported environments</text:span></text:p>
            <text:p/>
          </table:table-cell>
          <table:table-cell table:style-name="ce142" office:value-type="string" calcext:value-type="string">
            <text:p>1. Open the Application in any browser and login</text:p>
            <text:p/>
          </table:table-cell>
          <table:table-cell table:style-name="ce142" office:value-type="string" calcext:value-type="string">
            <text:p><text:span text:style-name="T24">1. Check the 'Your Transactions' page functionality in all the supported environments (ER-1)</text:span></text:p>
            <text:p/>
          </table:table-cell>
          <table:table-cell table:style-name="ce230" office:value-type="string" calcext:value-type="string">
            <text:p>Not Applicable</text:p>
          </table:table-cell>
          <table:table-cell table:style-name="ce142" office:value-type="string" calcext:value-type="string">
            <text:p><text:span text:style-name="T43">1. ‘Your Transaction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7">
          <table:table-cell table:style-name="ce232" office:value-type="string" calcext:value-type="string">
            <text:p>TC_TS_011</text:p>
          </table:table-cell>
          <table:table-cell table:style-name="ce232" office:value-type="string" calcext:value-type="string">
            <text:p>TS_023</text:p>
            <text:p><text:span text:style-name="T45">Transactions</text:span></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4">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15"/>
          <table:table-cell table:style-name="ce216" table:number-columns-repeated="2"/>
          <table:table-cell table:style-name="ce209"/>
          <table:table-cell table:style-name="ce216"/>
          <table:table-cell table:style-name="ce235" table:number-columns-repeated="4"/>
        </table:table-row>
        <table:table-row table:style-name="ro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Reccuring Payments" table:style-name="ta1">
        <table:table-column table:style-name="co20" table:default-cell-style-name="ce116"/>
        <table:table-column table:style-name="co70" table:default-cell-style-name="ce116"/>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71" table:default-cell-style-name="ce116"/>
        <table:table-column table:style-name="co38"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27">
          <table:table-cell table:style-name="ce232" office:value-type="string" calcext:value-type="string">
            <text:p>TC_RP_001</text:p>
          </table:table-cell>
          <table:table-cell table:style-name="ce232" office:value-type="string" calcext:value-type="string">
            <text:p>TS_024</text:p>
            <text:p><text:span text:style-name="T45">Reccuring Payments</text:span></text:p>
          </table:table-cell>
          <table:table-cell table:style-name="ce149"/>
          <table:table-cell table:style-name="ce142" table:number-columns-repeated="2"/>
          <table:table-cell table:style-name="ce230" table:number-columns-repeated="6"/>
        </table:table-row>
        <table:table-row table:style-name="ro27">
          <table:table-cell table:style-name="ce232" office:value-type="string" calcext:value-type="string">
            <text:p>TC_RP_002</text:p>
          </table:table-cell>
          <table:table-cell table:style-name="ce232" office:value-type="string" calcext:value-type="string">
            <text:p>TS_024</text:p>
            <text:p><text:span text:style-name="T45">Reccuring Payments</text:span></text:p>
          </table:table-cell>
          <table:table-cell table:style-name="ce142" table:number-columns-repeated="3"/>
          <table:table-cell table:style-name="ce230" table:number-columns-repeated="6"/>
        </table:table-row>
        <table:table-row table:style-name="ro27">
          <table:table-cell table:style-name="ce232" office:value-type="string" calcext:value-type="string">
            <text:p>TC_RP_003</text:p>
          </table:table-cell>
          <table:table-cell table:style-name="ce232" office:value-type="string" calcext:value-type="string">
            <text:p>TS_024</text:p>
            <text:p><text:span text:style-name="T45">Reccuring Payments</text:span></text:p>
          </table:table-cell>
          <table:table-cell table:style-name="ce149"/>
          <table:table-cell table:style-name="ce142" table:number-columns-repeated="2"/>
          <table:table-cell table:style-name="ce230" table:number-columns-repeated="6"/>
        </table:table-row>
        <table:table-row table:style-name="ro27">
          <table:table-cell table:style-name="ce232" office:value-type="string" calcext:value-type="string">
            <text:p>TC_RP_004</text:p>
          </table:table-cell>
          <table:table-cell table:style-name="ce232" office:value-type="string" calcext:value-type="string">
            <text:p>TS_024</text:p>
            <text:p><text:span text:style-name="T45">Reccuring Payments</text:span></text:p>
          </table:table-cell>
          <table:table-cell table:style-name="ce142" table:number-columns-repeated="3"/>
          <table:table-cell table:style-name="ce230"/>
          <table:table-cell table:style-name="ce142"/>
          <table:table-cell table:style-name="ce230" table:number-columns-repeated="4"/>
        </table:table-row>
        <table:table-row table:style-name="ro27">
          <table:table-cell table:style-name="ce232" office:value-type="string" calcext:value-type="string">
            <text:p>TC_RP_005</text:p>
          </table:table-cell>
          <table:table-cell table:style-name="ce232" office:value-type="string" calcext:value-type="string">
            <text:p>TS_024</text:p>
            <text:p><text:span text:style-name="T45">Reccuring Payments</text:span></text:p>
          </table:table-cell>
          <table:table-cell table:style-name="ce142" table:number-columns-repeated="3"/>
          <table:table-cell table:style-name="ce230"/>
          <table:table-cell table:style-name="ce142"/>
          <table:table-cell table:style-name="ce230" table:number-columns-repeated="4"/>
        </table:table-row>
        <table:table-row table:style-name="ro27">
          <table:table-cell table:style-name="ce232" office:value-type="string" calcext:value-type="string">
            <text:p>TC_RP_006</text:p>
          </table:table-cell>
          <table:table-cell table:style-name="ce232" office:value-type="string" calcext:value-type="string">
            <text:p>TS_024</text:p>
            <text:p><text:span text:style-name="T45">Reccuring Payments</text:span></text:p>
          </table:table-cell>
          <table:table-cell table:style-name="ce149"/>
          <table:table-cell table:style-name="ce142" table:number-columns-repeated="4"/>
          <table:table-cell table:style-name="ce230" table:number-columns-repeated="4"/>
        </table:table-row>
        <table:table-row table:style-name="ro27">
          <table:table-cell table:style-name="ce232" office:value-type="string" calcext:value-type="string">
            <text:p>TC_RP_007</text:p>
          </table:table-cell>
          <table:table-cell table:style-name="ce232" office:value-type="string" calcext:value-type="string">
            <text:p>TS_024</text:p>
            <text:p><text:span text:style-name="T45">Reccuring Payments</text:span></text:p>
          </table:table-cell>
          <table:table-cell table:style-name="ce149"/>
          <table:table-cell table:style-name="ce142" table:number-columns-repeated="2"/>
          <table:table-cell table:style-name="ce230"/>
          <table:table-cell table:style-name="ce142"/>
          <table:table-cell table:style-name="ce230" table:number-columns-repeated="4"/>
        </table:table-row>
        <table:table-row table:style-name="ro27">
          <table:table-cell table:style-name="ce232" office:value-type="string" calcext:value-type="string">
            <text:p>TC_RP_008</text:p>
          </table:table-cell>
          <table:table-cell table:style-name="ce232" office:value-type="string" calcext:value-type="string">
            <text:p>TS_024</text:p>
            <text:p><text:span text:style-name="T45">Reccuring Payments</text:span></text:p>
          </table:table-cell>
          <table:table-cell table:style-name="ce142" table:number-columns-repeated="3"/>
          <table:table-cell table:style-name="ce230"/>
          <table:table-cell table:style-name="ce142"/>
          <table:table-cell table:style-name="ce230" table:number-columns-repeated="4"/>
        </table:table-row>
        <table:table-row table:style-name="ro27">
          <table:table-cell table:style-name="ce232" office:value-type="string" calcext:value-type="string">
            <text:p>TC_RP_009</text:p>
          </table:table-cell>
          <table:table-cell table:style-name="ce232" office:value-type="string" calcext:value-type="string">
            <text:p>TS_024</text:p>
            <text:p><text:span text:style-name="T45">Reccuring Payments</text:span></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6">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15"/>
          <table:table-cell table:style-name="ce216" table:number-columns-repeated="2"/>
          <table:table-cell table:style-name="ce209"/>
          <table:table-cell table:style-name="ce216"/>
          <table:table-cell table:style-name="ce235" table:number-columns-repeated="4"/>
        </table:table-row>
        <table:table-row table:style-name="ro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192"/>
          <table:table-cell table:style-name="ce198"/>
          <table:table-cell table:style-name="ce209"/>
          <table:table-cell table:style-name="ce216" table:number-columns-repeated="3"/>
          <table:table-cell table:style-name="ce209" table:number-columns-repeated="5"/>
        </table:table-row>
        <table:table-row table:style-name="ro2">
          <table:table-cell table:style-name="ce192"/>
          <table:table-cell table:style-name="ce198"/>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192"/>
          <table:table-cell table:style-name="ce198"/>
          <table:table-cell table:style-name="ce216" table:number-columns-repeated="2"/>
          <table:table-cell table:style-name="ce209" table:number-columns-repeated="7"/>
        </table:table-row>
        <table:table-row table:style-name="ro2" table:number-rows-repeated="8">
          <table:table-cell table:style-name="ce192"/>
          <table:table-cell table:style-name="ce198"/>
          <table:table-cell table:style-name="ce209" table:number-columns-repeated="9"/>
        </table:table-row>
        <table:table-row table:style-name="ro2" table:number-rows-repeated="14">
          <table:table-cell table:number-columns-repeated="11"/>
        </table:table-row>
        <table:table-row table:style-name="ro2">
          <table:table-cell table:number-columns-repeated="11"/>
        </table:table-row>
      </table:table>
      <table:table table:name="Affiliate" table:style-name="ta1">
        <table:table-column table:style-name="co20" table:default-cell-style-name="ce232"/>
        <table:table-column table:style-name="co70" table:default-cell-style-name="ce232"/>
        <table:table-column table:style-name="co32" table:default-cell-style-name="ce116"/>
        <table:table-column table:style-name="co40" table:default-cell-style-name="ce142"/>
        <table:table-column table:style-name="co34" table:default-cell-style-name="ce142"/>
        <table:table-column table:style-name="co35" table:default-cell-style-name="ce230"/>
        <table:table-column table:style-name="co36" table:default-cell-style-name="ce116"/>
        <table:table-column table:style-name="co72" table:default-cell-style-name="ce230"/>
        <table:table-column table:style-name="co38" table:default-cell-style-name="ce230"/>
        <table:table-column table:style-name="co39" table:default-cell-style-name="ce230"/>
        <table:table-column table:style-name="co20" table:default-cell-style-name="ce230"/>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27">
          <table:table-cell office:value-type="string" calcext:value-type="string">
            <text:p>TC_AS_001</text:p>
          </table:table-cell>
          <table:table-cell office:value-type="string" calcext:value-type="string">
            <text:p>TS_025</text:p>
            <text:p><text:span text:style-name="T45">Affiliate</text:span></text:p>
          </table:table-cell>
          <table:table-cell table:style-name="ce149"/>
          <table:table-cell table:number-columns-repeated="3"/>
          <table:table-cell table:style-name="ce230"/>
          <table:table-cell table:number-columns-repeated="4"/>
        </table:table-row>
        <table:table-row table:style-name="ro27">
          <table:table-cell office:value-type="string" calcext:value-type="string">
            <text:p>TC_AS_002</text:p>
          </table:table-cell>
          <table:table-cell office:value-type="string" calcext:value-type="string">
            <text:p>TS_025</text:p>
            <text:p><text:span text:style-name="T45">Affiliate</text:span></text:p>
          </table:table-cell>
          <table:table-cell table:style-name="ce142"/>
          <table:table-cell table:number-columns-repeated="3"/>
          <table:table-cell table:style-name="ce230"/>
          <table:table-cell table:number-columns-repeated="4"/>
        </table:table-row>
        <table:table-row table:style-name="ro27">
          <table:table-cell office:value-type="string" calcext:value-type="string">
            <text:p>TC_AS_003</text:p>
          </table:table-cell>
          <table:table-cell office:value-type="string" calcext:value-type="string">
            <text:p>TS_025</text:p>
            <text:p><text:span text:style-name="T45">Affiliate</text:span></text:p>
          </table:table-cell>
          <table:table-cell table:style-name="ce149"/>
          <table:table-cell table:number-columns-repeated="3"/>
          <table:table-cell table:style-name="ce230"/>
          <table:table-cell table:number-columns-repeated="4"/>
        </table:table-row>
        <table:table-row table:style-name="ro27">
          <table:table-cell office:value-type="string" calcext:value-type="string">
            <text:p>TC_AS_004</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05</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06</text:p>
          </table:table-cell>
          <table:table-cell office:value-type="string" calcext:value-type="string">
            <text:p>TS_025</text:p>
            <text:p><text:span text:style-name="T45">Affiliate</text:span></text:p>
          </table:table-cell>
          <table:table-cell table:style-name="ce149"/>
          <table:table-cell table:number-columns-repeated="2"/>
          <table:table-cell table:style-name="ce142" table:number-columns-repeated="2"/>
          <table:table-cell table:number-columns-repeated="4"/>
        </table:table-row>
        <table:table-row table:style-name="ro27">
          <table:table-cell office:value-type="string" calcext:value-type="string">
            <text:p>TC_AS_007</text:p>
          </table:table-cell>
          <table:table-cell office:value-type="string" calcext:value-type="string">
            <text:p>TS_025</text:p>
            <text:p><text:span text:style-name="T45">Affiliate</text:span></text:p>
          </table:table-cell>
          <table:table-cell table:style-name="ce149"/>
          <table:table-cell table:number-columns-repeated="3"/>
          <table:table-cell table:style-name="ce142"/>
          <table:table-cell table:number-columns-repeated="4"/>
        </table:table-row>
        <table:table-row table:style-name="ro27">
          <table:table-cell office:value-type="string" calcext:value-type="string">
            <text:p>TC_AS_008</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09</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0</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1</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2</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3</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4</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5</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6</text:p>
          </table:table-cell>
          <table:table-cell office:value-type="string" calcext:value-type="string">
            <text:p>TS_025</text:p>
            <text:p><text:span text:style-name="T45">Affiliate</text:span></text:p>
          </table:table-cell>
          <table:table-cell table:style-name="ce142"/>
          <table:table-cell table:style-name="ce148" table:number-columns-repeated="2"/>
          <table:table-cell table:style-name="ce141"/>
          <table:table-cell table:style-name="ce148"/>
          <table:table-cell table:number-columns-repeated="4"/>
        </table:table-row>
        <table:table-row table:style-name="ro27">
          <table:table-cell office:value-type="string" calcext:value-type="string">
            <text:p>TC_AS_017</text:p>
          </table:table-cell>
          <table:table-cell office:value-type="string" calcext:value-type="string">
            <text:p>TS_025</text:p>
            <text:p><text:span text:style-name="T45">Affiliate</text:span></text:p>
          </table:table-cell>
          <table:table-cell table:style-name="ce142"/>
          <table:table-cell table:number-columns-repeated="3"/>
          <table:table-cell table:style-name="ce142"/>
          <table:table-cell table:number-columns-repeated="4"/>
        </table:table-row>
        <table:table-row table:style-name="ro27">
          <table:table-cell office:value-type="string" calcext:value-type="string">
            <text:p>TC_AS_018</text:p>
          </table:table-cell>
          <table:table-cell office:value-type="string" calcext:value-type="string">
            <text:p>TS_025</text:p>
            <text:p><text:span text:style-name="T45">Affiliate</text:span></text:p>
          </table:table-cell>
          <table:table-cell table:style-name="ce230"/>
          <table:table-cell/>
          <table:table-cell table:style-name="ce230"/>
          <table:table-cell/>
          <table:table-cell table:style-name="ce230"/>
          <table:table-cell table:number-columns-repeated="4"/>
        </table:table-row>
        <table:table-row table:style-name="ro27">
          <table:table-cell office:value-type="string" calcext:value-type="string">
            <text:p>TC_AS_019</text:p>
          </table:table-cell>
          <table:table-cell office:value-type="string" calcext:value-type="string">
            <text:p>TS_025</text:p>
            <text:p><text:span text:style-name="T45">Affiliate</text:span></text:p>
          </table:table-cell>
          <table:table-cell table:style-name="ce230"/>
          <table:table-cell/>
          <table:table-cell table:style-name="ce230"/>
          <table:table-cell/>
          <table:table-cell table:style-name="ce230"/>
          <table:table-cell table:number-columns-repeated="4"/>
        </table:table-row>
        <table:table-row table:style-name="ro27">
          <table:table-cell office:value-type="string" calcext:value-type="string">
            <text:p>TC_AS_020</text:p>
          </table:table-cell>
          <table:table-cell office:value-type="string" calcext:value-type="string">
            <text:p>TS_025</text:p>
            <text:p><text:span text:style-name="T45">Affiliate</text:span></text:p>
          </table:table-cell>
          <table:table-cell table:style-name="ce230"/>
          <table:table-cell/>
          <table:table-cell table:style-name="ce230"/>
          <table:table-cell/>
          <table:table-cell table:style-name="ce230"/>
          <table:table-cell table:number-columns-repeated="4"/>
        </table:table-row>
        <table:table-row table:style-name="ro27">
          <table:table-cell office:value-type="string" calcext:value-type="string">
            <text:p>TC_AS_021</text:p>
          </table:table-cell>
          <table:table-cell office:value-type="string" calcext:value-type="string">
            <text:p>TS_025</text:p>
            <text:p><text:span text:style-name="T45">Affiliate</text:span></text:p>
          </table:table-cell>
          <table:table-cell table:style-name="ce149"/>
          <table:table-cell table:number-columns-repeated="2"/>
          <table:table-cell table:style-name="ce142" table:number-columns-repeated="2"/>
          <table:table-cell table:number-columns-repeated="4"/>
        </table:table-row>
        <table:table-row table:style-name="ro27">
          <table:table-cell office:value-type="string" calcext:value-type="string">
            <text:p>TC_AS_022</text:p>
          </table:table-cell>
          <table:table-cell office:value-type="string" calcext:value-type="string">
            <text:p>TS_025</text:p>
            <text:p><text:span text:style-name="T45">Affiliate</text:span></text:p>
          </table:table-cell>
          <table:table-cell table:style-name="ce141"/>
          <table:table-cell table:style-name="ce148" table:number-columns-repeated="3"/>
          <table:table-cell table:style-name="ce141" table:number-columns-repeated="5"/>
        </table:table-row>
        <table:table-row table:style-name="ro27">
          <table:table-cell office:value-type="string" calcext:value-type="string">
            <text:p>TC_AS_023</text:p>
          </table:table-cell>
          <table:table-cell office:value-type="string" calcext:value-type="string">
            <text:p>TS_025</text:p>
            <text:p><text:span text:style-name="T45">Affiliate</text:span></text:p>
          </table:table-cell>
          <table:table-cell table:style-name="ce141"/>
          <table:table-cell table:style-name="ce148" table:number-columns-repeated="3"/>
          <table:table-cell table:style-name="ce141" table:number-columns-repeated="5"/>
        </table:table-row>
        <table:table-row table:style-name="ro27">
          <table:table-cell office:value-type="string" calcext:value-type="string">
            <text:p>TC_AS_024</text:p>
          </table:table-cell>
          <table:table-cell office:value-type="string" calcext:value-type="string">
            <text:p>TS_025</text:p>
            <text:p><text:span text:style-name="T45">Affiliate</text:span></text:p>
          </table:table-cell>
          <table:table-cell table:style-name="ce148" table:number-columns-repeated="2"/>
          <table:table-cell table:style-name="ce141" table:number-columns-repeated="2"/>
          <table:table-cell table:style-name="ce148"/>
          <table:table-cell table:style-name="ce141" table:number-columns-repeated="4"/>
        </table:table-row>
        <table:table-row table:style-name="ro27">
          <table:table-cell office:value-type="string" calcext:value-type="string">
            <text:p>TC_AS_025</text:p>
          </table:table-cell>
          <table:table-cell office:value-type="string" calcext:value-type="string">
            <text:p>TS_025</text:p>
            <text:p><text:span text:style-name="T45">Affiliate</text:span></text:p>
          </table:table-cell>
          <table:table-cell table:style-name="ce148" table:number-columns-repeated="2"/>
          <table:table-cell table:style-name="ce141" table:number-columns-repeated="7"/>
        </table:table-row>
        <table:table-row table:style-name="ro27">
          <table:table-cell office:value-type="string" calcext:value-type="string">
            <text:p>TC_AS_026</text:p>
          </table:table-cell>
          <table:table-cell office:value-type="string" calcext:value-type="string">
            <text:p>TS_025</text:p>
            <text:p><text:span text:style-name="T45">Affiliate</text:span></text:p>
          </table:table-cell>
          <table:table-cell table:style-name="ce141" table:number-columns-repeated="9"/>
        </table:table-row>
        <table:table-row table:style-name="ro27">
          <table:table-cell office:value-type="string" calcext:value-type="string">
            <text:p>TC_AS_027</text:p>
          </table:table-cell>
          <table:table-cell office:value-type="string" calcext:value-type="string">
            <text:p>TS_025</text:p>
            <text:p><text:span text:style-name="T45">Affiliate</text:span></text:p>
          </table:table-cell>
          <table:table-cell table:style-name="ce141" table:number-columns-repeated="9"/>
        </table:table-row>
        <table:table-row table:style-name="ro27">
          <table:table-cell office:value-type="string" calcext:value-type="string">
            <text:p>TC_AS_028</text:p>
          </table:table-cell>
          <table:table-cell office:value-type="string" calcext:value-type="string">
            <text:p>TS_025</text:p>
            <text:p><text:span text:style-name="T45">Affiliate</text:span></text:p>
          </table:table-cell>
          <table:table-cell table:style-name="ce141" table:number-columns-repeated="9"/>
        </table:table-row>
        <table:table-row table:style-name="ro27">
          <table:table-cell office:value-type="string" calcext:value-type="string">
            <text:p>TC_AS_029</text:p>
          </table:table-cell>
          <table:table-cell office:value-type="string" calcext:value-type="string">
            <text:p>TS_025</text:p>
            <text:p><text:span text:style-name="T45">Affiliate</text:span></text:p>
          </table:table-cell>
          <table:table-cell table:style-name="ce141"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table-cell table:style-name="ce116" table:number-columns-repeated="3"/>
          <table:table-cell/>
          <table:table-cell table:style-name="ce116" table:number-columns-repeated="4"/>
        </table:table-row>
        <table:table-row table:style-name="ro2">
          <table:table-cell table:style-name="ce116" table:number-columns-repeated="2"/>
          <table:table-cell/>
          <table:table-cell table:style-name="ce116" table:number-columns-repeated="3"/>
          <table:table-cell/>
          <table:table-cell table:style-name="ce116" table:number-columns-repeated="4"/>
        </table:table-row>
      </table:table>
      <table:table table:name="Newsletter" table:style-name="ta1">
        <table:table-column table:style-name="co20" table:default-cell-style-name="ce234"/>
        <table:table-column table:style-name="co70" table:default-cell-style-name="ce234"/>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73" table:default-cell-style-name="ce116"/>
        <table:table-column table:style-name="co59" table:default-cell-style-name="ce116"/>
        <table:table-column table:style-name="co39"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NS_001</text:p>
          </table:table-cell>
          <table:table-cell table:style-name="ce232" office:value-type="string" calcext:value-type="string">
            <text:p>TS_026</text:p>
            <text:p><text:span text:style-name="T45">Newsletter</text:span></text:p>
          </table:table-cell>
          <table:table-cell table:style-name="ce149" office:value-type="string" calcext:value-type="string">
            <text:p><text:span text:style-name="T24">Validate navigating to 'Newsletter' page from 'My Account' page</text:span></text:p>
            <text:p/>
          </table:table-cell>
          <table:table-cell table:style-name="ce142" office:value-type="string" calcext:value-type="string">
            <text:p><text:span text:style-name="T20">1. Open the Application in any browser and login</text:span></text:p>
            <text:p/>
          </table:table-cell>
          <table:table-cell table:style-name="ce142" office:value-type="string" calcext:value-type="string">
            <text:p><text:span text:style-name="T43">1. Click ‘Subscribe / unsubscribe to newsletter' link displayed in ‘My Account’ page under ‘Newsletter’ section(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Newsleter</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02</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43">Validate navigating to 'Newsletter' page from Right Column option</text:span></text:p>
            <text:p/>
          </table:table-cell>
          <table:table-cell table:style-name="ce142" office:value-type="string" calcext:value-type="string">
            <text:p>1. Open the Application in any browser and login </text:p>
            <text:p/>
          </table:table-cell>
          <table:table-cell table:style-name="ce142" office:value-type="string" calcext:value-type="string">
            <text:p>1. Click on ‘Newsletter’ Right Column option (ER-1)</text:p>
            <text:p/>
          </table:table-cell>
          <table:table-cell table:style-name="ce230" office:value-type="string" calcext:value-type="string">
            <text:p>Not Applicable</text:p>
          </table:table-cell>
          <table:table-cell table:style-name="ce230" office:value-type="string" calcext:value-type="string">
            <text:p>1. User should be redirected to ‘Newsleter’ page </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NS_003</text:p>
          </table:table-cell>
          <table:table-cell table:style-name="ce232" office:value-type="string" calcext:value-type="string">
            <text:p>TS_026</text:p>
            <text:p><text:span text:style-name="T45">Newsletter</text:span></text:p>
          </table:table-cell>
          <table:table-cell table:style-name="ce149" office:value-type="string" calcext:value-type="string">
            <text:p><text:span text:style-name="T43">Validate navigating to 'Newsletter' page from Right column options before login</text:span></text:p>
            <text:p/>
          </table:table-cell>
          <table:table-cell table:style-name="ce142" office:value-type="string" calcext:value-type="string">
            <text:p><text:span text:style-name="T43">1. Open the Application in any browser </text:span></text:p>
            <text:p><text:span text:style-name="T43">2. User is not logged in </text:span></text:p>
            <text:p/>
          </table:table-cell>
          <table:table-cell table:style-name="ce142" office:value-type="string" calcext:value-type="string">
            <text:p><text:span text:style-name="T43">1. Click on ‘My Account’ dropdown menu</text:span></text:p>
            <text:p><text:span text:style-name="T43">2. Click on ‘Register’ option</text:span></text:p>
            <text:p><text:span text:style-name="T43">3. Click ‘Newsletter’ option from Right column options in the displayed ‘Register Account’ page (ER-1)</text:span></text:p>
            <text:p><text:span text:style-name="T43">4. Enter Email and Password and click ‘Login’ button - &lt; Reffer Test Data &gt;  (ER-2)</text:span></text:p>
            <text:p/>
          </table:table-cell>
          <table:table-cell table:style-name="ce230" office:value-type="string" calcext:value-type="string">
            <text:p><text:span text:style-name="T20">Email: test@gmail.com</text:span></text:p>
            <text:p><text:span text:style-name="T20">Password: Test!</text:span></text:p>
            <text:p/>
          </table:table-cell>
          <table:table-cell table:style-name="ce142" office:value-type="string" calcext:value-type="string">
            <text:p><text:span text:style-name="T20">1. User should be redirected to ‘Login’ page</text:span></text:p>
            <text:p><text:span text:style-name="T43">2. User should be redirected to ‘Newsletter</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NS_004</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44">Validate navigating to 'Newsletter' page by selecting 'Newsletter' option in Footer section before login</text:span></text:p>
            <text:p/>
          </table:table-cell>
          <table:table-cell table:style-name="ce142" office:value-type="string" calcext:value-type="string">
            <text:p>1. Open the Application in any browser </text:p>
            <text:p><text:span text:style-name="T43">2. User is not logged in </text:span></text:p>
            <text:p/>
          </table:table-cell>
          <table:table-cell table:style-name="ce142" office:value-type="string" calcext:value-type="string">
            <text:p><text:span text:style-name="T43">1. Click ‘Newsletter’ link in Footer section (ER-1)</text:span></text:p>
            <text:p><text:span text:style-name="T43">2. Enter Email and Password and click ‘Login’ button - &lt; Reffer Test Data &gt;  (ER-2)</text:span></text:p>
            <text:p/>
          </table:table-cell>
          <table:table-cell table:style-name="ce230" office:value-type="string" calcext:value-type="string">
            <text:p><text:span text:style-name="T20">Email: test@gmail.com</text:span></text:p>
            <text:p><text:span text:style-name="T20">Password: Test!</text:span></text:p>
            <text:p/>
          </table:table-cell>
          <table:table-cell table:style-name="ce142" office:value-type="string" calcext:value-type="string">
            <text:p><text:span text:style-name="T43">1. User should be redirected to ‘Login’ page</text:span></text:p>
            <text:p><text:span text:style-name="T43">2. User should be redirected to ‘Newsletter’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05</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43">Validate navigating to 'Newsletter' page by selecting 'Newsletter' option in Footer section</text:span></text:p>
            <text:p/>
          </table:table-cell>
          <table:table-cell table:style-name="ce142" office:value-type="string" calcext:value-type="string">
            <text:p><text:span text:style-name="T43">1. Open the Application in any browser and login </text:span></text:p>
            <text:p/>
          </table:table-cell>
          <table:table-cell table:style-name="ce142" office:value-type="string" calcext:value-type="string">
            <text:p>1. Click ‘Newsletter’ link in Footer section (ER-1)</text:p>
            <text:p/>
          </table:table-cell>
          <table:table-cell table:style-name="ce230" office:value-type="string" calcext:value-type="string">
            <text:p>Not Applicable</text:p>
          </table:table-cell>
          <table:table-cell table:style-name="ce142" office:value-type="string" calcext:value-type="string">
            <text:p>1. User should be redirected to ‘Newsletter’ page</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06</text:p>
          </table:table-cell>
          <table:table-cell table:style-name="ce232" office:value-type="string" calcext:value-type="string">
            <text:p>TS_026</text:p>
            <text:p><text:span text:style-name="T45">Newsletter</text:span></text:p>
          </table:table-cell>
          <table:table-cell table:style-name="ce149" office:value-type="string" calcext:value-type="string">
            <text:p><text:span text:style-name="T24">Validate 'Back' button in the 'Newsletter' page</text:span></text:p>
            <text:p/>
          </table:table-cell>
          <table:table-cell table:style-name="ce142" office:value-type="string" calcext:value-type="string">
            <text:p><text:span text:style-name="T43">1. Open the Application in any browser and login </text:span></text:p>
            <text:p/>
          </table:table-cell>
          <table:table-cell table:style-name="ce142" office:value-type="string" calcext:value-type="string">
            <text:p><text:span text:style-name="T43">1. Click on ‘Newsletter’ Right Column option</text:span></text:p>
            <text:p><text:span text:style-name="T43">2. Click on ‘Back’ button (ER-1)</text:span></text:p>
          </table:table-cell>
          <table:table-cell table:style-name="ce142" office:value-type="string" calcext:value-type="string">
            <text:p>Not Applicable</text:p>
          </table:table-cell>
          <table:table-cell table:style-name="ce142" office:value-type="string" calcext:value-type="string">
            <text:p>1. User should be redirected to ‘My Account’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5">
          <table:table-cell table:style-name="ce232" office:value-type="string" calcext:value-type="string">
            <text:p>TC_NS_007</text:p>
          </table:table-cell>
          <table:table-cell table:style-name="ce232" office:value-type="string" calcext:value-type="string">
            <text:p>TS_026</text:p>
            <text:p><text:span text:style-name="T45">Newsletter</text:span></text:p>
          </table:table-cell>
          <table:table-cell table:style-name="ce149" office:value-type="string" calcext:value-type="string">
            <text:p><text:span text:style-name="T44">Validate udpating the 'Subscribe' option in the 'Newsletter' page</text:span></text:p>
            <text:p/>
          </table:table-cell>
          <table:table-cell table:style-name="ce142" office:value-type="string" calcext:value-type="string">
            <text:p><text:span text:style-name="T43">1. Open the Application in any browser and login </text:span></text:p>
            <text:p/>
          </table:table-cell>
          <table:table-cell table:style-name="ce142" office:value-type="string" calcext:value-type="string">
            <text:p><text:span text:style-name="T44">1. Click on 'Newsletter' Right Column option</text:span></text:p>
            <text:p><text:span text:style-name="T44">2. Select 'Yes' radio option if 'No' is displayed or Select 'No' radio option if 'Yes' is displayed</text:span></text:p>
            <text:p><text:span text:style-name="T44">3. Click on 'Continue' button (ER-1)</text:span></text:p>
            <text:p><text:span text:style-name="T44">4. Click on 'Newsletter' Right Column option (ER-2)</text:span></text:p>
            <text:p/>
          </table:table-cell>
          <table:table-cell table:style-name="ce230" office:value-type="string" calcext:value-type="string">
            <text:p>Not Applicable</text:p>
          </table:table-cell>
          <table:table-cell table:style-name="ce142" office:value-type="string" calcext:value-type="string">
            <text:p><text:span text:style-name="T44">1. Message - 'Success:’ Success: Your newsletter subscription has been successfully updated!' should be displayed and the User should be redirected to 'My Account' page</text:span></text:p>
            <text:p><text:span text:style-name="T44">2. User should be redirected to 'Newsletter' page and the ‘Subscribe’ option should be displayed as select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08</text:p>
          </table:table-cell>
          <table:table-cell table:style-name="ce232" office:value-type="string" calcext:value-type="string">
            <text:p>TS_026</text:p>
            <text:p><text:span text:style-name="T45">Newsletter</text:span></text:p>
          </table:table-cell>
          <table:table-cell table:style-name="ce149" office:value-type="string" calcext:value-type="string">
            <text:p><text:span text:style-name="T43">Validate Breadcrumb of 'Newsletter</text:span><text:span text:style-name="T24">'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Newsletter' Right Column option </text:span></text:p>
            <text:p><text:span text:style-name="T43">2. Check Breadcrumb of the displayed  'Newsletter</text:span><text:span text:style-name="T24">'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Newsletter’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NS_009</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43">Validate page URL, Heading and Title in 'Newsletter'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Newsletter' Right Column option </text:span></text:p>
            <text:p><text:span text:style-name="T43">2. Check page URL, Heading and Title in 'Newsletter'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RL, Heading and Title in 'Newsletter'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10</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24">Validate the UI of 'Newsletter' page</text:span></text:p>
            <text:p/>
          </table:table-cell>
          <table:table-cell table:style-name="ce142" office:value-type="string" calcext:value-type="string">
            <text:p>1. Open the Application in any browser and login </text:p>
            <text:p/>
          </table:table-cell>
          <table:table-cell table:style-name="ce142" office:value-type="string" calcext:value-type="string">
            <text:p><text:span text:style-name="T24">1. Check the UI functionality related to 'Newsletter'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Newsletter’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NS_011</text:p>
          </table:table-cell>
          <table:table-cell table:style-name="ce232" office:value-type="string" calcext:value-type="string">
            <text:p>TS_026</text:p>
            <text:p><text:span text:style-name="T45">Newsletter</text:span></text:p>
          </table:table-cell>
          <table:table-cell table:style-name="ce142" office:value-type="string" calcext:value-type="string">
            <text:p><text:span text:style-name="T24">Validate the 'Newsletter' page functionality in all the supported environments</text:span></text:p>
            <text:p/>
          </table:table-cell>
          <table:table-cell table:style-name="ce142" office:value-type="string" calcext:value-type="string">
            <text:p>1. Open the Application in any browser and login</text:p>
            <text:p/>
          </table:table-cell>
          <table:table-cell table:style-name="ce142" office:value-type="string" calcext:value-type="string">
            <text:p><text:span text:style-name="T24">1. Check the 'Newsletter' page functionality in all the supported environments (ER-1)</text:span></text:p>
            <text:p/>
          </table:table-cell>
          <table:table-cell table:style-name="ce230" office:value-type="string" calcext:value-type="string">
            <text:p>Not Applicable</text:p>
          </table:table-cell>
          <table:table-cell table:style-name="ce142" office:value-type="string" calcext:value-type="string">
            <text:p><text:span text:style-name="T43">1. ‘Newsletter’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7">
          <table:table-cell table:style-name="ce232" office:value-type="string" calcext:value-type="string">
            <text:p>TC_NS_012</text:p>
          </table:table-cell>
          <table:table-cell table:style-name="ce232" office:value-type="string" calcext:value-type="string">
            <text:p>TS_026</text:p>
            <text:p><text:span text:style-name="T45">Newsletter</text:span></text:p>
          </table:table-cell>
          <table:table-cell table:style-name="ce142" table:number-columns-repeated="3"/>
          <table:table-cell table:style-name="ce230"/>
          <table:table-cell table:style-name="ce142"/>
          <table:table-cell table:style-name="ce230" table:number-columns-repeated="4"/>
        </table:table-row>
        <table:table-row table:style-name="ro27">
          <table:table-cell table:style-name="ce232" office:value-type="string" calcext:value-type="string">
            <text:p>TC_NS_013</text:p>
          </table:table-cell>
          <table:table-cell table:style-name="ce232" office:value-type="string" calcext:value-type="string">
            <text:p>TS_026</text:p>
            <text:p><text:span text:style-name="T45">Newsletter</text:span></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2">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number-columns-repeated="2"/>
          <table:table-cell table:style-name="ce215"/>
          <table:table-cell table:style-name="ce216" table:number-columns-repeated="2"/>
          <table:table-cell table:style-name="ce209"/>
          <table:table-cell table:style-name="ce216"/>
          <table:table-cell table:style-name="ce235" table:number-columns-repeated="4"/>
        </table:table-row>
        <table:table-row table:style-name="ro2">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number-columns-repeated="2"/>
          <table:table-cell table:style-name="ce235"/>
          <table:table-cell table:style-name="ce215"/>
          <table:table-cell table:style-name="ce235" table:number-columns-repeated="7"/>
        </table:table-row>
        <table:table-row table:style-name="ro2">
          <table:table-cell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number-columns-repeated="2"/>
          <table:table-cell table:style-name="ce209"/>
          <table:table-cell table:style-name="ce216" table:number-columns-repeated="3"/>
          <table:table-cell table:style-name="ce209" table:number-columns-repeated="5"/>
        </table:table-row>
        <table:table-row table:style-name="ro2">
          <table:table-cell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number-columns-repeated="2"/>
          <table:table-cell table:style-name="ce216"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number-columns-repeated="9"/>
        </table:table-row>
        <table:table-row table:style-name="ro2">
          <table:table-cell table:style-name="ce116" table:number-columns-repeated="2"/>
          <table:table-cell table:number-columns-repeated="9"/>
        </table:table-row>
      </table:table>
      <table:table table:name="Contact Us" table:style-name="ta1">
        <table:table-column table:style-name="co20" table:default-cell-style-name="ce234"/>
        <table:table-column table:style-name="co70" table:default-cell-style-name="ce234"/>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74" table:default-cell-style-name="ce116"/>
        <table:table-column table:style-name="co39" table:number-columns-repeated="2" table:default-cell-style-name="ce116"/>
        <table:table-column table:style-name="co20"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CU_001</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24">Validate navigating to 'Contac Us' page from Header options</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Contact U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CU_002</text:p>
          </table:table-cell>
          <table:table-cell table:style-name="ce232" office:value-type="string" calcext:value-type="string">
            <text:p><text:span text:style-name="T21">TS_027</text:span></text:p>
            <text:p><text:span text:style-name="T45">Contact Us</text:span></text:p>
          </table:table-cell>
          <table:table-cell table:style-name="ce142" office:value-type="string" calcext:value-type="string">
            <text:p><text:span text:style-name="T43">Validate navigating to 'Contac Us' page from Footer options</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Contact Us’ link from the Footer options(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Contact U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CU_003</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44">Validate whether the required details and fields are displayed in the 'Contact Us' page</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ER-1)</text:span></text:p>
            <text:p/>
          </table:table-cell>
          <table:table-cell table:style-name="ce230" office:value-type="string" calcext:value-type="string">
            <text:p>Not Applicable</text:p>
          </table:table-cell>
          <table:table-cell table:style-name="ce142" office:value-type="string" calcext:value-type="string">
            <text:p><text:span text:style-name="T44">1. 'Contact Us' page should have the below details and fields:</text:span></text:p>
            <text:p><text:span text:style-name="T44">Our Location - Your Store details and Telephone details should be displayed)</text:span></text:p>
            <text:p><text:span text:style-name="T44">Contact Form - Your Name, Email Address and Enquir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CU_004</text:p>
          </table:table-cell>
          <table:table-cell table:style-name="ce232" office:value-type="string" calcext:value-type="string">
            <text:p><text:span text:style-name="T21">TS_027</text:span></text:p>
            <text:p><text:span text:style-name="T45">Contact Us</text:span></text:p>
          </table:table-cell>
          <table:table-cell table:style-name="ce142" office:value-type="string" calcext:value-type="string">
            <text:p><text:span text:style-name="T44">Validate all text fields in the 'Contact Us' page are mandatory</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ER-1)</text:span></text:p>
            <text:p/>
          </table:table-cell>
          <table:table-cell table:style-name="ce230" office:value-type="string" calcext:value-type="string">
            <text:p>Not Applicable</text:p>
          </table:table-cell>
          <table:table-cell table:style-name="ce142" office:value-type="string" calcext:value-type="string">
            <text:p><text:span text:style-name="T44">1. Fields - 'Your Name', 'E-Mail Address' and 'Enquiry' should be marked as mandatory with * symbol in red color</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CU_005</text:p>
          </table:table-cell>
          <table:table-cell table:style-name="ce232" office:value-type="string" calcext:value-type="string">
            <text:p><text:span text:style-name="T21">TS_027</text:span></text:p>
            <text:p><text:span text:style-name="T45">Contact Us</text:span></text:p>
          </table:table-cell>
          <table:table-cell table:style-name="ce238" office:value-type="string" calcext:value-type="string">
            <text:p><text:span text:style-name="T52">Validate submitting the 'Contact Form' in 'Contact Us' page by providing all the details</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text:span></text:p>
            <text:p><text:span text:style-name="T43">2. Fill all fields in ‘Contact Us’ page with valid details</text:span></text:p>
            <text:p><text:span text:style-name="T43">3. Click on ‘Submit’ button (ER-1)</text:span></text:p>
            <text:p><text:span text:style-name="T43">4. Click on ‘Continue’ button (ER-2)</text:span></text:p>
            <text:p/>
          </table:table-cell>
          <table:table-cell table:style-name="ce230" office:value-type="string" calcext:value-type="string">
            <text:p>Not Applicable</text:p>
            <text:p/>
          </table:table-cell>
          <table:table-cell table:style-name="ce142" office:value-type="string" calcext:value-type="string">
            <text:p><text:span text:style-name="T44">1. Message - 'Your Enquiry has been Submitted!' should be displayed </text:span></text:p>
            <text:p><text:span text:style-name="T44">2. User should be redirected to 'Home'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CU_006</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24">Validate submitting the 'Contact Form' in 'Contact Us' page by not providing any details</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text:span></text:p>
            <text:p><text:span text:style-name="T43">2. Dont fill any fields in ‘Contact Us’ page</text:span></text:p>
            <text:p><text:span text:style-name="T43">3. Click on ‘Submit’ button (ER-1)</text:span></text:p>
            <text:p><text:span text:style-name="T43">4. Click on ‘Continue’ button (ER-2)</text:span></text:p>
            <text:p/>
          </table:table-cell>
          <table:table-cell table:style-name="ce142" office:value-type="string" calcext:value-type="string">
            <text:p>Not Applicable</text:p>
          </table:table-cell>
          <table:table-cell table:style-name="ce142" office:value-type="string" calcext:value-type="string">
            <text:p><text:span text:style-name="T43">1. Field level validation messages should be displayed for all mandatory fields and the form should not get submitt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CU_007</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44">Validate entering invalid email address into the 'E-Mail Address' field and submit the form</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the Phone icon option from the Header options</text:span></text:p>
            <text:p><text:span text:style-name="T43">2. Dont fill any fields in ‘Contact Us’ page</text:span></text:p>
            <text:p><text:span text:style-name="T43">3. Click on ‘Submit’ button (ER-1)</text:span></text:p>
            <text:p/>
          </table:table-cell>
          <table:table-cell table:style-name="ce142" office:value-type="string" calcext:value-type="string">
            <text:p><text:span text:style-name="T44">Invalid email address formats:</text:span></text:p>
            <text:p><text:span text:style-name="T44">test</text:span></text:p>
            <text:p><text:span text:style-name="T44">test@</text:span></text:p>
            <text:p><text:span text:style-name="T44">test@gmail</text:span></text:p>
            <text:p><text:span text:style-name="T44">test@gmail.</text:span></text:p>
            <text:p/>
          </table:table-cell>
          <table:table-cell table:style-name="ce142" office:value-type="string" calcext:value-type="string">
            <text:p><text:span text:style-name="T43">1. Field level validation message ‘E-Mail Address does not appear to be valid!’ should be displayed and the form should not get submitt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CU_008</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24">Validate submitting the 'Contact Form' in 'Contact Us' page by providing all the details after login</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he Phone icon option from the Header options (ER-1)</text:span></text:p>
            <text:p><text:span text:style-name="T43">2. Enter any text into ‘Enquiry’ field</text:span></text:p>
            <text:p><text:span text:style-name="T43">3. Click on ‘Submit’ button (ER-2)</text:span></text:p>
            <text:p><text:span text:style-name="T43">4. Click on ‘Continue’ button (ER-3)</text:span></text:p>
            <text:p/>
          </table:table-cell>
          <table:table-cell table:style-name="ce230" office:value-type="string" calcext:value-type="string">
            <text:p>Not Applicable</text:p>
          </table:table-cell>
          <table:table-cell table:style-name="ce142" office:value-type="string" calcext:value-type="string">
            <text:p><text:span text:style-name="T43">1. Logged in username and email should be displayed into ‘Your Name’ and ‘E-Mail Address’ fields</text:span></text:p>
            <text:p><text:span text:style-name="T43">2. Message - 'Your Enquiry has been Submitted!' should be displayed </text:span></text:p>
            <text:p><text:span text:style-name="T43">3. User should be redirected to 'Home'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CU_009</text:p>
          </table:table-cell>
          <table:table-cell table:style-name="ce232" office:value-type="string" calcext:value-type="string">
            <text:p><text:span text:style-name="T21">TS_027</text:span></text:p>
            <text:p><text:span text:style-name="T45">Contact Us</text:span></text:p>
          </table:table-cell>
          <table:table-cell table:style-name="ce149" office:value-type="string" calcext:value-type="string">
            <text:p><text:span text:style-name="T43">Validate Breadcrumb of 'Contact Us</text:span><text:span text:style-name="T24">'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he Phone icon option from the Header options</text:span></text:p>
            <text:p><text:span text:style-name="T43">2. Check Breadcrumb of the displayed  ‘Contact Us</text:span><text:span text:style-name="T24">'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Contact Us’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CU_010</text:p>
          </table:table-cell>
          <table:table-cell table:style-name="ce232" office:value-type="string" calcext:value-type="string">
            <text:p><text:span text:style-name="T21">TS_027</text:span></text:p>
            <text:p><text:span text:style-name="T45">Contact Us</text:span></text:p>
          </table:table-cell>
          <table:table-cell table:style-name="ce142" office:value-type="string" calcext:value-type="string">
            <text:p><text:span text:style-name="T43">Validate page URL, Heading and Title in 'Contact Us' page</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the Phone icon option from the Header options</text:span></text:p>
            <text:p><text:span text:style-name="T43">2. Check page URL, Heading and Title in 'Contact Us'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page URL, Heading and Title should be displayed in 'Contact U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CU_011</text:p>
          </table:table-cell>
          <table:table-cell table:style-name="ce232" office:value-type="string" calcext:value-type="string">
            <text:p><text:span text:style-name="T21">TS_027</text:span></text:p>
            <text:p><text:span text:style-name="T45">Contact Us</text:span></text:p>
          </table:table-cell>
          <table:table-cell table:style-name="ce142" office:value-type="string" calcext:value-type="string">
            <text:p><text:span text:style-name="T24">Validate the UI of 'Contact Us' page</text:span></text:p>
            <text:p/>
          </table:table-cell>
          <table:table-cell table:style-name="ce142" office:value-type="string" calcext:value-type="string">
            <text:p>1. Open the Application in any browser and login </text:p>
            <text:p/>
          </table:table-cell>
          <table:table-cell table:style-name="ce142" office:value-type="string" calcext:value-type="string">
            <text:p><text:span text:style-name="T24">1. Check the UI functionality related to 'Contact Us'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Contact Us’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CU_012</text:p>
          </table:table-cell>
          <table:table-cell table:style-name="ce232" office:value-type="string" calcext:value-type="string">
            <text:p><text:span text:style-name="T21">TS_027</text:span></text:p>
            <text:p><text:span text:style-name="T45">Contact Us</text:span></text:p>
          </table:table-cell>
          <table:table-cell table:style-name="ce142" office:value-type="string" calcext:value-type="string">
            <text:p><text:span text:style-name="T24">Validate the 'Contact Us' page functionality in all the supported environments</text:span></text:p>
            <text:p/>
          </table:table-cell>
          <table:table-cell table:style-name="ce142" office:value-type="string" calcext:value-type="string">
            <text:p>1. Open the Application in any browser and login</text:p>
            <text:p/>
          </table:table-cell>
          <table:table-cell table:style-name="ce142" office:value-type="string" calcext:value-type="string">
            <text:p><text:span text:style-name="T24">1. Check the 'Contact Us' page functionality in all the supported environments (ER-1)</text:span></text:p>
            <text:p/>
          </table:table-cell>
          <table:table-cell table:style-name="ce230" office:value-type="string" calcext:value-type="string">
            <text:p>Not Applicable</text:p>
          </table:table-cell>
          <table:table-cell table:style-name="ce142" office:value-type="string" calcext:value-type="string">
            <text:p><text:span text:style-name="T43">1. ‘Contact U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7">
          <table:table-cell table:style-name="ce232" office:value-type="string" calcext:value-type="string">
            <text:p>TC_CU_013</text:p>
          </table:table-cell>
          <table:table-cell table:style-name="ce232" office:value-type="string" calcext:value-type="string">
            <text:p><text:span text:style-name="T21">TS_027</text:span></text:p>
            <text:p><text:span text:style-name="T45">Contact Us</text:span></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2">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number-columns-repeated="2"/>
          <table:table-cell table:style-name="ce215"/>
          <table:table-cell table:style-name="ce216" table:number-columns-repeated="2"/>
          <table:table-cell table:style-name="ce209"/>
          <table:table-cell table:style-name="ce216"/>
          <table:table-cell table:style-name="ce235" table:number-columns-repeated="4"/>
        </table:table-row>
        <table:table-row table:style-name="ro2">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number-columns-repeated="2"/>
          <table:table-cell table:style-name="ce235"/>
          <table:table-cell table:style-name="ce215"/>
          <table:table-cell table:style-name="ce235" table:number-columns-repeated="7"/>
        </table:table-row>
        <table:table-row table:style-name="ro2">
          <table:table-cell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number-columns-repeated="2"/>
          <table:table-cell table:style-name="ce209"/>
          <table:table-cell table:style-name="ce216" table:number-columns-repeated="3"/>
          <table:table-cell table:style-name="ce209" table:number-columns-repeated="5"/>
        </table:table-row>
        <table:table-row table:style-name="ro2">
          <table:table-cell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number-columns-repeated="2"/>
          <table:table-cell table:style-name="ce216"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number-columns-repeated="9"/>
        </table:table-row>
        <table:table-row table:style-name="ro2">
          <table:table-cell table:style-name="ce116" table:number-columns-repeated="2"/>
          <table:table-cell table:number-columns-repeated="9"/>
        </table:table-row>
      </table:table>
      <table:table table:name="Gift Certificate" table:style-name="ta1">
        <table:table-column table:style-name="co20" table:default-cell-style-name="ce234"/>
        <table:table-column table:style-name="co70" table:default-cell-style-name="ce234"/>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75" table:default-cell-style-name="ce116"/>
        <table:table-column table:style-name="co76" table:default-cell-style-name="ce116"/>
        <table:table-column table:style-name="co77" table:default-cell-style-name="ce116"/>
        <table:table-column table:style-name="co72" table:default-cell-style-name="ce116"/>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GC_001</text:p>
          </table:table-cell>
          <table:table-cell table:style-name="ce232" office:value-type="string" calcext:value-type="string">
            <text:p><text:span text:style-name="T54">TS_028</text:span></text:p>
            <text:p><text:span text:style-name="T45">Gift Certificate</text:span></text:p>
          </table:table-cell>
          <table:table-cell table:style-name="ce149" office:value-type="string" calcext:value-type="string">
            <text:p>Validate navigating to 'Gift Certificate' page from Footer options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Gift Certificate’ Footer options(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Gift Certificate</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34">
          <table:table-cell table:style-name="ce232" office:value-type="string" calcext:value-type="string">
            <text:p>TC_GC_002</text:p>
          </table:table-cell>
          <table:table-cell table:style-name="ce232" office:value-type="string" calcext:value-type="string">
            <text:p><text:span text:style-name="T54">TS_028</text:span></text:p>
            <text:p><text:span text:style-name="T45">Gift Certificate</text:span></text:p>
          </table:table-cell>
          <table:table-cell table:style-name="ce142" office:value-type="string" calcext:value-type="string">
            <text:p><text:span text:style-name="T43">Validate whether the required details and fields are displayed and are mandatory in the 'Gift Certificate' page</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Gift Certificate’ Footer options(ER-1)</text:span></text:p>
            <text:p/>
          </table:table-cell>
          <table:table-cell table:style-name="ce230" office:value-type="string" calcext:value-type="string">
            <text:p>Not Applicable</text:p>
          </table:table-cell>
          <table:table-cell table:style-name="ce142" office:value-type="string" calcext:value-type="string">
            <text:p><text:span text:style-name="T20">1. 'Gift Certificate' page should have the fields:</text:span></text:p>
            <text:p><text:span text:style-name="T43">Recipient's Name, Recipient's e-mail, Your Name, Your e-mail, Gift Certificate Theme, Message and Amount should be marked as mandatory with * symbol in red color</text:span></text:p>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1">
          <table:table-cell table:style-name="ce232" office:value-type="string" calcext:value-type="string">
            <text:p>TC_GC_003</text:p>
          </table:table-cell>
          <table:table-cell table:style-name="ce232" office:value-type="string" calcext:value-type="string">
            <text:p><text:span text:style-name="T54">TS_028</text:span></text:p>
            <text:p><text:span text:style-name="T45">Gift Certificate</text:span></text:p>
          </table:table-cell>
          <table:table-cell table:style-name="ce149" office:value-type="string" calcext:value-type="string">
            <text:p><text:span text:style-name="T44">Validate purchasing a Gift Certificate by providing details in all fields</text:span></text:p>
            <text:p/>
          </table:table-cell>
          <table:table-cell table:style-name="ce142" office:value-type="string" calcext:value-type="string">
            <text:p><text:span text:style-name="T43">1. Open the Application in any browser and login</text:span></text:p>
            <text:p/>
          </table:table-cell>
          <table:table-cell table:style-name="ce142" office:value-type="string" calcext:value-type="string">
            <text:p><text:span text:style-name="T43">1. Click on 'Gift Certificates' footer option</text:span></text:p>
            <text:p><text:span text:style-name="T43">2. Check the 'Your Name' and 'Your e-mail' fields (ER-1)</text:span></text:p>
            <text:p><text:span text:style-name="T43">2. Enter details into the fields - 'Recipient's Name', 'Recipient's e-mail', 'Message' and 'Amount' fields in the displayed 'Purchase a Gift Certificate' page</text:span></text:p>
            <text:p><text:span text:style-name="T43">3. Select 'Gift Certificate Theme' as 'General'</text:span></text:p>
            <text:p><text:span text:style-name="T43">4. Select 'I understand that gift certificates are non-refundable.' checkbox option </text:span></text:p>
            <text:p><text:span text:style-name="T43">5. Click on 'Continue' button (ER-2)</text:span></text:p>
            <text:p><text:span text:style-name="T43">6. Click on 'Continue' button (ER-3)</text:span></text:p>
            <text:p><text:span text:style-name="T43">7. Click on 'Checkout' button (ER-4)</text:span></text:p>
            <text:p><text:span text:style-name="T43">8. Choose ‘Payment Method’ and click ‘Confirm Order’ (ER-5)</text:span></text:p>
            <text:p/>
          </table:table-cell>
          <table:table-cell table:style-name="ce230" office:value-type="string" calcext:value-type="string">
            <text:p>Not Applicable</text:p>
            <text:p/>
          </table:table-cell>
          <table:table-cell table:style-name="ce142" office:value-type="string" calcext:value-type="string">
            <text:p><text:span text:style-name="T43">1. Current logged in user details should be displayed in the 'Your Name' and 'Your e-mail' fields</text:span></text:p>
            <text:p><text:span text:style-name="T43">2. Message - 'Thank you for purchasing a gift certificate! Once you have completed your order your gift certificate recipient will be sent an e-mail with details how to redeem their gift certificate.' should be displayed</text:span></text:p>
            <text:p><text:span text:style-name="T43">3. User should be redirected to 'Shopping Cart' page with the details of the created Gift Certificated</text:span></text:p>
            <text:p><text:span text:style-name="T43">4. User should be redirected to Checkout page</text:span></text:p>
            <text:p><text:span text:style-name="T43">5. User should be redirected to ‘Order Success’ page and the Gift Certificate purchase should be placed</text:span></text:p>
            <text:p/>
          </table:table-cell>
          <table:table-cell table:style-name="ce230" office:value-type="string" calcext:value-type="string">
            <text:p>Unable to purchase a Gift Certificate, as the order is not processed due to user is not able to choose payment options</text:p>
          </table:table-cell>
          <table:table-cell table:style-name="ce143" office:value-type="string" calcext:value-type="string">
            <text:p>P2</text:p>
          </table:table-cell>
          <table:table-cell table:style-name="ce240" office:value-type="string" calcext:value-type="string">
            <text:p>FAIL</text:p>
          </table:table-cell>
          <table:table-cell table:style-name="ce241" office:value-type="string" calcext:value-type="string">
            <text:p>OPENCART-BUG-1</text:p>
          </table:table-cell>
        </table:table-row>
        <table:table-row table:style-name="ro23">
          <table:table-cell table:style-name="ce232" office:value-type="string" calcext:value-type="string">
            <text:p>TC_GC_004</text:p>
          </table:table-cell>
          <table:table-cell table:style-name="ce232" office:value-type="string" calcext:value-type="string">
            <text:p><text:span text:style-name="T54">TS_028</text:span></text:p>
            <text:p><text:span text:style-name="T45">Gift Certificate</text:span></text:p>
          </table:table-cell>
          <table:table-cell table:style-name="ce239" office:value-type="string" calcext:value-type="string">
            <text:p>Validate purchasing a Gift Certificate by providing all the mandatory fields</text:p>
          </table:table-cell>
          <table:table-cell table:style-name="ce239" office:value-type="string" calcext:value-type="string">
            <text:p>1. Open the Application in any browser </text:p>
          </table:table-cell>
          <table:table-cell table:style-name="ce239" office:value-type="string" calcext:value-type="string">
            <text:p><text:span text:style-name="T43">1. Click on 'Gift Certificates' footer option</text:span></text:p>
            <text:p>2. Enter details into mandatory fields - 'Recipient's Name', 'Recipient's e-mail', 'Your Name', 'Your e-mail'  'Gift Certificate Theme' and 'Amount' fields in the displayed 'Purchase a Gift Certificate' page</text:p>
            <text:p>3. Select 'I understand that gift certificates are non-refundable.' checkbox option </text:p>
            <text:p>4. Click on 'Continue' button (ER-1)</text:p>
            <text:p>5. Click on 'Continue' button (ER-2)</text:p>
            <text:p>6. Click on 'Checkout' button (ER-3)</text:p>
            <text:p>7. Fill all mandatory fields under ‘Your Personal Details’ section and click ‘Continue’ button displayed in ‘Checkout’ page (ER-4)</text:p>
            <text:p>8. Select Payment Method under the 'Payment Method' section (ER-5)</text:p>
            <text:p/>
          </table:table-cell>
          <table:table-cell table:style-name="ce239" office:value-type="string" calcext:value-type="string">
            <text:p>Not Applicable</text:p>
          </table:table-cell>
          <table:table-cell table:style-name="ce239" office:value-type="string" calcext:value-type="string">
            <text:p><text:span text:style-name="T43">1. Message - 'Thank you for purchasing a gift certificate! Once you have completed your order your gift certificate recipient will be sent an e-mail with details how to redeem their gift certificate.' should be displayed</text:span></text:p>
            <text:p><text:span text:style-name="T43">2. User should be redirected to 'Shopping Cart' page with the details of the created Gift Certificated</text:span></text:p>
            <text:p><text:span text:style-name="T43">3. User should be redirected</text:span> to Checkout page</text:p>
            <text:p>4. User account should be created with appropriate message</text:p>
            <text:p>5. BUG, There are no options to select</text:p>
          </table:table-cell>
          <table:table-cell table:style-name="ce230" office:value-type="string" calcext:value-type="string">
            <text:p>Unable to purchase a Gift Certificate, as the order is not processed due to user is not able to choose payment options</text:p>
          </table:table-cell>
          <table:table-cell table:style-name="ce143" office:value-type="string" calcext:value-type="string">
            <text:p>P2</text:p>
          </table:table-cell>
          <table:table-cell table:style-name="ce240" office:value-type="string" calcext:value-type="string">
            <text:p>FAIL</text:p>
          </table:table-cell>
          <table:table-cell table:style-name="ce242" office:value-type="string" calcext:value-type="string">
            <text:p>OPENCART-BUG-1</text:p>
          </table:table-cell>
        </table:table-row>
        <table:table-row table:style-name="ro16">
          <table:table-cell table:style-name="ce232" office:value-type="string" calcext:value-type="string">
            <text:p>TC_GC_005</text:p>
          </table:table-cell>
          <table:table-cell table:style-name="ce232" office:value-type="string" calcext:value-type="string">
            <text:p><text:span text:style-name="T54">TS_028</text:span></text:p>
            <text:p><text:span text:style-name="T45">Gift Certificate</text:span></text:p>
          </table:table-cell>
          <table:table-cell table:style-name="ce142" office:value-type="string" calcext:value-type="string">
            <text:p><text:span text:style-name="T43">Validate the Breadcrumb of 'Gift Certificate'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24">1. Click on 'Gift Certificates' footer option</text:span></text:p>
            <text:p><text:span text:style-name="T24">2. Check the Breadcrumb of the displayed  'Gift Certificate'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Gift Certificate’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GC_006</text:p>
          </table:table-cell>
          <table:table-cell table:style-name="ce232" office:value-type="string" calcext:value-type="string">
            <text:p><text:span text:style-name="T54">TS_028</text:span></text:p>
            <text:p><text:span text:style-name="T45">Gift Certificate</text:span></text:p>
          </table:table-cell>
          <table:table-cell table:style-name="ce142" office:value-type="string" calcext:value-type="string">
            <text:p><text:span text:style-name="T43">Validate page URL, Heading and Title in 'Gift Certificate' page</text:span></text:p>
            <text:p/>
          </table:table-cell>
          <table:table-cell table:style-name="ce142" office:value-type="string" calcext:value-type="string">
            <text:p>2. Open the Application in any browser </text:p>
            <text:p/>
          </table:table-cell>
          <table:table-cell table:style-name="ce142" office:value-type="string" calcext:value-type="string">
            <text:p><text:span text:style-name="T43">1. Click on 'Gift Certificates' footer option</text:span></text:p>
            <text:p><text:span text:style-name="T43">2. Check page URL, Heading and Title in 'Gift Certificate'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page URL, Heading and Title should be displayed in 'Gift Certificate'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GC_007</text:p>
          </table:table-cell>
          <table:table-cell table:style-name="ce232" office:value-type="string" calcext:value-type="string">
            <text:p><text:span text:style-name="T54">TS_028</text:span></text:p>
            <text:p><text:span text:style-name="T45">Gift Certificate</text:span></text:p>
          </table:table-cell>
          <table:table-cell table:style-name="ce142" office:value-type="string" calcext:value-type="string">
            <text:p><text:span text:style-name="T43">Validate the UI of 'Gift Certificate</text:span><text:span text:style-name="T24">' page</text:span></text:p>
            <text:p/>
          </table:table-cell>
          <table:table-cell table:style-name="ce142" office:value-type="string" calcext:value-type="string">
            <text:p>3. Open the Application in any browser </text:p>
            <text:p/>
          </table:table-cell>
          <table:table-cell table:style-name="ce142" office:value-type="string" calcext:value-type="string">
            <text:p><text:span text:style-name="T24">1. Check the UI functionality related to 'Gift Certificate'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Gift Certificate’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GC_008</text:p>
          </table:table-cell>
          <table:table-cell table:style-name="ce232" office:value-type="string" calcext:value-type="string">
            <text:p><text:span text:style-name="T54">TS_028</text:span></text:p>
            <text:p><text:span text:style-name="T45">Gift Certificate</text:span></text:p>
          </table:table-cell>
          <table:table-cell table:style-name="ce142" office:value-type="string" calcext:value-type="string">
            <text:p><text:span text:style-name="T43">Validate the 'Gift Certificate</text:span><text:span text:style-name="T24">' page functionality in all the supported environments</text:span></text:p>
            <text:p/>
          </table:table-cell>
          <table:table-cell table:style-name="ce142" office:value-type="string" calcext:value-type="string">
            <text:p>4. Open the Application in any browser </text:p>
            <text:p/>
          </table:table-cell>
          <table:table-cell table:style-name="ce142" office:value-type="string" calcext:value-type="string">
            <text:p><text:span text:style-name="T43">1. Check the 'Gift Certificate</text:span><text:span text:style-name="T24">' page functionality in all the supported environments (ER-1)</text:span></text:p>
            <text:p/>
          </table:table-cell>
          <table:table-cell table:style-name="ce230" office:value-type="string" calcext:value-type="string">
            <text:p>Not Applicable</text:p>
          </table:table-cell>
          <table:table-cell table:style-name="ce142" office:value-type="string" calcext:value-type="string">
            <text:p><text:span text:style-name="T43">1. ‘Gift Certificate’ page functionality should work correctly in all supported environments</text:span></text:p>
            <text:p/>
          </table:table-cell>
          <table:table-cell table:style-name="ce230" office:value-type="string" calcext:value-type="string">
            <text:p>Unable to purchase a Gift Certificate, as the order is not processed due to user is not able to choose payment options</text:p>
          </table:table-cell>
          <table:table-cell table:style-name="ce143" office:value-type="string" calcext:value-type="string">
            <text:p>P3</text:p>
          </table:table-cell>
          <table:table-cell table:style-name="ce240" office:value-type="string" calcext:value-type="string">
            <text:p>FAIL</text:p>
          </table:table-cell>
          <table:table-cell table:style-name="ce242" office:value-type="string" calcext:value-type="string">
            <text:p>OPENCART-BUG-3</text:p>
          </table:table-cell>
        </table:table-row>
        <table:table-row table:style-name="ro27">
          <table:table-cell table:style-name="ce232" office:value-type="string" calcext:value-type="string">
            <text:p>TC_GC_009</text:p>
          </table:table-cell>
          <table:table-cell table:style-name="ce232" office:value-type="string" calcext:value-type="string">
            <text:p><text:span text:style-name="T54">TS_028</text:span></text:p>
            <text:p><text:span text:style-name="T45">Gift Certificate</text:span></text:p>
          </table:table-cell>
          <table:table-cell table:style-name="ce149"/>
          <table:table-cell table:style-name="ce142" table:number-columns-repeated="2"/>
          <table:table-cell table:style-name="ce230"/>
          <table:table-cell table:style-name="ce142"/>
          <table:table-cell table:style-name="ce230" table:number-columns-repeated="4"/>
        </table:table-row>
        <table:table-row table:style-name="ro27">
          <table:table-cell table:style-name="ce232" office:value-type="string" calcext:value-type="string">
            <text:p>TC_GC_010</text:p>
          </table:table-cell>
          <table:table-cell table:style-name="ce232" office:value-type="string" calcext:value-type="string">
            <text:p><text:span text:style-name="T54">TS_028</text:span></text:p>
            <text:p><text:span text:style-name="T45">Gift Certificate</text:span></text:p>
          </table:table-cell>
          <table:table-cell table:style-name="ce142" table:number-columns-repeated="3"/>
          <table:table-cell table:style-name="ce230"/>
          <table:table-cell table:style-name="ce142"/>
          <table:table-cell table:style-name="ce230" table:number-columns-repeated="4"/>
        </table:table-row>
        <table:table-row table:style-name="ro27">
          <table:table-cell table:style-name="ce232" office:value-type="string" calcext:value-type="string">
            <text:p>TC_GC_011</text:p>
          </table:table-cell>
          <table:table-cell table:style-name="ce232" office:value-type="string" calcext:value-type="string">
            <text:p><text:span text:style-name="T54">TS_028</text:span></text:p>
            <text:p><text:span text:style-name="T45">Gift Certificate</text:span></text:p>
          </table:table-cell>
          <table:table-cell table:style-name="ce142" table:number-columns-repeated="3"/>
          <table:table-cell table:style-name="ce230"/>
          <table:table-cell table:style-name="ce142"/>
          <table:table-cell table:style-name="ce230" table:number-columns-repeated="4"/>
        </table:table-row>
        <table:table-row table:style-name="ro2" table:number-rows-repeated="4">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number-columns-repeated="2"/>
          <table:table-cell table:style-name="ce215"/>
          <table:table-cell table:style-name="ce216" table:number-columns-repeated="2"/>
          <table:table-cell table:style-name="ce209"/>
          <table:table-cell table:style-name="ce216"/>
          <table:table-cell table:style-name="ce235" table:number-columns-repeated="4"/>
        </table:table-row>
        <table:table-row table:style-name="ro2">
          <table:table-cell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number-columns-repeated="2"/>
          <table:table-cell table:style-name="ce235"/>
          <table:table-cell table:style-name="ce215"/>
          <table:table-cell table:style-name="ce235" table:number-columns-repeated="7"/>
        </table:table-row>
        <table:table-row table:style-name="ro2">
          <table:table-cell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number-columns-repeated="2"/>
          <table:table-cell table:style-name="ce209"/>
          <table:table-cell table:style-name="ce216" table:number-columns-repeated="3"/>
          <table:table-cell table:style-name="ce209" table:number-columns-repeated="5"/>
        </table:table-row>
        <table:table-row table:style-name="ro2">
          <table:table-cell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number-columns-repeated="2"/>
          <table:table-cell table:style-name="ce216" table:number-columns-repeated="2"/>
          <table:table-cell table:style-name="ce209" table:number-columns-repeated="7"/>
        </table:table-row>
        <table:table-row table:style-name="ro2" table:number-rows-repeated="4">
          <table:table-cell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number-columns-repeated="9"/>
        </table:table-row>
        <table:table-row table:style-name="ro2">
          <table:table-cell table:style-name="ce116" table:number-columns-repeated="2"/>
          <table:table-cell table:number-columns-repeated="9"/>
        </table:table-row>
      </table:table>
      <table:table table:name="Special Offers" table:style-name="ta1">
        <table:table-column table:style-name="co20" table:default-cell-style-name="ce232"/>
        <table:table-column table:style-name="co70" table:default-cell-style-name="ce232"/>
        <table:table-column table:style-name="co32" table:default-cell-style-name="ce116"/>
        <table:table-column table:style-name="co40" table:default-cell-style-name="ce116"/>
        <table:table-column table:style-name="co34" table:default-cell-style-name="ce116"/>
        <table:table-column table:style-name="co35" table:default-cell-style-name="ce116"/>
        <table:table-column table:style-name="co36" table:default-cell-style-name="ce116"/>
        <table:table-column table:style-name="co78" table:default-cell-style-name="ce116"/>
        <table:table-column table:style-name="co76" table:default-cell-style-name="ce116"/>
        <table:table-column table:style-name="co39" table:default-cell-style-name="ce116"/>
        <table:table-column table:style-name="co20" table:default-cell-style-name="ce230"/>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18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office:value-type="string" calcext:value-type="string">
            <text:p>TC_SO_001</text:p>
          </table:table-cell>
          <table:table-cell office:value-type="string" calcext:value-type="string">
            <text:p><text:span text:style-name="T54">TS_029</text:span></text:p>
            <text:p><text:span text:style-name="T45">Special Offers</text:span></text:p>
          </table:table-cell>
          <table:table-cell table:style-name="ce149" office:value-type="string" calcext:value-type="string">
            <text:p>Validate navigating to 'Special Offers' page from Footer options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Specials’ Footer link(ER-1)</text:span></text:p>
            <text:p/>
          </table:table-cell>
          <table:table-cell table:style-name="ce230" office:value-type="string" calcext:value-type="string">
            <text:p>Not Applicable</text:p>
          </table:table-cell>
          <table:table-cell table:style-name="ce230" office:value-type="string" calcext:value-type="string">
            <text:p><text:span text:style-name="T20">1. User should be redirected to ‘</text:span><text:span text:style-name="T23">Special Offers</text:span><text:span text:style-name="T20">’ page</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6">
          <table:table-cell office:value-type="string" calcext:value-type="string">
            <text:p>TC_SO_002</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4">Validate all the Products displayed in ‘Special Offers’ page are at discount</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4">1. Click on 'Specials' Footer link</text:span></text:p>
            <text:p><text:span text:style-name="T44">2. Check the Products dipslayed in the 'Special Offers' page (ER-1)</text:span></text:p>
            <text:p/>
          </table:table-cell>
          <table:table-cell table:style-name="ce230" office:value-type="string" calcext:value-type="string">
            <text:p>Not Applicable</text:p>
          </table:table-cell>
          <table:table-cell table:style-name="ce142" office:value-type="string" calcext:value-type="string">
            <text:p><text:span text:style-name="T44">1. Only discount Products are displayed in the 'Special Offer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SO_003</text:p>
          </table:table-cell>
          <table:table-cell office:value-type="string" calcext:value-type="string">
            <text:p><text:span text:style-name="T54">TS_029</text:span></text:p>
            <text:p><text:span text:style-name="T45">Special Offers</text:span></text:p>
          </table:table-cell>
          <table:table-cell table:style-name="ce149" office:value-type="string" calcext:value-type="string">
            <text:p><text:span text:style-name="T24">Validate viewing the Products in Speical Offers' page in List view</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Specials' Footer link</text:span></text:p>
            <text:p><text:span text:style-name="T43">2. Select ‘List’ view option (ER-1)</text:span></text:p>
            <text:p/>
          </table:table-cell>
          <table:table-cell table:style-name="ce230" office:value-type="string" calcext:value-type="string">
            <text:p>Not Applicable</text:p>
          </table:table-cell>
          <table:table-cell table:style-name="ce142" office:value-type="string" calcext:value-type="string">
            <text:p><text:span text:style-name="T24">1. All  products in 'Special Offers' page are displayed in List view</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SO_004</text:p>
          </table:table-cell>
          <table:table-cell office:value-type="string" calcext:value-type="string">
            <text:p><text:span text:style-name="T54">TS_029</text:span></text:p>
            <text:p><text:span text:style-name="T45">Special Offers</text:span></text:p>
          </table:table-cell>
          <table:table-cell table:style-name="ce239" office:value-type="string" calcext:value-type="string">
            <text:p><text:span text:style-name="T43">Validate viewing the Products in Speical Offers' page in Grid view </text:span></text:p>
            <text:p/>
          </table:table-cell>
          <table:table-cell table:style-name="ce239" office:value-type="string" calcext:value-type="string">
            <text:p><text:span text:style-name="T43">1. Open the Application in any browser</text:span></text:p>
            <text:p/>
          </table:table-cell>
          <table:table-cell table:style-name="ce239" office:value-type="string" calcext:value-type="string">
            <text:p><text:span text:style-name="T43">1. Click on 'Specials' Footer link</text:span></text:p>
            <text:p><text:span text:style-name="T43">2. Select ‘Grid’ view option (ER-1)</text:span></text:p>
            <text:p/>
          </table:table-cell>
          <table:table-cell table:style-name="ce239" office:value-type="string" calcext:value-type="string">
            <text:p>Not Applicable</text:p>
          </table:table-cell>
          <table:table-cell table:style-name="ce239" office:value-type="string" calcext:value-type="string">
            <text:p><text:span text:style-name="T43">1. All  products in 'Special Offers' page are displayed in Grid view</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13">
          <table:table-cell office:value-type="string" calcext:value-type="string">
            <text:p>TC_SO_005</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adding Product to Cart from the 'Product Compare' page</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Specials' Footer link</text:span></text:p>
            <text:p><text:span text:style-name="T43">2. Hoover oven any Product  and select on ‘Compare this Product’ option (ER-1)</text:span></text:p>
            <text:p><text:span text:style-name="T43">3. Click on ‘Product Compare’ link (ER-2)</text:span></text:p>
            <text:p/>
          </table:table-cell>
          <table:table-cell table:style-name="ce230" office:value-type="string" calcext:value-type="string">
            <text:p>Not Applicable</text:p>
            <text:p/>
          </table:table-cell>
          <table:table-cell table:style-name="ce142" office:value-type="string" calcext:value-type="string">
            <text:p>1. Message - ‘Success: You have added Canon ‘Produc’ to your product comparison! ‘ should be displayed</text:p>
            <text:p>2. User should be redirected to ‘Product Compare’ page </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table-row>
        <table:table-row table:style-name="ro35">
          <table:table-cell office:value-type="string" calcext:value-type="string">
            <text:p>TC_SO_006</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24">Validate sorting the Products in the 'Special Offers' page using 'Sort By' field</text:span></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34">1. Click on 'Specials' Footer link</text:span></text:p>
            <text:p><text:span text:style-name="T34">2. Select any option from the 'Sort By' field (ER-1)</text:span></text:p>
          </table:table-cell>
          <table:table-cell table:style-name="ce230" office:value-type="string" calcext:value-type="string">
            <text:p>Not Applicable</text:p>
          </table:table-cell>
          <table:table-cell table:style-name="ce142" office:value-type="string" calcext:value-type="string">
            <text:p><text:span text:style-name="T43">1. All Products should be sorted according to the selected option in 'Special Offers' page  </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SO_007</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displaying the number of Products using the 'Show' field in ‘Special Offers' page</text:span></text:p>
            <text:p/>
          </table:table-cell>
          <table:table-cell table:style-name="ce142" office:value-type="string" calcext:value-type="string">
            <text:p>1. Open the Application in any browser </text:p>
            <text:p/>
          </table:table-cell>
          <table:table-cell table:style-name="ce142" office:value-type="string" calcext:value-type="string">
            <text:p><text:span text:style-name="T43">1. Click on 'Specials' Footer link</text:span></text:p>
            <text:p><text:span text:style-name="T43">2. Select any option from the 'Show' field (ER-1)</text:span></text:p>
            <text:p/>
          </table:table-cell>
          <table:table-cell table:style-name="ce230" office:value-type="string" calcext:value-type="string">
            <text:p>Not Applicable</text:p>
          </table:table-cell>
          <table:table-cell table:style-name="ce142" office:value-type="string" calcext:value-type="string">
            <text:p><text:span text:style-name="T44">1. Only the selected number of Products should be displayed per page in the ‘Special Offer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16">
          <table:table-cell office:value-type="string" calcext:value-type="string">
            <text:p>TC_SO_008</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24">Validate adding Product to Cart from the 'Special Offers'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lick on 'Specials' Footer link</text:span></text:p>
            <text:p><text:span text:style-name="T43">2. Hoover oven any Product  and select on ‘Add to Cart’ option (ER-1)</text:span></text:p>
            <text:p/>
          </table:table-cell>
          <table:table-cell table:style-name="ce230" office:value-type="string" calcext:value-type="string">
            <text:p>Not Applicable</text:p>
          </table:table-cell>
          <table:table-cell table:style-name="ce142" office:value-type="string" calcext:value-type="string">
            <text:p><text:span text:style-name="T44">1. Message - ‘Success: You have added Product Name to your shopping cart!' should be displayed</text:span></text:p>
            <text:p/>
          </table:table-cell>
          <table:table-cell table:style-name="ce148" office:value-type="string" calcext:value-type="string">
            <text:p>1. Works as mentioned in the Expected Result</text:p>
          </table:table-cell>
          <table:table-cell table:style-name="ce143" office:value-type="string" calcext:value-type="string">
            <text:p>P1</text:p>
          </table:table-cell>
          <table:table-cell table:style-name="ce152" office:value-type="string" calcext:value-type="string">
            <text:p>PASS</text:p>
          </table:table-cell>
          <table:table-cell/>
        </table:table-row>
        <table:table-row table:style-name="ro16">
          <table:table-cell office:value-type="string" calcext:value-type="string">
            <text:p>TC_SO_009</text:p>
          </table:table-cell>
          <table:table-cell office:value-type="string" calcext:value-type="string">
            <text:p><text:span text:style-name="T54">TS_029</text:span></text:p>
            <text:p><text:span text:style-name="T45">Special Offers</text:span></text:p>
          </table:table-cell>
          <table:table-cell table:style-name="ce149" office:value-type="string" calcext:value-type="string">
            <text:p><text:span text:style-name="T43">Validate adding Product to Cart from the 'Wish List'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lick on 'Specials' Footer link</text:span></text:p>
            <text:p><text:span text:style-name="T43">2. Hoover oven any Product  and select on ‘Add to Wish List’ option (ER-1)</text:span></text:p>
            <text:p/>
          </table:table-cell>
          <table:table-cell table:style-name="ce230" office:value-type="string" calcext:value-type="string">
            <text:p>Not Applicable</text:p>
          </table:table-cell>
          <table:table-cell table:style-name="ce142" office:value-type="string" calcext:value-type="string">
            <text:p>1. Message - ‘You must login or create an account to save ‘Product’ to your wish list!’ should be displayed </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table-row>
        <table:table-row table:style-name="ro16">
          <table:table-cell office:value-type="string" calcext:value-type="string">
            <text:p>TC_SO_010</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4">Validate navigating to ‘Product Display’ page from 'Special Offers' page</text:span></text:p>
            <text:p/>
          </table:table-cell>
          <table:table-cell table:style-name="ce142" office:value-type="string" calcext:value-type="string">
            <text:p>1. Open the Application in any browser</text:p>
            <text:p/>
          </table:table-cell>
          <table:table-cell table:style-name="ce142" office:value-type="string" calcext:value-type="string">
            <text:p><text:span text:style-name="T43">1. Click on 'Specials' Footer link</text:span></text:p>
            <text:p><text:span text:style-name="T43">2. Clicl on ‘Product Name’ or ‘Product image’ of any product displayed in the ‘Special Offers’ page</text:span></text:p>
            <text:p/>
          </table:table-cell>
          <table:table-cell table:style-name="ce230" office:value-type="string" calcext:value-type="string">
            <text:p>Not Applicable</text:p>
          </table:table-cell>
          <table:table-cell table:style-name="ce142" office:value-type="string" calcext:value-type="string">
            <text:p>1. User should be redirected to ‘Product display’ page for the chosen Product</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table-row>
        <table:table-row table:style-name="ro16">
          <table:table-cell office:value-type="string" calcext:value-type="string">
            <text:p>TC_SO_011</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the Breadcrumb of 'Special Offers'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24">1. Click on 'Specials' footer option</text:span></text:p>
            <text:p><text:span text:style-name="T43">2. Check the Breadcrumb of the displayed  'Special Offers</text:span><text:span text:style-name="T24">' page (ER-1)</text:span></text:p>
            <text:p/>
          </table:table-cell>
          <table:table-cell table:style-name="ce230" office:value-type="string" calcext:value-type="string">
            <text:p>Not Applicable</text:p>
          </table:table-cell>
          <table:table-cell table:style-name="ce142" office:value-type="string" calcext:value-type="string">
            <text:p><text:span text:style-name="T43">1. Breadcrumbs should be displayed in ‘Special Offers’ page and should work correctl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16">
          <table:table-cell office:value-type="string" calcext:value-type="string">
            <text:p>TC_SO_012</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page URL, Heading and Title in 'Special Offers'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lick on 'Specials' footer option</text:span></text:p>
            <text:p><text:span text:style-name="T43">2. Check page URL, Heading and Title in 'Special Offers'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page URL, Heading and Title should be displayed in 'Special Offers'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SO_013</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the UI of 'Special Offers</text:span><text:span text:style-name="T24">' page</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the UI functionality related to 'Special Offers</text:span><text:span text:style-name="T24">' page (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the complete ‘Special Offers’ page functionality</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35">
          <table:table-cell office:value-type="string" calcext:value-type="string">
            <text:p>TC_SO_014</text:p>
          </table:table-cell>
          <table:table-cell office:value-type="string" calcext:value-type="string">
            <text:p><text:span text:style-name="T54">TS_029</text:span></text:p>
            <text:p><text:span text:style-name="T45">Special Offers</text:span></text:p>
          </table:table-cell>
          <table:table-cell table:style-name="ce142" office:value-type="string" calcext:value-type="string">
            <text:p><text:span text:style-name="T43">Validate the 'Special Offers</text:span><text:span text:style-name="T24">' page functionality in all the supported environments</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the 'Special Offers</text:span><text:span text:style-name="T24">' page functionality in all the supported environments (ER-1)</text:span></text:p>
            <text:p/>
          </table:table-cell>
          <table:table-cell table:style-name="ce230" office:value-type="string" calcext:value-type="string">
            <text:p>Not Applicable</text:p>
          </table:table-cell>
          <table:table-cell table:style-name="ce142" office:value-type="string" calcext:value-type="string">
            <text:p><text:span text:style-name="T43">1. ‘Special Offers’ page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table-row>
        <table:table-row table:style-name="ro27">
          <table:table-cell office:value-type="string" calcext:value-type="string">
            <text:p>TC_SO_015</text:p>
          </table:table-cell>
          <table:table-cell office:value-type="string" calcext:value-type="string">
            <text:p><text:span text:style-name="T54">TS_029</text:span></text:p>
            <text:p><text:span text:style-name="T45">Special Offers</text:span></text:p>
          </table:table-cell>
          <table:table-cell table:style-name="ce142" table:number-columns-repeated="3"/>
          <table:table-cell table:style-name="ce230"/>
          <table:table-cell table:style-name="ce142"/>
          <table:table-cell table:style-name="ce230" table:number-columns-repeated="3"/>
          <table:table-cell/>
        </table:table-row>
        <table:table-row table:style-name="ro27">
          <table:table-cell office:value-type="string" calcext:value-type="string">
            <text:p>TC_SO_016</text:p>
          </table:table-cell>
          <table:table-cell office:value-type="string" calcext:value-type="string">
            <text:p><text:span text:style-name="T54">TS_029</text:span></text:p>
            <text:p><text:span text:style-name="T45">Special Offers</text:span></text:p>
          </table:table-cell>
          <table:table-cell table:style-name="ce142"/>
          <table:table-cell table:style-name="ce148" table:number-columns-repeated="2"/>
          <table:table-cell table:style-name="ce141"/>
          <table:table-cell table:style-name="ce148"/>
          <table:table-cell table:style-name="ce230" table:number-columns-repeated="3"/>
          <table:table-cell/>
        </table:table-row>
        <table:table-row table:style-name="ro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3">
          <table:table-cell table:style-name="ce234" table:number-columns-repeated="2"/>
          <table:table-cell table:style-name="ce235"/>
          <table:table-cell table:style-name="ce215"/>
          <table:table-cell table:style-name="ce235" table:number-columns-repeated="7"/>
        </table:table-row>
        <table:table-row table:style-name="ro2">
          <table:table-cell table:style-name="ce234" table:number-columns-repeated="2"/>
          <table:table-cell table:style-name="ce217"/>
          <table:table-cell table:style-name="ce215" table:number-columns-repeated="4"/>
          <table:table-cell table:style-name="ce235" table:number-columns-repeated="4"/>
        </table:table-row>
        <table:table-row table:style-name="ro2" table:number-rows-repeated="2">
          <table:table-cell table:style-name="ce234" table:number-columns-repeated="2"/>
          <table:table-cell table:style-name="ce209"/>
          <table:table-cell table:style-name="ce216" table:number-columns-repeated="3"/>
          <table:table-cell table:style-name="ce209" table:number-columns-repeated="5"/>
        </table:table-row>
        <table:table-row table:style-name="ro2">
          <table:table-cell table:style-name="ce234"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234" table:number-columns-repeated="2"/>
          <table:table-cell table:style-name="ce216" table:number-columns-repeated="2"/>
          <table:table-cell table:style-name="ce209" table:number-columns-repeated="7"/>
        </table:table-row>
        <table:table-row table:style-name="ro2" table:number-rows-repeated="4">
          <table:table-cell table:style-name="ce234"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4">
          <table:table-cell table:style-name="ce116" table:number-columns-repeated="2"/>
          <table:table-cell table:number-columns-repeated="8"/>
          <table:table-cell table:style-name="ce116"/>
        </table:table-row>
        <table:table-row table:style-name="ro2">
          <table:table-cell table:style-name="ce116" table:number-columns-repeated="2"/>
          <table:table-cell table:number-columns-repeated="8"/>
          <table:table-cell table:style-name="ce116"/>
        </table:table-row>
      </table:table>
      <table:table table:name="Header, Menu, Footer" table:style-name="ta1">
        <table:table-column table:style-name="co20" table:default-cell-style-name="Default"/>
        <table:table-column table:style-name="co79"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247"/>
        <table:table-column table:style-name="co36" table:default-cell-style-name="Default"/>
        <table:table-column table:style-name="co74" table:default-cell-style-name="Default"/>
        <table:table-column table:style-name="co80" table:default-cell-style-name="Default"/>
        <table:table-column table:style-name="co39" table:default-cell-style-name="Default"/>
        <table:table-column table:style-name="co20" table:default-cell-style-name="Default"/>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24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HMF_001</text:p>
          </table:table-cell>
          <table:table-cell table:style-name="ce232" office:value-type="string" calcext:value-type="string">
            <text:p><text:span text:style-name="T54">TS_030</text:span></text:p>
            <text:p><text:span text:style-name="T45">Header, Menu, Footer</text:span></text:p>
          </table:table-cell>
          <table:table-cell table:style-name="ce149" office:value-type="string" calcext:value-type="string">
            <text:p><text:span text:style-name="T44">Validate Currency header option is displayed with a list of Currencies</text:span></text:p>
            <text:p/>
          </table:table-cell>
          <table:table-cell table:style-name="ce142" office:value-type="string" calcext:value-type="string">
            <text:p><text:span text:style-name="T43">1. Open the Application in any browser</text:span></text:p>
            <text:p/>
          </table:table-cell>
          <table:table-cell table:style-name="ce239" office:value-type="string" calcext:value-type="string">
            <text:p>1. Click on 'Currency' Header option (ER-1)</text:p>
          </table:table-cell>
          <table:table-cell table:style-name="ce239" office:value-type="string" calcext:value-type="string">
            <text:p>Not Applicable</text:p>
          </table:table-cell>
          <table:table-cell table:style-name="ce239" office:value-type="string" calcext:value-type="string">
            <text:p>1. 'Euro', 'Pound Streling' and 'US Dollar' currency options should be displayed</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HMF_002</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text:span text:style-name="T43">Validate  'Contact Us' </text:span> Phone number is displayed in the Header option</text:p>
            <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1. Check the 'Contact Us' Phone number icon header option (ER-1)</text:p>
          </table:table-cell>
          <table:table-cell table:style-name="ce239" office:value-type="string" calcext:value-type="string">
            <text:p>Not Applicable</text:p>
          </table:table-cell>
          <table:table-cell table:style-name="ce239" office:value-type="string" calcext:value-type="string">
            <text:p>1. Correct Phone number in proper format should be displayed for the 'Contact Us' icon header option beside the phone ico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03</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Menu options</text:p>
            <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1. Hover over any Menu header (ER-1)</text:p>
            <text:p>2. Click on ‘Category’ or 'Show all Menu Product Name' options (ER-2)</text:p>
            <text:p/>
          </table:table-cell>
          <table:table-cell table:style-name="ce239" office:value-type="string" calcext:value-type="string">
            <text:p>Not Applicable</text:p>
          </table:table-cell>
          <table:table-cell table:style-name="ce239" office:value-type="string" calcext:value-type="string">
            <text:p>1. Different category options should be displayed with 'Show all Menu Product Name' option</text:p>
            <text:p>2. User should be redirected to Category pages or All Products belonging to the selected Menu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04</text:p>
          </table:table-cell>
          <table:table-cell table:style-name="ce232" office:value-type="string" calcext:value-type="string">
            <text:p><text:span text:style-name="T54">TS_030</text:span></text:p>
            <text:p><text:span text:style-name="T45">Header, Menu, Footer</text:span></text:p>
          </table:table-cell>
          <table:table-cell table:style-name="ce243" office:value-type="string" calcext:value-type="string">
            <text:p>Validate 'Terms &amp; Conditions' Footer link</text:p>
            <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text:span text:style-name="T43">1. Click on 'Terms &amp; Conditions' Footer link  under Information section </text:span>(ER-1)</text:p>
            <text:p/>
          </table:table-cell>
          <table:table-cell table:style-name="ce239" office:value-type="string" calcext:value-type="string">
            <text:p>Not Applicable</text:p>
            <text:p/>
          </table:table-cell>
          <table:table-cell table:style-name="ce239" office:value-type="string" calcext:value-type="string">
            <text:p>1. User should be redirected to 'Terms &amp; Conditions' page and proper text/information should be displayed</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05</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Delivery Information' Footer link</text:p>
            <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1. Click on 'Delivery Information' Footer link (ER-1)</text:p>
            <text:p/>
          </table:table-cell>
          <table:table-cell table:style-name="ce239" office:value-type="string" calcext:value-type="string">
            <text:p>Not Applicable</text:p>
          </table:table-cell>
          <table:table-cell table:style-name="ce239" office:value-type="string" calcext:value-type="string">
            <text:p>1. User should be redirected to 'Delivery Information' page and proper text/information should be displayed</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06</text:p>
          </table:table-cell>
          <table:table-cell table:style-name="ce232" office:value-type="string" calcext:value-type="string">
            <text:p><text:span text:style-name="T54">TS_030</text:span></text:p>
            <text:p><text:span text:style-name="T45">Header, Menu, Footer</text:span></text:p>
          </table:table-cell>
          <table:table-cell table:style-name="ce243" office:value-type="string" calcext:value-type="string">
            <text:p>Validate 'About Us' Footer link</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text:span text:style-name="T43">1. Click on 'About Us' Footer link  under Information section </text:span>(ER-1)</text:p>
          </table:table-cell>
          <table:table-cell table:style-name="ce239" office:value-type="string" calcext:value-type="string">
            <text:p>Not Applicable</text:p>
          </table:table-cell>
          <table:table-cell table:style-name="ce239" office:value-type="string" calcext:value-type="string">
            <text:p>1. User should be redirected to 'About Us' page and proper text/information should be displayed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07</text:p>
          </table:table-cell>
          <table:table-cell table:style-name="ce232" office:value-type="string" calcext:value-type="string">
            <text:p><text:span text:style-name="T54">TS_030</text:span></text:p>
            <text:p><text:span text:style-name="T45">Header, Menu, Footer</text:span></text:p>
          </table:table-cell>
          <table:table-cell table:style-name="ce243" office:value-type="string" calcext:value-type="string">
            <text:p>Validate 'Privacy Policy' Footer link</text:p>
            <text:p/>
          </table:table-cell>
          <table:table-cell table:style-name="ce239" office:value-type="string" calcext:value-type="string">
            <text:p><text:span text:style-name="T44">1. Open the Application in any browser</text:span></text:p>
            <text:p/>
          </table:table-cell>
          <table:table-cell table:style-name="ce239" office:value-type="string" calcext:value-type="string">
            <text:p><text:span text:style-name="T43">1. Click on 'Privacy Policy' Footer link  under Information section </text:span>(ER-1)</text:p>
            <text:p/>
          </table:table-cell>
          <table:table-cell table:style-name="ce239" office:value-type="string" calcext:value-type="string">
            <text:p>Not Applicable</text:p>
          </table:table-cell>
          <table:table-cell table:style-name="ce239" office:value-type="string" calcext:value-type="string">
            <text:p>1. User should be redirected to 'Privacy Policy' page and proper text/information should be displayed </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6">
          <table:table-cell table:style-name="ce232" office:value-type="string" calcext:value-type="string">
            <text:p>TC_HMF_008</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Validate ‘Site Map’ Footer link</text:p>
            <text:p/>
          </table:table-cell>
          <table:table-cell table:style-name="ce142" office:value-type="string" calcext:value-type="string">
            <text:p><text:span text:style-name="T43">1. Open the Application in any browser</text:span></text:p>
            <text:p/>
          </table:table-cell>
          <table:table-cell table:style-name="ce142" office:value-type="string" calcext:value-type="string">
            <text:p><text:span text:style-name="T43">1. Click on 'Site Map' Footer link  under Customer Service section (ER-1)</text:span></text:p>
            <text:p/>
          </table:table-cell>
          <table:table-cell table:style-name="ce230" office:value-type="string" calcext:value-type="string">
            <text:p>Not Applicable</text:p>
            <text:p/>
          </table:table-cell>
          <table:table-cell table:style-name="ce142" office:value-type="string" calcext:value-type="string">
            <text:p><text:span text:style-name="T43">1. User should be redirected to 'Site Map' page and the hole structure of the web app should be displayed with corresponding links to the different categories and page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09</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text:span text:style-name="T43">Validate ‘Brands’ Footer link</text:span></text:p>
            <text:p/>
          </table:table-cell>
          <table:table-cell table:style-name="ce142" office:value-type="string" calcext:value-type="string">
            <text:p>1. Open the Application in any browser </text:p>
            <text:p/>
          </table:table-cell>
          <table:table-cell table:style-name="ce142" office:value-type="string" calcext:value-type="string">
            <text:p><text:span text:style-name="T43">1. Click on 'Brands' Footer link  under Extras section (ER-1)</text:span></text:p>
            <text:p><text:span text:style-name="T43">2. Click on any ‘Brand Name’ in the displayed page (ER-2)</text:span></text:p>
            <text:p/>
          </table:table-cell>
          <table:table-cell table:style-name="ce230" office:value-type="string" calcext:value-type="string">
            <text:p>Not Applicable</text:p>
            <text:p/>
          </table:table-cell>
          <table:table-cell table:style-name="ce142" office:value-type="string" calcext:value-type="string">
            <text:p><text:span text:style-name="T43">1. User should be redirected to 'Privacy Policy' page and all brands should be displayed in alphabetical order</text:span></text:p>
            <text:p><text:span text:style-name="T43">2. User should be redirected to the selected Brand Page and all Brand related products should be displayed</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0</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viewing the Products in 'Brand' page in List view</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2. Click on any Brand Name in the displayed page</text:p>
            <text:p>3. Select the 'List' view option in the displayed Brand page (ER-1)</text:p>
            <text:p/>
          </table:table-cell>
          <table:table-cell table:style-name="ce239" office:value-type="string" calcext:value-type="string">
            <text:p>Not Applicable</text:p>
          </table:table-cell>
          <table:table-cell table:style-name="ce239" office:value-type="string" calcext:value-type="string">
            <text:p>1. All Products in selected Brand page should be displayed in List view</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1</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viewing the Products in 'Brand' page in Grid view</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2. Click on any Brand Name in the displayed page</text:p>
            <text:p>3. Select the 'Grid' view option in the displayed Brand page (ER-1)</text:p>
            <text:p/>
          </table:table-cell>
          <table:table-cell table:style-name="ce239" office:value-type="string" calcext:value-type="string">
            <text:p>Not Applicable</text:p>
          </table:table-cell>
          <table:table-cell table:style-name="ce239" office:value-type="string" calcext:value-type="string">
            <text:p><text:span text:style-name="T43">1. All Products in selected Brand page should be displayed in </text:span>view</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2</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Product Compare' button in the 'Brand' page</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text:span text:style-name="T43">2. Click on any Brand Name in the displayed page</text:span></text:p>
            <text:p>3. Click on 'Product Compare' link in the displayed Brand page (ER-1)</text:p>
            <text:p/>
          </table:table-cell>
          <table:table-cell table:style-name="ce239" office:value-type="string" calcext:value-type="string">
            <text:p>Not Applicable</text:p>
          </table:table-cell>
          <table:table-cell table:style-name="ce239" office:value-type="string" calcext:value-type="string">
            <text:p>1. User should be redirected to 'Product Comparision'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3</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Sorting the Products in the 'Brand' page using 'Sort By' field</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text:span text:style-name="T43">2. Click on any Brand Name in the displayed page</text:span></text:p>
            <text:p>3. Select any option from the 'Sort By' field in the displayed Brand page (ER-1)</text:p>
            <text:p/>
          </table:table-cell>
          <table:table-cell table:style-name="ce239" office:value-type="string" calcext:value-type="string">
            <text:p>Not Applicable</text:p>
          </table:table-cell>
          <table:table-cell table:style-name="ce239" office:value-type="string" calcext:value-type="string">
            <text:p>1. All Products in the 'Brand' page should be displayed according to the selected sorted option</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4</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Validate the number of Products displayed in ‘Brand’ page using the ‘Show’ field</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lick on 'Brands' Footer link  under Extras section</text:span></text:p>
            <text:p><text:span text:style-name="T43">2. Click on any Brand Name in the displayed page</text:span></text:p>
            <text:p><text:span text:style-name="T43">3. Select any option from the 'Show' field in the displayed Brand page (ER-1)</text:span></text:p>
            <text:p/>
          </table:table-cell>
          <table:table-cell table:style-name="ce142" office:value-type="string" calcext:value-type="string">
            <text:p>Not Applicable</text:p>
          </table:table-cell>
          <table:table-cell table:style-name="ce142" office:value-type="string" calcext:value-type="string">
            <text:p><text:span text:style-name="T43">1. Only the selected number of Products should be displayed per page in the ‘Brand’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5</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adding the Product to Cart from the 'Brand' page</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text:span text:style-name="T43">2. Click on any Brand Name in the displayed page</text:span></text:p>
            <text:p><text:span text:style-name="T43">3. Hoover over any product  and s</text:span>elect 'Add To Cart' option displayed Brand page (ER-1)</text:p>
            <text:p/>
          </table:table-cell>
          <table:table-cell table:style-name="ce239" office:value-type="string" calcext:value-type="string">
            <text:p>Not Applicable</text:p>
          </table:table-cell>
          <table:table-cell table:style-name="ce239" office:value-type="string" calcext:value-type="string">
            <text:p><text:span text:style-name="T43">1. Message  - 'Success: You have added Product Name to your shopping cart!' should be displayed and the Product Should be successfully added to ‘Shopping Cart’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6</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adding the Product to Wish List from the 'Brand' page</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4">1. Click on 'Brands' Footer link  under Extras section</text:span></text:p>
            <text:p><text:span text:style-name="T44">2. Click on any Brand Name in the displayed page</text:span></text:p>
            <text:p><text:span text:style-name="T44">3. Hoover over any product  and select 'Add To Wish List' option displayed Brand page (ER-1)</text:span></text:p>
            <text:p/>
          </table:table-cell>
          <table:table-cell table:style-name="ce239" office:value-type="string" calcext:value-type="string">
            <text:p>Not Applicable</text:p>
          </table:table-cell>
          <table:table-cell table:style-name="ce239" office:value-type="string" calcext:value-type="string">
            <text:p><text:span text:style-name="T43">1. Message - 'Success: You have added Product Name to your wish list!' should be displayed and the Product Should be successfully added to ‘My Wishlist’ page</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7</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adding the Product for Comparison from the 'Brand' page</text:p>
            <text:p/>
          </table:table-cell>
          <table:table-cell table:style-name="ce239" office:value-type="string" calcext:value-type="string">
            <text:p><text:span text:style-name="T43">1. Open the Application in any browser </text:span></text:p>
            <text:p/>
          </table:table-cell>
          <table:table-cell table:style-name="ce239" office:value-type="string" calcext:value-type="string">
            <text:p><text:span text:style-name="T44">1. Click on 'Brands' Footer link  under Extras section</text:span></text:p>
            <text:p><text:span text:style-name="T44">2. Click on any Brand Name in the displayed page</text:span></text:p>
            <text:p><text:span text:style-name="T44">3. Hoover over any product  and select 'Compare This Product' option displayed Brand page (ER-1)</text:span></text:p>
            <text:p/>
          </table:table-cell>
          <table:table-cell table:style-name="ce239" office:value-type="string" calcext:value-type="string">
            <text:p>Not Applicable</text:p>
          </table:table-cell>
          <table:table-cell table:style-name="ce239" office:value-type="string" calcext:value-type="string">
            <text:p>1. Message - 'Success: You have added Product Name' to your product comparison!' should be displayed and the Product Should be successfully added to ‘Product Comparison’ page</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13">
          <table:table-cell table:style-name="ce232" office:value-type="string" calcext:value-type="string">
            <text:p>TC_HMF_018</text:p>
          </table:table-cell>
          <table:table-cell table:style-name="ce232" office:value-type="string" calcext:value-type="string">
            <text:p><text:span text:style-name="T54">TS_030</text:span></text:p>
            <text:p><text:span text:style-name="T45">Header, Menu, Footer</text:span></text:p>
          </table:table-cell>
          <table:table-cell table:style-name="ce239" office:value-type="string" calcext:value-type="string">
            <text:p>Validate navigating to Product Display Page from 'Brand' page</text:p>
            <text:p/>
          </table:table-cell>
          <table:table-cell table:style-name="ce239" office:value-type="string" calcext:value-type="string">
            <text:p><text:span text:style-name="T44">1. Open the Application in any browser </text:span></text:p>
            <text:p/>
          </table:table-cell>
          <table:table-cell table:style-name="ce239" office:value-type="string" calcext:value-type="string">
            <text:p><text:span text:style-name="T43">1. Click on 'Brands' Footer link  under Extras section</text:span></text:p>
            <text:p><text:span text:style-name="T43">2. Click on any Brand Name in the displayed page</text:span></text:p>
            <text:p>3. Click on Product Image or Product Name of any Product that is displayed in the displayed Brand page (ER-1)</text:p>
            <text:p/>
          </table:table-cell>
          <table:table-cell table:style-name="ce239" office:value-type="string" calcext:value-type="string">
            <text:p>Not Applicable</text:p>
          </table:table-cell>
          <table:table-cell table:style-name="ce239" office:value-type="string" calcext:value-type="string">
            <text:p>1. User should be redirected to the 'Product Display Page' for the selected Product</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19</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text:span text:style-name="T43">Validate the Breadcrumb of all 'Footer' options</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the Breadcrumb of all 'Footer</text:span><text:span text:style-name="T24">' option pages (ER-1)</text:span></text:p>
            <text:p/>
          </table:table-cell>
          <table:table-cell table:style-name="ce230" office:value-type="string" calcext:value-type="string">
            <text:p>Not Applicable</text:p>
          </table:table-cell>
          <table:table-cell table:style-name="ce142" office:value-type="string" calcext:value-type="string">
            <text:p>1. Breadcrumbs should be displayed and working in all Footer option pages</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20</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text:span text:style-name="T43">Validate page URL, Heading and Title of all ‘Footer’ option pages</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page URL, Heading and Title of all ‘Footer’ option pages (ER-1)</text:span></text:p>
            <text:p/>
          </table:table-cell>
          <table:table-cell table:style-name="ce230" office:value-type="string" calcext:value-type="string">
            <text:p>Not Applicable</text:p>
          </table:table-cell>
          <table:table-cell table:style-name="ce142" office:value-type="string" calcext:value-type="string">
            <text:p><text:span text:style-name="T43">1. Proper page URL, Heading and Title should be displayed in all ‘Footer’ option page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21</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text:span text:style-name="T43">Validate the UI of ‘Footer’ option pages</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the UI functionality related to Footer option pages (</text:span><text:span text:style-name="T24">ER-1)</text:span></text:p>
            <text:p/>
          </table:table-cell>
          <table:table-cell table:style-name="ce230" office:value-type="string" calcext:value-type="string">
            <text:p>Not Applicable</text:p>
          </table:table-cell>
          <table:table-cell table:style-name="ce142" office:value-type="string" calcext:value-type="string">
            <text:p><text:span text:style-name="T43">1. Proper UI comply to the UI checklist should be displayed for all Footer option page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35">
          <table:table-cell table:style-name="ce232" office:value-type="string" calcext:value-type="string">
            <text:p>TC_HMF_022</text:p>
          </table:table-cell>
          <table:table-cell table:style-name="ce232" office:value-type="string" calcext:value-type="string">
            <text:p><text:span text:style-name="T54">TS_030</text:span></text:p>
            <text:p><text:span text:style-name="T45">Header, Menu, Footer</text:span></text:p>
          </table:table-cell>
          <table:table-cell table:style-name="ce142" office:value-type="string" calcext:value-type="string">
            <text:p><text:span text:style-name="T43">Validate all Footer </text:span><text:span text:style-name="T24">pages functionality in all the supported environments</text:span></text:p>
            <text:p/>
          </table:table-cell>
          <table:table-cell table:style-name="ce142" office:value-type="string" calcext:value-type="string">
            <text:p><text:span text:style-name="T43">1. Open the Application in any browser </text:span></text:p>
            <text:p/>
          </table:table-cell>
          <table:table-cell table:style-name="ce142" office:value-type="string" calcext:value-type="string">
            <text:p><text:span text:style-name="T43">1. Check all Footer pages functionality in all the supported environments </text:span><text:span text:style-name="T24">(ER-1)</text:span></text:p>
            <text:p/>
          </table:table-cell>
          <table:table-cell table:style-name="ce230" office:value-type="string" calcext:value-type="string">
            <text:p>Not Applicable</text:p>
          </table:table-cell>
          <table:table-cell table:style-name="ce142" office:value-type="string" calcext:value-type="string">
            <text:p><text:span text:style-name="T43">1. All Footer pages functionality should work correctly in all supported environments</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141"/>
        </table:table-row>
        <table:table-row table:style-name="ro2">
          <table:table-cell table:style-name="ce234" table:number-columns-repeated="2"/>
          <table:table-cell table:style-name="ce209"/>
          <table:table-cell table:style-name="ce216" table:number-columns-repeated="3"/>
          <table:table-cell table:style-name="ce209" table:number-columns-repeated="5"/>
        </table:table-row>
        <table:table-row table:style-name="ro2">
          <table:table-cell table:style-name="ce234"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234" table:number-columns-repeated="2"/>
          <table:table-cell table:style-name="ce216" table:number-columns-repeated="2"/>
          <table:table-cell table:style-name="ce209" table:number-columns-repeated="7"/>
        </table:table-row>
        <table:table-row table:style-name="ro2" table:number-rows-repeated="4">
          <table:table-cell table:style-name="ce234"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5">
          <table:table-cell table:style-name="ce116" table:number-columns-repeated="5"/>
          <table:table-cell table:style-name="ce120"/>
          <table:table-cell table:style-name="ce116" table:number-columns-repeated="5"/>
        </table:table-row>
        <table:table-row table:style-name="ro1" table:number-rows-repeated="1048526">
          <table:table-cell table:number-columns-repeated="11"/>
        </table:table-row>
        <table:table-row table:style-name="ro1">
          <table:table-cell table:number-columns-repeated="11"/>
        </table:table-row>
      </table:table>
      <table:table table:name="Currencies" table:style-name="ta1">
        <table:table-column table:style-name="co20" table:default-cell-style-name="Default"/>
        <table:table-column table:style-name="co79" table:default-cell-style-name="Default"/>
        <table:table-column table:style-name="co32" table:default-cell-style-name="Default"/>
        <table:table-column table:style-name="co40" table:default-cell-style-name="Default"/>
        <table:table-column table:style-name="co34" table:default-cell-style-name="Default"/>
        <table:table-column table:style-name="co35" table:default-cell-style-name="ce247"/>
        <table:table-column table:style-name="co36" table:default-cell-style-name="Default"/>
        <table:table-column table:style-name="co49" table:default-cell-style-name="Default"/>
        <table:table-column table:style-name="co59" table:default-cell-style-name="Default"/>
        <table:table-column table:style-name="co39" table:default-cell-style-name="Default"/>
        <table:table-column table:style-name="co20" table:default-cell-style-name="Default"/>
        <table:table-row table:style-name="ro18">
          <table:table-cell table:style-name="ce231" office:value-type="string" calcext:value-type="string">
            <text:p>Test Case ID</text:p>
          </table:table-cell>
          <table:table-cell table:style-name="ce186" office:value-type="string" calcext:value-type="string">
            <text:p>Test Scenario </text:p>
          </table:table-cell>
          <table:table-cell table:style-name="ce186" office:value-type="string" calcext:value-type="string">
            <text:p>Test Case Title</text:p>
          </table:table-cell>
          <table:table-cell table:style-name="ce186" office:value-type="string" calcext:value-type="string">
            <text:p>Pre-requisites</text:p>
          </table:table-cell>
          <table:table-cell table:style-name="ce186" office:value-type="string" calcext:value-type="string">
            <text:p>Test Steps</text:p>
          </table:table-cell>
          <table:table-cell table:style-name="ce246" office:value-type="string" calcext:value-type="string">
            <text:p>Test Data</text:p>
          </table:table-cell>
          <table:table-cell table:style-name="ce186" office:value-type="string" calcext:value-type="string">
            <text:p>Expected Result (ER)</text:p>
          </table:table-cell>
          <table:table-cell table:style-name="ce186" office:value-type="string" calcext:value-type="string">
            <text:p>Actual Result</text:p>
          </table:table-cell>
          <table:table-cell table:style-name="ce186" office:value-type="string" calcext:value-type="string">
            <text:p>Priority</text:p>
          </table:table-cell>
          <table:table-cell table:style-name="ce186" office:value-type="string" calcext:value-type="string">
            <text:p>Result</text:p>
          </table:table-cell>
          <table:table-cell table:style-name="ce186" office:value-type="string" calcext:value-type="string">
            <text:p>Comments</text:p>
          </table:table-cell>
        </table:table-row>
        <table:table-row table:style-name="ro35">
          <table:table-cell table:style-name="ce232" office:value-type="string" calcext:value-type="string">
            <text:p>TC_CS_001</text:p>
          </table:table-cell>
          <table:table-cell table:style-name="ce232" office:value-type="string" calcext:value-type="string">
            <text:p><text:span text:style-name="T54">TS_031</text:span></text:p>
            <text:p><text:span text:style-name="T45">Currencies</text:span></text:p>
          </table:table-cell>
          <table:table-cell table:style-name="ce149" office:value-type="string" calcext:value-type="string">
            <text:p><text:span text:style-name="T44">Validate Currency header option is displayed with a list of Currencies</text:span></text:p>
            <text:p/>
          </table:table-cell>
          <table:table-cell table:style-name="ce142" office:value-type="string" calcext:value-type="string">
            <text:p><text:span text:style-name="T43">1. Open the Application in any browser</text:span></text:p>
            <text:p/>
          </table:table-cell>
          <table:table-cell table:style-name="ce239" office:value-type="string" calcext:value-type="string">
            <text:p>1. Click on 'Currency' Header option (ER-1)</text:p>
            <text:p/>
          </table:table-cell>
          <table:table-cell table:style-name="ce239" office:value-type="string" calcext:value-type="string">
            <text:p>Not Applicable</text:p>
            <text:p/>
          </table:table-cell>
          <table:table-cell table:style-name="ce239" office:value-type="string" calcext:value-type="string">
            <text:p>1. 'Euro', 'Pound Streling' and 'US Dollar' currency options should be displayed</text:p>
            <text:p/>
          </table:table-cell>
          <table:table-cell table:style-name="ce148" office:value-type="string" calcext:value-type="string">
            <text:p>1. Works as mentioned in the Expected Result</text:p>
          </table:table-cell>
          <table:table-cell table:style-name="ce143" office:value-type="string" calcext:value-type="string">
            <text:p>P2</text:p>
          </table:table-cell>
          <table:table-cell table:style-name="ce152" office:value-type="string" calcext:value-type="string">
            <text:p>PASS</text:p>
          </table:table-cell>
          <table:table-cell table:style-name="ce230"/>
        </table:table-row>
        <table:table-row table:style-name="ro7">
          <table:table-cell table:style-name="ce232" office:value-type="string" calcext:value-type="string">
            <text:p>TC_CS_002</text:p>
          </table:table-cell>
          <table:table-cell table:style-name="ce232" office:value-type="string" calcext:value-type="string">
            <text:p><text:span text:style-name="T43">TS_031</text:span></text:p>
            <text:p><text:span text:style-name="T45">Currencies</text:span></text:p>
          </table:table-cell>
          <table:table-cell table:style-name="ce239" office:value-type="string" calcext:value-type="string">
            <text:p>Validate that all product displayed in the application  are in Euro</text:p>
            <text:p/>
          </table:table-cell>
          <table:table-cell table:style-name="ce239" office:value-type="string" calcext:value-type="string">
            <text:p>1. Open the Application in any browser</text:p>
            <text:p/>
          </table:table-cell>
          <table:table-cell table:style-name="ce239" office:value-type="string" calcext:value-type="string">
            <text:p>1. Click on 'Currency' Header option</text:p>
            <text:p>2. Select ‘Euro’ option (ER-1)</text:p>
            <text:p>3. Check ‘Home’ page’ and different ‘Categories’ pages (ER-2)</text:p>
            <text:p>4. Compare few products and go to ‘Product Comparison’ page (ER-3)</text:p>
            <text:p>5. ‘Add to Cart’ some product/s and proceed to payment (ER-4)</text:p>
            <text:p/>
          </table:table-cell>
          <table:table-cell table:style-name="ce239" office:value-type="string" calcext:value-type="string">
            <text:p>Not Applicable</text:p>
          </table:table-cell>
          <table:table-cell table:style-name="ce239" office:value-type="string" calcext:value-type="string">
            <text:p>1. ‘Euro’ currency option should display ‘€’ Euro sign throughout every page in the application</text:p>
            <text:p>2. All products in every page of the application should be displayed in Euro</text:p>
            <text:p>3. Products displayed in ‘Product Comparison’ page should be displayed in Euro</text:p>
            <text:p>4. Until finishing payment all products in ‘Shopping Cart’ and ‘Checkout’  should be displayed in Euro</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7">
          <table:table-cell table:style-name="ce232" office:value-type="string" calcext:value-type="string">
            <text:p>TC_CS_003</text:p>
          </table:table-cell>
          <table:table-cell table:style-name="ce232" office:value-type="string" calcext:value-type="string">
            <text:p><text:span text:style-name="T43">TS_031</text:span></text:p>
            <text:p><text:span text:style-name="T45">Currencies</text:span></text:p>
          </table:table-cell>
          <table:table-cell table:style-name="ce239" office:value-type="string" calcext:value-type="string">
            <text:p>Validate that all product displayed in the application  are in Pound Sterling</text:p>
            <text:p/>
          </table:table-cell>
          <table:table-cell table:style-name="ce239" office:value-type="string" calcext:value-type="string">
            <text:p>1. Open the Application in any browser</text:p>
            <text:p/>
          </table:table-cell>
          <table:table-cell table:style-name="ce239" office:value-type="string" calcext:value-type="string">
            <text:p>1. Click on 'Currency' Header option</text:p>
            <text:p><text:span text:style-name="T43">2. Select ‘Pound Sterling</text:span>’ option (ER-1)</text:p>
            <text:p>3. Check ‘Home’ page’ and different ‘Categories’ pages (ER-2)</text:p>
            <text:p>4. Compare few products and go to ‘Product Comparison’ page (ER-3)</text:p>
            <text:p>5. ‘Add to Cart’ some product/s and proceed to payment (ER-4)</text:p>
            <text:p/>
          </table:table-cell>
          <table:table-cell table:style-name="ce239" office:value-type="string" calcext:value-type="string">
            <text:p>Not Applicable</text:p>
            <text:p/>
          </table:table-cell>
          <table:table-cell table:style-name="ce239" office:value-type="string" calcext:value-type="string">
            <text:p><text:span text:style-name="T43">1. ‘Euro’ currency option should display ‘£’ Pound Sterling</text:span> sign throughout every page in the application</text:p>
            <text:p><text:span text:style-name="T43">2. All products in every page of the application should be displayed in Pound Sterling</text:span></text:p>
            <text:p><text:span text:style-name="T43">3. Products displayed in ‘Product Comparison’ page should be displayed in Pound Sterling</text:span></text:p>
            <text:p><text:span text:style-name="T43">4. Until finishing payment all products in ‘Shopping Cart’ and ‘Checkout’  should be displayed in Pound Sterling</text:span></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7">
          <table:table-cell table:style-name="ce232" office:value-type="string" calcext:value-type="string">
            <text:p>TC_CS_004</text:p>
          </table:table-cell>
          <table:table-cell table:style-name="ce232" office:value-type="string" calcext:value-type="string">
            <text:p><text:span text:style-name="T43">TS_031</text:span></text:p>
            <text:p><text:span text:style-name="T45">Currencies</text:span></text:p>
          </table:table-cell>
          <table:table-cell table:style-name="ce239" office:value-type="string" calcext:value-type="string">
            <text:p>Validate that all product displayed in the application  are in US Dollar</text:p>
            <text:p/>
          </table:table-cell>
          <table:table-cell table:style-name="ce239" office:value-type="string" calcext:value-type="string">
            <text:p>1. Open the Application in any browser</text:p>
            <text:p/>
          </table:table-cell>
          <table:table-cell table:style-name="ce239" office:value-type="string" calcext:value-type="string">
            <text:p>1. Click on 'Currency' Header option</text:p>
            <text:p>2. Select ‘Euro’ option (ER-1)</text:p>
            <text:p>3. Check ‘Home’ page’ and different ‘Categories’ pages (ER-2)</text:p>
            <text:p>4. Compare few products and go to ‘Product Comparison’ page (ER-3)</text:p>
            <text:p>5. ‘Add to Cart’ some product/s and proceed to payment (ER-4)</text:p>
            <text:p/>
          </table:table-cell>
          <table:table-cell table:style-name="ce239" office:value-type="string" calcext:value-type="string">
            <text:p>Not Applicable</text:p>
            <text:p/>
          </table:table-cell>
          <table:table-cell table:style-name="ce239" office:value-type="string" calcext:value-type="string">
            <text:p>1. ‘Euro’ currency option should display ‘€’ Euro sign throughout every page in the application</text:p>
            <text:p>2. All products in every page of the application should be displayed in Euro</text:p>
            <text:p>3. Products displayed in ‘Product Comparison’ page should be displayed in Euro</text:p>
            <text:p>4. Until finishing payment all products in ‘Shopping Cart’ and ‘Checkout’  should be displayed in Euro</text:p>
            <text:p/>
          </table:table-cell>
          <table:table-cell table:style-name="ce148" office:value-type="string" calcext:value-type="string">
            <text:p>1. Works as mentioned in the Expected Result</text:p>
          </table:table-cell>
          <table:table-cell table:style-name="ce143" office:value-type="string" calcext:value-type="string">
            <text:p>P3</text:p>
          </table:table-cell>
          <table:table-cell table:style-name="ce152" office:value-type="string" calcext:value-type="string">
            <text:p>PASS</text:p>
          </table:table-cell>
          <table:table-cell table:style-name="ce230"/>
        </table:table-row>
        <table:table-row table:style-name="ro2">
          <table:table-cell table:style-name="ce234" table:number-columns-repeated="2"/>
          <table:table-cell table:style-name="ce258" table:number-columns-repeated="5"/>
          <table:table-cell table:style-name="ce235" table:number-columns-repeated="4"/>
        </table:table-row>
        <table:table-row table:style-name="ro2" table:number-rows-repeated="2">
          <table:table-cell table:style-name="ce234" table:number-columns-repeated="2"/>
          <table:table-cell table:style-name="ce259"/>
          <table:table-cell table:style-name="ce258" table:number-columns-repeated="4"/>
          <table:table-cell table:style-name="ce235" table:number-columns-repeated="4"/>
        </table:table-row>
        <table:table-row table:style-name="ro2" table:number-rows-repeated="2">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number-rows-repeated="4">
          <table:table-cell table:style-name="ce234" table:number-columns-repeated="2"/>
          <table:table-cell table:style-name="ce258" table:number-columns-repeated="5"/>
          <table:table-cell table:style-name="ce235" table:number-columns-repeated="4"/>
        </table:table-row>
        <table:table-row table:style-name="ro2">
          <table:table-cell table:style-name="ce234" table:number-columns-repeated="2"/>
          <table:table-cell table:style-name="ce215" table:number-columns-repeated="5"/>
          <table:table-cell table:style-name="ce235" table:number-columns-repeated="4"/>
        </table:table-row>
        <table:table-row table:style-name="ro2" table:number-rows-repeated="4">
          <table:table-cell table:style-name="ce234" table:number-columns-repeated="2"/>
          <table:table-cell table:style-name="ce258" table:number-columns-repeated="5"/>
          <table:table-cell table:style-name="ce235" table:number-columns-repeated="4"/>
        </table:table-row>
        <table:table-row table:style-name="ro2" table:number-rows-repeated="3">
          <table:table-cell table:style-name="ce234" table:number-columns-repeated="2"/>
          <table:table-cell table:style-name="ce215" table:number-columns-repeated="3"/>
          <table:table-cell table:style-name="ce235"/>
          <table:table-cell table:style-name="ce215"/>
          <table:table-cell table:style-name="ce235" table:number-columns-repeated="4"/>
        </table:table-row>
        <table:table-row table:style-name="ro2">
          <table:table-cell table:style-name="ce234" table:number-columns-repeated="2"/>
          <table:table-cell table:style-name="ce215" table:number-columns-repeated="3"/>
          <table:table-cell table:style-name="ce235"/>
          <table:table-cell table:style-name="ce215"/>
          <table:table-cell table:style-name="ce209" table:number-columns-repeated="4"/>
        </table:table-row>
        <table:table-row table:style-name="ro2">
          <table:table-cell table:style-name="ce234" table:number-columns-repeated="2"/>
          <table:table-cell table:style-name="ce209"/>
          <table:table-cell table:style-name="ce216" table:number-columns-repeated="3"/>
          <table:table-cell table:style-name="ce209" table:number-columns-repeated="5"/>
        </table:table-row>
        <table:table-row table:style-name="ro2">
          <table:table-cell table:style-name="ce234" table:number-columns-repeated="2"/>
          <table:table-cell table:style-name="ce216" table:number-columns-repeated="2"/>
          <table:table-cell table:style-name="ce209" table:number-columns-repeated="2"/>
          <table:table-cell table:style-name="ce216"/>
          <table:table-cell table:style-name="ce209" table:number-columns-repeated="4"/>
        </table:table-row>
        <table:table-row table:style-name="ro2">
          <table:table-cell table:style-name="ce234" table:number-columns-repeated="2"/>
          <table:table-cell table:style-name="ce216" table:number-columns-repeated="2"/>
          <table:table-cell table:style-name="ce209" table:number-columns-repeated="7"/>
        </table:table-row>
        <table:table-row table:style-name="ro2" table:number-rows-repeated="4">
          <table:table-cell table:style-name="ce234" table:number-columns-repeated="2"/>
          <table:table-cell table:style-name="ce209" table:number-columns-repeated="9"/>
        </table:table-row>
        <table:table-row table:style-name="ro2" table:number-rows-repeated="4">
          <table:table-cell table:style-name="ce192"/>
          <table:table-cell table:style-name="ce198"/>
          <table:table-cell table:style-name="ce209" table:number-columns-repeated="9"/>
        </table:table-row>
        <table:table-row table:style-name="ro2" table:number-rows-repeated="15">
          <table:table-cell table:style-name="ce116" table:number-columns-repeated="5"/>
          <table:table-cell table:style-name="ce120"/>
          <table:table-cell table:style-name="ce116" table:number-columns-repeated="5"/>
        </table:table-row>
        <table:table-row table:style-name="ro1" table:number-rows-repeated="104852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Verdana" svg:font-family="Verdana" style:font-family-generic="swiss"/>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782" style:display-name="ConditionalStyle_1782" style:family="table-cell" style:parent-style-name="Default">
      <style:table-cell-properties fo:background-color="#00b0f0"/>
    </style:style>
    <style:style style:name="ConditionalStyle_5f_1781" style:display-name="ConditionalStyle_1781" style:family="table-cell" style:parent-style-name="Default">
      <style:table-cell-properties fo:background-color="#000000"/>
    </style:style>
    <style:style style:name="ConditionalStyle_5f_1780" style:display-name="ConditionalStyle_1780" style:family="table-cell" style:parent-style-name="Default">
      <style:table-cell-properties fo:background-color="#ff0000"/>
    </style:style>
    <style:style style:name="ConditionalStyle_5f_1779" style:display-name="ConditionalStyle_1779" style:family="table-cell" style:parent-style-name="Default">
      <style:table-cell-properties fo:background-color="#70ad47"/>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5">00/00/0000</text:date>, <text:time style:data-style-name="N2" text:time-value="19:59:01.0125948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7:12:20.085606406</meta:creation-date>
    <dc:date>2024-01-15T19:29:17.655308447</dc:date>
    <meta:editing-duration>P9DT23H13M9S</meta:editing-duration>
    <meta:editing-cycles>475</meta:editing-cycles>
    <meta:generator>LibreOffice/7.5.9.2$Linux_X86_64 LibreOffice_project/50$Build-2</meta:generator>
    <meta:document-statistic meta:table-count="33" meta:cell-count="4877" meta:object-count="0"/>
  </office:meta>
</office:document-meta>
</file>